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 style:list-style-name="L3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Liberation Mono" fo:font-size="8pt" style:font-size-asian="8pt" style:font-size-complex="8pt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Mono" style:font-name-asian="Liberation Mono" style:font-name-complex="Liberation Mono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d7028c" fo:font-weight="bold" style:font-weight-asian="bold" style:font-weight-complex="bold"/>
    </style:style>
    <style:style style:name="T9" style:family="text">
      <style:text-properties fo:color="#0000a0" fo:font-weight="bold" style:font-weight-asian="bold" style:font-weight-complex="bold"/>
    </style:style>
    <style:style style:name="T10" style:family="text">
      <style:text-properties fo:color="#ff8080" fo:font-weight="bold" style:font-weight-asian="bold" style:font-weight-complex="bold"/>
    </style:style>
    <style:style style:name="T11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8080ff" fo:font-weight="bold" style:font-weight-asian="bold" style:font-weight-complex="bold"/>
    </style:style>
    <style:style style:name="T13" style:family="text">
      <style:text-properties fo:color="#808080" fo:font-style="italic" style:font-style-asian="italic" style:font-style-complex="italic"/>
    </style:style>
    <style:style style:name="T14" style:family="text">
      <style:text-properties fo:color="#0000ff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804000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1.</text:h>
      <text:h text:style-name="Heading_20_1" text:outline-level="1">Фрагменты исходного текста программы</text:h>
      <text:h text:style-name="Heading_20_2" text:outline-level="2">Проект EDGWT</text:h>
      <text:list xml:id="list1727564653" text:style-name="L2">
        <text:list-item>
          <text:p text:style-name="P1">Класс ru.spb.nicetu.gwteditor.client.binding.binders.WidgetBinder</text:p>
        </text:list-item>
      </text:list>
      <text:p text:style-name="P3"><text:span text:style-name="T4"/></text:p>
      <text:p text:style-name="P3"><text:span text:style-name="T4">package ru.spb.nicetu.gwteditor.client.binding.binders;</text:span></text:p>
      <text:p text:style-name="P3"><text:span text:style-name="T4"/></text:p>
      <text:p text:style-name="P3"><text:span text:style-name="T4">import java.util.ArrayList;</text:span></text:p>
      <text:p text:style-name="P3"><text:span text:style-name="T4">import java.util.Iterator;</text:span></text:p>
      <text:p text:style-name="P3"><text:span text:style-name="T4">import java.util.List;</text:span></text:p>
      <text:p text:style-name="P3"><text:span text:style-name="T4"/></text:p>
      <text:p text:style-name="P3"><text:span text:style-name="T4">import ru.spb.nicetu.gwteditor.client.EDClientConstants;</text:span></text:p>
      <text:p text:style-name="P3"><text:span text:style-name="T4">import ru.spb.nicetu.gwteditor.client.EDService;</text:span></text:p>
      <text:p text:style-name="P3"><text:span text:style-name="T4">import ru.spb.nicetu.gwteditor.client.EDServiceAsync;</text:span></text:p>
      <text:p text:style-name="P3"><text:span text:style-name="T4">import ru.spb.nicetu.gwteditor.client.EDTypes.EDForm;</text:span></text:p>
      <text:p text:style-name="P3"><text:span text:style-name="T4">import ru.spb.nicetu.gwteditor.client.EDTypes.EDList;</text:span></text:p>
      <text:p text:style-name="P3"><text:span text:style-name="T4">import ru.spb.nicetu.gwteditor.client.EDTypes.EDListView;</text:span></text:p>
      <text:p text:style-name="P3"><text:span text:style-name="T4">import ru.spb.nicetu.gwteditor.client.EDTypes.assertions.Assert;</text:span></text:p>
      <text:p text:style-name="P3"><text:span text:style-name="T4">import ru.spb.nicetu.gwteditor.client.binding.listeners.DataLoadListener;</text:span></text:p>
      <text:p text:style-name="P3"><text:span text:style-name="T4">import ru.spb.nicetu.gwteditor.client.binding.listeners.DataLoadListenerCollection;</text:span></text:p>
      <text:p text:style-name="P3"><text:span text:style-name="T4">import ru.spb.nicetu.gwteditor.client.binding.listeners.SourcesDataLoadEvents;</text:span></text:p>
      <text:p text:style-name="P3"><text:span text:style-name="T4">import ru.spb.nicetu.gwteditor.client.binding.validation.ListValidationHandler;</text:span></text:p>
      <text:p text:style-name="P3"><text:span text:style-name="T4">import ru.spb.nicetu.gwteditor.client.binding.validation.MassValuesValidationHandler;</text:span></text:p>
      <text:p text:style-name="P3"><text:span text:style-name="T4">import ru.spb.nicetu.gwteditor.client.binding.validation.ValidationHandler;</text:span></text:p>
      <text:p text:style-name="P3"><text:span text:style-name="T4">import ru.spb.nicetu.gwteditor.client.binding.wrappers.BinderWrapper;</text:span></text:p>
      <text:p text:style-name="P3"><text:span text:style-name="T4">import ru.spb.nicetu.gwteditor.client.binding.wrappers.FieldWrapper;</text:span></text:p>
      <text:p text:style-name="P3"><text:span text:style-name="T4">import ru.spb.nicetu.gwteditor.client.logger.EDLoggerClient;</text:span></text:p>
      <text:p text:style-name="P3"><text:span text:style-name="T4">import ru.spb.nicetu.gwteditor.client.logger.WarnableCallBackAdapter;</text:span></text:p>
      <text:p text:style-name="P3"><text:span text:style-name="T4">import ru.spb.nicetu.gwteditor.client.logic.Logic;</text:span></text:p>
      <text:p text:style-name="P3"><text:span text:style-name="T4">import ru.spb.nicetu.gwteditor.client.ui.WaitingDialog;</text:span></text:p>
      <text:p text:style-name="P3"><text:span text:style-name="T4">import ru.spb.nicetu.gwteditor.client.ui.widgets.GraphHeader;</text:span></text:p>
      <text:p text:style-name="P3"><text:span text:style-name="T4">import ru.spb.nicetu.gwteditor.client.ui.widgets.MyListBox;</text:span></text:p>
      <text:p text:style-name="P3"><text:span text:style-name="T4">import ru.spb.nicetu.gwteditor.client.ui.widgets.MyTableList;</text:span></text:p>
      <text:p text:style-name="P3"><text:span text:style-name="T4">import ru.spb.nicetu.gwteditor.client.ui.widgets.MyTextArea;</text:span></text:p>
      <text:p text:style-name="P3"><text:span text:style-name="T4">import ru.spb.nicetu.gwteditor.client.ui.widgets.interfaces.EDBundle;</text:span></text:p>
      <text:p text:style-name="P3"><text:span text:style-name="T4">import ru.spb.nicetu.gwteditor.client.ui.widgets.interfaces.HasValue;</text:span></text:p>
      <text:p text:style-name="P3"><text:span text:style-name="T4"/></text:p>
      <text:p text:style-name="P3"><text:span text:style-name="T4">import com.google.gwt.user.client.rpc.AsyncCallback;</text:span></text:p>
      <text:p text:style-name="P3"><text:span text:style-name="T4">import com.google.gwt.user.client.ui.FlexTable;</text:span></text:p>
      <text:p text:style-name="P3"><text:span text:style-name="T4">import com.google.gwt.user.client.ui.HasWidgets;</text:span></text:p>
      <text:p text:style-name="P3"><text:span text:style-name="T4">import com.google.gwt.user.client.ui.Widget;</text:span></text:p>
      <text:p text:style-name="P3"><text:span text:style-name="T4"/></text:p>
      <text:p text:style-name="P3"><text:span text:style-name="T4">/**</text:span></text:p>
      <text:p text:style-name="P3"><text:span text:style-name="T4"><text:s/>* привязывает поля страницы к полям базы. связи хранит внутри себя, поэтому д.б. атрибутом каждой страницы.</text:span></text:p>
      <text:p text:style-name="P3"><text:span text:style-name="T4"><text:s/>* </text:span></text:p>
      <text:p text:style-name="P3"><text:span text:style-name="T4"><text:s/>* @author eav</text:span></text:p>
      <text:p text:style-name="P3"><text:span text:style-name="T4"><text:s/>*/</text:span></text:p>
      <text:p text:style-name="P3"><text:span text:style-name="T4">public abstract class WidgetBinder</text:span></text:p>
      <text:p text:style-name="P3"><text:span text:style-name="T4"><text:s text:c="4"/>implements</text:span></text:p>
      <text:p text:style-name="P3"><text:span text:style-name="T4"><text:s text:c="8"/>SourcesDataLoadEvents,</text:span></text:p>
      <text:p text:style-name="P3"><text:span text:style-name="T4"><text:s text:c="8"/>EDClientConstants</text:span></text:p>
      <text:p text:style-name="P3"><text:span text:style-name="T4">{</text:span></text:p>
      <text:p text:style-name="P3"><text:span text:style-name="T4"><text:s text:c="4"/>/**</text:span></text:p>
      <text:p text:style-name="P3"><text:span text:style-name="T4"><text:s text:c="5"/>* получает значения полей и расставляет их по виджетам</text:span></text:p>
      <text:p text:style-name="P3"><text:span text:style-name="T4"><text:s text:c="5"/>* </text:span></text:p>
      <text:p text:style-name="P3"><text:span text:style-name="T4"><text:s text:c="5"/>* @author eav</text:span></text:p>
      <text:p text:style-name="P3"><text:span text:style-name="T4"><text:s text:c="5"/>*/</text:span></text:p>
      <text:p text:style-name="P3"><text:span text:style-name="T4"><text:s text:c="4"/>private class ValueArrangingCallback</text:span></text:p>
      <text:p text:style-name="P3"><text:span text:style-name="T4"><text:s text:c="8"/>extends WarnableCallBackAdapter&lt;MassValuesValidationHandler&gt;</text:span></text:p>
      <text:p text:style-name="P3"><text:span text:style-name="T4"><text:s text:c="4"/>{</text:span></text:p>
      <text:p text:style-name="P3"><text:span text:style-name="T4"><text:s text:c="8"/>private int goodNumber = -1;</text:span></text:p>
      <text:p text:style-name="P3"><text:span text:style-name="T4"/></text:p>
      <text:p text:style-name="P3"><text:span text:style-name="T4"><text:s text:c="8"/>public ValueArrangingCallback()</text:span></text:p>
      <text:p text:style-name="P3"><text:span text:style-name="T4"><text:s text:c="8"/>{</text:span></text:p>
      <text:p text:style-name="P3"><text:span text:style-name="T4"><text:s text:c="8"/>}</text:span></text:p>
      <text:p text:style-name="P3"><text:span text:style-name="T4"/></text:p>
      <text:p text:style-name="P3"><text:span text:style-name="T4"><text:s text:c="8"/>public ValueArrangingCallback(</text:span></text:p>
      <text:p text:style-name="P3"><text:span text:style-name="T4"><text:s text:c="12"/>int goodNumber )</text:span></text:p>
      <text:p text:style-name="P3"><text:span text:style-name="T4"><text:s text:c="8"/>{</text:span></text:p>
      <text:p text:style-name="P3"><text:soft-page-break/><text:span text:style-name="T4"><text:s text:c="12"/>this.goodNumber = goodNumber;</text:span></text:p>
      <text:p text:style-name="P3"><text:span text:style-name="T4"><text:s text:c="8"/>}</text:span></text:p>
      <text:p text:style-name="P3"><text:span text:style-name="T4"/></text:p>
      <text:p text:style-name="P3"><text:span text:style-name="T4"><text:s text:c="8"/>public void onSuccess(</text:span></text:p>
      <text:p text:style-name="P3"><text:span text:style-name="T4"><text:s text:c="12"/>MassValuesValidationHandler result )</text:span></text:p>
      <text:p text:style-name="P3"><text:span text:style-name="T4"><text:s text:c="8"/>{</text:span></text:p>
      <text:p text:style-name="P3"><text:span text:style-name="T4"><text:s text:c="12"/>EDLoggerClient.info( "client&lt;&lt; content received from server" );</text:span></text:p>
      <text:p text:style-name="P3"><text:span text:style-name="T4"/></text:p>
      <text:p text:style-name="P3"><text:span text:style-name="T4"><text:s text:c="12"/>Assert.assertTrue( "client and server side fields do not match", valuedBundles.size() == result.getValues()</text:span></text:p>
      <text:p text:style-name="P3"><text:span text:style-name="T4"><text:s text:c="16"/>.size() );</text:span></text:p>
      <text:p text:style-name="P3"><text:span text:style-name="T4"/></text:p>
      <text:p text:style-name="P3"><text:span text:style-name="T4"><text:s text:c="12"/>// заполняем виджеты значениями</text:span></text:p>
      <text:p text:style-name="P3"><text:span text:style-name="T4"><text:s text:c="12"/>for ( int i = 0; i &lt; result.getValues().size(); i++ )</text:span></text:p>
      <text:p text:style-name="P3"><text:span text:style-name="T4"><text:s text:c="12"/>{</text:span></text:p>
      <text:p text:style-name="P3"><text:span text:style-name="T4"><text:s text:c="16"/>valuedBundles.get( i ).setValue( result.getValues().get( i ) );</text:span></text:p>
      <text:p text:style-name="P3"><text:span text:style-name="T4"><text:s text:c="12"/>}</text:span></text:p>
      <text:p text:style-name="P3"><text:span text:style-name="T4"/></text:p>
      <text:p text:style-name="P3"><text:span text:style-name="T4"><text:s text:c="12"/>// отображаем значения ключевых полей</text:span></text:p>
      <text:p text:style-name="P3"><text:span text:style-name="T4"><text:s text:c="12"/>for ( int i = 0; i &lt; tableLists.size(); i++ )</text:span></text:p>
      <text:p text:style-name="P3"><text:span text:style-name="T4"><text:s text:c="12"/>{</text:span></text:p>
      <text:p text:style-name="P3"><text:span text:style-name="T4"><text:s text:c="16"/>updateKeyFieldValues( tableLists.get( i ) );</text:span></text:p>
      <text:p text:style-name="P3"><text:span text:style-name="T4"><text:s text:c="12"/>}</text:span></text:p>
      <text:p text:style-name="P3"><text:span text:style-name="T4"/></text:p>
      <text:p text:style-name="P3"><text:span text:style-name="T4"><text:s text:c="12"/>// обрабатываем валидацию</text:span></text:p>
      <text:p text:style-name="P3"><text:span text:style-name="T4"><text:s text:c="12"/>if ( isBelongsToGoodsList() )</text:span></text:p>
      <text:p text:style-name="P3"><text:span text:style-name="T4"><text:s text:c="12"/>{</text:span></text:p>
      <text:p text:style-name="P3"><text:span text:style-name="T4"><text:s text:c="16"/>result.clearValidationState( valuedBundles );</text:span></text:p>
      <text:p text:style-name="P3"><text:span text:style-name="T4"><text:s text:c="12"/>}</text:span></text:p>
      <text:p text:style-name="P3"><text:span text:style-name="T4"><text:s text:c="12"/>result.handle( valuedBundles );</text:span></text:p>
      <text:p text:style-name="P3"><text:span text:style-name="T4"/></text:p>
      <text:p text:style-name="P3"><text:span text:style-name="T4"><text:s text:c="12"/>// если мы в списке товаров - надо оповестить заголовки граф о загрузке нового товара</text:span></text:p>
      <text:p text:style-name="P3"><text:span text:style-name="T4"><text:s text:c="12"/>if ( goodNumber != -1 )</text:span></text:p>
      <text:p text:style-name="P3"><text:span text:style-name="T4"><text:s text:c="12"/>{</text:span></text:p>
      <text:p text:style-name="P3"><text:span text:style-name="T4"><text:s text:c="16"/>Iterator&lt;GraphHeader&gt; iterator = graphHeaders.iterator();</text:span></text:p>
      <text:p text:style-name="P3"><text:span text:style-name="T4"><text:s text:c="16"/>while ( iterator.hasNext() )</text:span></text:p>
      <text:p text:style-name="P3"><text:span text:style-name="T4"><text:s text:c="16"/>{</text:span></text:p>
      <text:p text:style-name="P3"><text:span text:style-name="T4"><text:s text:c="20"/>iterator.next().notifyGoodChange( goodNumber );</text:span></text:p>
      <text:p text:style-name="P3"><text:span text:style-name="T4"><text:s text:c="16"/>}</text:span></text:p>
      <text:p text:style-name="P3"><text:span text:style-name="T4"><text:s text:c="12"/>}</text:span></text:p>
      <text:p text:style-name="P3"><text:span text:style-name="T4"/></text:p>
      <text:p text:style-name="P3"><text:span text:style-name="T4"><text:s text:c="12"/>// оповещаем о том, что данные загружены</text:span></text:p>
      <text:p text:style-name="P3"><text:span text:style-name="T4"><text:s text:c="12"/>dataLoadListenerCollection.fireLoad( WidgetBinder.this );</text:span></text:p>
      <text:p text:style-name="P3"><text:span text:style-name="T4"><text:s text:c="8"/>}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сновная информация для сервера</text:span></text:p>
      <text:p text:style-name="P3"><text:span text:style-name="T4"><text:s text:c="5"/>*/</text:span></text:p>
      <text:p text:style-name="P3"><text:span text:style-name="T4"><text:s text:c="4"/>private BinderWrapper <text:s text:c="5"/>binderWrapper;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бработчики загрузки данных</text:span></text:p>
      <text:p text:style-name="P3"><text:span text:style-name="T4"><text:s text:c="5"/>*/</text:span></text:p>
      <text:p text:style-name="P3"><text:span text:style-name="T4"><text:s text:c="4"/>DataLoadListenerCollection dataLoadListenerCollection = new DataLoadListenerCollection();</text:span></text:p>
      <text:p text:style-name="P3"><text:span text:style-name="T4"/></text:p>
      <text:p text:style-name="P3"><text:span text:style-name="T4"><text:s text:c="4"/>EDList <text:s text:c="20"/>edList <text:s text:c="20"/>= null;</text:span></text:p>
      <text:p text:style-name="P3"><text:span text:style-name="T4"/></text:p>
      <text:p text:style-name="P3"><text:span text:style-name="T4"><text:s text:c="4"/>private EDForm <text:s text:c="12"/>form;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таблицы-списки</text:span></text:p>
      <text:p text:style-name="P3"><text:span text:style-name="T4"><text:s text:c="5"/>*/</text:span></text:p>
      <text:p text:style-name="P3"><text:span text:style-name="T4"><text:s text:c="4"/>ArrayList&lt;MyTableList&gt; <text:s text:c="4"/>tableLists <text:s text:c="16"/>= new ArrayList&lt;MyTableList&gt;();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болочки виджетов для отображения значений</text:span></text:p>
      <text:p text:style-name="P3"><text:span text:style-name="T4"><text:s text:c="5"/>*/</text:span></text:p>
      <text:p text:style-name="P3"><text:span text:style-name="T4"><text:s text:c="4"/>ArrayList&lt;HasValue&gt; <text:s text:c="7"/>valuedBundles <text:s text:c="13"/>= new ArrayList&lt;HasValue&gt;();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служба получения данных с сервера emf</text:span></text:p>
      <text:p text:style-name="P3"><text:span text:style-name="T4"><text:s text:c="5"/>*/</text:span></text:p>
      <text:p text:style-name="P3"><text:span text:style-name="T4"><text:s text:c="4"/>protected EDServiceAsync <text:s text:c="2"/>_edInstance <text:s text:c="15"/>= EDService.App.getInstance();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заголовки граф</text:span></text:p>
      <text:p text:style-name="P3"><text:span text:style-name="T4"><text:s text:c="5"/>*/</text:span></text:p>
      <text:p text:style-name="P3"><text:span text:style-name="T4"><text:s text:c="4"/>ArrayList&lt;GraphHeader&gt; <text:s text:c="4"/>graphHeaders <text:s text:c="14"/>= new ArrayList&lt;GraphHeader&gt;();</text:span></text:p>
      <text:p text:style-name="P3"><text:span text:style-name="T4"/></text:p>
      <text:p text:style-name="P3"><text:soft-page-break/><text:span text:style-name="T4"><text:s text:c="4"/>public WidgetBinder(</text:span></text:p>
      <text:p text:style-name="P3"><text:span text:style-name="T4"><text:s text:c="8"/>String pageName )</text:span></text:p>
      <text:p text:style-name="P3"><text:span text:style-name="T4"><text:s text:c="4"/>{</text:span></text:p>
      <text:p text:style-name="P3"><text:span text:style-name="T4"><text:s text:c="8"/>binderWrapper = new BinderWrapper( pageName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WidgetBinder(</text:span></text:p>
      <text:p text:style-name="P3"><text:span text:style-name="T4"><text:s text:c="8"/>String pageName,</text:span></text:p>
      <text:p text:style-name="P3"><text:span text:style-name="T4"><text:s text:c="8"/>boolean belongsToGoodsList )</text:span></text:p>
      <text:p text:style-name="P3"><text:span text:style-name="T4"><text:s text:c="4"/>{</text:span></text:p>
      <text:p text:style-name="P3"><text:span text:style-name="T4"><text:s text:c="8"/>binderWrapper = new BinderWrapper( pageName, belongsToGoodsList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addDataLoadListener(</text:span></text:p>
      <text:p text:style-name="P3"><text:span text:style-name="T4"><text:s text:c="8"/>DataLoadListener dataLoadListener )</text:span></text:p>
      <text:p text:style-name="P3"><text:span text:style-name="T4"><text:s text:c="4"/>{</text:span></text:p>
      <text:p text:style-name="P3"><text:span text:style-name="T4"><text:s text:c="8"/>dataLoadListenerCollection.add( dataLoadListener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addEntryToInventory(</text:span></text:p>
      <text:p text:style-name="P3"><text:span text:style-name="T4"><text:s text:c="8"/>final EDList edList,</text:span></text:p>
      <text:p text:style-name="P3"><text:span text:style-name="T4"><text:s text:c="8"/>final String shortName,</text:span></text:p>
      <text:p text:style-name="P3"><text:span text:style-name="T4"><text:s text:c="8"/>final String id,</text:span></text:p>
      <text:p text:style-name="P3"><text:span text:style-name="T4"><text:s text:c="8"/>final MyCallback cb )</text:span></text:p>
      <text:p text:style-name="P3"><text:span text:style-name="T4"><text:s text:c="4"/>{</text:span></text:p>
      <text:p text:style-name="P3"><text:span text:style-name="T4"><text:s text:c="8"/>_edInstance.addListEntry( new WarnableCallBackAdapter&lt;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ValidationHandler handler )</text:span></text:p>
      <text:p text:style-name="P3"><text:span text:style-name="T4"><text:s text:c="12"/>{</text:span></text:p>
      <text:p text:style-name="P3"><text:span text:style-name="T4"><text:s text:c="16"/>// добавляем строку в таблицу</text:span></text:p>
      <text:p text:style-name="P3"><text:span text:style-name="T4"><text:s text:c="16"/>final int row = edList.addBlankRow();</text:span></text:p>
      <text:p text:style-name="P3"><text:span text:style-name="T4"/></text:p>
      <text:p text:style-name="P3"><text:span text:style-name="T4"><text:s text:c="16"/>final MyTextArea bundleName = new MyTextArea( "", getForm().getBinder(), "f2" );</text:span></text:p>
      <text:p text:style-name="P3"><text:span text:style-name="T4"><text:s text:c="16"/>bundleName.setValue( shortName );</text:span></text:p>
      <text:p text:style-name="P3"><text:span text:style-name="T4"><text:s text:c="16"/>bundleName.getFieldWrapper().setRowNumber( row - 1 );</text:span></text:p>
      <text:p text:style-name="P3"><text:span text:style-name="T4"><text:s text:c="16"/>echoValue( bundleName );</text:span></text:p>
      <text:p text:style-name="P3"><text:span text:style-name="T4"/></text:p>
      <text:p text:style-name="P3"><text:span text:style-name="T4"><text:s text:c="16"/>final MyTextArea bundle = new MyTextArea( "", getForm().getBinder(), "f15" );</text:span></text:p>
      <text:p text:style-name="P3"><text:span text:style-name="T4"><text:s text:c="16"/>bundle.setValue( id );</text:span></text:p>
      <text:p text:style-name="P3"><text:span text:style-name="T4"/></text:p>
      <text:p text:style-name="P3"><text:span text:style-name="T4"><text:s text:c="16"/>countRow( bundle );</text:span></text:p>
      <text:p text:style-name="P3"><text:span text:style-name="T4"><text:s text:c="16"/>bundle.getFieldWrapper().setRowNumber( row - 1 );</text:span></text:p>
      <text:p text:style-name="P3"><text:span text:style-name="T4"/></text:p>
      <text:p text:style-name="P3"><text:span text:style-name="T4"><text:s text:c="16"/>_edInstance.setFieldValue( bundle.getFieldWrapper(), new WarnableCallBackAdapter&lt;ValidationHandler&gt;()</text:span></text:p>
      <text:p text:style-name="P3"><text:span text:style-name="T4"><text:s text:c="16"/>{</text:span></text:p>
      <text:p text:style-name="P3"><text:span text:style-name="T4"><text:s text:c="20"/>public void onSuccess(</text:span></text:p>
      <text:p text:style-name="P3"><text:span text:style-name="T4"><text:s text:c="24"/>ValidationHandler result )</text:span></text:p>
      <text:p text:style-name="P3"><text:span text:style-name="T4"><text:s text:c="20"/>{</text:span></text:p>
      <text:p text:style-name="P3"><text:span text:style-name="T4"><text:s text:c="24"/>cb.myFunction( new Integer( row ) );</text:span></text:p>
      <text:p text:style-name="P3"><text:span text:style-name="T4"><text:s text:c="24"/>result.handle(</text:span></text:p>
      <text:p text:style-name="P3"><text:span text:style-name="T4"><text:s text:c="24"/>// если мы в списке - для валидации нас интересует только текущая строка</text:span></text:p>
      <text:p text:style-name="P3"><text:span text:style-name="T4"><text:s text:c="28"/>getBundleRow( bundle.getRowNumber() + 1 ) );</text:span></text:p>
      <text:p text:style-name="P3"><text:span text:style-name="T4"><text:s text:c="24"/>EDLoggerClient.info( "content received by server" );</text:span></text:p>
      <text:p text:style-name="P3"><text:span text:style-name="T4"><text:s text:c="20"/>}</text:span></text:p>
      <text:p text:style-name="P3"><text:span text:style-name="T4"><text:s text:c="16"/>} );</text:span></text:p>
      <text:p text:style-name="P3"><text:span text:style-name="T4"/></text:p>
      <text:p text:style-name="P3"><text:span text:style-name="T4"><text:s text:c="16"/>handler.handle( edList.getBinder().getBundleRow( row ) );</text:span></text:p>
      <text:p text:style-name="P3"><text:span text:style-name="T4"/></text:p>
      <text:p text:style-name="P3"><text:span text:style-name="T4"><text:s text:c="16"/>EDLoggerClient.info( "new entry added"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добавляет в таблицу-список новую запись</text:span></text:p>
      <text:p text:style-name="P3"><text:span text:style-name="T4"><text:s text:c="5"/>* </text:span></text:p>
      <text:p text:style-name="P3"><text:span text:style-name="T4"><text:s text:c="5"/>* @param edList страница с таблицей-списком</text:span></text:p>
      <text:p text:style-name="P3"><text:span text:style-name="T4"><text:s text:c="5"/>*/</text:span></text:p>
      <text:p text:style-name="P3"><text:span text:style-name="T4"><text:s text:c="4"/>public void addEntryToList(</text:span></text:p>
      <text:p text:style-name="P3"><text:span text:style-name="T4"><text:s text:c="8"/>final EDList edList )</text:span></text:p>
      <text:p text:style-name="P3"><text:span text:style-name="T4"><text:s text:c="4"/>{</text:span></text:p>
      <text:p text:style-name="P3"><text:span text:style-name="T4"><text:s text:c="8"/>_edInstance.addListEntry( new WarnableCallBackAdapter&lt;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ValidationHandler handler )</text:span></text:p>
      <text:p text:style-name="P3"><text:span text:style-name="T4"><text:s text:c="12"/>{</text:span></text:p>
      <text:p text:style-name="P3"><text:span text:style-name="T4"><text:s text:c="16"/>// добавляем строку в таблицу</text:span></text:p>
      <text:p text:style-name="P3"><text:span text:style-name="T4"><text:s text:c="16"/>edList.addBlankRow();</text:span></text:p>
      <text:p text:style-name="P3"><text:soft-page-break/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вычислить текущий номер строки заданного виджета, если он в таблице-списке</text:span></text:p>
      <text:p text:style-name="P3"><text:span text:style-name="T4"><text:s text:c="5"/>* </text:span></text:p>
      <text:p text:style-name="P3"><text:span text:style-name="T4"><text:s text:c="5"/>* @param bundle заданный виджет</text:span></text:p>
      <text:p text:style-name="P3"><text:span text:style-name="T4"><text:s text:c="5"/>* @return строка, в которой находится виджет. -1, если не в списке вообще</text:span></text:p>
      <text:p text:style-name="P3"><text:span text:style-name="T4"><text:s text:c="5"/>*/</text:span></text:p>
      <text:p text:style-name="P3"><text:span text:style-name="T4"><text:s text:c="4"/>public int countRow(</text:span></text:p>
      <text:p text:style-name="P3"><text:span text:style-name="T4"><text:s text:c="8"/>EDBundle bundle )</text:span></text:p>
      <text:p text:style-name="P3"><text:span text:style-name="T4"><text:s text:c="4"/>{</text:span></text:p>
      <text:p text:style-name="P3"><text:span text:style-name="T4"><text:s text:c="8"/>int result = -1;</text:span></text:p>
      <text:p text:style-name="P3"><text:span text:style-name="T4"><text:s text:c="8"/>if ( getEdList() != null )</text:span></text:p>
      <text:p text:style-name="P3"><text:span text:style-name="T4"><text:s text:c="8"/>{</text:span></text:p>
      <text:p text:style-name="P3"><text:span text:style-name="T4"><text:s text:c="12"/>FlexTable edListParentTable = getEdList().getParentTable();</text:span></text:p>
      <text:p text:style-name="P3"><text:span text:style-name="T4"><text:s text:c="12"/>for ( int row = 1; row &lt; edListParentTable.getRowCount(); row++ )</text:span></text:p>
      <text:p text:style-name="P3"><text:span text:style-name="T4"><text:s text:c="12"/>{</text:span></text:p>
      <text:p text:style-name="P3"><text:span text:style-name="T4"><text:s text:c="16"/>for ( int col = 1; col &lt; edListParentTable.getCellCount( row ); col++ )</text:span></text:p>
      <text:p text:style-name="P3"><text:span text:style-name="T4"><text:s text:c="16"/>{</text:span></text:p>
      <text:p text:style-name="P3"><text:span text:style-name="T4"><text:s text:c="20"/>System.out.println( row + ", " + col );</text:span></text:p>
      <text:p text:style-name="P3"><text:span text:style-name="T4"><text:s text:c="20"/>Widget widget = edListParentTable.getWidget( row, col );</text:span></text:p>
      <text:p text:style-name="P3"><text:span text:style-name="T4"><text:s text:c="20"/>boolean flag = widget != null &amp;&amp; widget.equals( bundle );</text:span></text:p>
      <text:p text:style-name="P3"><text:span text:style-name="T4"><text:s text:c="20"/>if ( !flag &amp;&amp; widget instanceof HasWidgets )</text:span></text:p>
      <text:p text:style-name="P3"><text:span text:style-name="T4"><text:s text:c="20"/>{ // вдруг искомый виджет во вложенной таблице</text:span></text:p>
      <text:p text:style-name="P3"><text:span text:style-name="T4"><text:s text:c="24"/>flag = Logic.contains( (HasWidgets) widget, (Widget) bundle );</text:span></text:p>
      <text:p text:style-name="P3"><text:span text:style-name="T4"><text:s text:c="20"/>}</text:span></text:p>
      <text:p text:style-name="P3"><text:span text:style-name="T4"/></text:p>
      <text:p text:style-name="P3"><text:span text:style-name="T4"><text:s text:c="20"/>if ( flag )</text:span></text:p>
      <text:p text:style-name="P3"><text:span text:style-name="T4"><text:s text:c="20"/>{</text:span></text:p>
      <text:p text:style-name="P3"><text:span text:style-name="T4"><text:s text:c="24"/>int rowNumber = bundle.getRowNumber();</text:span></text:p>
      <text:p text:style-name="P3"><text:span text:style-name="T4"><text:s text:c="24"/>if ( rowNumber == -1 )</text:span></text:p>
      <text:p text:style-name="P3"><text:span text:style-name="T4"><text:s text:c="24"/>{// виджет ошибочно думает, что он не в списке, а он как раз там =)</text:span></text:p>
      <text:p text:style-name="P3"><text:span text:style-name="T4"><text:s text:c="28"/>bundle.setRowNumber( row - 1 );</text:span></text:p>
      <text:p text:style-name="P3"><text:span text:style-name="T4"><text:s text:c="28"/>result = row - 1;</text:span></text:p>
      <text:p text:style-name="P3"><text:span text:style-name="T4"><text:s text:c="24"/>}</text:span></text:p>
      <text:p text:style-name="P3"><text:span text:style-name="T4"><text:s text:c="24"/>else</text:span></text:p>
      <text:p text:style-name="P3"><text:span text:style-name="T4"><text:s text:c="24"/>{// виджет умный, и сам знает, в какой он строке =)</text:span></text:p>
      <text:p text:style-name="P3"><text:span text:style-name="T4"><text:s text:c="28"/>result = rowNumber;</text:span></text:p>
      <text:p text:style-name="P3"><text:span text:style-name="T4"><text:s text:c="24"/>}</text:span></text:p>
      <text:p text:style-name="P3"><text:span text:style-name="T4"><text:s text:c="24"/>return result;</text:span></text:p>
      <text:p text:style-name="P3"><text:span text:style-name="T4"><text:s text:c="20"/>}</text:span></text:p>
      <text:p text:style-name="P3"><text:span text:style-name="T4"><text:s text:c="16"/>}</text:span></text:p>
      <text:p text:style-name="P3"><text:span text:style-name="T4"><text:s text:c="12"/>}</text:span></text:p>
      <text:p text:style-name="P3"><text:span text:style-name="T4"><text:s text:c="8"/>}</text:span></text:p>
      <text:p text:style-name="P3"><text:span text:style-name="T4"><text:s text:c="8"/>return result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abstract Logic createLogic(</text:span></text:p>
      <text:p text:style-name="P3"><text:span text:style-name="T4"><text:s text:c="8"/>EDForm additionalForm );</text:span></text:p>
      <text:p text:style-name="P3"><text:span text:style-name="T4"/></text:p>
      <text:p text:style-name="P3"><text:span text:style-name="T4"><text:s text:c="4"/>public void echoClear(</text:span></text:p>
      <text:p text:style-name="P3"><text:span text:style-name="T4"><text:s text:c="8"/>final EDList edList,</text:span></text:p>
      <text:p text:style-name="P3"><text:span text:style-name="T4"><text:s text:c="8"/>final MyTableList myTableList )</text:span></text:p>
      <text:p text:style-name="P3"><text:span text:style-name="T4"><text:s text:c="4"/>{</text:span></text:p>
      <text:p text:style-name="P3"><text:span text:style-name="T4"><text:s text:c="8"/>_edInstance.clearList( new WarnableCallBackAdapter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edList.clear();</text:span></text:p>
      <text:p text:style-name="P3"><text:span text:style-name="T4"><text:s text:c="16"/>myTableList.buildKeyFieldTable( new ArrayList( 0 )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повестить сервер о копировании записи из списка</text:span></text:p>
      <text:p text:style-name="P3"><text:span text:style-name="T4"><text:s text:c="5"/>* </text:span></text:p>
      <text:p text:style-name="P3"><text:span text:style-name="T4"><text:s text:c="5"/>* @param edList таблица-список</text:span></text:p>
      <text:p text:style-name="P3"><text:span text:style-name="T4"><text:s text:c="5"/>* @param row номер копируемой строки</text:span></text:p>
      <text:p text:style-name="P3"><text:span text:style-name="T4"><text:s text:c="5"/>*/</text:span></text:p>
      <text:p text:style-name="P3"><text:span text:style-name="T4"><text:s text:c="4"/>public void echoEntryCopier(</text:span></text:p>
      <text:p text:style-name="P3"><text:span text:style-name="T4"><text:s text:c="8"/>final EDList edList,</text:span></text:p>
      <text:p text:style-name="P3"><text:span text:style-name="T4"><text:s text:c="8"/>final int row )</text:span></text:p>
      <text:p text:style-name="P3"><text:span text:style-name="T4"><text:s text:c="4"/>{</text:span></text:p>
      <text:p text:style-name="P3"><text:span text:style-name="T4"><text:s text:c="8"/>_edInstance.copyListEntry( row, new WarnableCallBackAdapter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oft-page-break/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edList.copyRow( row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повестить сервер об перемещении записи в списке</text:span></text:p>
      <text:p text:style-name="P3"><text:span text:style-name="T4"><text:s text:c="5"/>* </text:span></text:p>
      <text:p text:style-name="P3"><text:span text:style-name="T4"><text:s text:c="5"/>* @param edList таблица-список</text:span></text:p>
      <text:p text:style-name="P3"><text:span text:style-name="T4"><text:s text:c="5"/>* @param row номер удаляемой строки</text:span></text:p>
      <text:p text:style-name="P3"><text:span text:style-name="T4"><text:s text:c="5"/>* @param direction направление</text:span></text:p>
      <text:p text:style-name="P3"><text:span text:style-name="T4"><text:s text:c="5"/>*/</text:span></text:p>
      <text:p text:style-name="P3"><text:span text:style-name="T4"><text:s text:c="4"/>public void echoEntryMoval(</text:span></text:p>
      <text:p text:style-name="P3"><text:span text:style-name="T4"><text:s text:c="8"/>final EDList edList,</text:span></text:p>
      <text:p text:style-name="P3"><text:span text:style-name="T4"><text:s text:c="8"/>final int row,</text:span></text:p>
      <text:p text:style-name="P3"><text:span text:style-name="T4"><text:s text:c="8"/>final int direction )</text:span></text:p>
      <text:p text:style-name="P3"><text:span text:style-name="T4"><text:s text:c="4"/>{</text:span></text:p>
      <text:p text:style-name="P3"><text:span text:style-name="T4"><text:s text:c="8"/>_edInstance.moveListEntry( row, direction, new WarnableCallBackAdapter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edList.moveRow( row, direction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повестить сервер об удалении записи из списка</text:span></text:p>
      <text:p text:style-name="P3"><text:span text:style-name="T4"><text:s text:c="5"/>* </text:span></text:p>
      <text:p text:style-name="P3"><text:span text:style-name="T4"><text:s text:c="5"/>* @param edList таблица-список</text:span></text:p>
      <text:p text:style-name="P3"><text:span text:style-name="T4"><text:s text:c="5"/>* @param row номер удаляемой строки</text:span></text:p>
      <text:p text:style-name="P3"><text:span text:style-name="T4"><text:s text:c="5"/>*/</text:span></text:p>
      <text:p text:style-name="P3"><text:span text:style-name="T4"><text:s text:c="4"/>public void echoEntryRemoval(</text:span></text:p>
      <text:p text:style-name="P3"><text:span text:style-name="T4"><text:s text:c="8"/>final EDList edList,</text:span></text:p>
      <text:p text:style-name="P3"><text:span text:style-name="T4"><text:s text:c="8"/>final int row )</text:span></text:p>
      <text:p text:style-name="P3"><text:span text:style-name="T4"><text:s text:c="4"/>{</text:span></text:p>
      <text:p text:style-name="P3"><text:span text:style-name="T4"><text:s text:c="8"/>_edInstance.removeListEntry( row, new WarnableCallBackAdapter&lt;Object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edList.removeRow( row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echoEntryRemoval(</text:span></text:p>
      <text:p text:style-name="P3"><text:span text:style-name="T4"><text:s text:c="8"/>final EDList edList,</text:span></text:p>
      <text:p text:style-name="P3"><text:span text:style-name="T4"><text:s text:c="8"/>final int row,</text:span></text:p>
      <text:p text:style-name="P3"><text:span text:style-name="T4"><text:s text:c="8"/>final AsyncCallback&lt;Object&gt; callback )</text:span></text:p>
      <text:p text:style-name="P3"><text:span text:style-name="T4"><text:s text:c="4"/>{</text:span></text:p>
      <text:p text:style-name="P3"><text:span text:style-name="T4"><text:s text:c="8"/>_edInstance.removeListEntry( row, new WarnableCallBackAdapter&lt;Object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edList.removeRow( row );</text:span></text:p>
      <text:p text:style-name="P3"><text:span text:style-name="T4"><text:s text:c="16"/>callback.onSuccess( result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echoKey(</text:span></text:p>
      <text:p text:style-name="P3"><text:span text:style-name="T4"><text:s text:c="8"/>HasValue hasValue )</text:span></text:p>
      <text:p text:style-name="P3"><text:span text:style-name="T4"><text:s text:c="4"/>{</text:span></text:p>
      <text:p text:style-name="P3"><text:span text:style-name="T4"><text:s text:c="8"/>int physRow = countRow( hasValue ) + 1;</text:span></text:p>
      <text:p text:style-name="P3"><text:span text:style-name="T4"/></text:p>
      <text:p text:style-name="P3"><text:span text:style-name="T4"><text:s text:c="8"/>// если редактируем последнюю строку обычного списка, а не списка с построчным редактированием</text:span></text:p>
      <text:p text:style-name="P3"><text:span text:style-name="T4"><text:s text:c="8"/>EDList edListInstance = getEdList();</text:span></text:p>
      <text:p text:style-name="P3"><text:span text:style-name="T4"><text:s text:c="8"/>if ( edListInstance != null &amp;&amp; !(edListInstance instanceof EDListView) )</text:span></text:p>
      <text:p text:style-name="P3"><text:span text:style-name="T4"><text:s text:c="8"/>{</text:span></text:p>
      <text:p text:style-name="P3"><text:span text:style-name="T4"><text:s text:c="12"/>int rowCount = edListInstance.getParentTable().getRowCount() - 1;</text:span></text:p>
      <text:p text:style-name="P3"><text:span text:style-name="T4"><text:s text:c="12"/>if ( rowCount == physRow )</text:span></text:p>
      <text:p text:style-name="P3"><text:span text:style-name="T4"><text:s text:c="12"/>{// что-то записали в последнюю строку - надо добавить ещё одну</text:span></text:p>
      <text:p text:style-name="P3"><text:span text:style-name="T4"><text:s text:c="16"/>EDLoggerClient.info( hasValue.getValue() );</text:span></text:p>
      <text:p text:style-name="P3"><text:span text:style-name="T4"><text:s text:c="16"/>addTemporaryEntry( edListInstance );</text:span></text:p>
      <text:p text:style-name="P3"><text:soft-page-break/><text:span text:style-name="T4"><text:s text:c="12"/>}</text:span></text:p>
      <text:p text:style-name="P3"><text:span text:style-name="T4"><text:s text:c="8"/>}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тправляет значение без очистки пустых объектов - это значение по умолчанию</text:span></text:p>
      <text:p text:style-name="P3"><text:span text:style-name="T4"><text:s text:c="5"/>* </text:span></text:p>
      <text:p text:style-name="P3"><text:span text:style-name="T4"><text:s text:c="5"/>* @param listBox</text:span></text:p>
      <text:p text:style-name="P3"><text:span text:style-name="T4"><text:s text:c="5"/>*/</text:span></text:p>
      <text:p text:style-name="P3"><text:span text:style-name="T4"><text:s text:c="4"/>public void echoListValue(</text:span></text:p>
      <text:p text:style-name="P3"><text:span text:style-name="T4"><text:s text:c="8"/>final MyListBox listBox )</text:span></text:p>
      <text:p text:style-name="P3"><text:span text:style-name="T4"><text:s text:c="4"/>{</text:span></text:p>
      <text:p text:style-name="P3"><text:span text:style-name="T4"><text:s text:c="8"/>countRow( listBox );</text:span></text:p>
      <text:p text:style-name="P3"><text:span text:style-name="T4"><text:s text:c="8"/>_edInstance.setValueNoClean( listBox.getFieldWrapper(), new WarnableCallBackAdapter&lt;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ValidationHandler handler )</text:span></text:p>
      <text:p text:style-name="P3"><text:span text:style-name="T4"><text:s text:c="12"/>{</text:span></text:p>
      <text:p text:style-name="P3"><text:span text:style-name="T4"><text:s text:c="16"/>handler.handle(</text:span></text:p>
      <text:p text:style-name="P3"><text:span text:style-name="T4"><text:s text:c="16"/>// если мы в списке - для валидации нас интересует только текущая строка</text:span></text:p>
      <text:p text:style-name="P3"><text:span text:style-name="T4"><text:s text:c="20"/>getBundleRow( listBox.getRowNumber() + 1 )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echoTemporaryEntryRemoval(</text:span></text:p>
      <text:p text:style-name="P3"><text:span text:style-name="T4"><text:s text:c="8"/>final EDList list,</text:span></text:p>
      <text:p text:style-name="P3"><text:span text:style-name="T4"><text:s text:c="8"/>final int row,</text:span></text:p>
      <text:p text:style-name="P3"><text:span text:style-name="T4"><text:s text:c="8"/>final AsyncCallback&lt;Object&gt; callback )</text:span></text:p>
      <text:p text:style-name="P3"><text:span text:style-name="T4"><text:s text:c="4"/>{</text:span></text:p>
      <text:p text:style-name="P3"><text:span text:style-name="T4"><text:s text:c="8"/>_edInstance.removeTemporaryEntry( row, new WarnableCallBackAdapter&lt;Object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result )</text:span></text:p>
      <text:p text:style-name="P3"><text:span text:style-name="T4"><text:s text:c="12"/>{</text:span></text:p>
      <text:p text:style-name="P3"><text:span text:style-name="T4"><text:s text:c="16"/>list.removeRow( row );</text:span></text:p>
      <text:p text:style-name="P3"><text:span text:style-name="T4"><text:s text:c="16"/>callback.onSuccess( result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тправить на сервер значение</text:span></text:p>
      <text:p text:style-name="P3"><text:span text:style-name="T4"><text:s text:c="5"/>* </text:span></text:p>
      <text:p text:style-name="P3"><text:span text:style-name="T4"><text:s text:c="5"/>* @param hasValue виджет, значение к-рого отправляем</text:span></text:p>
      <text:p text:style-name="P3"><text:span text:style-name="T4"><text:s text:c="5"/>*/</text:span></text:p>
      <text:p text:style-name="P3"><text:span text:style-name="T4"><text:s text:c="4"/>public void echoValue(</text:span></text:p>
      <text:p text:style-name="P3"><text:span text:style-name="T4"><text:s text:c="8"/>final HasValue hasValue )</text:span></text:p>
      <text:p text:style-name="P3"><text:span text:style-name="T4"><text:s text:c="4"/>{</text:span></text:p>
      <text:p text:style-name="P3"><text:span text:style-name="T4"><text:s text:c="8"/>countRow( hasValue );</text:span></text:p>
      <text:p text:style-name="P3"><text:span text:style-name="T4"><text:s text:c="8"/>_edInstance.setFieldValue( hasValue.getFieldWrapper(), new WarnableCallBackAdapter&lt;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ValidationHandler handler )</text:span></text:p>
      <text:p text:style-name="P3"><text:span text:style-name="T4"><text:s text:c="12"/>{</text:span></text:p>
      <text:p text:style-name="P3"><text:span text:style-name="T4"><text:s text:c="16"/>handler.handle(</text:span></text:p>
      <text:p text:style-name="P3"><text:span text:style-name="T4"><text:s text:c="16"/>// если мы в списке - для валидации нас интересует только текущая строка</text:span></text:p>
      <text:p text:style-name="P3"><text:span text:style-name="T4"><text:s text:c="20"/>getBundleRow( hasValue.getRowNumber() + 1 )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BinderWrapper getBinderWrapper()</text:span></text:p>
      <text:p text:style-name="P3"><text:span text:style-name="T4"><text:s text:c="4"/>{</text:span></text:p>
      <text:p text:style-name="P3"><text:span text:style-name="T4"><text:s text:c="8"/>return binderWrapper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если мы в списке - отобрать только виджеты заданной строки</text:span></text:p>
      <text:p text:style-name="P3"><text:span text:style-name="T4"><text:s text:c="5"/>* </text:span></text:p>
      <text:p text:style-name="P3"><text:span text:style-name="T4"><text:s text:c="5"/>* @param row заданная строка</text:span></text:p>
      <text:p text:style-name="P3"><text:span text:style-name="T4"><text:s text:c="5"/>* @return виджеты заданной строки, либо все имеющиеся</text:span></text:p>
      <text:p text:style-name="P3"><text:span text:style-name="T4"><text:s text:c="5"/>*/</text:span></text:p>
      <text:p text:style-name="P3"><text:span text:style-name="T4"><text:s text:c="4"/>public List&lt;HasValue&gt; getBundleRow(</text:span></text:p>
      <text:p text:style-name="P3"><text:span text:style-name="T4"><text:s text:c="8"/>int row )</text:span></text:p>
      <text:p text:style-name="P3"><text:span text:style-name="T4"><text:s text:c="4"/>{</text:span></text:p>
      <text:p text:style-name="P3"><text:span text:style-name="T4"><text:s text:c="8"/>if ( getEdList() == null )</text:span></text:p>
      <text:p text:style-name="P3"><text:span text:style-name="T4"><text:s text:c="8"/>{</text:span></text:p>
      <text:p text:style-name="P3"><text:soft-page-break/><text:span text:style-name="T4"><text:s text:c="12"/>return getBundles();</text:span></text:p>
      <text:p text:style-name="P3"><text:span text:style-name="T4"><text:s text:c="8"/>}</text:span></text:p>
      <text:p text:style-name="P3"><text:span text:style-name="T4"/></text:p>
      <text:p text:style-name="P3"><text:span text:style-name="T4"><text:s text:c="8"/>// мы в списке</text:span></text:p>
      <text:p text:style-name="P3"><text:span text:style-name="T4"><text:s text:c="8"/>List&lt;HasValue&gt; bundleRow = new ArrayList&lt;HasValue&gt;();</text:span></text:p>
      <text:p text:style-name="P3"><text:span text:style-name="T4"><text:s text:c="8"/>FlexTable edListParentTable = getEdList().getParentTable();</text:span></text:p>
      <text:p text:style-name="P3"><text:span text:style-name="T4"><text:s text:c="8"/>for ( int col = 1; col &lt; edListParentTable.getCellCount( row ); col++ )</text:span></text:p>
      <text:p text:style-name="P3"><text:span text:style-name="T4"><text:s text:c="8"/>{ // первая ячейка - кнопка удаления</text:span></text:p>
      <text:p text:style-name="P3"><text:span text:style-name="T4"><text:s text:c="12"/>Widget widget = edListParentTable.getWidget( row, col );</text:span></text:p>
      <text:p text:style-name="P3"><text:span text:style-name="T4"><text:s text:c="12"/>if ( widget instanceof EDBundle &amp;&amp; ((EDBundle) widget).getFieldWrapper() != null )</text:span></text:p>
      <text:p text:style-name="P3"><text:span text:style-name="T4"><text:s text:c="12"/>{</text:span></text:p>
      <text:p text:style-name="P3"><text:span text:style-name="T4"><text:s text:c="16"/>bundleRow.add( (HasValue) widget );</text:span></text:p>
      <text:p text:style-name="P3"><text:span text:style-name="T4"><text:s text:c="12"/>}</text:span></text:p>
      <text:p text:style-name="P3"><text:span text:style-name="T4"><text:s text:c="8"/>}</text:span></text:p>
      <text:p text:style-name="P3"><text:span text:style-name="T4"><text:s text:c="8"/>return bundleRow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ArrayList&lt;HasValue&gt; getBundles()</text:span></text:p>
      <text:p text:style-name="P3"><text:span text:style-name="T4"><text:s text:c="4"/>{</text:span></text:p>
      <text:p text:style-name="P3"><text:span text:style-name="T4"><text:s text:c="8"/>return valuedBundles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EDList getEdList()</text:span></text:p>
      <text:p text:style-name="P3"><text:span text:style-name="T4"><text:s text:c="4"/>{</text:span></text:p>
      <text:p text:style-name="P3"><text:span text:style-name="T4"><text:s text:c="8"/>return edList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EDForm getForm()</text:span></text:p>
      <text:p text:style-name="P3"><text:span text:style-name="T4"><text:s text:c="4"/>{</text:span></text:p>
      <text:p text:style-name="P3"><text:span text:style-name="T4"><text:s text:c="8"/>return form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ArrayList&lt;GraphHeader&gt; getGraphHeaders()</text:span></text:p>
      <text:p text:style-name="P3"><text:span text:style-name="T4"><text:s text:c="4"/>{</text:span></text:p>
      <text:p text:style-name="P3"><text:span text:style-name="T4"><text:s text:c="8"/>return graphHeaders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String getHostPageName()</text:span></text:p>
      <text:p text:style-name="P3"><text:span text:style-name="T4"><text:s text:c="4"/>{</text:span></text:p>
      <text:p text:style-name="P3"><text:span text:style-name="T4"><text:s text:c="8"/>return binderWrapper.getBinderHostPageName(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getListRowFromServer(</text:span></text:p>
      <text:p text:style-name="P3"><text:span text:style-name="T4"><text:s text:c="8"/>final EDListView listView,</text:span></text:p>
      <text:p text:style-name="P3"><text:span text:style-name="T4"><text:s text:c="8"/>final List&lt;Integer&gt; rows )</text:span></text:p>
      <text:p text:style-name="P3"><text:span text:style-name="T4"><text:s text:c="4"/>{</text:span></text:p>
      <text:p text:style-name="P3"><text:span text:style-name="T4"><text:s text:c="8"/>WarnableCallBackAdapter callBack = new WarnableCallBackAdapter&lt;List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ListValidationHandler handler )</text:span></text:p>
      <text:p text:style-name="P3"><text:span text:style-name="T4"><text:s text:c="12"/>{</text:span></text:p>
      <text:p text:style-name="P3"><text:span text:style-name="T4"><text:s text:c="16"/>listView.setEditableValues( handler.getListValues(), rows );</text:span></text:p>
      <text:p text:style-name="P3"><text:span text:style-name="T4"/></text:p>
      <text:p text:style-name="P3"><text:span text:style-name="T4"><text:s text:c="16"/>listView.getPopupPanel().getWindow().show();</text:span></text:p>
      <text:p text:style-name="P3"><text:span text:style-name="T4"><text:s text:c="16"/>handler.handle( listView.getBinder().getBundles() );</text:span></text:p>
      <text:p text:style-name="P3"><text:span text:style-name="T4"><text:s text:c="12"/>}</text:span></text:p>
      <text:p text:style-name="P3"><text:span text:style-name="T4"><text:s text:c="8"/>};</text:span></text:p>
      <text:p text:style-name="P3"><text:span text:style-name="T4"><text:s text:c="8"/>FieldWrapper fieldWrapper = new FieldWrapper( listView.getBinder().getBinderWrapper() );</text:span></text:p>
      <text:p text:style-name="P3"><text:span text:style-name="T4"><text:s text:c="8"/>_edInstance.getListRows( fieldWrapper, rows, callBack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getValueListFromServer(</text:span></text:p>
      <text:p text:style-name="P3"><text:span text:style-name="T4"><text:s text:c="8"/>final EDListView listView )</text:span></text:p>
      <text:p text:style-name="P3"><text:span text:style-name="T4"><text:s text:c="4"/>{</text:span></text:p>
      <text:p text:style-name="P3"><text:span text:style-name="T4"><text:s text:c="8"/>WarnableCallBackAdapter callBack = new WarnableCallBackAdapter&lt;List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ListValidationHandler result )</text:span></text:p>
      <text:p text:style-name="P3"><text:span text:style-name="T4"><text:s text:c="12"/>{</text:span></text:p>
      <text:p text:style-name="P3"><text:span text:style-name="T4"><text:s text:c="16"/>EDLoggerClient.info( "value list from server recieved" );</text:span></text:p>
      <text:p text:style-name="P3"><text:span text:style-name="T4"/></text:p>
      <text:p text:style-name="P3"><text:span text:style-name="T4"><text:s text:c="16"/>listView.setValues( result.getListValues() );</text:span></text:p>
      <text:p text:style-name="P3"><text:span text:style-name="T4"><text:s text:c="12"/>}</text:span></text:p>
      <text:p text:style-name="P3"><text:span text:style-name="T4"><text:s text:c="8"/>};</text:span></text:p>
      <text:p text:style-name="P3"><text:span text:style-name="T4"><text:s text:c="8"/>FieldWrapper fieldWrapper = new FieldWrapper( listView.getBinder().getBinderWrapper() );</text:span></text:p>
      <text:p text:style-name="P3"><text:span text:style-name="T4"><text:s text:c="8"/>_edInstance.getList( fieldWrapper, callBack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получить список значений таблицы-списка, прикрепленной к оболочке виджета</text:span></text:p>
      <text:p text:style-name="P3"><text:soft-page-break/><text:span text:style-name="T4"><text:s text:c="5"/>* </text:span></text:p>
      <text:p text:style-name="P3"><text:span text:style-name="T4"><text:s text:c="5"/>* @param myTable оболочка виджета</text:span></text:p>
      <text:p text:style-name="P3"><text:span text:style-name="T4"><text:s text:c="5"/>*/</text:span></text:p>
      <text:p text:style-name="P3"><text:span text:style-name="T4"><text:s text:c="4"/>public void getValueListFromServer(</text:span></text:p>
      <text:p text:style-name="P3"><text:span text:style-name="T4"><text:s text:c="8"/>final MyTableList myTable )</text:span></text:p>
      <text:p text:style-name="P3"><text:span text:style-name="T4"><text:s text:c="4"/>{</text:span></text:p>
      <text:p text:style-name="P3"><text:span text:style-name="T4"><text:s text:c="8"/>myTable.getBinder().countRow( myTable );</text:span></text:p>
      <text:p text:style-name="P3"><text:span text:style-name="T4"><text:s text:c="8"/>_edInstance.getList( myTable.getFieldWrapper(), new WarnableCallBackAdapter&lt;List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ListValidationHandler result )</text:span></text:p>
      <text:p text:style-name="P3"><text:span text:style-name="T4"><text:s text:c="12"/>{</text:span></text:p>
      <text:p text:style-name="P3"><text:span text:style-name="T4"><text:s text:c="16"/>EDLoggerClient.info( "value list from server recieved" );</text:span></text:p>
      <text:p text:style-name="P3"><text:span text:style-name="T4"/></text:p>
      <text:p text:style-name="P3"><text:span text:style-name="T4"><text:s text:c="16"/>myTable.getBindedList().setValues( result.getListValues() );</text:span></text:p>
      <text:p text:style-name="P3"><text:span text:style-name="T4"><text:s text:c="16"/>// добавляем автоматическую пустую строчку вместо "плюса"</text:span></text:p>
      <text:p text:style-name="P3"><text:span text:style-name="T4"><text:s text:c="16"/>addTemporaryEntry( myTable.getBindedList() );</text:span></text:p>
      <text:p text:style-name="P3"><text:span text:style-name="T4"/></text:p>
      <text:p text:style-name="P3"><text:span text:style-name="T4"><text:s text:c="16"/>myTable.getPopupPanel().getWindow().show();</text:span></text:p>
      <text:p text:style-name="P3"><text:span text:style-name="T4"><text:s text:c="16"/>result.handle( myTable.getBindedList().getBinder().getBundles() );</text:span></text:p>
      <text:p text:style-name="P3"><text:span text:style-name="T4"><text:s text:c="12"/>}</text:span></text:p>
      <text:p text:style-name="P3"><text:span text:style-name="T4"/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получает с сервера значения для товара с заданным номером и заполняет поля на форме</text:span></text:p>
      <text:p text:style-name="P3"><text:span text:style-name="T4"><text:s text:c="5"/>* </text:span></text:p>
      <text:p text:style-name="P3"><text:span text:style-name="T4"><text:s text:c="5"/>* @param goodNumber номер товара</text:span></text:p>
      <text:p text:style-name="P3"><text:span text:style-name="T4"><text:s text:c="5"/>*/</text:span></text:p>
      <text:p text:style-name="P3"><text:span text:style-name="T4"><text:s text:c="4"/>public void getValueSetForGood(</text:span></text:p>
      <text:p text:style-name="P3"><text:span text:style-name="T4"><text:s text:c="8"/>int goodNumber )</text:span></text:p>
      <text:p text:style-name="P3"><text:span text:style-name="T4"><text:s text:c="4"/>{</text:span></text:p>
      <text:p text:style-name="P3"><text:span text:style-name="T4"><text:s text:c="8"/>_edInstance.getFieldsForGoodNumber( getHostPageName(), goodNumber,</text:span></text:p>
      <text:p text:style-name="P3"><text:span text:style-name="T4"><text:s text:c="12"/>new WaitingDialog&lt;MassValuesValidationHandler&gt;( new ValueArrangingCallback( goodNumber + 1 ) )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получает для набора не свзяанных м-у собой виджетов их значения и заполняет их(виджеты)</text:span></text:p>
      <text:p text:style-name="P3"><text:span text:style-name="T4"><text:s text:c="5"/>*/</text:span></text:p>
      <text:p text:style-name="P3"><text:span text:style-name="T4"><text:s text:c="4"/>public void getValueSetFromServer()</text:span></text:p>
      <text:p text:style-name="P3"><text:span text:style-name="T4"><text:s text:c="4"/>{</text:span></text:p>
      <text:p text:style-name="P3"><text:span text:style-name="T4"><text:s text:c="8"/>_edInstance.getValues( getHostPageName(), new WaitingDialog&lt;MassValuesValidationHandler&gt;(</text:span></text:p>
      <text:p text:style-name="P3"><text:span text:style-name="T4"><text:s text:c="12"/>new ValueArrangingCallback() )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getValueSetFromServer(</text:span></text:p>
      <text:p text:style-name="P3"><text:span text:style-name="T4"><text:s text:c="8"/>MyCallback cb )</text:span></text:p>
      <text:p text:style-name="P3"><text:span text:style-name="T4"><text:s text:c="4"/>{</text:span></text:p>
      <text:p text:style-name="P3"><text:span text:style-name="T4"><text:s text:c="8"/>_edInstance.getValues( getHostPageName(), new WaitingDialog&lt;MassValuesValidationHandler&gt;(</text:span></text:p>
      <text:p text:style-name="P3"><text:span text:style-name="T4"><text:s text:c="12"/>new ValueArrangingCallback(), cb )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boolean isBelongsToGoodsList()</text:span></text:p>
      <text:p text:style-name="P3"><text:span text:style-name="T4"><text:s text:c="4"/>{</text:span></text:p>
      <text:p text:style-name="P3"><text:span text:style-name="T4"><text:s text:c="8"/>return binderWrapper.isBelongsToGoodsList(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boolean isLoaded()</text:span></text:p>
      <text:p text:style-name="P3"><text:span text:style-name="T4"><text:s text:c="4"/>{</text:span></text:p>
      <text:p text:style-name="P3"><text:span text:style-name="T4"><text:s text:c="8"/>return dataLoadListenerCollection.isLoaded(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registerGraphHeader(</text:span></text:p>
      <text:p text:style-name="P3"><text:span text:style-name="T4"><text:s text:c="8"/>GraphHeader graphHeader )</text:span></text:p>
      <text:p text:style-name="P3"><text:span text:style-name="T4"><text:s text:c="4"/>{</text:span></text:p>
      <text:p text:style-name="P3"><text:span text:style-name="T4"><text:s text:c="8"/>graphHeaders.add( graphHeader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добавляет кнопку в контейнер</text:span></text:p>
      <text:p text:style-name="P3"><text:span text:style-name="T4"><text:s text:c="5"/>* </text:span></text:p>
      <text:p text:style-name="P3"><text:span text:style-name="T4"><text:s text:c="5"/>* @param myTable оболочка кнопки</text:span></text:p>
      <text:p text:style-name="P3"><text:span text:style-name="T4"><text:s text:c="5"/>*/</text:span></text:p>
      <text:p text:style-name="P3"><text:span text:style-name="T4"><text:s text:c="4"/>public void registerTableList(</text:span></text:p>
      <text:p text:style-name="P3"><text:span text:style-name="T4"><text:s text:c="8"/>MyTableList myTable )</text:span></text:p>
      <text:p text:style-name="P3"><text:span text:style-name="T4"><text:s text:c="4"/>{</text:span></text:p>
      <text:p text:style-name="P3"><text:span text:style-name="T4"><text:s text:c="8"/>tableLists.add( myTable );</text:span></text:p>
      <text:p text:style-name="P3"><text:soft-page-break/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добавляет виджет в контейнер</text:span></text:p>
      <text:p text:style-name="P3"><text:span text:style-name="T4"><text:s text:c="5"/>* </text:span></text:p>
      <text:p text:style-name="P3"><text:span text:style-name="T4"><text:s text:c="5"/>* @param valuedWrapper оболочка виджета, отображающего значение</text:span></text:p>
      <text:p text:style-name="P3"><text:span text:style-name="T4"><text:s text:c="5"/>*/</text:span></text:p>
      <text:p text:style-name="P3"><text:span text:style-name="T4"><text:s text:c="4"/>public void registerValuedWidget(</text:span></text:p>
      <text:p text:style-name="P3"><text:span text:style-name="T4"><text:s text:c="8"/>HasValue bundle )</text:span></text:p>
      <text:p text:style-name="P3"><text:span text:style-name="T4"><text:s text:c="4"/>{</text:span></text:p>
      <text:p text:style-name="P3"><text:span text:style-name="T4"><text:s text:c="8"/>valuedBundles.add( bundle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оповестить сервер об удалении строк из Описи и закрыть сессию</text:span></text:p>
      <text:p text:style-name="P3"><text:span text:style-name="T4"><text:s text:c="5"/>* </text:span></text:p>
      <text:p text:style-name="P3"><text:span text:style-name="T4"><text:s text:c="5"/>* @param rows ИДшники удаляемых документов</text:span></text:p>
      <text:p text:style-name="P3"><text:span text:style-name="T4"><text:s text:c="5"/>*/</text:span></text:p>
      <text:p text:style-name="P3"><text:span text:style-name="T4"><text:s text:c="4"/>public void removeRowsFromInventory(</text:span></text:p>
      <text:p text:style-name="P3"><text:span text:style-name="T4"><text:s text:c="8"/>List rows )</text:span></text:p>
      <text:p text:style-name="P3"><text:span text:style-name="T4"><text:s text:c="4"/>{</text:span></text:p>
      <text:p text:style-name="P3"><text:span text:style-name="T4"><text:s text:c="8"/>_edInstance.removeRowsFromInventory( rows, doNothingCallBack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resetLastListParameters(</text:span></text:p>
      <text:p text:style-name="P3"><text:span text:style-name="T4"><text:s text:c="8"/>final EDListView listView )</text:span></text:p>
      <text:p text:style-name="P3"><text:span text:style-name="T4"><text:s text:c="4"/>{</text:span></text:p>
      <text:p text:style-name="P3"><text:span text:style-name="T4"><text:s text:c="8"/>_edInstance.resetLastListParameters( new WarnableCallBackAdapter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arg0 )</text:span></text:p>
      <text:p text:style-name="P3"><text:span text:style-name="T4"><text:s text:c="12"/>{</text:span></text:p>
      <text:p text:style-name="P3"><text:span text:style-name="T4"><text:s text:c="16"/>listView.getListFromServer(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resetLastListParameters(</text:span></text:p>
      <text:p text:style-name="P3"><text:span text:style-name="T4"><text:s text:c="8"/>final MyTableList myTableList,</text:span></text:p>
      <text:p text:style-name="P3"><text:span text:style-name="T4"><text:s text:c="8"/>final AsyncCallback callback )</text:span></text:p>
      <text:p text:style-name="P3"><text:span text:style-name="T4"><text:s text:c="4"/>{</text:span></text:p>
      <text:p text:style-name="P3"><text:span text:style-name="T4"><text:s text:c="8"/>_edInstance.resetLastListParameters( new WarnableCallBackAdapter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Object arg0 )</text:span></text:p>
      <text:p text:style-name="P3"><text:span text:style-name="T4"><text:s text:c="12"/>{</text:span></text:p>
      <text:p text:style-name="P3"><text:span text:style-name="T4"><text:s text:c="16"/>myTableList.updateKeyFieldValues( callback 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saveDocument(</text:span></text:p>
      <text:p text:style-name="P3"><text:span text:style-name="T4"><text:s text:c="8"/>boolean doClose )</text:span></text:p>
      <text:p text:style-name="P3"><text:span text:style-name="T4"><text:s text:c="4"/>{</text:span></text:p>
      <text:p text:style-name="P3"><text:span text:style-name="T4"><text:s text:c="8"/>_edInstance.saveDocument( doClose, doNothingCallBack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setEdList(</text:span></text:p>
      <text:p text:style-name="P3"><text:span text:style-name="T4"><text:s text:c="8"/>EDList edList )</text:span></text:p>
      <text:p text:style-name="P3"><text:span text:style-name="T4"><text:s text:c="4"/>{</text:span></text:p>
      <text:p text:style-name="P3"><text:span text:style-name="T4"><text:s text:c="8"/>this.edList = edList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setEDList(</text:span></text:p>
      <text:p text:style-name="P3"><text:span text:style-name="T4"><text:s text:c="8"/>EDList list )</text:span></text:p>
      <text:p text:style-name="P3"><text:span text:style-name="T4"><text:s text:c="4"/>{</text:span></text:p>
      <text:p text:style-name="P3"><text:span text:style-name="T4"><text:s text:c="8"/>this.setEdList( list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setForm(</text:span></text:p>
      <text:p text:style-name="P3"><text:span text:style-name="T4"><text:s text:c="8"/>EDForm form )</text:span></text:p>
      <text:p text:style-name="P3"><text:span text:style-name="T4"><text:s text:c="4"/>{</text:span></text:p>
      <text:p text:style-name="P3"><text:span text:style-name="T4"><text:s text:c="8"/>this.form = form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/**</text:span></text:p>
      <text:p text:style-name="P3"><text:span text:style-name="T4"><text:s text:c="5"/>* получает с сервера и отображает список значений ключевых полей таблицы-списка, связанного с кнопкой</text:span></text:p>
      <text:p text:style-name="P3"><text:span text:style-name="T4"><text:s text:c="5"/>* </text:span></text:p>
      <text:p text:style-name="P3"><text:span text:style-name="T4"><text:s text:c="5"/>* @param tableList оболочка кнопки</text:span></text:p>
      <text:p text:style-name="P3"><text:soft-page-break/><text:span text:style-name="T4"><text:s text:c="5"/>*/</text:span></text:p>
      <text:p text:style-name="P3"><text:span text:style-name="T4"><text:s text:c="4"/>public void updateKeyFieldValues(</text:span></text:p>
      <text:p text:style-name="P3"><text:span text:style-name="T4"><text:s text:c="8"/>final MyTableList tableList )</text:span></text:p>
      <text:p text:style-name="P3"><text:span text:style-name="T4"><text:s text:c="4"/>{</text:span></text:p>
      <text:p text:style-name="P3"><text:span text:style-name="T4"><text:s text:c="8"/>tableList.getBinder().countRow( tableList );</text:span></text:p>
      <text:p text:style-name="P3"><text:span text:style-name="T4"><text:s text:c="8"/>WarnableCallBackAdapter callBack = new WarnableCallBackAdapter&lt;List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ListValidationHandler handler )</text:span></text:p>
      <text:p text:style-name="P3"><text:span text:style-name="T4"><text:s text:c="12"/>{ // размещаем полученный массив по ячейкам</text:span></text:p>
      <text:p text:style-name="P3"><text:span text:style-name="T4"><text:s text:c="16"/>tableList.buildKeyFieldTable( handler.getListValues() );</text:span></text:p>
      <text:p text:style-name="P3"><text:span text:style-name="T4"><text:s text:c="12"/>}</text:span></text:p>
      <text:p text:style-name="P3"><text:span text:style-name="T4"><text:s text:c="8"/>};</text:span></text:p>
      <text:p text:style-name="P3"><text:span text:style-name="T4"><text:s text:c="8"/>_edInstance.getKeyFieldValuesFor( tableList.getFieldWrapper(), callBack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public void updateKeyFieldValues(</text:span></text:p>
      <text:p text:style-name="P3"><text:span text:style-name="T4"><text:s text:c="8"/>final MyTableList tableList,</text:span></text:p>
      <text:p text:style-name="P3"><text:span text:style-name="T4"><text:s text:c="8"/>final AsyncCallback callback )</text:span></text:p>
      <text:p text:style-name="P3"><text:span text:style-name="T4"><text:s text:c="4"/>{</text:span></text:p>
      <text:p text:style-name="P3"><text:span text:style-name="T4"><text:s text:c="8"/>tableList.getBinder().countRow( tableList );</text:span></text:p>
      <text:p text:style-name="P3"><text:span text:style-name="T4"><text:s text:c="8"/>WarnableCallBackAdapter wcba = new WarnableCallBackAdapter&lt;List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ListValidationHandler handler )</text:span></text:p>
      <text:p text:style-name="P3"><text:span text:style-name="T4"><text:s text:c="12"/>{ // размещаем полученный массив по ячейкам</text:span></text:p>
      <text:p text:style-name="P3"><text:span text:style-name="T4"><text:s text:c="16"/>tableList.buildKeyFieldTable( handler.getListValues() );</text:span></text:p>
      <text:p text:style-name="P3"><text:span text:style-name="T4"><text:s text:c="16"/>callback.onSuccess( handler );</text:span></text:p>
      <text:p text:style-name="P3"><text:span text:style-name="T4"><text:s text:c="12"/>}</text:span></text:p>
      <text:p text:style-name="P3"><text:span text:style-name="T4"><text:s text:c="8"/>};</text:span></text:p>
      <text:p text:style-name="P3"><text:span text:style-name="T4"><text:s text:c="8"/>_edInstance.getKeyFieldValuesFor( tableList.getFieldWrapper(), wcba );</text:span></text:p>
      <text:p text:style-name="P3"><text:span text:style-name="T4"><text:s text:c="4"/>}</text:span></text:p>
      <text:p text:style-name="P3"><text:span text:style-name="T4"/></text:p>
      <text:p text:style-name="P3"><text:span text:style-name="T4"><text:s text:c="4"/>void addTemporaryEntry(</text:span></text:p>
      <text:p text:style-name="P3"><text:span text:style-name="T4"><text:s text:c="8"/>EDList bindedList )</text:span></text:p>
      <text:p text:style-name="P3"><text:span text:style-name="T4"><text:s text:c="4"/>{</text:span></text:p>
      <text:p text:style-name="P3"><text:span text:style-name="T4"><text:s text:c="8"/>_edInstance.addTemporaryListEntry( new WarnableCallBackAdapter&lt;ValidationHandler&gt;()</text:span></text:p>
      <text:p text:style-name="P3"><text:span text:style-name="T4"><text:s text:c="8"/>{</text:span></text:p>
      <text:p text:style-name="P3"><text:span text:style-name="T4"><text:s text:c="12"/>public void onSuccess(</text:span></text:p>
      <text:p text:style-name="P3"><text:span text:style-name="T4"><text:s text:c="16"/>ValidationHandler handler )</text:span></text:p>
      <text:p text:style-name="P3"><text:span text:style-name="T4"><text:s text:c="12"/>{</text:span></text:p>
      <text:p text:style-name="P3"><text:span text:style-name="T4"><text:s text:c="16"/>// добавляем строку в таблицу</text:span></text:p>
      <text:p text:style-name="P3"><text:span text:style-name="T4"><text:s text:c="16"/>edList.addBlankRow();</text:span></text:p>
      <text:p text:style-name="P3"><text:span text:style-name="T4"><text:s text:c="12"/>}</text:span></text:p>
      <text:p text:style-name="P3"><text:span text:style-name="T4"><text:s text:c="8"/>} );</text:span></text:p>
      <text:p text:style-name="P3"><text:span text:style-name="T4"><text:s text:c="4"/>}</text:span></text:p>
      <text:p text:style-name="P3"><text:span text:style-name="T4">}</text:span></text:p>
      <text:p text:style-name="P3"><text:span text:style-name="T4"/></text:p>
      <text:list xml:id="list1555614957" text:continue-numbering="true" text:style-name="L2">
        <text:list-item>
          <text:p text:style-name="P1">Класс ru.spb.nicetu.gwteditor.client.EDTypes.EDForm</text:p>
        </text:list-item>
      </text:list>
      <text:p text:style-name="P4"/>
      <text:p text:style-name="P4">package ru.spb.nicetu.gwteditor.client.EDTypes;</text:p>
      <text:p text:style-name="P4"></text:p>
      <text:p text:style-name="P4">import ru.spb.nicetu.gwteditor.client.binding.binders.MyCallback;</text:p>
      <text:p text:style-name="P4">import ru.spb.nicetu.gwteditor.client.binding.binders.WidgetBinder;</text:p>
      <text:p text:style-name="P4">import ru.spb.nicetu.gwteditor.client.binding.listeners.DataLoadListener;</text:p>
      <text:p text:style-name="P4">import ru.spb.nicetu.gwteditor.client.binding.listeners.SourcesDataLoadEvents;</text:p>
      <text:p text:style-name="P4">import ru.spb.nicetu.gwteditor.client.logic.Logic;</text:p>
      <text:p text:style-name="P4"></text:p>
      <text:p text:style-name="P4">import com.google.gwt.user.client.ui.HorizontalPanel;</text:p>
      <text:p text:style-name="P4"></text:p>
      <text:p text:style-name="P4">public abstract class EDForm</text:p>
      <text:p text:style-name="P4"><text:s text:c="4"/>implements</text:p>
      <text:p text:style-name="P4"><text:s text:c="8"/>SourcesDataLoadEvents</text:p>
      <text:p text:style-name="P4">{</text:p>
      <text:p text:style-name="P4"><text:s text:c="4"/>/**</text:p>
      <text:p text:style-name="P4"><text:s text:c="5"/>* здесь хранятся связи с полями БД</text:p>
      <text:p text:style-name="P4"><text:s text:c="5"/>*/</text:p>
      <text:p text:style-name="P4"><text:s text:c="4"/>protected WidgetBinder <text:s text:c="3"/>_binder <text:s/>= null;</text:p>
      <text:p text:style-name="P4"></text:p>
      <text:p text:style-name="P4"><text:s text:c="4"/>/**</text:p>
      <text:p text:style-name="P4"><text:s text:c="5"/>* здесь хранится содержимое страницы</text:p>
      <text:p text:style-name="P4"><text:s text:c="5"/>*/</text:p>
      <text:p text:style-name="P4"><text:s text:c="4"/>protected HorizontalPanel _page <text:s text:c="3"/>= new HorizontalPanel();</text:p>
      <text:p text:style-name="P4"></text:p>
      <text:p text:style-name="P4"><text:s text:c="4"/>protected boolean <text:s text:c="8"/>isImport = false;</text:p>
      <text:p text:style-name="P4"></text:p>
      <text:p text:style-name="P4"><text:s text:c="4"/>/**</text:p>
      <text:p text:style-name="P4"><text:s text:c="5"/>* объект, хранящий все логические связи внутри страницы</text:p>
      <text:p text:style-name="P4"><text:s text:c="5"/>*/</text:p>
      <text:p text:style-name="P4"><text:soft-page-break/><text:s text:c="4"/>public Logic <text:s text:c="13"/>logic <text:s text:c="3"/>= null;</text:p>
      <text:p text:style-name="P4"></text:p>
      <text:p text:style-name="P4"><text:s text:c="4"/>public void addDataLoadListener(</text:p>
      <text:p text:style-name="P4"><text:s text:c="8"/>DataLoadListener dataLoadListener )</text:p>
      <text:p text:style-name="P4"><text:s text:c="4"/>{</text:p>
      <text:p text:style-name="P4"><text:s text:c="8"/>_binder.addDataLoadListener( dataLoadListener );</text:p>
      <text:p text:style-name="P4"><text:s text:c="4"/>}</text:p>
      <text:p text:style-name="P4"></text:p>
      <text:p text:style-name="P4"><text:s text:c="4"/>public WidgetBinder getBinder()</text:p>
      <text:p text:style-name="P4"><text:s text:c="4"/>{</text:p>
      <text:p text:style-name="P4"><text:s text:c="8"/>return _binder;</text:p>
      <text:p text:style-name="P4"><text:s text:c="4"/>}</text:p>
      <text:p text:style-name="P4"></text:p>
      <text:p text:style-name="P4"><text:s text:c="4"/>public Logic getLogic()</text:p>
      <text:p text:style-name="P4"><text:s text:c="4"/>{</text:p>
      <text:p text:style-name="P4"><text:s text:c="8"/>return logic;</text:p>
      <text:p text:style-name="P4"><text:s text:c="4"/>}</text:p>
      <text:p text:style-name="P4"></text:p>
      <text:p text:style-name="P4"><text:s text:c="4"/>public HorizontalPanel getPage()</text:p>
      <text:p text:style-name="P4"><text:s text:c="4"/>{</text:p>
      <text:p text:style-name="P4"><text:s text:c="8"/>return _page;</text:p>
      <text:p text:style-name="P4"><text:s text:c="4"/>}</text:p>
      <text:p text:style-name="P4"></text:p>
      <text:p text:style-name="P4"><text:s text:c="4"/>public void getValueSetFromServer()</text:p>
      <text:p text:style-name="P4"><text:s text:c="4"/>{</text:p>
      <text:p text:style-name="P4"><text:s text:c="8"/>_binder.getValueSetFromServer();</text:p>
      <text:p text:style-name="P4"><text:s text:c="4"/>}</text:p>
      <text:p text:style-name="P4"></text:p>
      <text:p text:style-name="P4"><text:s text:c="4"/>public void getValueSetFromServer(</text:p>
      <text:p text:style-name="P4"><text:s text:c="8"/>MyCallback cb )</text:p>
      <text:p text:style-name="P4"><text:s text:c="4"/>{</text:p>
      <text:p text:style-name="P4"><text:s text:c="8"/>_binder.getValueSetFromServer( cb );</text:p>
      <text:p text:style-name="P4"><text:s text:c="4"/>}</text:p>
      <text:p text:style-name="P4"></text:p>
      <text:p text:style-name="P4"><text:s text:c="4"/>/**</text:p>
      <text:p text:style-name="P4"><text:s text:c="5"/>* задать логические связи внутри страницы</text:p>
      <text:p text:style-name="P4"><text:s text:c="5"/>* </text:p>
      <text:p text:style-name="P4"><text:s text:c="5"/>* @throws Exception</text:p>
      <text:p text:style-name="P4"><text:s text:c="5"/>*/</text:p>
      <text:p text:style-name="P4"><text:s text:c="4"/>public void initLogic(</text:p>
      <text:p text:style-name="P4"><text:s text:c="8"/>EDForm additionalForm )</text:p>
      <text:p text:style-name="P4"><text:s text:c="4"/>{</text:p>
      <text:p text:style-name="P4"><text:s text:c="8"/>logic = _binder.createLogic( additionalForm );</text:p>
      <text:p text:style-name="P4"><text:s text:c="4"/>}</text:p>
      <text:p text:style-name="P4"></text:p>
      <text:p text:style-name="P4"><text:s text:c="4"/>public boolean isImport()</text:p>
      <text:p text:style-name="P4"><text:s text:c="4"/>{</text:p>
      <text:p text:style-name="P4"><text:s text:c="8"/>return isImport;</text:p>
      <text:p text:style-name="P4"><text:s text:c="4"/>}</text:p>
      <text:p text:style-name="P4"></text:p>
      <text:p text:style-name="P4"><text:s text:c="4"/>public boolean isLoaded()</text:p>
      <text:p text:style-name="P4"><text:s text:c="4"/>{</text:p>
      <text:p text:style-name="P4"><text:s text:c="8"/>return _binder.isLoaded();</text:p>
      <text:p text:style-name="P4"><text:s text:c="4"/>}</text:p>
      <text:p text:style-name="P4"></text:p>
      <text:p text:style-name="P4"><text:s text:c="4"/>/**</text:p>
      <text:p text:style-name="P4"><text:s text:c="5"/>* задать класс связей с бд</text:p>
      <text:p text:style-name="P4"><text:s text:c="5"/>* </text:p>
      <text:p text:style-name="P4"><text:s text:c="5"/>* @param binder класс связей с бд</text:p>
      <text:p text:style-name="P4"><text:s text:c="5"/>*/</text:p>
      <text:p text:style-name="P4"><text:s text:c="4"/>public void setBinder(</text:p>
      <text:p text:style-name="P4"><text:s text:c="8"/>WidgetBinder binder )</text:p>
      <text:p text:style-name="P4"><text:s text:c="4"/>{</text:p>
      <text:p text:style-name="P4"><text:s text:c="8"/>this._binder = binder;</text:p>
      <text:p text:style-name="P4"><text:s text:c="8"/>binder.setForm( this );</text:p>
      <text:p text:style-name="P4"><text:s text:c="4"/>}</text:p>
      <text:p text:style-name="P4"></text:p>
      <text:p text:style-name="P4"><text:s text:c="4"/>public void setImport(</text:p>
      <text:p text:style-name="P4"><text:s text:c="8"/>boolean isImport )</text:p>
      <text:p text:style-name="P4"><text:s text:c="4"/>{</text:p>
      <text:p text:style-name="P4"><text:s text:c="8"/>this.isImport = isImport;</text:p>
      <text:p text:style-name="P4"><text:s text:c="4"/>}</text:p>
      <text:p text:style-name="P4">}</text:p>
      <text:p text:style-name="P4"/>
      <text:list xml:id="list992998734" text:continue-numbering="true" text:style-name="L2">
        <text:list-item>
          <text:p text:style-name="P1">Класс ru.spb.nicetu.gwteditor.client.EDTypes.EDGoodsList</text:p>
        </text:list-item>
      </text:list>
      <text:p text:style-name="P4"/>
      <text:p text:style-name="P4">package ru.spb.nicetu.gwteditor.client.EDTypes;</text:p>
      <text:p text:style-name="P4"></text:p>
      <text:p text:style-name="P4">import java.util.ArrayList;</text:p>
      <text:p text:style-name="P4"><text:soft-page-break/></text:p>
      <text:p text:style-name="P4">import ru.spb.nicetu.gwteditor.client.EDService;</text:p>
      <text:p text:style-name="P4">import ru.spb.nicetu.gwteditor.client.EDServiceAsync;</text:p>
      <text:p text:style-name="P4">import ru.spb.nicetu.gwteditor.client.logger.EDLoggerClient;</text:p>
      <text:p text:style-name="P4">import ru.spb.nicetu.gwteditor.client.logic.GTD_GoodsList_Logic;</text:p>
      <text:p text:style-name="P4">import ru.spb.nicetu.gwteditor.client.ui.widgets.GoodsCounter;</text:p>
      <text:p text:style-name="P4">import ru.spb.nicetu.gwteditor.client.ui.widgets.MyLabel;</text:p>
      <text:p text:style-name="P4"></text:p>
      <text:p text:style-name="P4">import com.google.gwt.core.client.GWT;</text:p>
      <text:p text:style-name="P4">import com.google.gwt.user.client.rpc.AsyncCallback;</text:p>
      <text:p text:style-name="P4">import com.google.gwt.user.client.ui.HorizontalPanel;</text:p>
      <text:p text:style-name="P4">import com.google.gwt.user.client.ui.Panel;</text:p>
      <text:p text:style-name="P4"></text:p>
      <text:p text:style-name="P4">/**</text:p>
      <text:p text:style-name="P4"><text:s/>* страница списка товаров</text:p>
      <text:p text:style-name="P4"><text:s/>* </text:p>
      <text:p text:style-name="P4"><text:s/>* @author eav</text:p>
      <text:p text:style-name="P4"><text:s/>*/</text:p>
      <text:p text:style-name="P4">public abstract class EDGoodsList</text:p>
      <text:p text:style-name="P4"><text:s text:c="4"/>extends EDForm</text:p>
      <text:p text:style-name="P4">{</text:p>
      <text:p text:style-name="P4"><text:s text:c="4"/>protected EDServiceAsync <text:s/>_edInstance = EDService.App.getInstance();</text:p>
      <text:p text:style-name="P4"><text:s text:c="4"/>protected final Messages <text:s/>_msgs <text:s text:c="6"/>= (Messages) GWT.create( Messages.class );</text:p>
      <text:p text:style-name="P4"><text:s text:c="4"/>private Panel <text:s text:c="12"/>controlPanel;</text:p>
      <text:p text:style-name="P4"><text:s text:c="4"/>private GoodsCounter <text:s text:c="5"/>goodsCounter;</text:p>
      <text:p text:style-name="P4"><text:s text:c="4"/>private MyLabel <text:s text:c="10"/>oldCounter;</text:p>
      <text:p text:style-name="P4"><text:s text:c="4"/>private ArrayList&lt;EDForm&gt; formsToHide = new ArrayList&lt;EDForm&gt;();</text:p>
      <text:p text:style-name="P4"></text:p>
      <text:p text:style-name="P4"><text:s text:c="4"/>/**</text:p>
      <text:p text:style-name="P4"><text:s text:c="5"/>* добавить товар</text:p>
      <text:p text:style-name="P4"><text:s text:c="5"/>*/</text:p>
      <text:p text:style-name="P4"><text:s text:c="4"/>public void addGood()</text:p>
      <text:p text:style-name="P4"><text:s text:c="4"/>{</text:p>
      <text:p text:style-name="P4"><text:s text:c="8"/>_edInstance.addGood( new AsyncCallback()</text:p>
      <text:p text:style-name="P4"><text:s text:c="8"/>{</text:p>
      <text:p text:style-name="P4"><text:s text:c="12"/>public void onFailure(</text:p>
      <text:p text:style-name="P4"><text:s text:c="16"/>Throwable caught )</text:p>
      <text:p text:style-name="P4"><text:s text:c="12"/>{</text:p>
      <text:p text:style-name="P4"><text:s text:c="16"/>EDLoggerClient.error( "EDGoodsList::addGood", caught );</text:p>
      <text:p text:style-name="P4"><text:s text:c="12"/>}</text:p>
      <text:p text:style-name="P4"></text:p>
      <text:p text:style-name="P4"><text:s text:c="12"/>public void onSuccess(</text:p>
      <text:p text:style-name="P4"><text:s text:c="16"/>Object result )</text:p>
      <text:p text:style-name="P4"><text:s text:c="12"/>{</text:p>
      <text:p text:style-name="P4"><text:s text:c="16"/>updateCounterAndData( getGoodsNumber() );</text:p>
      <text:p text:style-name="P4"><text:s text:c="12"/>}</text:p>
      <text:p text:style-name="P4"><text:s text:c="8"/>} );</text:p>
      <text:p text:style-name="P4"><text:s text:c="4"/>}</text:p>
      <text:p text:style-name="P4"></text:p>
      <text:p text:style-name="P4"><text:s text:c="4"/>/**</text:p>
      <text:p text:style-name="P4"><text:s text:c="5"/>* Построить и вернуть управляющую панель</text:p>
      <text:p text:style-name="P4"><text:s text:c="5"/>*/</text:p>
      <text:p text:style-name="P4"><text:s text:c="4"/>protected Panel buildControlPanel()</text:p>
      <text:p text:style-name="P4"><text:s text:c="4"/>{</text:p>
      <text:p text:style-name="P4"><text:s text:c="8"/>controlPanel = new HorizontalPanel();</text:p>
      <text:p text:style-name="P4"></text:p>
      <text:p text:style-name="P4"><text:s text:c="8"/>MyLabel label = new MyLabel();</text:p>
      <text:p text:style-name="P4"><text:s text:c="8"/>label.addStyleName( "GOODSCOUNTER" );</text:p>
      <text:p text:style-name="P4"></text:p>
      <text:p text:style-name="P4"><text:s text:c="8"/>setOldCounter( label );</text:p>
      <text:p text:style-name="P4"><text:s text:c="8"/>controlPanel.add( getOldCounter() );</text:p>
      <text:p text:style-name="P4"></text:p>
      <text:p text:style-name="P4"><text:s text:c="8"/>return controlPanel;</text:p>
      <text:p text:style-name="P4"><text:s text:c="4"/>}</text:p>
      <text:p text:style-name="P4"></text:p>
      <text:p text:style-name="P4"><text:s text:c="4"/>/**</text:p>
      <text:p text:style-name="P4"><text:s text:c="5"/>* @return текущий номер товара (с нуля)</text:p>
      <text:p text:style-name="P4"><text:s text:c="5"/>*/</text:p>
      <text:p text:style-name="P4"><text:s text:c="4"/>public int getCurrentGoodNumber()</text:p>
      <text:p text:style-name="P4"><text:s text:c="4"/>{</text:p>
      <text:p text:style-name="P4"><text:s text:c="8"/>return goodsCounter.getCurrentGood();</text:p>
      <text:p text:style-name="P4"><text:s text:c="4"/>}</text:p>
      <text:p text:style-name="P4"></text:p>
      <text:p text:style-name="P4"><text:s text:c="4"/>public GoodsCounter getGoodsCounter()</text:p>
      <text:p text:style-name="P4"><text:s text:c="4"/>{</text:p>
      <text:p text:style-name="P4"><text:s text:c="8"/>return goodsCounter;</text:p>
      <text:p text:style-name="P4"><text:s text:c="4"/>}</text:p>
      <text:p text:style-name="P4"></text:p>
      <text:p text:style-name="P4"><text:s text:c="4"/>/**</text:p>
      <text:p text:style-name="P4"><text:s text:c="5"/>* @return кол-во товаров в гтд</text:p>
      <text:p text:style-name="P4"><text:soft-page-break/><text:s text:c="5"/>*/</text:p>
      <text:p text:style-name="P4"><text:s text:c="4"/>public int getGoodsNumber()</text:p>
      <text:p text:style-name="P4"><text:s text:c="4"/>{</text:p>
      <text:p text:style-name="P4"><text:s text:c="8"/>return goodsCounter.getGoodsCount();</text:p>
      <text:p text:style-name="P4"><text:s text:c="4"/>}</text:p>
      <text:p text:style-name="P4"></text:p>
      <text:p text:style-name="P4"><text:s text:c="4"/>public MyLabel getOldCounter()</text:p>
      <text:p text:style-name="P4"><text:s text:c="4"/>{</text:p>
      <text:p text:style-name="P4"><text:s text:c="8"/>return oldCounter;</text:p>
      <text:p text:style-name="P4"><text:s text:c="4"/>}</text:p>
      <text:p text:style-name="P4"></text:p>
      <text:p text:style-name="P4"><text:s text:c="4"/>/**</text:p>
      <text:p text:style-name="P4"><text:s text:c="5"/>* удалить текущий товар</text:p>
      <text:p text:style-name="P4"><text:s text:c="5"/>*/</text:p>
      <text:p text:style-name="P4"><text:s text:c="4"/>public void removeCurrentGood()</text:p>
      <text:p text:style-name="P4"><text:s text:c="4"/>{</text:p>
      <text:p text:style-name="P4"><text:s text:c="8"/>final int currentGoodNumber = getCurrentGoodNumber();</text:p>
      <text:p text:style-name="P4"><text:s text:c="8"/>_edInstance.removeGood( currentGoodNumber, new AsyncCallback()</text:p>
      <text:p text:style-name="P4"><text:s text:c="8"/>{</text:p>
      <text:p text:style-name="P4"><text:s text:c="12"/>public void onFailure(</text:p>
      <text:p text:style-name="P4"><text:s text:c="16"/>Throwable caught )</text:p>
      <text:p text:style-name="P4"><text:s text:c="12"/>{</text:p>
      <text:p text:style-name="P4"><text:s text:c="16"/>EDLoggerClient.error( "EDGoodsList::removeGood", caught );</text:p>
      <text:p text:style-name="P4"><text:s text:c="12"/>}</text:p>
      <text:p text:style-name="P4"></text:p>
      <text:p text:style-name="P4"><text:s text:c="12"/>public void onSuccess(</text:p>
      <text:p text:style-name="P4"><text:s text:c="16"/>Object result )</text:p>
      <text:p text:style-name="P4"><text:s text:c="12"/>{</text:p>
      <text:p text:style-name="P4"><text:s text:c="16"/>if ( currentGoodNumber &gt; 0 )</text:p>
      <text:p text:style-name="P4"><text:s text:c="16"/>{</text:p>
      <text:p text:style-name="P4"><text:s text:c="20"/>updateCounterAndData( currentGoodNumber - 1 );</text:p>
      <text:p text:style-name="P4"><text:s text:c="16"/>}</text:p>
      <text:p text:style-name="P4"><text:s text:c="16"/>else</text:p>
      <text:p text:style-name="P4"><text:s text:c="16"/>{</text:p>
      <text:p text:style-name="P4"><text:s text:c="20"/>// currentGoodNumber == 0 (другого не может быть)</text:p>
      <text:p text:style-name="P4"><text:s text:c="20"/>updateCounterAndData( currentGoodNumber );</text:p>
      <text:p text:style-name="P4"><text:s text:c="16"/>}</text:p>
      <text:p text:style-name="P4"><text:s text:c="12"/>}</text:p>
      <text:p text:style-name="P4"><text:s text:c="8"/>} );</text:p>
      <text:p text:style-name="P4"><text:s text:c="4"/>}</text:p>
      <text:p text:style-name="P4"></text:p>
      <text:p text:style-name="P4"><text:s text:c="4"/>public void setFormsToHide(</text:p>
      <text:p text:style-name="P4"><text:s text:c="8"/>EDForm[] forms )</text:p>
      <text:p text:style-name="P4"><text:s text:c="4"/>{</text:p>
      <text:p text:style-name="P4"><text:s text:c="8"/>for ( EDForm form : forms )</text:p>
      <text:p text:style-name="P4"><text:s text:c="8"/>{</text:p>
      <text:p text:style-name="P4"><text:s text:c="12"/>formsToHide.add( form );</text:p>
      <text:p text:style-name="P4"><text:s text:c="8"/>}</text:p>
      <text:p text:style-name="P4"><text:s text:c="4"/>}</text:p>
      <text:p text:style-name="P4"></text:p>
      <text:p text:style-name="P4"><text:s text:c="4"/>public void setOldCounter(</text:p>
      <text:p text:style-name="P4"><text:s text:c="8"/>MyLabel oldCounter )</text:p>
      <text:p text:style-name="P4"><text:s text:c="4"/>{</text:p>
      <text:p text:style-name="P4"><text:s text:c="8"/>this.oldCounter = oldCounter;</text:p>
      <text:p text:style-name="P4"><text:s text:c="4"/>}</text:p>
      <text:p text:style-name="P4"></text:p>
      <text:p text:style-name="P4"><text:s text:c="4"/>private void showForms(</text:p>
      <text:p text:style-name="P4"><text:s text:c="8"/>boolean visible )</text:p>
      <text:p text:style-name="P4"><text:s text:c="4"/>{</text:p>
      <text:p text:style-name="P4"><text:s text:c="8"/>for ( EDForm form : formsToHide )</text:p>
      <text:p text:style-name="P4"><text:s text:c="8"/>{</text:p>
      <text:p text:style-name="P4"><text:s text:c="12"/>form.getPage().setVisible( visible );</text:p>
      <text:p text:style-name="P4"><text:s text:c="8"/>}</text:p>
      <text:p text:style-name="P4"><text:s text:c="4"/>}</text:p>
      <text:p text:style-name="P4"></text:p>
      <text:p text:style-name="P4"><text:s text:c="4"/>public void updateCounterAndData(</text:p>
      <text:p text:style-name="P4"><text:s text:c="8"/>GoodsCounter counter )</text:p>
      <text:p text:style-name="P4"><text:s text:c="4"/>{</text:p>
      <text:p text:style-name="P4"><text:s text:c="8"/>this.goodsCounter = counter;</text:p>
      <text:p text:style-name="P4"><text:s text:c="8"/>goodsCounter.setGoodsList( this );</text:p>
      <text:p text:style-name="P4"><text:s text:c="8"/>updateCounterAndData( 0 );</text:p>
      <text:p text:style-name="P4"><text:s text:c="4"/>}</text:p>
      <text:p text:style-name="P4"></text:p>
      <text:p text:style-name="P4"><text:s text:c="4"/>/**</text:p>
      <text:p text:style-name="P4"><text:s text:c="5"/>* Обновить счетчик и данные товара &lt;br&gt;</text:p>
      <text:p text:style-name="P4"><text:s text:c="5"/>* Начинает получение списка товаров с получения их количества &lt;br&gt;</text:p>
      <text:p text:style-name="P4"><text:s text:c="5"/>* Вызывается из главных листов ГТД и ДТС после построения страниц, а также при добавлении/удалении товара.</text:p>
      <text:p text:style-name="P4"><text:s text:c="5"/>* </text:p>
      <text:p text:style-name="P4"><text:s text:c="5"/>* @param goodNumber номер товара для установления (с нуля)</text:p>
      <text:p text:style-name="P4"><text:soft-page-break/><text:s text:c="5"/>*/</text:p>
      <text:p text:style-name="P4"><text:s text:c="4"/>public void updateCounterAndData(</text:p>
      <text:p text:style-name="P4"><text:s text:c="8"/>final int goodNumber )</text:p>
      <text:p text:style-name="P4"><text:s text:c="4"/>{</text:p>
      <text:p text:style-name="P4"><text:s text:c="8"/>if ( goodNumber == 0 )</text:p>
      <text:p text:style-name="P4"><text:s text:c="8"/>{</text:p>
      <text:p text:style-name="P4"><text:s text:c="12"/>showForms( true );</text:p>
      <text:p text:style-name="P4"><text:s text:c="8"/>}</text:p>
      <text:p text:style-name="P4"><text:s text:c="8"/>else</text:p>
      <text:p text:style-name="P4"><text:s text:c="8"/>{</text:p>
      <text:p text:style-name="P4"><text:s text:c="12"/>showForms( false );</text:p>
      <text:p text:style-name="P4"><text:s text:c="8"/>}</text:p>
      <text:p text:style-name="P4"></text:p>
      <text:p text:style-name="P4"><text:s text:c="8"/>_edInstance.getGoodsCount( new AsyncCallback&lt;Integer&gt;()</text:p>
      <text:p text:style-name="P4"><text:s text:c="8"/>{</text:p>
      <text:p text:style-name="P4"><text:s text:c="12"/>public void onFailure(</text:p>
      <text:p text:style-name="P4"><text:s text:c="16"/>Throwable caught )</text:p>
      <text:p text:style-name="P4"><text:s text:c="12"/>{</text:p>
      <text:p text:style-name="P4"><text:s text:c="16"/>EDLoggerClient.error( "Cannot retreive goods count", caught );</text:p>
      <text:p text:style-name="P4"><text:s text:c="12"/>}</text:p>
      <text:p text:style-name="P4"></text:p>
      <text:p text:style-name="P4"><text:s text:c="12"/>public void onSuccess(</text:p>
      <text:p text:style-name="P4"><text:s text:c="16"/>Integer result )</text:p>
      <text:p text:style-name="P4"><text:s text:c="12"/>{</text:p>
      <text:p text:style-name="P4"><text:s text:c="16"/>if ( result.intValue() &gt; 0 )</text:p>
      <text:p text:style-name="P4"><text:s text:c="16"/>{</text:p>
      <text:p text:style-name="P4"><text:s text:c="20"/>// обновляем оба индикатора</text:p>
      <text:p text:style-name="P4"><text:s text:c="20"/>getGoodsCounter().setGoodsCount( result );</text:p>
      <text:p text:style-name="P4"><text:s text:c="20"/>// здесь серверная нумерация</text:p>
      <text:p text:style-name="P4"><text:s text:c="20"/>getGoodsCounter().setCurrentGood( goodNumber );</text:p>
      <text:p text:style-name="P4"><text:s text:c="20"/>getOldCounter().setText( "" + (goodNumber + 1) );</text:p>
      <text:p text:style-name="P4"></text:p>
      <text:p text:style-name="P4"><text:s text:c="20"/>// обновляем данные товара</text:p>
      <text:p text:style-name="P4"><text:s text:c="20"/>_binder.getValueSetForGood( goodNumber );</text:p>
      <text:p text:style-name="P4"></text:p>
      <text:p text:style-name="P4"><text:s text:c="20"/>if ( logic != null &amp;&amp; logic instanceof GTD_GoodsList_Logic )</text:p>
      <text:p text:style-name="P4"><text:s text:c="20"/>{</text:p>
      <text:p text:style-name="P4"><text:s text:c="24"/>((GTD_GoodsList_Logic) logic).fireGoodsListChange();</text:p>
      <text:p text:style-name="P4"><text:s text:c="20"/>}</text:p>
      <text:p text:style-name="P4"><text:s text:c="16"/>}</text:p>
      <text:p text:style-name="P4"><text:s text:c="12"/>}</text:p>
      <text:p text:style-name="P4"><text:s text:c="8"/>} );</text:p>
      <text:p text:style-name="P4"><text:s text:c="4"/>}</text:p>
      <text:p text:style-name="P4">}</text:p>
      <text:p text:style-name="P4"/>
      <text:list xml:id="list107677070" text:continue-numbering="true" text:style-name="L2">
        <text:list-item>
          <text:p text:style-name="P1">Класс ru.spb.nicetu.gwteditor.client.EDTypes.EDList</text:p>
        </text:list-item>
      </text:list>
      <text:p text:style-name="P4"/>
      <text:p text:style-name="P4">package ru.spb.nicetu.gwteditor.client.EDTypes;</text:p>
      <text:p text:style-name="P4"></text:p>
      <text:p text:style-name="P4">import java.util.ArrayList;</text:p>
      <text:p text:style-name="P4"></text:p>
      <text:p text:style-name="P4">import ru.spb.nicetu.gwteditor.client.EDClientConstants;</text:p>
      <text:p text:style-name="P4">import ru.spb.nicetu.gwteditor.client.binding.binders.WidgetBinder;</text:p>
      <text:p text:style-name="P4">import ru.spb.nicetu.gwteditor.client.ui.widgets.MyButton;</text:p>
      <text:p text:style-name="P4">import ru.spb.nicetu.gwteditor.client.ui.widgets.interfaces.HasValue;</text:p>
      <text:p text:style-name="P4"></text:p>
      <text:p text:style-name="P4">import com.google.gwt.user.client.rpc.AsyncCallback;</text:p>
      <text:p text:style-name="P4">import com.google.gwt.user.client.ui.ClickListener;</text:p>
      <text:p text:style-name="P4">import com.google.gwt.user.client.ui.FlexTable;</text:p>
      <text:p text:style-name="P4">import com.google.gwt.user.client.ui.HorizontalPanel;</text:p>
      <text:p text:style-name="P4">import com.google.gwt.user.client.ui.Label;</text:p>
      <text:p text:style-name="P4">import com.google.gwt.user.client.ui.Widget;</text:p>
      <text:p text:style-name="P4"></text:p>
      <text:p text:style-name="P4">/**</text:p>
      <text:p text:style-name="P4"><text:s/>* таблица-список с повторяющимися полями todo сейчас они создаются внутри основного конструктора. на деле они нужны</text:p>
      <text:p text:style-name="P4"><text:s/>* только при вызове списка. использовать паттерн Proxy</text:p>
      <text:p text:style-name="P4"><text:s/>*/</text:p>
      <text:p text:style-name="P4">public abstract class EDList</text:p>
      <text:p text:style-name="P4"><text:s text:c="4"/>// является формой редактора гтд</text:p>
      <text:p text:style-name="P4"><text:s text:c="4"/>extends EDForm</text:p>
      <text:p text:style-name="P4"><text:s text:c="4"/>implements</text:p>
      <text:p text:style-name="P4"><text:s text:c="8"/>EDClientConstants,</text:p>
      <text:p text:style-name="P4"><text:s text:c="8"/>ClickListener</text:p>
      <text:p text:style-name="P4">{</text:p>
      <text:p text:style-name="P4"><text:s text:c="4"/>/**</text:p>
      <text:p text:style-name="P4"><text:s text:c="5"/>* ширина по умолчанию</text:p>
      <text:p text:style-name="P4"><text:s text:c="5"/>*/</text:p>
      <text:p text:style-name="P4"><text:s text:c="4"/>public int <text:s text:c="9"/>_defaultWidth <text:s text:c="5"/>= 500;</text:p>
      <text:p text:style-name="P4"><text:soft-page-break/></text:p>
      <text:p text:style-name="P4"><text:s text:c="4"/>/**</text:p>
      <text:p text:style-name="P4"><text:s text:c="5"/>* номер ключевого поля для отображения в графе этот номер задается в конструкторе, для генератора - атрибутом</text:p>
      <text:p text:style-name="P4"><text:s text:c="5"/>* keyfield тега table по умолчанию №1 {@value} 1</text:p>
      <text:p text:style-name="P4"><text:s text:c="5"/>*/</text:p>
      <text:p text:style-name="P4"><text:s text:c="4"/>protected int[] <text:s text:c="4"/>_keyFieldNumbers <text:s text:c="2"/>= new int[] { 1 };</text:p>
      <text:p text:style-name="P4"></text:p>
      <text:p text:style-name="P4"><text:s text:c="4"/>/**</text:p>
      <text:p text:style-name="P4"><text:s text:c="5"/>* разделитель ключевых полей для отображения в графе</text:p>
      <text:p text:style-name="P4"><text:s text:c="5"/>*/</text:p>
      <text:p text:style-name="P4"><text:s text:c="4"/>public String <text:s text:c="6"/>_keyFieldsDelim <text:s text:c="3"/>= "/";</text:p>
      <text:p text:style-name="P4"></text:p>
      <text:p text:style-name="P4"><text:s text:c="4"/>/**</text:p>
      <text:p text:style-name="P4"><text:s text:c="5"/>* разделитель строк для отображения в графе</text:p>
      <text:p text:style-name="P4"><text:s text:c="5"/>*/</text:p>
      <text:p text:style-name="P4"><text:s text:c="4"/>public String <text:s text:c="6"/>_keyFieldsRowDelim = ", ";</text:p>
      <text:p text:style-name="P4"></text:p>
      <text:p text:style-name="P4"><text:s text:c="4"/>/**</text:p>
      <text:p text:style-name="P4"><text:s text:c="5"/>* количество виджетов, имеющих значения</text:p>
      <text:p text:style-name="P4"><text:s text:c="5"/>*/</text:p>
      <text:p text:style-name="P4"><text:s text:c="4"/>protected int <text:s text:c="6"/>_valuedWidgetsCount;</text:p>
      <text:p text:style-name="P4"></text:p>
      <text:p text:style-name="P4"><text:s text:c="4"/>/**</text:p>
      <text:p text:style-name="P4"><text:s text:c="5"/>* оболочка таблицы. здесь в binder еще не задано имя страницы, оно будет задано в конструкторе подкласса</text:p>
      <text:p text:style-name="P4"><text:s text:c="5"/>*/</text:p>
      <text:p text:style-name="P4"><text:s text:c="4"/>protected FlexTable parentTable <text:s text:c="7"/>= new FlexTable();</text:p>
      <text:p text:style-name="P4"></text:p>
      <text:p text:style-name="P4"><text:s text:c="4"/>public EDList()</text:p>
      <text:p text:style-name="P4"><text:s text:c="4"/>{</text:p>
      <text:p text:style-name="P4"><text:s text:c="8"/>super();</text:p>
      <text:p text:style-name="P4"><text:s text:c="8"/>appendAddButton( parentTable );</text:p>
      <text:p text:style-name="P4"><text:s text:c="8"/>_page.add( parentTable );</text:p>
      <text:p text:style-name="P4"><text:s text:c="4"/>}</text:p>
      <text:p text:style-name="P4"></text:p>
      <text:p text:style-name="P4"><text:s text:c="4"/>/**</text:p>
      <text:p text:style-name="P4"><text:s text:c="5"/>* добавляет только пустую строку в таблицу</text:p>
      <text:p text:style-name="P4"><text:s text:c="5"/>* </text:p>
      <text:p text:style-name="P4"><text:s text:c="5"/>* @return номер добавленной строки</text:p>
      <text:p text:style-name="P4"><text:s text:c="5"/>*/</text:p>
      <text:p text:style-name="P4"><text:s text:c="4"/>public int addBlankRow()</text:p>
      <text:p text:style-name="P4"><text:s text:c="4"/>{</text:p>
      <text:p text:style-name="P4"><text:s text:c="8"/>ArrayList&lt;String&gt; list = new ArrayList&lt;String&gt;( 0 );</text:p>
      <text:p text:style-name="P4"><text:s text:c="8"/>for ( int i = 0; i &lt; _valuedWidgetsCount; i++ )</text:p>
      <text:p text:style-name="P4"><text:s text:c="8"/>{</text:p>
      <text:p text:style-name="P4"><text:s text:c="12"/>list.add( "" );</text:p>
      <text:p text:style-name="P4"><text:s text:c="8"/>}</text:p>
      <text:p text:style-name="P4"></text:p>
      <text:p text:style-name="P4"><text:s text:c="8"/>addRow( list );</text:p>
      <text:p text:style-name="P4"></text:p>
      <text:p text:style-name="P4"><text:s text:c="8"/>return parentTable.getRowCount() - 1;</text:p>
      <text:p text:style-name="P4"><text:s text:c="4"/>}</text:p>
      <text:p text:style-name="P4"></text:p>
      <text:p text:style-name="P4"><text:s text:c="4"/>/**</text:p>
      <text:p text:style-name="P4"><text:s text:c="5"/>* добавляет пустую строку в таблицу и запись списка на сервере</text:p>
      <text:p text:style-name="P4"><text:s text:c="5"/>*/</text:p>
      <text:p text:style-name="P4"><text:s text:c="4"/>protected void addNewEntry()</text:p>
      <text:p text:style-name="P4"><text:s text:c="4"/>{</text:p>
      <text:p text:style-name="P4"><text:s text:c="8"/>_binder.addEntryToList( this );</text:p>
      <text:p text:style-name="P4"><text:s text:c="4"/>}</text:p>
      <text:p text:style-name="P4"></text:p>
      <text:p text:style-name="P4"><text:s text:c="4"/>protected void addRow(</text:p>
      <text:p text:style-name="P4"><text:s text:c="8"/>ArrayList&lt;String&gt; values )</text:p>
      <text:p text:style-name="P4"><text:s text:c="4"/>{</text:p>
      <text:p text:style-name="P4"><text:s text:c="8"/>addValuedRow( values );</text:p>
      <text:p text:style-name="P4"><text:s text:c="4"/>}</text:p>
      <text:p text:style-name="P4"></text:p>
      <text:p text:style-name="P4"><text:s text:c="4"/>/**</text:p>
      <text:p text:style-name="P4"><text:s text:c="5"/>* добавить строку с заданными значениями</text:p>
      <text:p text:style-name="P4"><text:s text:c="5"/>* </text:p>
      <text:p text:style-name="P4"><text:s text:c="5"/>* @param arrayList массив заданных значений</text:p>
      <text:p text:style-name="P4"><text:s text:c="5"/>*/</text:p>
      <text:p text:style-name="P4"><text:s text:c="4"/>public abstract void addValuedRow(</text:p>
      <text:p text:style-name="P4"><text:s text:c="8"/>ArrayList&lt;String&gt; values );</text:p>
      <text:p text:style-name="P4"></text:p>
      <text:p text:style-name="P4"><text:s text:c="4"/>protected void appendAddButton(</text:p>
      <text:p text:style-name="P4"><text:s text:c="8"/>FlexTable table )</text:p>
      <text:p text:style-name="P4"><text:s text:c="4"/>{</text:p>
      <text:p text:style-name="P4"><text:s text:c="8"/>// ничего не делаем</text:p>
      <text:p text:style-name="P4"><text:soft-page-break/><text:s text:c="4"/>}</text:p>
      <text:p text:style-name="P4"></text:p>
      <text:p text:style-name="P4"><text:s text:c="4"/>protected int appendRowButtons(</text:p>
      <text:p text:style-name="P4"><text:s text:c="8"/>final FlexTable table )</text:p>
      <text:p text:style-name="P4"><text:s text:c="4"/>{</text:p>
      <text:p text:style-name="P4"><text:s text:c="8"/>int index = table.getRowCount();</text:p>
      <text:p text:style-name="P4"><text:s text:c="8"/>return appendRowButtons( table, index );</text:p>
      <text:p text:style-name="P4"><text:s text:c="4"/>}</text:p>
      <text:p text:style-name="P4"></text:p>
      <text:p text:style-name="P4"><text:s text:c="4"/>private int appendRowButtons(</text:p>
      <text:p text:style-name="P4"><text:s text:c="8"/>FlexTable table,</text:p>
      <text:p text:style-name="P4"><text:s text:c="8"/>int i )</text:p>
      <text:p text:style-name="P4"><text:s text:c="4"/>{</text:p>
      <text:p text:style-name="P4"><text:s text:c="8"/>return appendRowButtons( table, i, true );</text:p>
      <text:p text:style-name="P4"><text:s text:c="4"/>}</text:p>
      <text:p text:style-name="P4"></text:p>
      <text:p text:style-name="P4"><text:s text:c="4"/>protected int appendRowButtons(</text:p>
      <text:p text:style-name="P4"><text:s text:c="8"/>final FlexTable table,</text:p>
      <text:p text:style-name="P4"><text:s text:c="8"/>int indexOf,</text:p>
      <text:p text:style-name="P4"><text:s text:c="8"/>boolean hideLastRow )</text:p>
      <text:p text:style-name="P4"><text:s text:c="4"/>{</text:p>
      <text:p text:style-name="P4"><text:s text:c="8"/>final HorizontalPanel hp = new HorizontalPanel();</text:p>
      <text:p text:style-name="P4"></text:p>
      <text:p text:style-name="P4"><text:s text:c="8"/>EDListListeners listeners = new EDListListeners( this, table, hp );</text:p>
      <text:p text:style-name="P4"></text:p>
      <text:p text:style-name="P4"><text:s text:c="8"/>MyButton delete =</text:p>
      <text:p text:style-name="P4"><text:s text:c="12"/>new MyButton( "images/list-remove.png", _msgs.delRow(), listeners.remove, "delButton" );</text:p>
      <text:p text:style-name="P4"><text:s text:c="8"/>MyButton copy = new MyButton( "images/edit-copy.png", _msgs.copyRow(), listeners.copy, "copyButton" );</text:p>
      <text:p text:style-name="P4"><text:s text:c="8"/>MyButton up = new MyButton( "images/go-up.png", _msgs.moveRowUp(), listeners.up, "upButton" );</text:p>
      <text:p text:style-name="P4"><text:s text:c="8"/>MyButton down = new MyButton( "images/go-down.png", _msgs.moveRowDown(), listeners.down, "downButton" );</text:p>
      <text:p text:style-name="P4"></text:p>
      <text:p text:style-name="P4"><text:s text:c="8"/>hp.add( delete );</text:p>
      <text:p text:style-name="P4"><text:s text:c="8"/>hp.add( copy );</text:p>
      <text:p text:style-name="P4"><text:s text:c="8"/>hp.add( up );</text:p>
      <text:p text:style-name="P4"><text:s text:c="8"/>hp.add( down );</text:p>
      <text:p text:style-name="P4"></text:p>
      <text:p text:style-name="P4"><text:s text:c="8"/>if ( hideLastRow )</text:p>
      <text:p text:style-name="P4"><text:s text:c="8"/>{</text:p>
      <text:p text:style-name="P4"><text:s text:c="12"/>// наше - прячем до поры</text:p>
      <text:p text:style-name="P4"><text:s text:c="12"/>hp.setVisible( false );</text:p>
      <text:p text:style-name="P4"><text:s text:c="12"/>// кнопки предыдущей строки - открываем</text:p>
      <text:p text:style-name="P4"><text:s text:c="12"/>if ( indexOf &gt; 1 )</text:p>
      <text:p text:style-name="P4"><text:s text:c="12"/>{</text:p>
      <text:p text:style-name="P4"><text:s text:c="16"/>table.getWidget( indexOf - 1, 0 ).setVisible( true );</text:p>
      <text:p text:style-name="P4"><text:s text:c="12"/>}</text:p>
      <text:p text:style-name="P4"><text:s text:c="8"/>}</text:p>
      <text:p text:style-name="P4"></text:p>
      <text:p text:style-name="P4"><text:s text:c="8"/>table.setWidget( indexOf, 0, hp );</text:p>
      <text:p text:style-name="P4"><text:s text:c="8"/>return indexOf;</text:p>
      <text:p text:style-name="P4"><text:s text:c="4"/>}</text:p>
      <text:p text:style-name="P4"></text:p>
      <text:p text:style-name="P4"><text:s text:c="4"/>/**</text:p>
      <text:p text:style-name="P4"><text:s text:c="5"/>* очищает таблицу-список</text:p>
      <text:p text:style-name="P4"><text:s text:c="5"/>*/</text:p>
      <text:p text:style-name="P4"><text:s text:c="4"/>public void clear()</text:p>
      <text:p text:style-name="P4"><text:s text:c="4"/>{</text:p>
      <text:p text:style-name="P4"><text:s text:c="8"/>while ( parentTable.getRowCount() &gt; 1 )</text:p>
      <text:p text:style-name="P4"><text:s text:c="8"/>{</text:p>
      <text:p text:style-name="P4"><text:s text:c="12"/>parentTable.removeRow( 1 );</text:p>
      <text:p text:style-name="P4"><text:s text:c="8"/>}</text:p>
      <text:p text:style-name="P4"><text:s text:c="4"/>}</text:p>
      <text:p text:style-name="P4"></text:p>
      <text:p text:style-name="P4"><text:s text:c="4"/>public void copyRow(</text:p>
      <text:p text:style-name="P4"><text:s text:c="8"/>int row )</text:p>
      <text:p text:style-name="P4"><text:s text:c="4"/>{</text:p>
      <text:p text:style-name="P4"><text:s text:c="8"/>if ( row &lt; parentTable.getRowCount() - 2 )</text:p>
      <text:p text:style-name="P4"><text:s text:c="8"/>{</text:p>
      <text:p text:style-name="P4"><text:s text:c="12"/>parentTable.insertRow( row + 2 );</text:p>
      <text:p text:style-name="P4"><text:s text:c="8"/>}</text:p>
      <text:p text:style-name="P4"><text:s text:c="8"/>appendRowButtons( parentTable, row + 2 );</text:p>
      <text:p text:style-name="P4"><text:s text:c="8"/>for ( int i = 1; i &lt; parentTable.getCellCount( row + 1 ); i++ )</text:p>
      <text:p text:style-name="P4"><text:s text:c="8"/>{</text:p>
      <text:p text:style-name="P4"><text:s text:c="12"/>parentTable.setWidget( row + 2, i, getSameWidgetFromMovedRow( parentTable.getWidget( row + 1, i ) ) );</text:p>
      <text:p text:style-name="P4"><text:s text:c="8"/>}</text:p>
      <text:p text:style-name="P4"><text:s text:c="4"/>}</text:p>
      <text:p text:style-name="P4"></text:p>
      <text:p text:style-name="P4"><text:soft-page-break/><text:s text:c="4"/>/**</text:p>
      <text:p text:style-name="P4"><text:s text:c="5"/>* создаем кнопку удаления и узнаем номер строки</text:p>
      <text:p text:style-name="P4"><text:s text:c="5"/>* </text:p>
      <text:p text:style-name="P4"><text:s text:c="5"/>* @return номер строки</text:p>
      <text:p text:style-name="P4"><text:s text:c="5"/>*/</text:p>
      <text:p text:style-name="P4"><text:s text:c="4"/>protected int createDelButton()</text:p>
      <text:p text:style-name="P4"><text:s text:c="4"/>{</text:p>
      <text:p text:style-name="P4"><text:s text:c="8"/>return appendRowButtons( parentTable );</text:p>
      <text:p text:style-name="P4"><text:s text:c="4"/>}</text:p>
      <text:p text:style-name="P4"></text:p>
      <text:p text:style-name="P4"><text:s text:c="4"/>// геттеры/сеттеры</text:p>
      <text:p text:style-name="P4"><text:s text:c="4"/>public int getDataRowCount()</text:p>
      <text:p text:style-name="P4"><text:s text:c="4"/>{</text:p>
      <text:p text:style-name="P4"><text:s text:c="8"/>return parentTable.getRowCount() - 1;</text:p>
      <text:p text:style-name="P4"><text:s text:c="4"/>}</text:p>
      <text:p text:style-name="P4"></text:p>
      <text:p text:style-name="P4"><text:s text:c="4"/>public FlexTable getParentTable()</text:p>
      <text:p text:style-name="P4"><text:s text:c="4"/>{</text:p>
      <text:p text:style-name="P4"><text:s text:c="8"/>return parentTable;</text:p>
      <text:p text:style-name="P4"><text:s text:c="4"/>}</text:p>
      <text:p text:style-name="P4"></text:p>
      <text:p text:style-name="P4"><text:s text:c="4"/>private Widget getSameWidgetFromMovedRow(</text:p>
      <text:p text:style-name="P4"><text:s text:c="8"/>Widget original )</text:p>
      <text:p text:style-name="P4"><text:s text:c="4"/>{</text:p>
      <text:p text:style-name="P4"><text:s text:c="8"/>Label lbl = new Label( "" );</text:p>
      <text:p text:style-name="P4"><text:s text:c="8"/>lbl.setStyleName( "little" );</text:p>
      <text:p text:style-name="P4"><text:s text:c="8"/>if ( original instanceof HasValue )</text:p>
      <text:p text:style-name="P4"><text:s text:c="8"/>{</text:p>
      <text:p text:style-name="P4"><text:s text:c="12"/>String val = ((HasValue) original).getValue();</text:p>
      <text:p text:style-name="P4"><text:s text:c="12"/>lbl.setText( val );</text:p>
      <text:p text:style-name="P4"><text:s text:c="8"/>}</text:p>
      <text:p text:style-name="P4"><text:s text:c="8"/>else if ( original instanceof Label )</text:p>
      <text:p text:style-name="P4"><text:s text:c="8"/>{</text:p>
      <text:p text:style-name="P4"><text:s text:c="12"/>String val = ((Label) original).getText();</text:p>
      <text:p text:style-name="P4"><text:s text:c="12"/>lbl.setText( val );</text:p>
      <text:p text:style-name="P4"><text:s text:c="8"/>}</text:p>
      <text:p text:style-name="P4"><text:s text:c="8"/>return lbl;</text:p>
      <text:p text:style-name="P4"><text:s text:c="4"/>}</text:p>
      <text:p text:style-name="P4"></text:p>
      <text:p text:style-name="P4"><text:s text:c="4"/>public int getValuedWidgetsCount()</text:p>
      <text:p text:style-name="P4"><text:s text:c="4"/>{</text:p>
      <text:p text:style-name="P4"><text:s text:c="8"/>return _valuedWidgetsCount;</text:p>
      <text:p text:style-name="P4"><text:s text:c="4"/>}</text:p>
      <text:p text:style-name="P4"></text:p>
      <text:p text:style-name="P4"><text:s text:c="4"/>public void moveRow(</text:p>
      <text:p text:style-name="P4"><text:s text:c="8"/>int row,</text:p>
      <text:p text:style-name="P4"><text:s text:c="8"/>int direction )</text:p>
      <text:p text:style-name="P4"><text:s text:c="4"/>{</text:p>
      <text:p text:style-name="P4"><text:s text:c="8"/>if ( direction == 1 &amp;&amp; row &gt; 0 )</text:p>
      <text:p text:style-name="P4"><text:s text:c="8"/>{// вверх</text:p>
      <text:p text:style-name="P4"><text:s text:c="12"/>parentTable.insertRow( row );</text:p>
      <text:p text:style-name="P4"><text:s text:c="12"/>appendRowButtons( parentTable, row );</text:p>
      <text:p text:style-name="P4"><text:s text:c="12"/>for ( int i = 1; i &lt; parentTable.getCellCount( row + 2 ); i++ )</text:p>
      <text:p text:style-name="P4"><text:s text:c="12"/>{</text:p>
      <text:p text:style-name="P4"><text:s text:c="16"/>parentTable.setWidget( row, i, getSameWidgetFromMovedRow( parentTable.getWidget( row + 2, i ) ) );</text:p>
      <text:p text:style-name="P4"><text:s text:c="12"/>}</text:p>
      <text:p text:style-name="P4"><text:s text:c="12"/>parentTable.removeRow( row + 2 );</text:p>
      <text:p text:style-name="P4"><text:s text:c="8"/>}</text:p>
      <text:p text:style-name="P4"><text:s text:c="8"/>else if ( direction == 2 &amp;&amp; row &lt; parentTable.getRowCount() - 2 )</text:p>
      <text:p text:style-name="P4"><text:s text:c="8"/>{// вниз</text:p>
      <text:p text:style-name="P4"><text:s text:c="12"/>if ( row &lt; parentTable.getRowCount() - 3 )</text:p>
      <text:p text:style-name="P4"><text:s text:c="12"/>{</text:p>
      <text:p text:style-name="P4"><text:s text:c="16"/>parentTable.insertRow( row + 3 );</text:p>
      <text:p text:style-name="P4"><text:s text:c="12"/>}</text:p>
      <text:p text:style-name="P4"><text:s text:c="12"/>appendRowButtons( parentTable, row + 3 );</text:p>
      <text:p text:style-name="P4"><text:s text:c="12"/>for ( int i = 1; i &lt; parentTable.getCellCount( row + 1 ); i++ )</text:p>
      <text:p text:style-name="P4"><text:s text:c="12"/>{</text:p>
      <text:p text:style-name="P4"><text:s text:c="16"/>parentTable.setWidget( row + 3, i, getSameWidgetFromMovedRow( parentTable.getWidget( row + 1, i ) ) );</text:p>
      <text:p text:style-name="P4"><text:s text:c="12"/>}</text:p>
      <text:p text:style-name="P4"><text:s text:c="12"/>parentTable.removeRow( row + 1 );</text:p>
      <text:p text:style-name="P4"><text:s text:c="8"/>}</text:p>
      <text:p text:style-name="P4"><text:s text:c="4"/>}</text:p>
      <text:p text:style-name="P4"></text:p>
      <text:p text:style-name="P4"><text:s text:c="4"/>public void onClick(</text:p>
      <text:p text:style-name="P4"><text:s text:c="8"/>Widget arg0 )</text:p>
      <text:p text:style-name="P4"><text:s text:c="4"/>{</text:p>
      <text:p text:style-name="P4"><text:s text:c="8"/>addNewEntry();</text:p>
      <text:p text:style-name="P4"><text:s text:c="4"/>}</text:p>
      <text:p text:style-name="P4"><text:soft-page-break/></text:p>
      <text:p text:style-name="P4"><text:s text:c="4"/>public void removeLastRow(</text:p>
      <text:p text:style-name="P4"><text:s text:c="8"/>AsyncCallback callback )</text:p>
      <text:p text:style-name="P4"><text:s text:c="4"/>{</text:p>
      <text:p text:style-name="P4"><text:s text:c="8"/>// нумерация по серверу, с нуля</text:p>
      <text:p text:style-name="P4"><text:s text:c="8"/>getBinder().echoTemporaryEntryRemoval( this, parentTable.getRowCount() - 2, callback );</text:p>
      <text:p text:style-name="P4"><text:s text:c="4"/>}</text:p>
      <text:p text:style-name="P4"></text:p>
      <text:p text:style-name="P4"><text:s text:c="4"/>public void removeRow(</text:p>
      <text:p text:style-name="P4"><text:s text:c="8"/>int row )</text:p>
      <text:p text:style-name="P4"><text:s text:c="4"/>{</text:p>
      <text:p text:style-name="P4"><text:s text:c="8"/>removeRowFrom( parentTable, row + 1 );</text:p>
      <text:p text:style-name="P4"><text:s text:c="4"/>}</text:p>
      <text:p text:style-name="P4"></text:p>
      <text:p text:style-name="P4"><text:s text:c="4"/>protected void removeRowFrom(</text:p>
      <text:p text:style-name="P4"><text:s text:c="8"/>FlexTable table,</text:p>
      <text:p text:style-name="P4"><text:s text:c="8"/>int row )</text:p>
      <text:p text:style-name="P4"><text:s text:c="4"/>{</text:p>
      <text:p text:style-name="P4"><text:s text:c="8"/>table.removeRow( row );</text:p>
      <text:p text:style-name="P4"><text:s text:c="4"/>}</text:p>
      <text:p text:style-name="P4"></text:p>
      <text:p text:style-name="P4"><text:s text:c="4"/>@Override</text:p>
      <text:p text:style-name="P4"><text:s text:c="4"/>public void setBinder(</text:p>
      <text:p text:style-name="P4"><text:s text:c="8"/>WidgetBinder _binder )</text:p>
      <text:p text:style-name="P4"><text:s text:c="4"/>{</text:p>
      <text:p text:style-name="P4"><text:s text:c="8"/>super.setBinder( _binder );</text:p>
      <text:p text:style-name="P4"><text:s text:c="8"/>// оповещаем, что у нас не простые виджеты, а списочные. а значит, им нужны номера строк</text:p>
      <text:p text:style-name="P4"><text:s text:c="8"/>getBinder().setEDList( this );</text:p>
      <text:p text:style-name="P4"><text:s text:c="4"/>}</text:p>
      <text:p text:style-name="P4"></text:p>
      <text:p text:style-name="P4"><text:s text:c="4"/>protected void setTable(</text:p>
      <text:p text:style-name="P4"><text:s text:c="8"/>FlexTable parentTable )</text:p>
      <text:p text:style-name="P4"><text:s text:c="4"/>{</text:p>
      <text:p text:style-name="P4"><text:s text:c="8"/>this.parentTable = parentTable;</text:p>
      <text:p text:style-name="P4"><text:s text:c="4"/>}</text:p>
      <text:p text:style-name="P4"></text:p>
      <text:p text:style-name="P4"><text:s text:c="4"/>/**</text:p>
      <text:p text:style-name="P4"><text:s text:c="5"/>* заполняет таблицу-список</text:p>
      <text:p text:style-name="P4"><text:s text:c="5"/>* </text:p>
      <text:p text:style-name="P4"><text:s text:c="5"/>* @param values значения для заполнения</text:p>
      <text:p text:style-name="P4"><text:s text:c="5"/>*/</text:p>
      <text:p text:style-name="P4"><text:s text:c="4"/>public void setValues(</text:p>
      <text:p text:style-name="P4"><text:s text:c="8"/>ArrayList&lt;ArrayList&lt;String&gt;&gt; values )</text:p>
      <text:p text:style-name="P4"><text:s text:c="4"/>{</text:p>
      <text:p text:style-name="P4"><text:s text:c="8"/>clear();</text:p>
      <text:p text:style-name="P4"><text:s text:c="8"/>for ( int i = 0; i &lt; values.size(); ++i )</text:p>
      <text:p text:style-name="P4"><text:s text:c="8"/>{</text:p>
      <text:p text:style-name="P4"><text:s text:c="12"/>ArrayList&lt;String&gt; row = values.get( i );</text:p>
      <text:p text:style-name="P4"></text:p>
      <text:p text:style-name="P4"><text:s text:c="12"/>addRow( row );</text:p>
      <text:p text:style-name="P4"><text:s text:c="8"/>}</text:p>
      <text:p text:style-name="P4"><text:s text:c="4"/>}</text:p>
      <text:p text:style-name="P4">}</text:p>
      <text:p text:style-name="P4"/>
      <text:list xml:id="list1164693091" text:continue-numbering="true" text:style-name="L2">
        <text:list-item>
          <text:p text:style-name="P1">Класс ru.spb.nicetu.gwteditor.client.logic.Logic</text:p>
        </text:list-item>
      </text:list>
      <text:p text:style-name="P4"/>
      <text:p text:style-name="P4">package ru.spb.nicetu.gwteditor.client.logic;</text:p>
      <text:p text:style-name="P4"/>
      <text:p text:style-name="P4">import java.util.Iterator;</text:p>
      <text:p text:style-name="P4"/>
      <text:p text:style-name="P4">import ru.spb.nicetu.gwteditor.client.EDTypes.EDForm;</text:p>
      <text:p text:style-name="P4">import ru.spb.nicetu.gwteditor.client.EDTypes.assertions.Assert;</text:p>
      <text:p text:style-name="P4">import ru.spb.nicetu.gwteditor.client.ui.widgets.MyCheckBox;</text:p>
      <text:p text:style-name="P4">import ru.spb.nicetu.gwteditor.client.ui.widgets.MyTextBox;</text:p>
      <text:p text:style-name="P4">import ru.spb.nicetu.gwteditor.client.ui.widgets.interfaces.EDBundle;</text:p>
      <text:p text:style-name="P4">import ru.spb.nicetu.gwteditor.client.ui.widgets.interfaces.HasValue;</text:p>
      <text:p text:style-name="P4"/>
      <text:p text:style-name="P4">import com.google.gwt.user.client.ui.ChangeListener;</text:p>
      <text:p text:style-name="P4">import com.google.gwt.user.client.ui.CheckBox;</text:p>
      <text:p text:style-name="P4">import com.google.gwt.user.client.ui.DisclosureEvent;</text:p>
      <text:p text:style-name="P4">import com.google.gwt.user.client.ui.DisclosureHandler;</text:p>
      <text:p text:style-name="P4">import com.google.gwt.user.client.ui.DisclosurePanel;</text:p>
      <text:p text:style-name="P4">import com.google.gwt.user.client.ui.FlexTable;</text:p>
      <text:p text:style-name="P4">import com.google.gwt.user.client.ui.HasWidgets;</text:p>
      <text:p text:style-name="P4">import com.google.gwt.user.client.ui.HorizontalPanel;</text:p>
      <text:p text:style-name="P4">import com.google.gwt.user.client.ui.Widget;</text:p>
      <text:p text:style-name="P4"/>
      <text:p text:style-name="P4">/**</text:p>
      <text:p text:style-name="P4"><text:s/>* класс, содержащий логические связи между полями страниц</text:p>
      <text:p text:style-name="P4"><text:soft-page-break/><text:s/>* </text:p>
      <text:p text:style-name="P4"><text:s/>* @author eav</text:p>
      <text:p text:style-name="P4"><text:s/>*/</text:p>
      <text:p text:style-name="P4">public abstract class Logic&lt;EDFormType extends EDForm&gt;</text:p>
      <text:p text:style-name="P4">{</text:p>
      <text:p text:style-name="P4"><text:s text:c="4"/>/**</text:p>
      <text:p text:style-name="P4"><text:s text:c="5"/>* не позволяет 2-м чекбоксам быть отмеченными одновременно, дешёвая эмуляция радиокнопок =)</text:p>
      <text:p text:style-name="P4"><text:s text:c="5"/>*/</text:p>
      <text:p text:style-name="P4"><text:s text:c="4"/>class ExclusiveCheckHandler</text:p>
      <text:p text:style-name="P4"><text:s text:c="8"/>implements</text:p>
      <text:p text:style-name="P4"><text:s text:c="12"/>ChangeListener</text:p>
      <text:p text:style-name="P4"><text:s text:c="4"/>{</text:p>
      <text:p text:style-name="P4"><text:s text:c="8"/>private MyCheckBox dependant;</text:p>
      <text:p text:style-name="P4"/>
      <text:p text:style-name="P4"><text:s text:c="8"/>public ExclusiveCheckHandler(</text:p>
      <text:p text:style-name="P4"><text:s text:c="12"/>MyCheckBox dependant )</text:p>
      <text:p text:style-name="P4"><text:s text:c="8"/>{</text:p>
      <text:p text:style-name="P4"><text:s text:c="12"/>this.dependant = dependant;</text:p>
      <text:p text:style-name="P4"><text:s text:c="8"/>}</text:p>
      <text:p text:style-name="P4"/>
      <text:p text:style-name="P4"><text:s text:c="8"/>public void onChange(</text:p>
      <text:p text:style-name="P4"><text:s text:c="12"/>Widget w )</text:p>
      <text:p text:style-name="P4"><text:s text:c="8"/>{</text:p>
      <text:p text:style-name="P4"><text:s text:c="12"/>Assert.assertTrue( w instanceof CheckBox );</text:p>
      <text:p text:style-name="P4"/>
      <text:p text:style-name="P4"><text:s text:c="12"/>CheckBox box = (CheckBox) w;</text:p>
      <text:p text:style-name="P4"><text:s text:c="12"/>if ( !(box.isChecked() ^ dependant.isChecked()) )</text:p>
      <text:p text:style-name="P4"><text:s text:c="12"/>{</text:p>
      <text:p text:style-name="P4"><text:s text:c="16"/>dependant.setChecked( !dependant.isChecked()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делает недоступной зависимую панель при открытии главной</text:p>
      <text:p text:style-name="P4"><text:s text:c="5"/>* </text:p>
      <text:p text:style-name="P4"><text:s text:c="5"/>* @author eav</text:p>
      <text:p text:style-name="P4"><text:s text:c="5"/>*/</text:p>
      <text:p text:style-name="P4"><text:s text:c="4"/>class ExclusiveDisclosureHandler</text:p>
      <text:p text:style-name="P4"><text:s text:c="8"/>implements</text:p>
      <text:p text:style-name="P4"><text:s text:c="12"/>DisclosureHandler</text:p>
      <text:p text:style-name="P4"><text:s text:c="4"/>{</text:p>
      <text:p text:style-name="P4"><text:s text:c="8"/>DisclosurePanel dependent;</text:p>
      <text:p text:style-name="P4"/>
      <text:p text:style-name="P4"><text:s text:c="8"/>public ExclusiveDisclosureHandler(</text:p>
      <text:p text:style-name="P4"><text:s text:c="12"/>DisclosurePanel dependent )</text:p>
      <text:p text:style-name="P4"><text:s text:c="8"/>{</text:p>
      <text:p text:style-name="P4"><text:s text:c="12"/>this.dependent = dependent;</text:p>
      <text:p text:style-name="P4"><text:s text:c="8"/>}</text:p>
      <text:p text:style-name="P4"/>
      <text:p text:style-name="P4"><text:s text:c="8"/>public void onClose(</text:p>
      <text:p text:style-name="P4"><text:s text:c="12"/>DisclosureEvent event )</text:p>
      <text:p text:style-name="P4"><text:s text:c="8"/>{</text:p>
      <text:p text:style-name="P4"><text:s text:c="12"/>dependent.setVisible( true );</text:p>
      <text:p text:style-name="P4"><text:s text:c="8"/>}</text:p>
      <text:p text:style-name="P4"/>
      <text:p text:style-name="P4"><text:s text:c="8"/>public void onOpen(</text:p>
      <text:p text:style-name="P4"><text:s text:c="12"/>DisclosureEvent event )</text:p>
      <text:p text:style-name="P4"><text:s text:c="8"/>{</text:p>
      <text:p text:style-name="P4"><text:s text:c="12"/>dependent.setVisible( false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чищает все виджеты в контейнере</text:p>
      <text:p text:style-name="P4"><text:s text:c="5"/>* </text:p>
      <text:p text:style-name="P4"><text:s text:c="5"/>* @param hasWidgets</text:p>
      <text:p text:style-name="P4"><text:s text:c="5"/>*/</text:p>
      <text:p text:style-name="P4"><text:s text:c="4"/>public static void clearAndEcho(</text:p>
      <text:p text:style-name="P4"><text:s text:c="8"/>HasWidgets hasWidgets )</text:p>
      <text:p text:style-name="P4"><text:s text:c="4"/>{</text:p>
      <text:p text:style-name="P4"><text:s text:c="8"/>Iterator iterator = hasWidgets.iterator();</text:p>
      <text:p text:style-name="P4"><text:s text:c="8"/>while ( iterator.hasNext() )</text:p>
      <text:p text:style-name="P4"><text:s text:c="8"/>{</text:p>
      <text:p text:style-name="P4"><text:s text:c="12"/>Widget widget = (Widget) iterator.next();</text:p>
      <text:p text:style-name="P4"><text:s text:c="12"/>if ( widget instanceof HasValue )</text:p>
      <text:p text:style-name="P4"><text:s text:c="12"/>{</text:p>
      <text:p text:style-name="P4"><text:s text:c="16"/>HasValue bundle = (HasValue) widget;</text:p>
      <text:p text:style-name="P4"><text:s text:c="16"/>if ( !bundle.isEmpty() )</text:p>
      <text:p text:style-name="P4"><text:s text:c="16"/>{</text:p>
      <text:p text:style-name="P4"><text:soft-page-break/><text:s text:c="20"/>bundle.clearValue();</text:p>
      <text:p text:style-name="P4"><text:s text:c="20"/>bundle.getBinder().echoValue( bundle );</text:p>
      <text:p text:style-name="P4"><text:s text:c="16"/>}</text:p>
      <text:p text:style-name="P4"><text:s text:c="12"/>}</text:p>
      <text:p text:style-name="P4"><text:s text:c="12"/>else if ( widget instanceof HasWidgets )</text:p>
      <text:p text:style-name="P4"><text:s text:c="12"/>{</text:p>
      <text:p text:style-name="P4"><text:s text:c="16"/>clearAndEcho( (HasWidgets) widget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public static boolean contains(</text:p>
      <text:p text:style-name="P4"><text:s text:c="8"/>HasWidgets hasWidgets,</text:p>
      <text:p text:style-name="P4"><text:s text:c="8"/>Widget widget )</text:p>
      <text:p text:style-name="P4"><text:s text:c="4"/>{</text:p>
      <text:p text:style-name="P4"><text:s text:c="8"/>Iterator&lt;Widget&gt; iterator = hasWidgets.iterator();</text:p>
      <text:p text:style-name="P4"><text:s text:c="8"/>while ( iterator.hasNext() )</text:p>
      <text:p text:style-name="P4"><text:s text:c="8"/>{</text:p>
      <text:p text:style-name="P4"><text:s text:c="12"/>Widget content = iterator.next();</text:p>
      <text:p text:style-name="P4"><text:s text:c="12"/>if ( content.equals( widget ) )</text:p>
      <text:p text:style-name="P4"><text:s text:c="12"/>{</text:p>
      <text:p text:style-name="P4"><text:s text:c="16"/>return true;</text:p>
      <text:p text:style-name="P4"><text:s text:c="12"/>}</text:p>
      <text:p text:style-name="P4"><text:s text:c="12"/>else if ( content instanceof HasWidgets )</text:p>
      <text:p text:style-name="P4"><text:s text:c="12"/>{</text:p>
      <text:p text:style-name="P4"><text:s text:c="16"/>HasWidgets subHasWidgets = (HasWidgets) content;</text:p>
      <text:p text:style-name="P4"><text:s text:c="16"/>return contains( subHasWidgets, widget );</text:p>
      <text:p text:style-name="P4"><text:s text:c="12"/>}</text:p>
      <text:p text:style-name="P4"><text:s text:c="8"/>}</text:p>
      <text:p text:style-name="P4"><text:s text:c="8"/>return false;</text:p>
      <text:p text:style-name="P4"><text:s text:c="4"/>}</text:p>
      <text:p text:style-name="P4"/>
      <text:p text:style-name="P4"><text:s text:c="4"/>/**</text:p>
      <text:p text:style-name="P4"><text:s text:c="5"/>* проверка таблицы на пустоту</text:p>
      <text:p text:style-name="P4"><text:s text:c="5"/>* </text:p>
      <text:p text:style-name="P4"><text:s text:c="5"/>* @param hasWidgets</text:p>
      <text:p text:style-name="P4"><text:s text:c="5"/>* @return</text:p>
      <text:p text:style-name="P4"><text:s text:c="5"/>*/</text:p>
      <text:p text:style-name="P4"><text:s text:c="4"/>public static boolean isEmpty(</text:p>
      <text:p text:style-name="P4"><text:s text:c="8"/>HasWidgets hasWidgets )</text:p>
      <text:p text:style-name="P4"><text:s text:c="4"/>{</text:p>
      <text:p text:style-name="P4"><text:s text:c="8"/>boolean isEmpty = true;</text:p>
      <text:p text:style-name="P4"><text:s text:c="8"/>Iterator iterator = hasWidgets.iterator();</text:p>
      <text:p text:style-name="P4"><text:s text:c="8"/>while ( iterator.hasNext() &amp;&amp; isEmpty )</text:p>
      <text:p text:style-name="P4"><text:s text:c="8"/>{</text:p>
      <text:p text:style-name="P4"><text:s text:c="12"/>Object widget = iterator.next();</text:p>
      <text:p text:style-name="P4"><text:s text:c="12"/>if ( widget instanceof EDBundle )</text:p>
      <text:p text:style-name="P4"><text:s text:c="12"/>{</text:p>
      <text:p text:style-name="P4"><text:s text:c="16"/>EDBundle bundle = (EDBundle) widget;</text:p>
      <text:p text:style-name="P4"><text:s text:c="16"/>isEmpty &amp;= bundle.isEmpty();</text:p>
      <text:p text:style-name="P4"><text:s text:c="12"/>}</text:p>
      <text:p text:style-name="P4"><text:s text:c="12"/>else if ( widget instanceof HasWidgets )</text:p>
      <text:p text:style-name="P4"><text:s text:c="12"/>{</text:p>
      <text:p text:style-name="P4"><text:s text:c="16"/>isEmpty &amp;= isEmpty( (HasWidgets) widget );</text:p>
      <text:p text:style-name="P4"><text:s text:c="12"/>}</text:p>
      <text:p text:style-name="P4"><text:s text:c="8"/>}</text:p>
      <text:p text:style-name="P4"><text:s text:c="8"/>return isEmpty;</text:p>
      <text:p text:style-name="P4"><text:s text:c="4"/>}</text:p>
      <text:p text:style-name="P4"/>
      <text:p text:style-name="P4"><text:s text:c="4"/>/**</text:p>
      <text:p text:style-name="P4"><text:s text:c="5"/>* связываемая страница</text:p>
      <text:p text:style-name="P4"><text:s text:c="5"/>*/</text:p>
      <text:p text:style-name="P4"><text:s text:c="4"/>EDFormType edForm;</text:p>
      <text:p text:style-name="P4"/>
      <text:p text:style-name="P4"><text:s text:c="4"/>public Logic(</text:p>
      <text:p text:style-name="P4"><text:s text:c="8"/>EDFormType edForm )</text:p>
      <text:p text:style-name="P4"><text:s text:c="4"/>{</text:p>
      <text:p text:style-name="P4"><text:s text:c="8"/>this.edForm = edForm;</text:p>
      <text:p text:style-name="P4"><text:s text:c="4"/>}</text:p>
      <text:p text:style-name="P4"/>
      <text:p text:style-name="P4"><text:s text:c="4"/>/**</text:p>
      <text:p text:style-name="P4"><text:s text:c="5"/>* если таблица в панели не пуста - открывает панель</text:p>
      <text:p text:style-name="P4"><text:s text:c="5"/>* </text:p>
      <text:p text:style-name="P4"><text:s text:c="5"/>* @param disclosurePanel</text:p>
      <text:p text:style-name="P4"><text:s text:c="5"/>*/</text:p>
      <text:p text:style-name="P4"><text:s text:c="4"/>protected void checkEmptyness(</text:p>
      <text:p text:style-name="P4"><text:s text:c="8"/>DisclosurePanel disclosurePanel )</text:p>
      <text:p text:style-name="P4"><text:s text:c="4"/>{</text:p>
      <text:p text:style-name="P4"><text:s text:c="8"/>final HorizontalPanel content = (HorizontalPanel) disclosurePanel.getContent();</text:p>
      <text:p text:style-name="P4"><text:s text:c="8"/>FlexTable table = (FlexTable) content.getWidget( 0 );</text:p>
      <text:p text:style-name="P4"><text:soft-page-break/><text:s text:c="8"/>disclosurePanel.setOpen( !isEmpty( table ) );</text:p>
      <text:p text:style-name="P4"><text:s text:c="8"/>disclosurePanel.addEventHandler( new DisclosureHandler()</text:p>
      <text:p text:style-name="P4"><text:s text:c="8"/>{</text:p>
      <text:p text:style-name="P4"><text:s text:c="12"/>public void onClose(</text:p>
      <text:p text:style-name="P4"><text:s text:c="16"/>DisclosureEvent event )</text:p>
      <text:p text:style-name="P4"><text:s text:c="12"/>{</text:p>
      <text:p text:style-name="P4"><text:s text:c="16"/>clearAndEcho( content );</text:p>
      <text:p text:style-name="P4"><text:s text:c="12"/>}</text:p>
      <text:p text:style-name="P4"/>
      <text:p text:style-name="P4"><text:s text:c="12"/>public void onOpen(</text:p>
      <text:p text:style-name="P4"><text:s text:c="16"/>DisclosureEvent event )</text:p>
      <text:p text:style-name="P4"><text:s text:c="12"/>{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rotected EDFormType getForm()</text:p>
      <text:p text:style-name="P4"><text:s text:c="4"/>{</text:p>
      <text:p text:style-name="P4"><text:s text:c="8"/>return edForm;</text:p>
      <text:p text:style-name="P4"><text:s text:c="4"/>}</text:p>
      <text:p text:style-name="P4"/>
      <text:p text:style-name="P4"><text:s text:c="4"/>/**</text:p>
      <text:p text:style-name="P4"><text:s text:c="5"/>* если заполняется обособленное п/р, кпп доступен</text:p>
      <text:p text:style-name="P4"><text:s text:c="5"/>*/</text:p>
      <text:p text:style-name="P4"><text:s text:c="4"/>protected void initBDKPP(</text:p>
      <text:p text:style-name="P4"><text:s text:c="8"/>DisclosurePanel disclosurePanel,</text:p>
      <text:p text:style-name="P4"><text:s text:c="8"/>final MyTextBox kPP )</text:p>
      <text:p text:style-name="P4"><text:s text:c="4"/>{</text:p>
      <text:p text:style-name="P4"><text:s text:c="8"/>disclosurePanel.addEventHandler( new DisclosureHandler()</text:p>
      <text:p text:style-name="P4"><text:s text:c="8"/>{</text:p>
      <text:p text:style-name="P4"><text:s text:c="12"/>public void onClose(</text:p>
      <text:p text:style-name="P4"><text:s text:c="16"/>DisclosureEvent event )</text:p>
      <text:p text:style-name="P4"><text:s text:c="12"/>{</text:p>
      <text:p text:style-name="P4"><text:s text:c="16"/>kPP.setVisible( false );</text:p>
      <text:p text:style-name="P4"><text:s text:c="16"/>if ( !kPP.isEmpty() )</text:p>
      <text:p text:style-name="P4"><text:s text:c="16"/>{</text:p>
      <text:p text:style-name="P4"><text:s text:c="20"/>kPP.clearValue();</text:p>
      <text:p text:style-name="P4"><text:s text:c="20"/>kPP.getBinder().echoValue( kPP );</text:p>
      <text:p text:style-name="P4"><text:s text:c="16"/>}</text:p>
      <text:p text:style-name="P4"><text:s text:c="12"/>}</text:p>
      <text:p text:style-name="P4"/>
      <text:p text:style-name="P4"><text:s text:c="12"/>public void onOpen(</text:p>
      <text:p text:style-name="P4"><text:s text:c="16"/>DisclosureEvent event )</text:p>
      <text:p text:style-name="P4"><text:s text:c="12"/>{</text:p>
      <text:p text:style-name="P4"><text:s text:c="16"/>kPP.setVisible( true );</text:p>
      <text:p text:style-name="P4"><text:s text:c="12"/>}</text:p>
      <text:p text:style-name="P4"><text:s text:c="8"/>} );</text:p>
      <text:p text:style-name="P4"><text:s text:c="8"/>// чтобы спрятать потом виджет</text:p>
      <text:p text:style-name="P4"><text:s text:c="8"/>disclosurePanel.setOpen( true );</text:p>
      <text:p text:style-name="P4"/>
      <text:p text:style-name="P4"><text:s text:c="8"/>checkEmptyness( disclosurePanel );</text:p>
      <text:p text:style-name="P4"><text:s text:c="4"/>}</text:p>
      <text:p text:style-name="P4"/>
      <text:p text:style-name="P4"><text:s text:c="4"/>/**</text:p>
      <text:p text:style-name="P4"><text:s text:c="5"/>* если заполняется физлицо, кпп НЕдоступен</text:p>
      <text:p text:style-name="P4"><text:s text:c="5"/>*/</text:p>
      <text:p text:style-name="P4"><text:s text:c="4"/>protected void initKPP(</text:p>
      <text:p text:style-name="P4"><text:s text:c="8"/>DisclosurePanel disclosurePanel,</text:p>
      <text:p text:style-name="P4"><text:s text:c="8"/>final MyTextBox kPP )</text:p>
      <text:p text:style-name="P4"><text:s text:c="4"/>{</text:p>
      <text:p text:style-name="P4"><text:s text:c="8"/>disclosurePanel.addEventHandler( new DisclosureHandler()</text:p>
      <text:p text:style-name="P4"><text:s text:c="8"/>{</text:p>
      <text:p text:style-name="P4"><text:s text:c="12"/>public void onClose(</text:p>
      <text:p text:style-name="P4"><text:s text:c="16"/>DisclosureEvent event )</text:p>
      <text:p text:style-name="P4"><text:s text:c="12"/>{</text:p>
      <text:p text:style-name="P4"><text:s text:c="16"/>kPP.setVisible( true );</text:p>
      <text:p text:style-name="P4"><text:s text:c="12"/>}</text:p>
      <text:p text:style-name="P4"/>
      <text:p text:style-name="P4"><text:s text:c="12"/>public void onOpen(</text:p>
      <text:p text:style-name="P4"><text:s text:c="16"/>DisclosureEvent event )</text:p>
      <text:p text:style-name="P4"><text:s text:c="12"/>{</text:p>
      <text:p text:style-name="P4"><text:s text:c="16"/>kPP.setVisible( false );</text:p>
      <text:p text:style-name="P4"><text:s text:c="16"/>if ( !kPP.isEmpty() )</text:p>
      <text:p text:style-name="P4"><text:s text:c="16"/>{</text:p>
      <text:p text:style-name="P4"><text:s text:c="20"/>kPP.clearValue();</text:p>
      <text:p text:style-name="P4"><text:s text:c="20"/>kPP.getBinder().echoValue( kPP );</text:p>
      <text:p text:style-name="P4"><text:s text:c="16"/>}</text:p>
      <text:p text:style-name="P4"><text:s text:c="12"/>}</text:p>
      <text:p text:style-name="P4"><text:s text:c="8"/>} );</text:p>
      <text:p text:style-name="P4"><text:s text:c="8"/>// чтобы спрятать потом виджет</text:p>
      <text:p text:style-name="P4"><text:soft-page-break/><text:s text:c="8"/>disclosurePanel.setOpen( true );</text:p>
      <text:p text:style-name="P4"/>
      <text:p text:style-name="P4"><text:s text:c="8"/>checkEmptyness( disclosurePanel );</text:p>
      <text:p text:style-name="P4"><text:s text:c="4"/>}</text:p>
      <text:p text:style-name="P4"/>
      <text:p text:style-name="P4"><text:s text:c="4"/>protected void setExclusiveCheck(</text:p>
      <text:p text:style-name="P4"><text:s text:c="8"/>MyCheckBox first,</text:p>
      <text:p text:style-name="P4"><text:s text:c="8"/>MyCheckBox second )</text:p>
      <text:p text:style-name="P4"><text:s text:c="4"/>{</text:p>
      <text:p text:style-name="P4"><text:s text:c="8"/>first.addChangeListener( new ExclusiveCheckHandler( second ) );</text:p>
      <text:p text:style-name="P4"><text:s text:c="8"/>second.addChangeListener( new ExclusiveCheckHandler( first ) );</text:p>
      <text:p text:style-name="P4"><text:s text:c="4"/>}</text:p>
      <text:p text:style-name="P4">}</text:p>
      <text:p text:style-name="P4"/>
      <text:list xml:id="list464983274" text:continue-numbering="true" text:style-name="L2">
        <text:list-item>
          <text:p text:style-name="P1">Класс ru.spb.nicetu.gwteditor.client.modules.GWTEditor</text:p>
        </text:list-item>
      </text:list>
      <text:p text:style-name="P4"/>
      <text:p text:style-name="P4">package ru.spb.nicetu.gwteditor.client.modules;</text:p>
      <text:p text:style-name="P4"/>
      <text:p text:style-name="P4">import java.util.ArrayList;</text:p>
      <text:p text:style-name="P4">import java.util.Collection;</text:p>
      <text:p text:style-name="P4">import java.util.Iterator;</text:p>
      <text:p text:style-name="P4"/>
      <text:p text:style-name="P4">import ru.spb.nicetu.gwteditor.client.EDClientConstants;</text:p>
      <text:p text:style-name="P4">import ru.spb.nicetu.gwteditor.client.EDService;</text:p>
      <text:p text:style-name="P4">import ru.spb.nicetu.gwteditor.client.EDServiceAsync;</text:p>
      <text:p text:style-name="P4">import ru.spb.nicetu.gwteditor.client.EDTypes.EDForm;</text:p>
      <text:p text:style-name="P4">import ru.spb.nicetu.gwteditor.client.EDTypes.NotifyList;</text:p>
      <text:p text:style-name="P4">import ru.spb.nicetu.gwteditor.client.binding.listeners.DataLoadListener;</text:p>
      <text:p text:style-name="P4">import ru.spb.nicetu.gwteditor.client.binding.listeners.SourcesDataLoadEvents;</text:p>
      <text:p text:style-name="P4">import ru.spb.nicetu.gwteditor.client.binding.validation.ValidationHandler;</text:p>
      <text:p text:style-name="P4">import ru.spb.nicetu.gwteditor.client.binding.validation.ValidationResult;</text:p>
      <text:p text:style-name="P4">import ru.spb.nicetu.gwteditor.client.binding.wrappers.ErrorListParams;</text:p>
      <text:p text:style-name="P4">import ru.spb.nicetu.gwteditor.client.listeners.help.CommonHelpAdapter;</text:p>
      <text:p text:style-name="P4">import ru.spb.nicetu.gwteditor.client.logger.EDLogger;</text:p>
      <text:p text:style-name="P4">import ru.spb.nicetu.gwteditor.client.logger.EDLoggerClient;</text:p>
      <text:p text:style-name="P4">import ru.spb.nicetu.gwteditor.client.logger.WarnableCallBackAdapter;</text:p>
      <text:p text:style-name="P4">import ru.spb.nicetu.gwteditor.client.serializable.exceptions.WarnableException;</text:p>
      <text:p text:style-name="P4">import ru.spb.nicetu.gwteditor.client.ui.MyWindow;</text:p>
      <text:p text:style-name="P4">import ru.spb.nicetu.gwteditor.client.ui.widgets.GraphHeader;</text:p>
      <text:p text:style-name="P4">import ru.spb.nicetu.gwteditor.client.ui.widgets.ImageButton;</text:p>
      <text:p text:style-name="P4"/>
      <text:p text:style-name="P4">import com.google.gwt.core.client.EntryPoint;</text:p>
      <text:p text:style-name="P4">import com.google.gwt.user.client.Window;</text:p>
      <text:p text:style-name="P4">import com.google.gwt.user.client.WindowCloseListener;</text:p>
      <text:p text:style-name="P4">import com.google.gwt.user.client.rpc.AsyncCallback;</text:p>
      <text:p text:style-name="P4">import com.google.gwt.user.client.ui.ClickListener;</text:p>
      <text:p text:style-name="P4">import com.google.gwt.user.client.ui.DockPanel;</text:p>
      <text:p text:style-name="P4">import com.google.gwt.user.client.ui.FlexTable;</text:p>
      <text:p text:style-name="P4">import com.google.gwt.user.client.ui.HorizontalPanel;</text:p>
      <text:p text:style-name="P4">import com.google.gwt.user.client.ui.Label;</text:p>
      <text:p text:style-name="P4">import com.google.gwt.user.client.ui.MenuBar;</text:p>
      <text:p text:style-name="P4">import com.google.gwt.user.client.ui.Panel;</text:p>
      <text:p text:style-name="P4">import com.google.gwt.user.client.ui.RootPanel;</text:p>
      <text:p text:style-name="P4">import com.google.gwt.user.client.ui.ScrollPanel;</text:p>
      <text:p text:style-name="P4">import com.google.gwt.user.client.ui.VerticalPanel;</text:p>
      <text:p text:style-name="P4">import com.google.gwt.user.client.ui.Widget;</text:p>
      <text:p text:style-name="P4"/>
      <text:p text:style-name="P4">/**</text:p>
      <text:p text:style-name="P4"><text:s/>* страница редактора обобщенного документа</text:p>
      <text:p text:style-name="P4"><text:s/>* </text:p>
      <text:p text:style-name="P4"><text:s/>* @author eav</text:p>
      <text:p text:style-name="P4"><text:s/>*/</text:p>
      <text:p text:style-name="P4">public abstract class GWTEditor</text:p>
      <text:p text:style-name="P4"><text:s text:c="4"/>implements</text:p>
      <text:p text:style-name="P4"><text:s text:c="8"/>EntryPoint,</text:p>
      <text:p text:style-name="P4"><text:s text:c="8"/>EDClientConstants,</text:p>
      <text:p text:style-name="P4"><text:s text:c="8"/>AsyncCallback</text:p>
      <text:p text:style-name="P4">{</text:p>
      <text:p text:style-name="P4"><text:s text:c="4"/>protected static ScrollPanel <text:s text:c="20"/>scrollPanel = new ScrollPanel();</text:p>
      <text:p text:style-name="P4"/>
      <text:p text:style-name="P4"><text:s text:c="4"/>public AsyncCallback&lt;ArrayList&lt;ErrorListParams&gt;&gt; fLCcallback = null;</text:p>
      <text:p text:style-name="P4"/>
      <text:p text:style-name="P4"><text:s text:c="4"/>/**</text:p>
      <text:p text:style-name="P4"><text:s text:c="5"/>* номер товара, используется при отображении результатов ФЛК, если у документа товаров нет - содержит "-1"</text:p>
      <text:p text:style-name="P4"><text:s text:c="5"/>*/</text:p>
      <text:p text:style-name="P4"><text:s text:c="4"/>protected int <text:s text:c="35"/>_goodNumber = -1;</text:p>
      <text:p text:style-name="P4"/>
      <text:p text:style-name="P4"><text:s text:c="4"/>protected EDServiceAsync <text:s text:c="24"/>edService <text:s text:c="2"/>= EDService.App.getInstance();</text:p>
      <text:p text:style-name="P4"><text:soft-page-break/></text:p>
      <text:p text:style-name="P4"><text:s text:c="4"/>protected NotifyList <text:s text:c="28"/>notifyList <text:s/>= new NotifyList();</text:p>
      <text:p text:style-name="P4"/>
      <text:p text:style-name="P4"><text:s text:c="4"/>{</text:p>
      <text:p text:style-name="P4"><text:s text:c="8"/>fLCcallback = new AsyncCallback&lt;ArrayList&lt;ErrorListParams&gt;&gt;()</text:p>
      <text:p text:style-name="P4"><text:s text:c="8"/>{</text:p>
      <text:p text:style-name="P4"><text:s text:c="12"/>public void onFailure(</text:p>
      <text:p text:style-name="P4"><text:s text:c="16"/>Throwable caught )</text:p>
      <text:p text:style-name="P4"><text:s text:c="12"/>{</text:p>
      <text:p text:style-name="P4"><text:s text:c="16"/>// надоедливое сообщение, когда результаты ФЛК в базе есть, но распарсить их не удалось</text:p>
      <text:p text:style-name="P4"><text:s text:c="16"/>// Window.alert( _msgs.fLCRequestFailed() );</text:p>
      <text:p text:style-name="P4"><text:s text:c="12"/>}</text:p>
      <text:p text:style-name="P4"/>
      <text:p text:style-name="P4"><text:s text:c="12"/>public void onSuccess(</text:p>
      <text:p text:style-name="P4"><text:s text:c="16"/>ArrayList&lt;ErrorListParams&gt; result )</text:p>
      <text:p text:style-name="P4"><text:s text:c="12"/>{</text:p>
      <text:p text:style-name="P4"><text:s text:c="16"/>if ( result != null )</text:p>
      <text:p text:style-name="P4"><text:s text:c="16"/>{</text:p>
      <text:p text:style-name="P4"><text:s text:c="20"/>// очищаем результаты</text:p>
      <text:p text:style-name="P4"><text:s text:c="20"/>// предыдущего запроса</text:p>
      <text:p text:style-name="P4"><text:s text:c="20"/>Collection&lt;GraphHeader&gt; graphs = GraphHeader.getGraphs( docTypeShortName() );</text:p>
      <text:p text:style-name="P4"><text:s text:c="20"/>Iterator&lt;GraphHeader&gt; graphsIterator = graphs.iterator();</text:p>
      <text:p text:style-name="P4"><text:s text:c="20"/>while ( graphsIterator.hasNext() )</text:p>
      <text:p text:style-name="P4"><text:s text:c="20"/>{</text:p>
      <text:p text:style-name="P4"><text:s text:c="24"/>GraphHeader next = graphsIterator.next();</text:p>
      <text:p text:style-name="P4"><text:s text:c="24"/>next.getList().clear();</text:p>
      <text:p text:style-name="P4"><text:s text:c="20"/>}</text:p>
      <text:p text:style-name="P4"/>
      <text:p text:style-name="P4"><text:s text:c="20"/>notifyList.clear();</text:p>
      <text:p text:style-name="P4"/>
      <text:p text:style-name="P4"><text:s text:c="20"/>// заносим полученные результаты</text:p>
      <text:p text:style-name="P4"><text:s text:c="20"/>Iterator&lt;ErrorListParams&gt; resultsIterator = result.iterator();</text:p>
      <text:p text:style-name="P4"><text:s text:c="20"/>while ( resultsIterator.hasNext() )</text:p>
      <text:p text:style-name="P4"><text:s text:c="20"/>{</text:p>
      <text:p text:style-name="P4"><text:s text:c="24"/>ErrorListParams error = resultsIterator.next();</text:p>
      <text:p text:style-name="P4"><text:s text:c="24"/>final int graph = error.getGraphNumber();</text:p>
      <text:p text:style-name="P4"><text:s text:c="24"/>final int good = error.getGoodsNumber();</text:p>
      <text:p text:style-name="P4"/>
      <text:p text:style-name="P4"><text:s text:c="24"/>ClickListener clickListener = new ClickListener()</text:p>
      <text:p text:style-name="P4"><text:s text:c="24"/>{</text:p>
      <text:p text:style-name="P4"><text:s text:c="28"/>public void onClick(</text:p>
      <text:p text:style-name="P4"><text:s text:c="32"/>Widget w )</text:p>
      <text:p text:style-name="P4"><text:s text:c="28"/>{</text:p>
      <text:p text:style-name="P4"><text:s text:c="32"/>DataLoadListener dll = new DataLoadListener()</text:p>
      <text:p text:style-name="P4"><text:s text:c="32"/>{</text:p>
      <text:p text:style-name="P4"><text:s text:c="36"/>public void onLoad(</text:p>
      <text:p text:style-name="P4"><text:s text:c="40"/>SourcesDataLoadEvents sender )</text:p>
      <text:p text:style-name="P4"><text:s text:c="36"/>{</text:p>
      <text:p text:style-name="P4"><text:s text:c="40"/>GraphHeader.scrollTo( docTypeShortName(), "" + graph, scrollPanel );</text:p>
      <text:p text:style-name="P4"><text:s text:c="36"/>}</text:p>
      <text:p text:style-name="P4"><text:s text:c="32"/>};</text:p>
      <text:p text:style-name="P4"/>
      <text:p text:style-name="P4"><text:s text:c="32"/>if ( good != -1 )</text:p>
      <text:p text:style-name="P4"><text:s text:c="32"/>{</text:p>
      <text:p text:style-name="P4"><text:s text:c="36"/>pickGood( good, dll );</text:p>
      <text:p text:style-name="P4"><text:s text:c="32"/>}</text:p>
      <text:p text:style-name="P4"><text:s text:c="32"/>else</text:p>
      <text:p text:style-name="P4"><text:s text:c="32"/>{</text:p>
      <text:p text:style-name="P4"><text:s text:c="36"/>GraphHeader.scrollTo( docTypeShortName(), "" + graph, scrollPanel );</text:p>
      <text:p text:style-name="P4"><text:s text:c="32"/>}</text:p>
      <text:p text:style-name="P4"><text:s text:c="28"/>}</text:p>
      <text:p text:style-name="P4"><text:s text:c="24"/>};</text:p>
      <text:p text:style-name="P4"/>
      <text:p text:style-name="P4"><text:s text:c="24"/>if ( graph != -1 )</text:p>
      <text:p text:style-name="P4"><text:s text:c="24"/>{</text:p>
      <text:p text:style-name="P4"><text:s text:c="28"/>notifyList.addEntry( error.getErrorName(), graph, good, clickListener );</text:p>
      <text:p text:style-name="P4"><text:s text:c="24"/>}</text:p>
      <text:p text:style-name="P4"/>
      <text:p text:style-name="P4"><text:s text:c="24"/>GraphHeader header = GraphHeader.getGraph( docTypeShortName(), graph );</text:p>
      <text:p text:style-name="P4"><text:s text:c="24"/>if ( header != null )</text:p>
      <text:p text:style-name="P4"><text:s text:c="24"/>{</text:p>
      <text:p text:style-name="P4"><text:s text:c="28"/>header.addError( error );</text:p>
      <text:p text:style-name="P4"><text:s text:c="24"/>}</text:p>
      <text:p text:style-name="P4"><text:s text:c="20"/>}</text:p>
      <text:p text:style-name="P4"><text:s text:c="16"/>}</text:p>
      <text:p text:style-name="P4"><text:s text:c="12"/>}</text:p>
      <text:p text:style-name="P4"><text:s text:c="8"/>};</text:p>
      <text:p text:style-name="P4"><text:soft-page-break/><text:s text:c="4"/>}</text:p>
      <text:p text:style-name="P4"/>
      <text:p text:style-name="P4"><text:s text:c="4"/>public static native void close()/*-{$wnd.close();}-*/;</text:p>
      <text:p text:style-name="P4"/>
      <text:p text:style-name="P4"><text:s text:c="4"/>public void onFailure(</text:p>
      <text:p text:style-name="P4"><text:s text:c="8"/>Throwable caught )</text:p>
      <text:p text:style-name="P4"><text:s text:c="4"/>{ // дерево не загрузилось</text:p>
      <text:p text:style-name="P4"><text:s text:c="8"/>// todo локализовать сообщение пользователю, если оно здесь нужно</text:p>
      <text:p text:style-name="P4"><text:s text:c="8"/>caught.printStackTrace();</text:p>
      <text:p text:style-name="P4"><text:s text:c="8"/>WarnableException.warn( caught );</text:p>
      <text:p text:style-name="P4"><text:s text:c="4"/>}</text:p>
      <text:p text:style-name="P4"/>
      <text:p text:style-name="P4"><text:s text:c="4"/>public void onSuccess(</text:p>
      <text:p text:style-name="P4"><text:s text:c="8"/>Object result )</text:p>
      <text:p text:style-name="P4"><text:s text:c="4"/>{ // инициализировались успешно - можно грузить дальше</text:p>
      <text:p text:style-name="P4"><text:s text:c="8"/>createPages();</text:p>
      <text:p text:style-name="P4"><text:s text:c="8"/>showPages();</text:p>
      <text:p text:style-name="P4"><text:s text:c="8"/>try</text:p>
      <text:p text:style-name="P4"><text:s text:c="8"/>{</text:p>
      <text:p text:style-name="P4"><text:s text:c="12"/>loadData();</text:p>
      <text:p text:style-name="P4"><text:s text:c="8"/>}</text:p>
      <text:p text:style-name="P4"><text:s text:c="8"/>catch ( Exception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добавить обработчик закрытия окна</text:p>
      <text:p text:style-name="P4"><text:s text:c="5"/>*/</text:p>
      <text:p text:style-name="P4"><text:s text:c="4"/>protected void addCloseListener()</text:p>
      <text:p text:style-name="P4"><text:s text:c="4"/>{</text:p>
      <text:p text:style-name="P4"><text:s text:c="8"/>if ( !EDLogger.DEBUG )</text:p>
      <text:p text:style-name="P4"><text:s text:c="8"/>{</text:p>
      <text:p text:style-name="P4"><text:s text:c="12"/>Window.addWindowCloseListener( new WindowCloseListener()</text:p>
      <text:p text:style-name="P4"><text:s text:c="12"/>{</text:p>
      <text:p text:style-name="P4"><text:s text:c="16"/>public void onWindowClosed()</text:p>
      <text:p text:style-name="P4"><text:s text:c="16"/>{</text:p>
      <text:p text:style-name="P4"><text:s text:c="20"/>closeDocument();</text:p>
      <text:p text:style-name="P4"><text:s text:c="16"/>}</text:p>
      <text:p text:style-name="P4"/>
      <text:p text:style-name="P4"><text:s text:c="16"/>public String onWindowClosing()</text:p>
      <text:p text:style-name="P4"><text:s text:c="16"/>{</text:p>
      <text:p text:style-name="P4"><text:s text:c="20"/>return null;</text:p>
      <text:p text:style-name="P4"><text:s text:c="16"/>}</text:p>
      <text:p text:style-name="P4"><text:s text:c="12"/>}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добавить всем слушателям обработчик</text:p>
      <text:p text:style-name="P4"><text:s text:c="5"/>* </text:p>
      <text:p text:style-name="P4"><text:s text:c="5"/>* @param dataLoadListener</text:p>
      <text:p text:style-name="P4"><text:s text:c="5"/>* @param sourcesDataLoadEvents</text:p>
      <text:p text:style-name="P4"><text:s text:c="5"/>*/</text:p>
      <text:p text:style-name="P4"><text:s text:c="4"/>protected void addDataLoadListenerToAll(</text:p>
      <text:p text:style-name="P4"><text:s text:c="8"/>DataLoadListener dataLoadListener,</text:p>
      <text:p text:style-name="P4"><text:s text:c="8"/>SourcesDataLoadEvents[] sourcesDataLoadEvents )</text:p>
      <text:p text:style-name="P4"><text:s text:c="4"/>{</text:p>
      <text:p text:style-name="P4"><text:s text:c="8"/>for ( int i = 0; i &lt; sourcesDataLoadEvents.length; i++ )</text:p>
      <text:p text:style-name="P4"><text:s text:c="8"/>{</text:p>
      <text:p text:style-name="P4"><text:s text:c="12"/>sourcesDataLoadEvents[i].addDataLoadListener( dataLoadListener );</text:p>
      <text:p text:style-name="P4"><text:s text:c="8"/>}</text:p>
      <text:p text:style-name="P4"><text:s text:c="4"/>}</text:p>
      <text:p text:style-name="P4"/>
      <text:p text:style-name="P4"><text:s text:c="4"/>protected void addFLCButton(</text:p>
      <text:p text:style-name="P4"><text:s text:c="8"/>HorizontalPanel menu )</text:p>
      <text:p text:style-name="P4"><text:s text:c="4"/>{</text:p>
      <text:p text:style-name="P4"><text:s text:c="8"/>// не всем потомкам он нужен</text:p>
      <text:p text:style-name="P4"><text:s text:c="4"/>}</text:p>
      <text:p text:style-name="P4"/>
      <text:p text:style-name="P4"><text:s text:c="4"/>protected void addGoodsCounter(</text:p>
      <text:p text:style-name="P4"><text:s text:c="8"/>DockPanel toolbar )</text:p>
      <text:p text:style-name="P4"><text:s text:c="4"/>{</text:p>
      <text:p text:style-name="P4"><text:s text:c="8"/>// не всем нужен</text:p>
      <text:p text:style-name="P4"><text:s text:c="4"/>}</text:p>
      <text:p text:style-name="P4"/>
      <text:p text:style-name="P4"><text:s text:c="4"/>/**</text:p>
      <text:p text:style-name="P4"><text:s text:c="5"/>* добавляет кнопки быстрого перехода на графы</text:p>
      <text:p text:style-name="P4"><text:s text:c="5"/>* </text:p>
      <text:p text:style-name="P4"><text:soft-page-break/><text:s text:c="5"/>* @param navigateMenu</text:p>
      <text:p text:style-name="P4"><text:s text:c="5"/>*/</text:p>
      <text:p text:style-name="P4"><text:s text:c="4"/>protected void addGraphButtons(</text:p>
      <text:p text:style-name="P4"><text:s text:c="8"/>MenuBar navigateMenu )</text:p>
      <text:p text:style-name="P4"><text:s text:c="4"/>{</text:p>
      <text:p text:style-name="P4"><text:s text:c="8"/>// не всем потомкам он нужен</text:p>
      <text:p text:style-name="P4"><text:s text:c="4"/>}</text:p>
      <text:p text:style-name="P4"/>
      <text:p text:style-name="P4"><text:s text:c="4"/>protected void addSpecificMenuButtons(</text:p>
      <text:p text:style-name="P4"><text:s text:c="8"/>HorizontalPanel menu )</text:p>
      <text:p text:style-name="P4"><text:s text:c="4"/>{</text:p>
      <text:p text:style-name="P4"><text:s text:c="8"/>// может быть переопределён для добавления кнопок конкретным документам</text:p>
      <text:p text:style-name="P4"><text:s text:c="4"/>}</text:p>
      <text:p text:style-name="P4"/>
      <text:p text:style-name="P4"><text:s text:c="4"/>/**</text:p>
      <text:p text:style-name="P4"><text:s text:c="5"/>* добавить страницы всех форм на панель</text:p>
      <text:p text:style-name="P4"><text:s text:c="5"/>* </text:p>
      <text:p text:style-name="P4"><text:s text:c="5"/>* @param panel</text:p>
      <text:p text:style-name="P4"><text:s text:c="5"/>* @param forms</text:p>
      <text:p text:style-name="P4"><text:s text:c="5"/>*/</text:p>
      <text:p text:style-name="P4"><text:s text:c="4"/>protected void appendPages(</text:p>
      <text:p text:style-name="P4"><text:s text:c="8"/>Panel panel,</text:p>
      <text:p text:style-name="P4"><text:s text:c="8"/>EDForm[] forms )</text:p>
      <text:p text:style-name="P4"><text:s text:c="4"/>{</text:p>
      <text:p text:style-name="P4"><text:s text:c="8"/>for ( int i = 0; i &lt; forms.length; i++ )</text:p>
      <text:p text:style-name="P4"><text:s text:c="8"/>{</text:p>
      <text:p text:style-name="P4"><text:s text:c="12"/>HorizontalPanel page = forms[i].getPage();</text:p>
      <text:p text:style-name="P4"><text:s text:c="12"/>// устанавливаем ширину по размеру окна браузера</text:p>
      <text:p text:style-name="P4"><text:s text:c="12"/>page.setWidth( "100%" );</text:p>
      <text:p text:style-name="P4"><text:s text:c="12"/>panel.add( page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@param sourcesDataLoadEvents</text:p>
      <text:p text:style-name="P4"><text:s text:c="5"/>* @return загружены ли все данные</text:p>
      <text:p text:style-name="P4"><text:s text:c="5"/>*/</text:p>
      <text:p text:style-name="P4"><text:s text:c="4"/>protected boolean areAllPagesLoaded(</text:p>
      <text:p text:style-name="P4"><text:s text:c="8"/>SourcesDataLoadEvents[] sourcesDataLoadEvents )</text:p>
      <text:p text:style-name="P4"><text:s text:c="4"/>{</text:p>
      <text:p text:style-name="P4"><text:s text:c="8"/>boolean result = true;</text:p>
      <text:p text:style-name="P4"/>
      <text:p text:style-name="P4"><text:s text:c="8"/>for ( int i = 0; i &lt; sourcesDataLoadEvents.length; i++ )</text:p>
      <text:p text:style-name="P4"><text:s text:c="8"/>{</text:p>
      <text:p text:style-name="P4"><text:s text:c="12"/>result &amp;= sourcesDataLoadEvents[i].isLoaded();</text:p>
      <text:p text:style-name="P4"><text:s text:c="8"/>}</text:p>
      <text:p text:style-name="P4"/>
      <text:p text:style-name="P4"><text:s text:c="8"/>return result;</text:p>
      <text:p text:style-name="P4"><text:s text:c="4"/>}</text:p>
      <text:p text:style-name="P4"/>
      <text:p text:style-name="P4"><text:s text:c="4"/>/**</text:p>
      <text:p text:style-name="P4"><text:s text:c="5"/>* закрыть сеанс работы с документом на сервере</text:p>
      <text:p text:style-name="P4"><text:s text:c="5"/>*/</text:p>
      <text:p text:style-name="P4"><text:s text:c="4"/>protected void closeDocument()</text:p>
      <text:p text:style-name="P4"><text:s text:c="4"/>{</text:p>
      <text:p text:style-name="P4"><text:s text:c="8"/>edService.closeDocument( doNothingCallBack );</text:p>
      <text:p text:style-name="P4"><text:s text:c="4"/>}</text:p>
      <text:p text:style-name="P4"/>
      <text:p text:style-name="P4"><text:s text:c="4"/>/**</text:p>
      <text:p text:style-name="P4"><text:s text:c="5"/>* создать набор страниц</text:p>
      <text:p text:style-name="P4"><text:s text:c="5"/>*/</text:p>
      <text:p text:style-name="P4"><text:s text:c="4"/>protected abstract void createPages();</text:p>
      <text:p text:style-name="P4"/>
      <text:p text:style-name="P4"><text:s text:c="4"/>/**</text:p>
      <text:p text:style-name="P4"><text:s text:c="5"/>* @return панель меню</text:p>
      <text:p text:style-name="P4"><text:s text:c="5"/>*/</text:p>
      <text:p text:style-name="P4"><text:s text:c="4"/>protected DockPanel createToolBar()</text:p>
      <text:p text:style-name="P4"><text:s text:c="4"/>{</text:p>
      <text:p text:style-name="P4"><text:s text:c="8"/>DockPanel toolbar = new DockPanel();</text:p>
      <text:p text:style-name="P4"><text:s text:c="8"/>toolbar.addStyleName( "GOODSCOUNTERPANEL" );</text:p>
      <text:p text:style-name="P4"><text:s text:c="8"/>toolbar.setWidth( "100%" );</text:p>
      <text:p text:style-name="P4"/>
      <text:p text:style-name="P4"><text:s text:c="8"/>// навигация по списку товаров</text:p>
      <text:p text:style-name="P4"><text:s text:c="8"/>addGoodsCounter( toolbar );</text:p>
      <text:p text:style-name="P4"/>
      <text:p text:style-name="P4"><text:s text:c="8"/>HorizontalPanel menu = new HorizontalPanel();</text:p>
      <text:p text:style-name="P4"><text:s text:c="8"/>menu.addStyleName( "GOODSCOUNTERPANEL" );</text:p>
      <text:p text:style-name="P4"><text:s text:c="8"/>toolbar.add( menu, DockPanel.WEST );</text:p>
      <text:p text:style-name="P4"/>
      <text:p text:style-name="P4"><text:s text:c="8"/>ImageButton save = new ImageButton( "button-save", _msgs.btnSave(), new ClickListener()</text:p>
      <text:p text:style-name="P4"><text:soft-page-break/><text:s text:c="8"/>{</text:p>
      <text:p text:style-name="P4"><text:s text:c="12"/>public void onClick(</text:p>
      <text:p text:style-name="P4"><text:s text:c="16"/>Widget sender )</text:p>
      <text:p text:style-name="P4"><text:s text:c="12"/>{</text:p>
      <text:p text:style-name="P4"><text:s text:c="16"/>saveDocument( false );</text:p>
      <text:p text:style-name="P4"><text:s text:c="12"/>}</text:p>
      <text:p text:style-name="P4"><text:s text:c="8"/>} );</text:p>
      <text:p text:style-name="P4"/>
      <text:p text:style-name="P4"><text:s text:c="8"/>ImageButton close = new ImageButton( "button-close", _msgs.btnClose(), new ClickListener()</text:p>
      <text:p text:style-name="P4"><text:s text:c="8"/>{</text:p>
      <text:p text:style-name="P4"><text:s text:c="12"/>public void onClick(</text:p>
      <text:p text:style-name="P4"><text:s text:c="16"/>Widget sender )</text:p>
      <text:p text:style-name="P4"><text:s text:c="12"/>{</text:p>
      <text:p text:style-name="P4"><text:s text:c="16"/>if ( !EDLogger.DEBUG &amp;&amp; Window.confirm( _msgs.btnSave() + "?" ) )</text:p>
      <text:p text:style-name="P4"><text:s text:c="16"/>{</text:p>
      <text:p text:style-name="P4"><text:s text:c="20"/>saveDocument( true );</text:p>
      <text:p text:style-name="P4"><text:s text:c="16"/>}</text:p>
      <text:p text:style-name="P4"><text:s text:c="16"/>else</text:p>
      <text:p text:style-name="P4"><text:s text:c="16"/>{</text:p>
      <text:p text:style-name="P4"><text:s text:c="20"/>close();</text:p>
      <text:p text:style-name="P4"><text:s text:c="16"/>}</text:p>
      <text:p text:style-name="P4"><text:s text:c="12"/>}</text:p>
      <text:p text:style-name="P4"><text:s text:c="8"/>} );</text:p>
      <text:p text:style-name="P4"/>
      <text:p text:style-name="P4"><text:s text:c="8"/>ImageButton errors = new ImageButton( "button-validate", _msgs.validate(), new ClickListener()</text:p>
      <text:p text:style-name="P4"><text:s text:c="8"/>{</text:p>
      <text:p text:style-name="P4"><text:s text:c="12"/>public void onClick(</text:p>
      <text:p text:style-name="P4"><text:s text:c="16"/>Widget sender )</text:p>
      <text:p text:style-name="P4"><text:s text:c="12"/>{</text:p>
      <text:p text:style-name="P4"><text:s text:c="16"/>edService.validateDoc( new WarnableCallBackAdapter()</text:p>
      <text:p text:style-name="P4"><text:s text:c="16"/>{</text:p>
      <text:p text:style-name="P4"><text:s text:c="20"/>public void onSuccess(</text:p>
      <text:p text:style-name="P4"><text:s text:c="24"/>Object arg0 )</text:p>
      <text:p text:style-name="P4"><text:s text:c="20"/>{</text:p>
      <text:p text:style-name="P4"><text:s text:c="24"/>ValidationHandler handler = (ValidationHandler) arg0;</text:p>
      <text:p text:style-name="P4"><text:s text:c="24"/>ArrayList results = handler.getResults();</text:p>
      <text:p text:style-name="P4"/>
      <text:p text:style-name="P4"><text:s text:c="24"/>FlexTable flexTable = new FlexTable();</text:p>
      <text:p text:style-name="P4"><text:s text:c="24"/>for ( int i = 0; i &lt; results.size(); i++ )</text:p>
      <text:p text:style-name="P4"><text:s text:c="24"/>{</text:p>
      <text:p text:style-name="P4"><text:s text:c="28"/>ValidationResult result = (ValidationResult) results.get( i );</text:p>
      <text:p text:style-name="P4"/>
      <text:p text:style-name="P4"><text:s text:c="28"/>Label xpath = new Label( result.getClassName() );</text:p>
      <text:p text:style-name="P4"><text:s text:c="28"/>Label description = new Label( result.getErrorDescription() );</text:p>
      <text:p text:style-name="P4"/>
      <text:p text:style-name="P4"><text:s text:c="28"/>xpath.addStyleName( "little" );</text:p>
      <text:p text:style-name="P4"><text:s text:c="28"/>description.addStyleName( "little" );</text:p>
      <text:p text:style-name="P4"/>
      <text:p text:style-name="P4"><text:s text:c="28"/>flexTable.setWidget( i, 0, xpath );</text:p>
      <text:p text:style-name="P4"><text:s text:c="28"/>flexTable.setWidget( i, 1, description );</text:p>
      <text:p text:style-name="P4"><text:s text:c="24"/>}</text:p>
      <text:p text:style-name="P4"><text:s text:c="24"/>// todo оптимизировать создание</text:p>
      <text:p text:style-name="P4"><text:s text:c="24"/>MyWindow flexTableDialogExt = new MyWindow( _msgs.errors(), flexTable, 1000 );</text:p>
      <text:p text:style-name="P4"><text:s text:c="24"/>flexTableDialogExt.getWindow().show();</text:p>
      <text:p text:style-name="P4"><text:s text:c="20"/>}</text:p>
      <text:p text:style-name="P4"><text:s text:c="16"/>} );</text:p>
      <text:p text:style-name="P4"><text:s text:c="12"/>}</text:p>
      <text:p text:style-name="P4"><text:s text:c="8"/>} );</text:p>
      <text:p text:style-name="P4"/>
      <text:p text:style-name="P4"><text:s text:c="8"/>ImageButton help = new ImageButton( "button-info", _msgs.btnHelp(), new ClickListener()</text:p>
      <text:p text:style-name="P4"><text:s text:c="8"/>{</text:p>
      <text:p text:style-name="P4"><text:s text:c="12"/>public void onClick(</text:p>
      <text:p text:style-name="P4"><text:s text:c="16"/>Widget sender )</text:p>
      <text:p text:style-name="P4"><text:s text:c="12"/>{</text:p>
      <text:p text:style-name="P4"><text:s text:c="16"/>CommonHelpAdapter.show();</text:p>
      <text:p text:style-name="P4"><text:s text:c="12"/>}</text:p>
      <text:p text:style-name="P4"><text:s text:c="8"/>} );</text:p>
      <text:p text:style-name="P4"/>
      <text:p text:style-name="P4"><text:s text:c="8"/>menu.add( save );</text:p>
      <text:p text:style-name="P4"><text:s text:c="8"/>menu.add( close );</text:p>
      <text:p text:style-name="P4"><text:s text:c="8"/>menu.add( errors );</text:p>
      <text:p text:style-name="P4"><text:s text:c="8"/>addFLCButton( menu );</text:p>
      <text:p text:style-name="P4"><text:s text:c="8"/>menu.add( help );</text:p>
      <text:p text:style-name="P4"><text:s text:c="8"/>addSpecificMenuButtons( menu );</text:p>
      <text:p text:style-name="P4"/>
      <text:p text:style-name="P4"><text:s text:c="8"/>return toolbar;</text:p>
      <text:p text:style-name="P4"><text:s text:c="4"/>}</text:p>
      <text:p text:style-name="P4"/>
      <text:p text:style-name="P4"><text:soft-page-break/><text:s text:c="4"/>/**</text:p>
      <text:p text:style-name="P4"><text:s text:c="5"/>* используется для ФЛК</text:p>
      <text:p text:style-name="P4"><text:s text:c="5"/>* </text:p>
      <text:p text:style-name="P4"><text:s text:c="5"/>* @return короткое имя документа</text:p>
      <text:p text:style-name="P4"><text:s text:c="5"/>*/</text:p>
      <text:p text:style-name="P4"><text:s text:c="4"/>protected String docTypeShortName()</text:p>
      <text:p text:style-name="P4"><text:s text:c="4"/>{</text:p>
      <text:p text:style-name="P4"><text:s text:c="8"/>// нужен не всем</text:p>
      <text:p text:style-name="P4"><text:s text:c="8"/>return "";</text:p>
      <text:p text:style-name="P4"><text:s text:c="4"/>}</text:p>
      <text:p text:style-name="P4"/>
      <text:p text:style-name="P4"><text:s text:c="4"/>/**</text:p>
      <text:p text:style-name="P4"><text:s text:c="5"/>* @return страницы для совершения действий над ними подряд</text:p>
      <text:p text:style-name="P4"><text:s text:c="5"/>*/</text:p>
      <text:p text:style-name="P4"><text:s text:c="4"/>protected abstract EDForm[] getAllPages();</text:p>
      <text:p text:style-name="P4"/>
      <text:p text:style-name="P4"><text:s text:c="4"/>/**</text:p>
      <text:p text:style-name="P4"><text:s text:c="5"/>* загрузить данные с сервера</text:p>
      <text:p text:style-name="P4"><text:s text:c="5"/>* </text:p>
      <text:p text:style-name="P4"><text:s text:c="5"/>* @throws Exception</text:p>
      <text:p text:style-name="P4"><text:s text:c="5"/>*/</text:p>
      <text:p text:style-name="P4"><text:s text:c="4"/>protected abstract void loadData()</text:p>
      <text:p text:style-name="P4"><text:s text:c="8"/>throws Exception;</text:p>
      <text:p text:style-name="P4"/>
      <text:p text:style-name="P4"><text:s text:c="4"/>protected void monitorIfLoadingFinished()</text:p>
      <text:p text:style-name="P4"><text:s text:c="4"/>{</text:p>
      <text:p text:style-name="P4"><text:s text:c="8"/>DataLoadListener dataLoadListener = new DataLoadListener()</text:p>
      <text:p text:style-name="P4"><text:s text:c="8"/>{</text:p>
      <text:p text:style-name="P4"><text:s text:c="12"/>public void onLoad(</text:p>
      <text:p text:style-name="P4"><text:s text:c="16"/>SourcesDataLoadEvents sender )</text:p>
      <text:p text:style-name="P4"><text:s text:c="12"/>{</text:p>
      <text:p text:style-name="P4"><text:s text:c="16"/>if ( areAllPagesLoaded( getAllPages() ) )</text:p>
      <text:p text:style-name="P4"><text:s text:c="16"/>{</text:p>
      <text:p text:style-name="P4"><text:s text:c="20"/>// сессию на сервере можно закрыть</text:p>
      <text:p text:style-name="P4"><text:s text:c="20"/>edService.finishLoading( doNothingCallBack );</text:p>
      <text:p text:style-name="P4"><text:s text:c="16"/>}</text:p>
      <text:p text:style-name="P4"><text:s text:c="12"/>}</text:p>
      <text:p text:style-name="P4"><text:s text:c="8"/>};</text:p>
      <text:p text:style-name="P4"><text:s text:c="8"/>addDataLoadListenerToAll( dataLoadListener, getAllPages() );</text:p>
      <text:p text:style-name="P4"><text:s text:c="4"/>}</text:p>
      <text:p text:style-name="P4"/>
      <text:p text:style-name="P4"><text:s text:c="4"/>/**</text:p>
      <text:p text:style-name="P4"><text:s text:c="5"/>* после загрузки всех данных - оповестить сервер</text:p>
      <text:p text:style-name="P4"><text:s text:c="5"/>*/</text:p>
      <text:p text:style-name="P4"><text:s text:c="4"/>protected void monitorIfLoadingFinished(</text:p>
      <text:p text:style-name="P4"><text:s text:c="8"/>final DataLoadListener listener )</text:p>
      <text:p text:style-name="P4"><text:s text:c="4"/>{</text:p>
      <text:p text:style-name="P4"><text:s text:c="8"/>DataLoadListener dataLoadListener = new DataLoadListener()</text:p>
      <text:p text:style-name="P4"><text:s text:c="8"/>{</text:p>
      <text:p text:style-name="P4"><text:s text:c="12"/>public void onLoad(</text:p>
      <text:p text:style-name="P4"><text:s text:c="16"/>SourcesDataLoadEvents sender )</text:p>
      <text:p text:style-name="P4"><text:s text:c="12"/>{</text:p>
      <text:p text:style-name="P4"><text:s text:c="16"/>if ( areAllPagesLoaded( getAllPages() ) )</text:p>
      <text:p text:style-name="P4"><text:s text:c="16"/>{</text:p>
      <text:p text:style-name="P4"><text:s text:c="20"/>// сессию на сервере можно закрыть</text:p>
      <text:p text:style-name="P4"><text:s text:c="20"/>edService.finishLoading( doNothingCallBack );</text:p>
      <text:p text:style-name="P4"><text:s text:c="20"/>listener.onLoad( sender );</text:p>
      <text:p text:style-name="P4"><text:s text:c="16"/>}</text:p>
      <text:p text:style-name="P4"><text:s text:c="12"/>}</text:p>
      <text:p text:style-name="P4"><text:s text:c="8"/>};</text:p>
      <text:p text:style-name="P4"><text:s text:c="8"/>addDataLoadListenerToAll( dataLoadListener, getAllPages() );</text:p>
      <text:p text:style-name="P4"><text:s text:c="4"/>}</text:p>
      <text:p text:style-name="P4"/>
      <text:p text:style-name="P4"><text:s text:c="4"/>protected void pickGood(</text:p>
      <text:p text:style-name="P4"><text:s text:c="8"/>int good,</text:p>
      <text:p text:style-name="P4"><text:s text:c="8"/>DataLoadListener dll )</text:p>
      <text:p text:style-name="P4"><text:s text:c="4"/>{</text:p>
      <text:p text:style-name="P4"><text:s text:c="8"/>// переключиться на другой товар в списке товаров, используется в ФЛК</text:p>
      <text:p text:style-name="P4"><text:s text:c="4"/>}</text:p>
      <text:p text:style-name="P4"/>
      <text:p text:style-name="P4"><text:s text:c="4"/>/**</text:p>
      <text:p text:style-name="P4"><text:s text:c="5"/>* сохранить документ на сервере</text:p>
      <text:p text:style-name="P4"><text:s text:c="5"/>*/</text:p>
      <text:p text:style-name="P4"><text:s text:c="4"/>protected void saveDocument(</text:p>
      <text:p text:style-name="P4"><text:s text:c="8"/>boolean doClose )</text:p>
      <text:p text:style-name="P4"><text:s text:c="4"/>{</text:p>
      <text:p text:style-name="P4"><text:s text:c="8"/>if ( doClose )</text:p>
      <text:p text:style-name="P4"><text:s text:c="8"/>{</text:p>
      <text:p text:style-name="P4"><text:s text:c="12"/>edService.saveDocument( false, new AsyncCallback()</text:p>
      <text:p text:style-name="P4"><text:s text:c="12"/>{</text:p>
      <text:p text:style-name="P4"><text:soft-page-break/><text:s text:c="16"/>public void onFailure(</text:p>
      <text:p text:style-name="P4"><text:s text:c="20"/>Throwable caught )</text:p>
      <text:p text:style-name="P4"><text:s text:c="16"/>{</text:p>
      <text:p text:style-name="P4"><text:s text:c="20"/>EDLoggerClient.error( caught.getMessage() );</text:p>
      <text:p text:style-name="P4"><text:s text:c="16"/>}</text:p>
      <text:p text:style-name="P4"/>
      <text:p text:style-name="P4"><text:s text:c="16"/>public void onSuccess(</text:p>
      <text:p text:style-name="P4"><text:s text:c="20"/>Object result )</text:p>
      <text:p text:style-name="P4"><text:s text:c="16"/>{</text:p>
      <text:p text:style-name="P4"><text:s text:c="20"/>close();</text:p>
      <text:p text:style-name="P4"><text:s text:c="16"/>}</text:p>
      <text:p text:style-name="P4"><text:s text:c="12"/>} );</text:p>
      <text:p text:style-name="P4"><text:s text:c="8"/>}</text:p>
      <text:p text:style-name="P4"><text:s text:c="8"/>else</text:p>
      <text:p text:style-name="P4"><text:s text:c="8"/>{</text:p>
      <text:p text:style-name="P4"><text:s text:c="12"/>edService.saveDocument( false, doNothingCallBack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показать все страницы</text:p>
      <text:p text:style-name="P4"><text:s text:c="5"/>* </text:p>
      <text:p text:style-name="P4"><text:s text:c="5"/>* @return</text:p>
      <text:p text:style-name="P4"><text:s text:c="5"/>*/</text:p>
      <text:p text:style-name="P4"><text:s text:c="4"/>protected Panel showPages()</text:p>
      <text:p text:style-name="P4"><text:s text:c="4"/>{</text:p>
      <text:p text:style-name="P4"><text:s text:c="8"/>System.out.println( "showing" );</text:p>
      <text:p text:style-name="P4"/>
      <text:p text:style-name="P4"><text:s text:c="8"/>Window.enableScrolling( false );</text:p>
      <text:p text:style-name="P4"/>
      <text:p text:style-name="P4"><text:s text:c="8"/>RootPanel.get().add( createToolBar() );</text:p>
      <text:p text:style-name="P4"/>
      <text:p text:style-name="P4"><text:s text:c="8"/>scrollPanel.setSize( "100%", "95%" );</text:p>
      <text:p text:style-name="P4"><text:s text:c="8"/>RootPanel.get().add( scrollPanel );</text:p>
      <text:p text:style-name="P4"/>
      <text:p text:style-name="P4"><text:s text:c="8"/>HorizontalPanel hp = new HorizontalPanel();</text:p>
      <text:p text:style-name="P4"><text:s text:c="8"/>hp.setWidth( "100%" );</text:p>
      <text:p text:style-name="P4"><text:s text:c="8"/>scrollPanel.setWidget( hp );</text:p>
      <text:p text:style-name="P4"/>
      <text:p text:style-name="P4"><text:s text:c="8"/>VerticalPanel vp = new VerticalPanel();</text:p>
      <text:p text:style-name="P4"/>
      <text:p text:style-name="P4"><text:s text:c="8"/>hp.add( notifyList.getPage() );</text:p>
      <text:p text:style-name="P4"><text:s text:c="8"/>hp.add( vp );</text:p>
      <text:p text:style-name="P4"/>
      <text:p text:style-name="P4"><text:s text:c="8"/>return vp;</text:p>
      <text:p text:style-name="P4"><text:s text:c="4"/>}</text:p>
      <text:p text:style-name="P4">}</text:p>
      <text:p text:style-name="P4"/>
      <text:list xml:id="list946503605" text:continue-numbering="true" text:style-name="L2">
        <text:list-item>
          <text:p text:style-name="P1">Класс ru.spb.nicetu.gwteditor.client.ui.widgets.interfaces.HasValue</text:p>
        </text:list-item>
      </text:list>
      <text:p text:style-name="P4"/>
      <text:p text:style-name="P4">package ru.spb.nicetu.gwteditor.client.ui.widgets.interfaces;</text:p>
      <text:p text:style-name="P4"/>
      <text:p text:style-name="P4">import ru.spb.nicetu.gwteditor.client.EDTypes.assertions.Assert;</text:p>
      <text:p text:style-name="P4">import ru.spb.nicetu.gwteditor.client.binding.binders.WidgetBinder;</text:p>
      <text:p text:style-name="P4"/>
      <text:p text:style-name="P4">import com.google.gwt.user.client.ui.ChangeListener;</text:p>
      <text:p text:style-name="P4">import com.google.gwt.user.client.ui.FocusListener;</text:p>
      <text:p text:style-name="P4">import com.google.gwt.user.client.ui.KeyboardListener;</text:p>
      <text:p text:style-name="P4">import com.google.gwt.user.client.ui.KeyboardListenerAdapter;</text:p>
      <text:p text:style-name="P4">import com.google.gwt.user.client.ui.SourcesChangeEvents;</text:p>
      <text:p text:style-name="P4">import com.google.gwt.user.client.ui.Widget;</text:p>
      <text:p text:style-name="P4"/>
      <text:p text:style-name="P4">public interface HasValue</text:p>
      <text:p text:style-name="P4"><text:s text:c="4"/>extends</text:p>
      <text:p text:style-name="P4"><text:s text:c="8"/>EDBundle,</text:p>
      <text:p text:style-name="P4"><text:s text:c="8"/>SourcesChangeEvents</text:p>
      <text:p text:style-name="P4">{</text:p>
      <text:p text:style-name="P4"><text:s text:c="4"/>static final KeyboardListener keyboardListener <text:s text:c="7"/>= new KeyboardListenerAdapter()</text:p>
      <text:p text:style-name="P4"><text:s text:c="58"/>{</text:p>
      <text:p text:style-name="P4"><text:s text:c="62"/>@Override</text:p>
      <text:p text:style-name="P4"><text:s text:c="62"/>public void onKeyPress(</text:p>
      <text:p text:style-name="P4"><text:s text:c="66"/>Widget sender,</text:p>
      <text:p text:style-name="P4"><text:s text:c="66"/>char keyCode,</text:p>
      <text:p text:style-name="P4"><text:s text:c="66"/>int modifiers )</text:p>
      <text:p text:style-name="P4"><text:s text:c="62"/>{</text:p>
      <text:p text:style-name="P4"><text:s text:c="66"/>super.onKeyPress( sender, keyCode, modifiers );</text:p>
      <text:p text:style-name="P4"/>
      <text:p text:style-name="P4"><text:s text:c="66"/>HasValue hasValue = (HasValue) <text:soft-page-break/>sender;</text:p>
      <text:p text:style-name="P4"><text:s text:c="66"/>WidgetBinder binder = hasValue.getBinder();</text:p>
      <text:p text:style-name="P4"><text:s text:c="66"/>Assert.assertNotNull( binder );</text:p>
      <text:p text:style-name="P4"><text:s text:c="66"/>binder.echoKey( hasValue );</text:p>
      <text:p text:style-name="P4"><text:s text:c="62"/>}</text:p>
      <text:p text:style-name="P4"><text:s text:c="58"/>};</text:p>
      <text:p text:style-name="P4"/>
      <text:p text:style-name="P4"><text:s text:c="4"/>// todo создать свой listener для EDBundle</text:p>
      <text:p text:style-name="P4"><text:s text:c="4"/>static final ChangeListener <text:s text:c="2"/>echoValueChangeListener = new ChangeListener()</text:p>
      <text:p text:style-name="P4"><text:s text:c="58"/>{</text:p>
      <text:p text:style-name="P4"><text:s text:c="62"/>public void onChange(</text:p>
      <text:p text:style-name="P4"><text:s text:c="66"/>Widget sender )</text:p>
      <text:p text:style-name="P4"><text:s text:c="62"/>{</text:p>
      <text:p text:style-name="P4"><text:s text:c="66"/>if ( sender instanceof HasValue )</text:p>
      <text:p text:style-name="P4"><text:s text:c="66"/>{</text:p>
      <text:p text:style-name="P4"><text:s text:c="70"/>HasValue hasValue = (HasValue) sender;</text:p>
      <text:p text:style-name="P4"><text:s text:c="70"/>WidgetBinder binder = hasValue.getBinder();</text:p>
      <text:p text:style-name="P4"><text:s text:c="70"/>Assert.assertNotNull( binder );</text:p>
      <text:p text:style-name="P4"><text:s text:c="70"/>binder.echoValue( hasValue );</text:p>
      <text:p text:style-name="P4"><text:s text:c="66"/>}</text:p>
      <text:p text:style-name="P4"><text:s text:c="62"/>}</text:p>
      <text:p text:style-name="P4"><text:s text:c="58"/>};</text:p>
      <text:p text:style-name="P4"/>
      <text:p text:style-name="P4"><text:s text:c="4"/>static final FocusListener <text:s text:c="3"/>focusListener <text:s text:c="10"/>= new FocusListener()</text:p>
      <text:p text:style-name="P4"><text:s text:c="58"/>{</text:p>
      <text:p text:style-name="P4"><text:s text:c="62"/>public void onFocus(</text:p>
      <text:p text:style-name="P4"><text:s text:c="66"/>Widget sender )</text:p>
      <text:p text:style-name="P4"><text:s text:c="62"/>{</text:p>
      <text:p text:style-name="P4"><text:s text:c="66"/>sender.addStyleName( "FOCUS" );</text:p>
      <text:p text:style-name="P4"><text:s text:c="62"/>}</text:p>
      <text:p text:style-name="P4"/>
      <text:p text:style-name="P4"><text:s text:c="62"/>public void onLostFocus(</text:p>
      <text:p text:style-name="P4"><text:s text:c="66"/>Widget sender )</text:p>
      <text:p text:style-name="P4"><text:s text:c="62"/>{</text:p>
      <text:p text:style-name="P4"><text:s text:c="66"/>sender.removeStyleName( "FOCUS" );</text:p>
      <text:p text:style-name="P4"><text:s text:c="62"/>}</text:p>
      <text:p text:style-name="P4"><text:s text:c="58"/>};</text:p>
      <text:p text:style-name="P4"/>
      <text:p text:style-name="P4"><text:s text:c="4"/>void fireChange();</text:p>
      <text:p text:style-name="P4"/>
      <text:p text:style-name="P4"><text:s text:c="4"/>String getValue();</text:p>
      <text:p text:style-name="P4"/>
      <text:p text:style-name="P4"><text:s text:c="4"/>void setAndEchoValue(</text:p>
      <text:p text:style-name="P4"><text:s text:c="8"/>String value );</text:p>
      <text:p text:style-name="P4"/>
      <text:p text:style-name="P4"><text:s text:c="4"/>void setValue(</text:p>
      <text:p text:style-name="P4"><text:s text:c="8"/>String value );</text:p>
      <text:p text:style-name="P4">}</text:p>
      <text:p text:style-name="Standard"/>
      <text:list xml:id="list1480416475" text:continue-numbering="true" text:style-name="L2">
        <text:list-item>
          <text:p text:style-name="P1">Класс ru.spb.nicetu.gwteditor.server.EDServiceImpl</text:p>
        </text:list-item>
      </text:list>
      <text:p text:style-name="P4"/>
      <text:p text:style-name="P4">package ru.spb.nicetu.gwteditor.server;</text:p>
      <text:p text:style-name="P4"/>
      <text:p text:style-name="P4">import java.util.ArrayList;</text:p>
      <text:p text:style-name="P4">import java.util.List;</text:p>
      <text:p text:style-name="P4"/>
      <text:p text:style-name="P4">import org.apache.log4j.Level;</text:p>
      <text:p text:style-name="P4">import org.apache.log4j.Logger;</text:p>
      <text:p text:style-name="P4">import org.hibernate.classic.Session;</text:p>
      <text:p text:style-name="P4"/>
      <text:p text:style-name="P4">import ru.spb.nicetu.gwteditor.client.EDService;</text:p>
      <text:p text:style-name="P4">import ru.spb.nicetu.gwteditor.client.binding.validation.ValidationHandler;</text:p>
      <text:p text:style-name="P4">import ru.spb.nicetu.gwteditor.client.binding.wrappers.BinderWrapper;</text:p>
      <text:p text:style-name="P4">import ru.spb.nicetu.gwteditor.client.binding.wrappers.FieldWrapper;</text:p>
      <text:p text:style-name="P4">import ru.spb.nicetu.gwteditor.client.binding.wrappers.ListEntryWrapper;</text:p>
      <text:p text:style-name="P4">import ru.spb.nicetu.gwteditor.client.listeners.gtd.gr44.carry.CarryParameters;</text:p>
      <text:p text:style-name="P4">import ru.spb.nicetu.gwteditor.server.emf.EDUserContext;</text:p>
      <text:p text:style-name="P4">import ru.spb.nicetu.gwteditor.server.emf.command.Command;</text:p>
      <text:p text:style-name="P4">import ru.spb.nicetu.gwteditor.server.emf.command.MassValuesExtractor;</text:p>
      <text:p text:style-name="P4">import ru.spb.nicetu.gwteditor.server.emf.command.ValueSetter;</text:p>
      <text:p text:style-name="P4">import ru.spb.nicetu.gwteditor.server.emf.command.goodslist.GoodAppender;</text:p>
      <text:p text:style-name="P4">import ru.spb.nicetu.gwteditor.server.emf.command.goodslist.GoodRemover;</text:p>
      <text:p text:style-name="P4">import ru.spb.nicetu.gwteditor.server.emf.command.goodslist.GoodValuesExtractor;</text:p>
      <text:p text:style-name="P4">import ru.spb.nicetu.gwteditor.server.emf.command.goodslist.GoodsListTreeCommand;</text:p>
      <text:p text:style-name="P4">import ru.spb.nicetu.gwteditor.server.emf.command.list.InventoryDocsRemover;</text:p>
      <text:p text:style-name="P4"><text:soft-page-break/>import ru.spb.nicetu.gwteditor.server.emf.command.list.LastListParamsResetter;</text:p>
      <text:p text:style-name="P4">import ru.spb.nicetu.gwteditor.server.emf.command.list.ListCleaner;</text:p>
      <text:p text:style-name="P4">import ru.spb.nicetu.gwteditor.server.emf.command.list.ListEntryAppender;</text:p>
      <text:p text:style-name="P4">import ru.spb.nicetu.gwteditor.server.emf.command.list.ListEntryCopier;</text:p>
      <text:p text:style-name="P4">import ru.spb.nicetu.gwteditor.server.emf.command.list.ListEntryMover;</text:p>
      <text:p text:style-name="P4">import ru.spb.nicetu.gwteditor.server.emf.command.list.ListEntryRemover;</text:p>
      <text:p text:style-name="P4">import ru.spb.nicetu.gwteditor.server.emf.command.list.extraction.ListExtractor;</text:p>
      <text:p text:style-name="P4">import ru.spb.nicetu.gwteditor.server.emf.command.list.extraction.ListKeyFieldsExtractor;</text:p>
      <text:p text:style-name="P4">import ru.spb.nicetu.gwteditor.server.emf.command.list.extraction.ListRowExtractor;</text:p>
      <text:p text:style-name="P4">import ru.spb.nicetu.gwteditor.server.emf.rootprovider.RootProvider;</text:p>
      <text:p text:style-name="P4">import ru.spb.nicetu.gwteditor.server.emf.rootprovider.RootWrapper;</text:p>
      <text:p text:style-name="P4">import ru.spb.nicetu.gwteditor.server.emf.validation.CommonValidator;</text:p>
      <text:p text:style-name="P4"/>
      <text:p text:style-name="P4">import com.google.gwt.user.server.rpc.RemoteServiceServlet;</text:p>
      <text:p text:style-name="P4"/>
      <text:p text:style-name="P4">/**</text:p>
      <text:p text:style-name="P4"><text:s/>* обменивается значениями полей с клиентом</text:p>
      <text:p text:style-name="P4"><text:s/>* </text:p>
      <text:p text:style-name="P4"><text:s/>* @author eav</text:p>
      <text:p text:style-name="P4"><text:s/>*/</text:p>
      <text:p text:style-name="P4">public class EDServiceImpl</text:p>
      <text:p text:style-name="P4"><text:s text:c="4"/>extends RemoteServiceServlet</text:p>
      <text:p text:style-name="P4"><text:s text:c="4"/>implements</text:p>
      <text:p text:style-name="P4"><text:s text:c="8"/>EDService</text:p>
      <text:p text:style-name="P4">{</text:p>
      <text:p text:style-name="P4"><text:s text:c="4"/>private static final Object syncronizer <text:s text:c="11"/>= new Object();</text:p>
      <text:p text:style-name="P4"><text:s text:c="4"/>private static final Logger log <text:s text:c="19"/>= Logger.getLogger( EDServiceImpl.class );</text:p>
      <text:p text:style-name="P4"><text:s text:c="4"/>private boolean <text:s text:c="12"/>primaryLoadingFinished = false;</text:p>
      <text:p text:style-name="P4"><text:s text:c="4"/>static</text:p>
      <text:p text:style-name="P4"><text:s text:c="4"/>{</text:p>
      <text:p text:style-name="P4"><text:s text:c="8"/>log.setLevel( Level.ALL );</text:p>
      <text:p text:style-name="P4"><text:s text:c="4"/>}</text:p>
      <text:p text:style-name="P4"/>
      <text:p text:style-name="P4"><text:s text:c="4"/>@Override</text:p>
      <text:p text:style-name="P4"><text:s text:c="4"/>public void addGood()</text:p>
      <text:p text:style-name="P4"><text:s text:c="8"/>throws Exception</text:p>
      <text:p text:style-name="P4"><text:s text:c="4"/>{</text:p>
      <text:p text:style-name="P4"><text:s text:c="8"/>// todo возвращать результат валидации товара</text:p>
      <text:p text:style-name="P4"><text:s text:c="8"/>run( new GoodAppender() );</text:p>
      <text:p text:style-name="P4"><text:s text:c="4"/>}</text:p>
      <text:p text:style-name="P4"/>
      <text:p text:style-name="P4"><text:s text:c="4"/>@Override</text:p>
      <text:p text:style-name="P4"><text:s text:c="4"/>public ValidationHandler addListEntry()</text:p>
      <text:p text:style-name="P4"><text:s text:c="8"/>throws Exception</text:p>
      <text:p text:style-name="P4"><text:s text:c="4"/>{</text:p>
      <text:p text:style-name="P4"><text:s text:c="8"/>return run( new ListEntryAppender() );</text:p>
      <text:p text:style-name="P4"><text:s text:c="4"/>}</text:p>
      <text:p text:style-name="P4"/>
      <text:p text:style-name="P4"><text:s text:c="4"/>@Override</text:p>
      <text:p text:style-name="P4"><text:s text:c="4"/>public ValidationHandler addTemporaryListEntry()</text:p>
      <text:p text:style-name="P4"><text:s text:c="8"/>throws Exception</text:p>
      <text:p text:style-name="P4"><text:s text:c="4"/>{</text:p>
      <text:p text:style-name="P4"><text:s text:c="8"/>return run( new TemporaryEntryAppender() );</text:p>
      <text:p text:style-name="P4"><text:s text:c="4"/>}</text:p>
      <text:p text:style-name="P4"/>
      <text:p text:style-name="P4"><text:s text:c="4"/>@Override</text:p>
      <text:p text:style-name="P4"><text:s text:c="4"/>public void carry(</text:p>
      <text:p text:style-name="P4"><text:s text:c="8"/>CarryParameters carryParameters )</text:p>
      <text:p text:style-name="P4"><text:s text:c="4"/>{</text:p>
      <text:p text:style-name="P4"><text:s text:c="8"/>String requestedSessionId = getThreadLocalRequest().getSession().getId();</text:p>
      <text:p text:style-name="P4"><text:s text:c="8"/>RootWrapper wrapper = RootProvider.getCurrentWrapper( requestedSessionId );</text:p>
      <text:p text:style-name="P4"><text:s text:c="8"/>wrapper.carry( carryParameters );</text:p>
      <text:p text:style-name="P4"><text:s text:c="4"/>}</text:p>
      <text:p text:style-name="P4"/>
      <text:p text:style-name="P4"><text:s text:c="4"/>@Override</text:p>
      <text:p text:style-name="P4"><text:s text:c="4"/>public void clearList()</text:p>
      <text:p text:style-name="P4"><text:s text:c="8"/>throws Exception</text:p>
      <text:p text:style-name="P4"><text:s text:c="4"/>{</text:p>
      <text:p text:style-name="P4"><text:s text:c="8"/>run( new ListCleaner() );</text:p>
      <text:p text:style-name="P4"><text:s text:c="4"/>}</text:p>
      <text:p text:style-name="P4"/>
      <text:p text:style-name="P4"><text:s text:c="4"/>@Override</text:p>
      <text:p text:style-name="P4"><text:s text:c="4"/>public void closeDocument()</text:p>
      <text:p text:style-name="P4"><text:s text:c="4"/>{</text:p>
      <text:p text:style-name="P4"><text:s text:c="8"/>log.debug( "closing window" );</text:p>
      <text:p text:style-name="P4"><text:s text:c="8"/>primaryLoadingFinished = false;</text:p>
      <text:p text:style-name="P4"><text:s text:c="8"/>RootProvider.onClose( getThreadLocalRequest() );</text:p>
      <text:p text:style-name="P4"><text:s text:c="4"/>}</text:p>
      <text:p text:style-name="P4"/>
      <text:p text:style-name="P4"><text:s text:c="4"/>@Override</text:p>
      <text:p text:style-name="P4"><text:soft-page-break/><text:s text:c="4"/>public void copyListEntry(</text:p>
      <text:p text:style-name="P4"><text:s text:c="8"/>int rowNumber )</text:p>
      <text:p text:style-name="P4"><text:s text:c="8"/>throws Exception</text:p>
      <text:p text:style-name="P4"><text:s text:c="4"/>{</text:p>
      <text:p text:style-name="P4"><text:s text:c="8"/>run( new ListEntryCopier( rowNumber ) );</text:p>
      <text:p text:style-name="P4"><text:s text:c="4"/>}</text:p>
      <text:p text:style-name="P4"/>
      <text:p text:style-name="P4"><text:s text:c="4"/>@Override</text:p>
      <text:p text:style-name="P4"><text:s text:c="4"/>public void finishLoading()</text:p>
      <text:p text:style-name="P4"><text:s text:c="4"/>{</text:p>
      <text:p text:style-name="P4"><text:s text:c="8"/>synchronized ( syncronizer )</text:p>
      <text:p text:style-name="P4"><text:s text:c="8"/>{</text:p>
      <text:p text:style-name="P4"><text:s text:c="12"/>Session primarySession = getPrimarySession();</text:p>
      <text:p text:style-name="P4"><text:s text:c="12"/>if ( primarySession.isOpen() )</text:p>
      <text:p text:style-name="P4"><text:s text:c="12"/>{</text:p>
      <text:p text:style-name="P4"><text:s text:c="16"/>log.debug( "[INF]: closing primary session" );</text:p>
      <text:p text:style-name="P4"><text:s text:c="16"/>primarySession.close();</text:p>
      <text:p text:style-name="P4"><text:s text:c="16"/>primaryLoadingFinished = true;</text:p>
      <text:p text:style-name="P4"><text:s text:c="12"/>}</text:p>
      <text:p text:style-name="P4"><text:s text:c="12"/>else</text:p>
      <text:p text:style-name="P4"><text:s text:c="12"/>{</text:p>
      <text:p text:style-name="P4"><text:s text:c="16"/>log.error( "[ERR]: somebody closed primary session before us!"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@Override</text:p>
      <text:p text:style-name="P4"><text:s text:c="4"/>public ValidationHandler getFieldsForGoodNumber(</text:p>
      <text:p text:style-name="P4"><text:s text:c="8"/>String pageName,</text:p>
      <text:p text:style-name="P4"><text:s text:c="8"/>int goodNumber )</text:p>
      <text:p text:style-name="P4"><text:s text:c="8"/>throws Exception</text:p>
      <text:p text:style-name="P4"><text:s text:c="4"/>{</text:p>
      <text:p text:style-name="P4"><text:s text:c="8"/>return run( new GoodValuesExtractor( new ListEntryWrapper( pageName, goodNumber ) ) );</text:p>
      <text:p text:style-name="P4"><text:s text:c="4"/>}</text:p>
      <text:p text:style-name="P4"/>
      <text:p text:style-name="P4"><text:s text:c="4"/>@Override</text:p>
      <text:p text:style-name="P4"><text:s text:c="4"/>public Integer getGoodsCount()</text:p>
      <text:p text:style-name="P4"><text:s text:c="4"/>{</text:p>
      <text:p text:style-name="P4"><text:s text:c="8"/>// todo возвращать номера невалидных товаров</text:p>
      <text:p text:style-name="P4"><text:s text:c="8"/>return new Integer( GoodsListTreeCommand.getGoodsCount( getThreadLocalRequest().getSession().getId() ) );</text:p>
      <text:p text:style-name="P4"><text:s text:c="4"/>}</text:p>
      <text:p text:style-name="P4"/>
      <text:p text:style-name="P4"><text:s text:c="4"/>/**</text:p>
      <text:p text:style-name="P4"><text:s text:c="5"/>* получает список значений ключевых полей</text:p>
      <text:p text:style-name="P4"><text:s text:c="5"/>* </text:p>
      <text:p text:style-name="P4"><text:s text:c="5"/>* @param pageName имя страницы</text:p>
      <text:p text:style-name="P4"><text:s text:c="5"/>* @throws Exception</text:p>
      <text:p text:style-name="P4"><text:s text:c="5"/>*/</text:p>
      <text:p text:style-name="P4"><text:s text:c="4"/>@Override</text:p>
      <text:p text:style-name="P4"><text:s text:c="4"/>public ValidationHandler getKeyFieldValuesFor(</text:p>
      <text:p text:style-name="P4"><text:s text:c="8"/>BinderWrapper fieldWrapper )</text:p>
      <text:p text:style-name="P4"><text:s text:c="8"/>throws Exception</text:p>
      <text:p text:style-name="P4"><text:s text:c="4"/>{</text:p>
      <text:p text:style-name="P4"><text:s text:c="8"/>return run( new ListKeyFieldsExtractor( fieldWrapper ) );</text:p>
      <text:p text:style-name="P4"><text:s text:c="4"/>}</text:p>
      <text:p text:style-name="P4"/>
      <text:p text:style-name="P4"><text:s text:c="4"/>@Override</text:p>
      <text:p text:style-name="P4"><text:s text:c="4"/>public ValidationHandler getList(</text:p>
      <text:p text:style-name="P4"><text:s text:c="8"/>BinderWrapper fieldWrapper )</text:p>
      <text:p text:style-name="P4"><text:s text:c="8"/>throws Exception</text:p>
      <text:p text:style-name="P4"><text:s text:c="4"/>{</text:p>
      <text:p text:style-name="P4"><text:s text:c="8"/>return run( new ListExtractor( fieldWrapper ) );</text:p>
      <text:p text:style-name="P4"><text:s text:c="4"/>}</text:p>
      <text:p text:style-name="P4"/>
      <text:p text:style-name="P4"><text:s text:c="4"/>@Override</text:p>
      <text:p text:style-name="P4"><text:s text:c="4"/>public ValidationHandler getListRows(</text:p>
      <text:p text:style-name="P4"><text:s text:c="8"/>BinderWrapper fieldWrapper,</text:p>
      <text:p text:style-name="P4"><text:s text:c="8"/>List rows )</text:p>
      <text:p text:style-name="P4"><text:s text:c="8"/>throws Exception</text:p>
      <text:p text:style-name="P4"><text:s text:c="4"/>{</text:p>
      <text:p text:style-name="P4"><text:s text:c="8"/>return run( new ListRowExtractor( fieldWrapper, rows ) );</text:p>
      <text:p text:style-name="P4"><text:s text:c="4"/>}</text:p>
      <text:p text:style-name="P4"/>
      <text:p text:style-name="P4"><text:s text:c="4"/>@Override</text:p>
      <text:p text:style-name="P4"><text:s text:c="4"/>public ArrayList&lt;String&gt; getSectionRows(</text:p>
      <text:p text:style-name="P4"><text:s text:c="8"/>String section )</text:p>
      <text:p text:style-name="P4"><text:s text:c="4"/>{</text:p>
      <text:p text:style-name="P4"><text:s text:c="8"/>String requestedSessionId = getThreadLocalRequest().getSession().getId();</text:p>
      <text:p text:style-name="P4"><text:s text:c="8"/>RootWrapper wrapper = RootProvider.getCurrentWrapper( requestedSessionId );</text:p>
      <text:p text:style-name="P4"><text:soft-page-break/><text:s text:c="8"/>return wrapper.getSectionRows( section );</text:p>
      <text:p text:style-name="P4"><text:s text:c="4"/>}</text:p>
      <text:p text:style-name="P4"/>
      <text:p text:style-name="P4"><text:s text:c="4"/>@Override</text:p>
      <text:p text:style-name="P4"><text:s text:c="4"/>public ValidationHandler getValues(</text:p>
      <text:p text:style-name="P4"><text:s text:c="8"/>String pageName )</text:p>
      <text:p text:style-name="P4"><text:s text:c="8"/>throws Exception</text:p>
      <text:p text:style-name="P4"><text:s text:c="4"/>{</text:p>
      <text:p text:style-name="P4"><text:s text:c="8"/>return run( new MassValuesExtractor( pageName ) );</text:p>
      <text:p text:style-name="P4"><text:s text:c="4"/>}</text:p>
      <text:p text:style-name="P4"/>
      <text:p text:style-name="P4"><text:s text:c="4"/>@Override</text:p>
      <text:p text:style-name="P4"><text:s text:c="4"/>public void moveListEntry(</text:p>
      <text:p text:style-name="P4"><text:s text:c="8"/>int rowNumber,</text:p>
      <text:p text:style-name="P4"><text:s text:c="8"/>int direction )</text:p>
      <text:p text:style-name="P4"><text:s text:c="8"/>throws Exception</text:p>
      <text:p text:style-name="P4"><text:s text:c="4"/>{</text:p>
      <text:p text:style-name="P4"><text:s text:c="8"/>run( new ListEntryMover( rowNumber, direction ) );</text:p>
      <text:p text:style-name="P4"><text:s text:c="4"/>}</text:p>
      <text:p text:style-name="P4"/>
      <text:p text:style-name="P4"><text:s text:c="4"/>@Override</text:p>
      <text:p text:style-name="P4"><text:s text:c="4"/>public void removeGood(</text:p>
      <text:p text:style-name="P4"><text:s text:c="8"/>int goodNumber )</text:p>
      <text:p text:style-name="P4"><text:s text:c="8"/>throws Exception</text:p>
      <text:p text:style-name="P4"><text:s text:c="4"/>{</text:p>
      <text:p text:style-name="P4"><text:s text:c="8"/>run( new GoodRemover( goodNumber ) );</text:p>
      <text:p text:style-name="P4"><text:s text:c="4"/>}</text:p>
      <text:p text:style-name="P4"/>
      <text:p text:style-name="P4"><text:s text:c="4"/>@Override</text:p>
      <text:p text:style-name="P4"><text:s text:c="4"/>public void removeListEntry(</text:p>
      <text:p text:style-name="P4"><text:s text:c="8"/>int rowNumber )</text:p>
      <text:p text:style-name="P4"><text:s text:c="8"/>throws Exception</text:p>
      <text:p text:style-name="P4"><text:s text:c="4"/>{</text:p>
      <text:p text:style-name="P4"><text:s text:c="8"/>run( new ListEntryRemover( rowNumber ) );</text:p>
      <text:p text:style-name="P4"><text:s text:c="4"/>}</text:p>
      <text:p text:style-name="P4"/>
      <text:p text:style-name="P4"><text:s text:c="4"/>@Override</text:p>
      <text:p text:style-name="P4"><text:s text:c="4"/>public void removeRowsFromInventory(</text:p>
      <text:p text:style-name="P4"><text:s text:c="8"/>List&lt;String&gt; rows )</text:p>
      <text:p text:style-name="P4"><text:s text:c="8"/>throws Exception</text:p>
      <text:p text:style-name="P4"><text:s text:c="4"/>{</text:p>
      <text:p text:style-name="P4"><text:s text:c="8"/>run( new InventoryDocsRemover( rows ) );</text:p>
      <text:p text:style-name="P4"><text:s text:c="8"/>// теперь сохраним документ и закроем сессию</text:p>
      <text:p text:style-name="P4"><text:s text:c="8"/>saveDocument( true );</text:p>
      <text:p text:style-name="P4"><text:s text:c="4"/>}</text:p>
      <text:p text:style-name="P4"/>
      <text:p text:style-name="P4"><text:s text:c="4"/>@Override</text:p>
      <text:p text:style-name="P4"><text:s text:c="4"/>public void removeTemporaryEntry(</text:p>
      <text:p text:style-name="P4"><text:s text:c="8"/>int row )</text:p>
      <text:p text:style-name="P4"><text:s text:c="8"/>throws Exception</text:p>
      <text:p text:style-name="P4"><text:s text:c="4"/>{</text:p>
      <text:p text:style-name="P4"><text:s text:c="8"/>run( new TemporaryEntryRemover( row ) );</text:p>
      <text:p text:style-name="P4"><text:s text:c="4"/>}</text:p>
      <text:p text:style-name="P4"/>
      <text:p text:style-name="P4"><text:s text:c="4"/>@Override</text:p>
      <text:p text:style-name="P4"><text:s text:c="4"/>public void resetLastListParameters()</text:p>
      <text:p text:style-name="P4"><text:s text:c="8"/>throws Exception</text:p>
      <text:p text:style-name="P4"><text:s text:c="4"/>{</text:p>
      <text:p text:style-name="P4"><text:s text:c="8"/>run( new LastListParamsResetter() );</text:p>
      <text:p text:style-name="P4"><text:s text:c="4"/>}</text:p>
      <text:p text:style-name="P4"/>
      <text:p text:style-name="P4"><text:s text:c="4"/>@Override</text:p>
      <text:p text:style-name="P4"><text:s text:c="4"/>public void saveDocument(</text:p>
      <text:p text:style-name="P4"><text:s text:c="8"/>boolean doClose )</text:p>
      <text:p text:style-name="P4"><text:s text:c="4"/>{</text:p>
      <text:p text:style-name="P4"><text:s text:c="8"/>RootProvider.onSave( getThreadLocalRequest().getSession().getId() );</text:p>
      <text:p text:style-name="P4"><text:s text:c="8"/>if ( doClose )</text:p>
      <text:p text:style-name="P4"><text:s text:c="8"/>{</text:p>
      <text:p text:style-name="P4"><text:s text:c="12"/>closeDocument();</text:p>
      <text:p text:style-name="P4"><text:s text:c="8"/>}</text:p>
      <text:p text:style-name="P4"><text:s text:c="4"/>}</text:p>
      <text:p text:style-name="P4"/>
      <text:p text:style-name="P4"><text:s text:c="4"/>@Override</text:p>
      <text:p text:style-name="P4"><text:s text:c="4"/>public ValidationHandler setFieldValue(</text:p>
      <text:p text:style-name="P4"><text:s text:c="8"/>FieldWrapper fieldWrapper )</text:p>
      <text:p text:style-name="P4"><text:s text:c="8"/>throws Exception</text:p>
      <text:p text:style-name="P4"><text:s text:c="4"/>{</text:p>
      <text:p text:style-name="P4"><text:s text:c="8"/>return run( new ValueSetter( fieldWrapper ) );</text:p>
      <text:p text:style-name="P4"><text:s text:c="4"/>}</text:p>
      <text:p text:style-name="P4"/>
      <text:p text:style-name="P4"><text:soft-page-break/><text:s text:c="4"/>@Override</text:p>
      <text:p text:style-name="P4"><text:s text:c="4"/>public ValidationHandler setValueNoClean(</text:p>
      <text:p text:style-name="P4"><text:s text:c="8"/>FieldWrapper fieldWrapper )</text:p>
      <text:p text:style-name="P4"><text:s text:c="8"/>throws Exception</text:p>
      <text:p text:style-name="P4"><text:s text:c="4"/>{</text:p>
      <text:p text:style-name="P4"><text:s text:c="8"/>return run( new SimpleValueSetter( fieldWrapper ) );</text:p>
      <text:p text:style-name="P4"><text:s text:c="4"/>}</text:p>
      <text:p text:style-name="P4"/>
      <text:p text:style-name="P4"><text:s text:c="4"/>@Override</text:p>
      <text:p text:style-name="P4"><text:s text:c="4"/>public ValidationHandler validateDoc()</text:p>
      <text:p text:style-name="P4"><text:s text:c="4"/>{</text:p>
      <text:p text:style-name="P4"><text:s text:c="8"/>EDUserContext userContext = RootProvider.getUserContext( getThreadLocalRequest().getSession().getId() );</text:p>
      <text:p text:style-name="P4"><text:s text:c="8"/>RootWrapper rootWrapper = userContext.getRootWrapper();</text:p>
      <text:p text:style-name="P4"><text:s text:c="8"/>CommonValidator validator = rootWrapper.createCommonValidator( rootWrapper.getRoot() );</text:p>
      <text:p text:style-name="P4"><text:s text:c="8"/>ValidationHandler handler = new ValidationHandler();</text:p>
      <text:p text:style-name="P4"><text:s text:c="8"/>validator.applyValidation( handler, -1 );</text:p>
      <text:p text:style-name="P4"><text:s text:c="8"/>return handler;</text:p>
      <text:p text:style-name="P4"><text:s text:c="4"/>}</text:p>
      <text:p text:style-name="P4"/>
      <text:p text:style-name="P4"><text:s text:c="4"/>private Session getPrimarySession()</text:p>
      <text:p text:style-name="P4"><text:s text:c="4"/>{</text:p>
      <text:p text:style-name="P4"><text:s text:c="8"/>String requestedSessionId = getThreadLocalRequest().getSession().getId();</text:p>
      <text:p text:style-name="P4"><text:s text:c="8"/>return RootProvider.getCurrentWrapper( requestedSessionId ).getHibernateSession();</text:p>
      <text:p text:style-name="P4"><text:s text:c="4"/>}</text:p>
      <text:p text:style-name="P4"/>
      <text:p text:style-name="P4"><text:s text:c="4"/>/**</text:p>
      <text:p text:style-name="P4"><text:s text:c="5"/>* выполнить команду, синхронизовавшись и открыв сессию</text:p>
      <text:p text:style-name="P4"><text:s text:c="5"/>* </text:p>
      <text:p text:style-name="P4"><text:s text:c="5"/>* @param command команда для исполнения</text:p>
      <text:p text:style-name="P4"><text:s text:c="5"/>* @return результат выполнения</text:p>
      <text:p text:style-name="P4"><text:s text:c="5"/>*/</text:p>
      <text:p text:style-name="P4"><text:s text:c="4"/>private ValidationHandler run(</text:p>
      <text:p text:style-name="P4"><text:s text:c="8"/>Command command )</text:p>
      <text:p text:style-name="P4"><text:s text:c="8"/>// todo убрать после тестирования, а пока пугаем тестеров ]:-&gt;</text:p>
      <text:p text:style-name="P4"><text:s text:c="8"/>throws Exception</text:p>
      <text:p text:style-name="P4"><text:s text:c="4"/>{</text:p>
      <text:p text:style-name="P4"><text:s text:c="8"/>synchronized ( syncronizer )</text:p>
      <text:p text:style-name="P4"><text:s text:c="8"/>{</text:p>
      <text:p text:style-name="P4"><text:s text:c="12"/>String requestedSessionId = getThreadLocalRequest().getSession().getId();</text:p>
      <text:p text:style-name="P4"><text:s text:c="12"/>RootWrapper currentWrapper = null;</text:p>
      <text:p text:style-name="P4"><text:s text:c="12"/>try</text:p>
      <text:p text:style-name="P4"><text:s text:c="12"/>{</text:p>
      <text:p text:style-name="P4"><text:s text:c="16"/>currentWrapper = RootProvider.getCurrentWrapper( requestedSessionId );</text:p>
      <text:p text:style-name="P4"><text:s text:c="12"/>}</text:p>
      <text:p text:style-name="P4"><text:s text:c="12"/>catch ( Exception e )</text:p>
      <text:p text:style-name="P4"><text:s text:c="12"/>{</text:p>
      <text:p text:style-name="P4"><text:s text:c="16"/>log.error( "[ERR]: no wrapper for sessionId = " + requestedSessionId, e );</text:p>
      <text:p text:style-name="P4"><text:s text:c="16"/>throw e;</text:p>
      <text:p text:style-name="P4"><text:s text:c="12"/>}</text:p>
      <text:p text:style-name="P4"/>
      <text:p text:style-name="P4"><text:s text:c="12"/>try</text:p>
      <text:p text:style-name="P4"><text:s text:c="12"/>{</text:p>
      <text:p text:style-name="P4"><text:s text:c="16"/>if ( primaryLoadingFinished )</text:p>
      <text:p text:style-name="P4"><text:s text:c="16"/>{</text:p>
      <text:p text:style-name="P4"><text:s text:c="20"/>currentWrapper.openSession();</text:p>
      <text:p text:style-name="P4"><text:s text:c="16"/>}</text:p>
      <text:p text:style-name="P4"><text:s text:c="16"/>command.setRootWrapper( currentWrapper );</text:p>
      <text:p text:style-name="P4"/>
      <text:p text:style-name="P4"><text:s text:c="16"/>// выполняем</text:p>
      <text:p text:style-name="P4"><text:s text:c="16"/>ValidationHandler handler = command.execute();</text:p>
      <text:p text:style-name="P4"><text:s text:c="16"/>// фильтруем результаты валидации</text:p>
      <text:p text:style-name="P4"><text:s text:c="16"/>command.filterUnusedFields( handler );</text:p>
      <text:p text:style-name="P4"/>
      <text:p text:style-name="P4"><text:s text:c="16"/>return handler;</text:p>
      <text:p text:style-name="P4"><text:s text:c="12"/>}</text:p>
      <text:p text:style-name="P4"><text:s text:c="12"/>catch ( Exception e )</text:p>
      <text:p text:style-name="P4"><text:s text:c="12"/>{</text:p>
      <text:p text:style-name="P4"><text:s text:c="16"/>e.printStackTrace();</text:p>
      <text:p text:style-name="P4"><text:s text:c="16"/>throw e;</text:p>
      <text:p text:style-name="P4"><text:s text:c="12"/>}</text:p>
      <text:p text:style-name="P4"><text:s text:c="12"/>catch ( Throwable e )</text:p>
      <text:p text:style-name="P4"><text:s text:c="12"/>{</text:p>
      <text:p text:style-name="P4"><text:s text:c="16"/>e.printStackTrace();</text:p>
      <text:p text:style-name="P4"><text:s text:c="16"/>throw new Exception( e );</text:p>
      <text:p text:style-name="P4"><text:s text:c="12"/>}</text:p>
      <text:p text:style-name="P4"><text:s text:c="12"/>finally</text:p>
      <text:p text:style-name="P4"><text:s text:c="12"/>{</text:p>
      <text:p text:style-name="P4"><text:s text:c="16"/>if ( primaryLoadingFinished )</text:p>
      <text:p text:style-name="P4"><text:s text:c="16"/>{</text:p>
      <text:p text:style-name="P4"><text:soft-page-break/><text:s text:c="20"/>currentWrapper.getHibernateSession().close()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/>
      <text:list xml:id="list90647242" text:continue-numbering="true" text:style-name="L2">
        <text:list-item>
          <text:p text:style-name="P1">Класс ru.spb.nicetu.gwteditor.server.database.loader.Decl4Loader</text:p>
        </text:list-item>
      </text:list>
      <text:p text:style-name="P4"/>
      <text:p text:style-name="P4">package ru.spb.nicetu.gwteditor.server.database.loader;</text:p>
      <text:p text:style-name="P4"/>
      <text:p text:style-name="P4">import java.sql.ResultSet;</text:p>
      <text:p text:style-name="P4"/>
      <text:p text:style-name="P4">import junit.framework.Assert;</text:p>
      <text:p text:style-name="P4"/>
      <text:p text:style-name="P4">import org.eclipse.emf.ecore.EObject;</text:p>
      <text:p text:style-name="P4"/>
      <text:p text:style-name="P4">import ru.spb.nicetu.db.queries.DocumentsQuery;</text:p>
      <text:p text:style-name="P4">import ru.spb.nicetu.db.schema.DocumentsEntity;</text:p>
      <text:p text:style-name="P4"/>
      <text:p text:style-name="P4">/**</text:p>
      <text:p text:style-name="P4"><text:s/>* Created by Eclipse. User: eav Date: 24.04.2008 Time: 15:48:01 To change this template use File | Settings | File</text:p>
      <text:p text:style-name="P4"><text:s/>* Templates.</text:p>
      <text:p text:style-name="P4"><text:s/>*/</text:p>
      <text:p text:style-name="P4">public class Decl4Loader</text:p>
      <text:p text:style-name="P4"><text:s text:c="4"/>extends DocLoader</text:p>
      <text:p text:style-name="P4">{</text:p>
      <text:p text:style-name="P4"><text:s text:c="4"/>public Decl4Loader(</text:p>
      <text:p text:style-name="P4"><text:s text:c="8"/>String documentId,</text:p>
      <text:p text:style-name="P4"><text:s text:c="8"/>String userId,</text:p>
      <text:p text:style-name="P4"><text:s text:c="8"/>String docType )</text:p>
      <text:p text:style-name="P4"><text:s text:c="4"/>{</text:p>
      <text:p text:style-name="P4"><text:s text:c="8"/>super( documentId, userId, docType );</text:p>
      <text:p text:style-name="P4"><text:s text:c="4"/>}</text:p>
      <text:p text:style-name="P4"/>
      <text:p text:style-name="P4"><text:s text:c="4"/>@Override</text:p>
      <text:p text:style-name="P4"><text:s text:c="4"/>public EObject loadXML()</text:p>
      <text:p text:style-name="P4"><text:s text:c="8"/>throws Exception</text:p>
      <text:p text:style-name="P4"><text:s text:c="4"/>{</text:p>
      <text:p text:style-name="P4"><text:s text:c="8"/>DocumentsEntity document = new DocumentsQuery().getDocumentById( getDocumentId() );</text:p>
      <text:p text:style-name="P4"><text:s text:c="8"/>String data = document.getXmldata();</text:p>
      <text:p text:style-name="P4"><text:s text:c="8"/>// todo</text:p>
      <text:p text:style-name="P4"><text:s text:c="8"/>String refdocumentid = document.getRefdocumentid();</text:p>
      <text:p text:style-name="P4"/>
      <text:p text:style-name="P4"><text:s text:c="8"/>EObject eObject;</text:p>
      <text:p text:style-name="P4"><text:s text:c="8"/>if ( data == null || data.equals( "" ) )</text:p>
      <text:p text:style-name="P4"><text:s text:c="8"/>{</text:p>
      <text:p text:style-name="P4"><text:s text:c="12"/>eObject = loaderImpl.createNewObject( getDocumentId() );</text:p>
      <text:p text:style-name="P4"><text:s text:c="8"/>}</text:p>
      <text:p text:style-name="P4"><text:s text:c="8"/>else</text:p>
      <text:p text:style-name="P4"><text:s text:c="8"/>{</text:p>
      <text:p text:style-name="P4"><text:s text:c="12"/>eObject = loadRootFromStream( data );</text:p>
      <text:p text:style-name="P4"><text:s text:c="8"/>}</text:p>
      <text:p text:style-name="P4"/>
      <text:p text:style-name="P4"><text:s text:c="8"/>return eObject;</text:p>
      <text:p text:style-name="P4"><text:s text:c="4"/>}</text:p>
      <text:p text:style-name="P4"/>
      <text:p text:style-name="P4"><text:s text:c="4"/>@Override</text:p>
      <text:p text:style-name="P4"><text:s text:c="4"/>public void saveXML(</text:p>
      <text:p text:style-name="P4"><text:s text:c="8"/>EObject root )</text:p>
      <text:p text:style-name="P4"><text:s text:c="4"/>{</text:p>
      <text:p text:style-name="P4"><text:s text:c="8"/>// xxx здесь классы из ДекларантаАПС</text:p>
      <text:p text:style-name="P4"><text:s text:c="8"/>log.debug( "[INF]: Saving " + getDocumentId() + " to " + docName() );</text:p>
      <text:p text:style-name="P4"/>
      <text:p text:style-name="P4"><text:s text:c="8"/>try</text:p>
      <text:p text:style-name="P4"><text:s text:c="8"/>{</text:p>
      <text:p text:style-name="P4"><text:s text:c="12"/>String docContents = readStringDoc( saveRootToStream( root ) );</text:p>
      <text:p text:style-name="P4"><text:s text:c="12"/>Assert.assertNotNull( docContents );</text:p>
      <text:p text:style-name="P4"/>
      <text:p text:style-name="P4"><text:s text:c="12"/>// сохраняем документ в основной базе</text:p>
      <text:p text:style-name="P4"><text:s text:c="12"/>new DocumentsQuery().saveDocumentWithId( getDocumentId(), docContents );</text:p>
      <text:p text:style-name="P4"><text:s text:c="12"/>log.debug( "[OK]: Document saved" );</text:p>
      <text:p text:style-name="P4"><text:s text:c="8"/>}</text:p>
      <text:p text:style-name="P4"><text:s text:c="8"/>catch ( Exception exception )</text:p>
      <text:p text:style-name="P4"><text:s text:c="8"/>{</text:p>
      <text:p text:style-name="P4"><text:s text:c="12"/>log.error( "[ERR]: Problem saving document to base" );</text:p>
      <text:p text:style-name="P4"><text:s text:c="12"/>exception.printStackTrace();</text:p>
      <text:p text:style-name="P4"><text:s text:c="8"/>}</text:p>
      <text:p text:style-name="P4"><text:soft-page-break/><text:s text:c="4"/>}</text:p>
      <text:p text:style-name="P4"/>
      <text:p text:style-name="P4"><text:s text:c="4"/>@Override</text:p>
      <text:p text:style-name="P4"><text:s text:c="4"/>protected String buildLoadingQuery()</text:p>
      <text:p text:style-name="P4"><text:s text:c="4"/>{</text:p>
      <text:p text:style-name="P4"><text:s text:c="8"/>return null;</text:p>
      <text:p text:style-name="P4"><text:s text:c="4"/>}</text:p>
      <text:p text:style-name="P4"/>
      <text:p text:style-name="P4"><text:s text:c="4"/>@Override</text:p>
      <text:p text:style-name="P4"><text:s text:c="4"/>protected String buildSavingQuery()</text:p>
      <text:p text:style-name="P4"><text:s text:c="4"/>{</text:p>
      <text:p text:style-name="P4"><text:s text:c="8"/>return null;</text:p>
      <text:p text:style-name="P4"><text:s text:c="4"/>}</text:p>
      <text:p text:style-name="P4"/>
      <text:p text:style-name="P4"><text:s text:c="4"/>@Override</text:p>
      <text:p text:style-name="P4"><text:s text:c="4"/>protected String docName()</text:p>
      <text:p text:style-name="P4"><text:s text:c="4"/>{</text:p>
      <text:p text:style-name="P4"><text:s text:c="8"/>return DECL4;</text:p>
      <text:p text:style-name="P4"><text:s text:c="4"/>}</text:p>
      <text:p text:style-name="P4"/>
      <text:p text:style-name="P4"><text:s text:c="4"/>@Override</text:p>
      <text:p text:style-name="P4"><text:s text:c="4"/>protected String getRealDocId(</text:p>
      <text:p text:style-name="P4"><text:s text:c="8"/>ResultSet rs )</text:p>
      <text:p text:style-name="P4"><text:s text:c="4"/>{</text:p>
      <text:p text:style-name="P4"><text:s text:c="8"/>return getDocumentId();</text:p>
      <text:p text:style-name="P4"><text:s text:c="4"/>}</text:p>
      <text:p text:style-name="P4">}</text:p>
      <text:p text:style-name="P4"/>
      <text:list xml:id="list968799658" text:continue-numbering="true" text:style-name="L2">
        <text:list-item>
          <text:p text:style-name="P1">Класс ru.spb.nicetu.gwteditor.server.database.loader.typeimpl.LoaderImpl</text:p>
        </text:list-item>
      </text:list>
      <text:p text:style-name="P4"/>
      <text:p text:style-name="P4">package ru.spb.nicetu.gwteditor.server.database.loader.typeimpl;</text:p>
      <text:p text:style-name="P4"/>
      <text:p text:style-name="P4">import junit.framework.Assert;</text:p>
      <text:p text:style-name="P4"/>
      <text:p text:style-name="P4">import org.eclipse.emf.common.util.EList;</text:p>
      <text:p text:style-name="P4">import org.eclipse.emf.ecore.EObject;</text:p>
      <text:p text:style-name="P4">import org.eclipse.emf.ecore.EStructuralFeature;</text:p>
      <text:p text:style-name="P4"/>
      <text:p text:style-name="P4">import ru.spb.nicetu.gwteditor.server.emf.utils.EClassHandler;</text:p>
      <text:p text:style-name="P4">import ru.spb.nicetu.gwteditor.server.emf.utils.EDConstants;</text:p>
      <text:p text:style-name="P4"/>
      <text:p text:style-name="P4">public abstract class LoaderImpl&lt;DocType extends EObject, RootType extends EObject&gt;</text:p>
      <text:p text:style-name="P4"><text:s text:c="4"/>implements</text:p>
      <text:p text:style-name="P4"><text:s text:c="8"/>EDConstants</text:p>
      <text:p text:style-name="P4">{</text:p>
      <text:p text:style-name="P4"><text:s text:c="4"/>public static LoaderImpl create(</text:p>
      <text:p text:style-name="P4"><text:s text:c="8"/>String docType )</text:p>
      <text:p text:style-name="P4"><text:s text:c="4"/>{</text:p>
      <text:p text:style-name="P4"><text:s text:c="8"/>if ( GTD.equals( docType ) )</text:p>
      <text:p text:style-name="P4"><text:s text:c="8"/>{</text:p>
      <text:p text:style-name="P4"><text:s text:c="12"/>return new GTDLoaderImpl();</text:p>
      <text:p text:style-name="P4"><text:s text:c="8"/>}</text:p>
      <text:p text:style-name="P4"><text:s text:c="8"/>else if ( DTS.equals( docType ) )</text:p>
      <text:p text:style-name="P4"><text:s text:c="8"/>{</text:p>
      <text:p text:style-name="P4"><text:s text:c="12"/>return new DTSLoaderImpl();</text:p>
      <text:p text:style-name="P4"><text:s text:c="8"/>}</text:p>
      <text:p text:style-name="P4"><text:s text:c="8"/>else if ( KTS.equals( docType ) )</text:p>
      <text:p text:style-name="P4"><text:s text:c="8"/>{</text:p>
      <text:p text:style-name="P4"><text:s text:c="12"/>return new KTSLoaderImpl();</text:p>
      <text:p text:style-name="P4"><text:s text:c="8"/>}</text:p>
      <text:p text:style-name="P4"><text:s text:c="8"/>else if ( TSCard.equals( docType ) )</text:p>
      <text:p text:style-name="P4"><text:s text:c="8"/>{</text:p>
      <text:p text:style-name="P4"><text:s text:c="12"/>return new TSCardLoaderImpl();</text:p>
      <text:p text:style-name="P4"><text:s text:c="8"/>}</text:p>
      <text:p text:style-name="P4"><text:s text:c="8"/>else if ( INVENTORY.equals( docType ) )</text:p>
      <text:p text:style-name="P4"><text:s text:c="8"/>{</text:p>
      <text:p text:style-name="P4"><text:s text:c="12"/>return new InventoryLoaderImpl();</text:p>
      <text:p text:style-name="P4"><text:s text:c="8"/>}</text:p>
      <text:p text:style-name="P4"><text:s text:c="8"/>else if ( CL.equals( docType ) )</text:p>
      <text:p text:style-name="P4"><text:s text:c="8"/>{</text:p>
      <text:p text:style-name="P4"><text:s text:c="12"/>return new CLLoaderImpl();</text:p>
      <text:p text:style-name="P4"><text:s text:c="8"/>}</text:p>
      <text:p text:style-name="P4"><text:s text:c="8"/>else</text:p>
      <text:p text:style-name="P4"><text:s text:c="8"/>{</text:p>
      <text:p text:style-name="P4"><text:s text:c="12"/>Assert.assertTrue( "unknown docType '" + docType + "'", false );</text:p>
      <text:p text:style-name="P4"><text:s text:c="8"/>}</text:p>
      <text:p text:style-name="P4"><text:s text:c="8"/>return null;</text:p>
      <text:p text:style-name="P4"><text:s text:c="4"/>}</text:p>
      <text:p text:style-name="P4"/>
      <text:p text:style-name="P4"><text:soft-page-break/><text:s text:c="4"/>public abstract DocType createNewObject(</text:p>
      <text:p text:style-name="P4"><text:s text:c="8"/>String documentId )</text:p>
      <text:p text:style-name="P4"><text:s text:c="8"/>throws Exception;</text:p>
      <text:p text:style-name="P4"/>
      <text:p text:style-name="P4"><text:s text:c="4"/>public abstract String docName();</text:p>
      <text:p text:style-name="P4"/>
      <text:p text:style-name="P4"><text:s text:c="4"/>public abstract String getDocType();</text:p>
      <text:p text:style-name="P4"/>
      <text:p text:style-name="P4"><text:s text:c="4"/>public abstract DocType unwrapRootObject(</text:p>
      <text:p text:style-name="P4"><text:s text:c="8"/>RootType docRoot );</text:p>
      <text:p text:style-name="P4"/>
      <text:p text:style-name="P4"><text:s text:c="4"/>/**</text:p>
      <text:p text:style-name="P4"><text:s text:c="5"/>* документ д.б. завернут в корень емф-дерева. несмотря на одни и те же названия, для каждого типа документов корень</text:p>
      <text:p text:style-name="P4"><text:s text:c="5"/>* - свой. это необходимо при сериализации</text:p>
      <text:p text:style-name="P4"><text:s text:c="5"/>* </text:p>
      <text:p text:style-name="P4"><text:s text:c="5"/>* @param object что заворачиваем</text:p>
      <text:p text:style-name="P4"><text:s text:c="5"/>* @return корень для сериализации</text:p>
      <text:p text:style-name="P4"><text:s text:c="5"/>*/</text:p>
      <text:p text:style-name="P4"><text:s text:c="4"/>public abstract RootType wrapInRoot(</text:p>
      <text:p text:style-name="P4"><text:s text:c="8"/>DocType object );</text:p>
      <text:p text:style-name="P4"/>
      <text:p text:style-name="P4"><text:s text:c="4"/>/**</text:p>
      <text:p text:style-name="P4"><text:s text:c="5"/>* заполнить все обязательные поля</text:p>
      <text:p text:style-name="P4"><text:s text:c="5"/>* </text:p>
      <text:p text:style-name="P4"><text:s text:c="5"/>* @param baseObject базовый объект</text:p>
      <text:p text:style-name="P4"><text:s text:c="5"/>*/</text:p>
      <text:p text:style-name="P4"><text:s text:c="4"/>protected void fillObject(</text:p>
      <text:p text:style-name="P4"><text:s text:c="8"/>EObject baseObject )</text:p>
      <text:p text:style-name="P4"><text:s text:c="4"/>{</text:p>
      <text:p text:style-name="P4"><text:s text:c="8"/>EList&lt;EStructuralFeature&gt; list = baseObject.eClass().getEAllStructuralFeatures();</text:p>
      <text:p text:style-name="P4"><text:s text:c="8"/>for ( EStructuralFeature feature : list )</text:p>
      <text:p text:style-name="P4"><text:s text:c="8"/>{</text:p>
      <text:p text:style-name="P4"><text:s text:c="12"/>if ( feature.isRequired() &amp;&amp; !feature.isMany() )</text:p>
      <text:p text:style-name="P4"><text:s text:c="12"/>{</text:p>
      <text:p text:style-name="P4"><text:s text:c="16"/>Object object = EClassHandler.createObject( feature );</text:p>
      <text:p text:style-name="P4"><text:s text:c="16"/>baseObject.eSet( feature, object );</text:p>
      <text:p text:style-name="P4"><text:s text:c="16"/>if ( object instanceof EObject )</text:p>
      <text:p text:style-name="P4"><text:s text:c="16"/>{</text:p>
      <text:p text:style-name="P4"><text:s text:c="20"/>fillObject( (EObject) object )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/>
      <text:list xml:id="list1284724260" text:continue-numbering="true" text:style-name="L2">
        <text:list-item>
          <text:p text:style-name="P1">Класс ru.spb.nicetu.gwteditor.server.emf.command.Command</text:p>
        </text:list-item>
      </text:list>
      <text:p text:style-name="P4"/>
      <text:p text:style-name="P4">package ru.spb.nicetu.gwteditor.server.emf.command;</text:p>
      <text:p text:style-name="P4"/>
      <text:p text:style-name="P4">import org.apache.log4j.Level;</text:p>
      <text:p text:style-name="P4">import org.apache.log4j.Logger;</text:p>
      <text:p text:style-name="P4"/>
      <text:p text:style-name="P4">import ru.spb.nicetu.gwteditor.client.binding.validation.ValidationHandler;</text:p>
      <text:p text:style-name="P4">import ru.spb.nicetu.gwteditor.client.binding.wrappers.BinderWrapper;</text:p>
      <text:p text:style-name="P4">import ru.spb.nicetu.gwteditor.server.emf.FieldSet;</text:p>
      <text:p text:style-name="P4">import ru.spb.nicetu.gwteditor.server.emf.exceptions.EmptyObjectException;</text:p>
      <text:p text:style-name="P4">import ru.spb.nicetu.gwteditor.server.emf.rootprovider.RootWrapper;</text:p>
      <text:p text:style-name="P4"/>
      <text:p text:style-name="P4">/**</text:p>
      <text:p text:style-name="P4"><text:s/>* исполняемая команда</text:p>
      <text:p text:style-name="P4"><text:s/>* </text:p>
      <text:p text:style-name="P4"><text:s/>* @author eav</text:p>
      <text:p text:style-name="P4"><text:s/>*/</text:p>
      <text:p text:style-name="P4">public abstract class Command</text:p>
      <text:p text:style-name="P4">{</text:p>
      <text:p text:style-name="P4"><text:s text:c="4"/>/**</text:p>
      <text:p text:style-name="P4"><text:s text:c="5"/>* начальные параметры, полученные от клиента</text:p>
      <text:p text:style-name="P4"><text:s text:c="5"/>*/</text:p>
      <text:p text:style-name="P4"><text:s text:c="4"/>private BinderWrapper parameters = null;</text:p>
      <text:p text:style-name="P4"><text:s text:c="4"/>/**</text:p>
      <text:p text:style-name="P4"><text:s text:c="5"/>* обертка дерева emf</text:p>
      <text:p text:style-name="P4"><text:s text:c="5"/>*/</text:p>
      <text:p text:style-name="P4"><text:s text:c="4"/>private RootWrapper <text:s text:c="2"/>rootWrapper;</text:p>
      <text:p text:style-name="P4"/>
      <text:p text:style-name="P4"><text:s text:c="4"/>/**</text:p>
      <text:p text:style-name="P4"><text:s text:c="5"/>* набор полей для обработки атрибутов</text:p>
      <text:p text:style-name="P4"><text:s text:c="5"/>*/</text:p>
      <text:p text:style-name="P4"><text:s text:c="4"/>protected FieldSet <text:s text:c="3"/>fieldSet <text:s text:c="2"/>= null;</text:p>
      <text:p text:style-name="P4"><text:soft-page-break/></text:p>
      <text:p text:style-name="P4"><text:s text:c="4"/>protected Logger <text:s text:c="5"/>log;</text:p>
      <text:p text:style-name="P4"/>
      <text:p text:style-name="P4"><text:s text:c="4"/>public Command()</text:p>
      <text:p text:style-name="P4"><text:s text:c="4"/>{</text:p>
      <text:p text:style-name="P4"><text:s text:c="8"/>log = Logger.getLogger( getClass() );</text:p>
      <text:p text:style-name="P4"><text:s text:c="8"/>log.setLevel( Level.ALL );</text:p>
      <text:p text:style-name="P4"><text:s text:c="4"/>}</text:p>
      <text:p text:style-name="P4"/>
      <text:p text:style-name="P4"><text:s text:c="4"/>public Command(</text:p>
      <text:p text:style-name="P4"><text:s text:c="8"/>BinderWrapper parameters )</text:p>
      <text:p text:style-name="P4"><text:s text:c="4"/>{</text:p>
      <text:p text:style-name="P4"><text:s text:c="8"/>this();</text:p>
      <text:p text:style-name="P4"><text:s text:c="8"/>this.parameters = parameters;</text:p>
      <text:p text:style-name="P4"><text:s text:c="8"/>fieldSet = FieldSet.getFieldSetByPageName( parameters.getBinderHostPageName() );</text:p>
      <text:p text:style-name="P4"><text:s text:c="4"/>}</text:p>
      <text:p text:style-name="P4"/>
      <text:p text:style-name="P4"><text:s text:c="4"/>/**</text:p>
      <text:p text:style-name="P4"><text:s text:c="5"/>* тело команды</text:p>
      <text:p text:style-name="P4"><text:s text:c="5"/>* </text:p>
      <text:p text:style-name="P4"><text:s text:c="5"/>* @return результат выполнения todo обобщить до результата без валидации</text:p>
      <text:p text:style-name="P4"><text:s text:c="5"/>* @throws EmptyObjectException</text:p>
      <text:p text:style-name="P4"><text:s text:c="5"/>*/</text:p>
      <text:p text:style-name="P4"><text:s text:c="4"/>public abstract ValidationHandler execute()</text:p>
      <text:p text:style-name="P4"><text:s text:c="8"/>throws EmptyObjectException;</text:p>
      <text:p text:style-name="P4"/>
      <text:p text:style-name="P4"><text:s text:c="4"/>/**</text:p>
      <text:p text:style-name="P4"><text:s text:c="5"/>* todo при правильно заполненных страницах этот метод не нужен</text:p>
      <text:p text:style-name="P4"><text:s text:c="5"/>* </text:p>
      <text:p text:style-name="P4"><text:s text:c="5"/>* @param handler</text:p>
      <text:p text:style-name="P4"><text:s text:c="5"/>*/</text:p>
      <text:p text:style-name="P4"><text:s text:c="4"/>public void filterUnusedFields(</text:p>
      <text:p text:style-name="P4"><text:s text:c="8"/>ValidationHandler handler )</text:p>
      <text:p text:style-name="P4"><text:s text:c="4"/>{</text:p>
      <text:p text:style-name="P4"><text:s text:c="8"/>fieldSet.filterUnusedFields( handler );</text:p>
      <text:p text:style-name="P4"><text:s text:c="4"/>}</text:p>
      <text:p text:style-name="P4"/>
      <text:p text:style-name="P4"><text:s text:c="4"/>public RootWrapper getRootWrapper()</text:p>
      <text:p text:style-name="P4"><text:s text:c="4"/>{</text:p>
      <text:p text:style-name="P4"><text:s text:c="8"/>return rootWrapper;</text:p>
      <text:p text:style-name="P4"><text:s text:c="4"/>}</text:p>
      <text:p text:style-name="P4"/>
      <text:p text:style-name="P4"><text:s text:c="4"/>public void setRootWrapper(</text:p>
      <text:p text:style-name="P4"><text:s text:c="8"/>RootWrapper rootWrapper )</text:p>
      <text:p text:style-name="P4"><text:s text:c="4"/>{</text:p>
      <text:p text:style-name="P4"><text:s text:c="8"/>this.rootWrapper = rootWrapper;</text:p>
      <text:p text:style-name="P4"><text:s text:c="4"/>}</text:p>
      <text:p text:style-name="P4"/>
      <text:p text:style-name="P4"><text:s text:c="4"/>protected FieldSet getFieldSet()</text:p>
      <text:p text:style-name="P4"><text:s text:c="4"/>{</text:p>
      <text:p text:style-name="P4"><text:s text:c="8"/>return fieldSet;</text:p>
      <text:p text:style-name="P4"><text:s text:c="4"/>}</text:p>
      <text:p text:style-name="P4"/>
      <text:p text:style-name="P4"><text:s text:c="4"/>protected BinderWrapper getParameters()</text:p>
      <text:p text:style-name="P4"><text:s text:c="4"/>{</text:p>
      <text:p text:style-name="P4"><text:s text:c="8"/>return parameters;</text:p>
      <text:p text:style-name="P4"><text:s text:c="4"/>}</text:p>
      <text:p text:style-name="P4">}</text:p>
      <text:p text:style-name="P4"/>
      <text:list xml:id="list1052568909" text:continue-numbering="true" text:style-name="L2">
        <text:list-item>
          <text:p text:style-name="P1">Класс ru.spb.nicetu.gwteditor.server.emf.command.TreeCommand</text:p>
        </text:list-item>
      </text:list>
      <text:p text:style-name="P4"/>
      <text:p text:style-name="P4">package ru.spb.nicetu.gwteditor.server.emf.command;</text:p>
      <text:p text:style-name="P4"/>
      <text:p text:style-name="P4">import java.util.ArrayList;</text:p>
      <text:p text:style-name="P4"/>
      <text:p text:style-name="P4">import junit.framework.Assert;</text:p>
      <text:p text:style-name="P4"/>
      <text:p text:style-name="P4">import org.eclipse.emf.common.util.EList;</text:p>
      <text:p text:style-name="P4">import org.eclipse.emf.ecore.EObject;</text:p>
      <text:p text:style-name="P4">import org.eclipse.emf.ecore.EStructuralFeature;</text:p>
      <text:p text:style-name="P4">import org.hibernate.LazyInitializationException;</text:p>
      <text:p text:style-name="P4"/>
      <text:p text:style-name="P4">import ru.spb.nicetu.gwteditor.client.binding.validation.MassValuesValidationHandler;</text:p>
      <text:p text:style-name="P4">import ru.spb.nicetu.gwteditor.client.binding.wrappers.BinderWrapper;</text:p>
      <text:p text:style-name="P4">import ru.spb.nicetu.gwteditor.server.emf.command.persistent.GoodParameters;</text:p>
      <text:p text:style-name="P4">import ru.spb.nicetu.gwteditor.server.emf.command.persistent.ListParameters;</text:p>
      <text:p text:style-name="P4">import ru.spb.nicetu.gwteditor.server.emf.exceptions.EmptyObjectException;</text:p>
      <text:p text:style-name="P4">import ru.spb.nicetu.gwteditor.server.emf.utils.EClassHandler;</text:p>
      <text:p text:style-name="P4">import ru.spb.nicetu.gwteditor.server.emf.utils.EConverter;</text:p>
      <text:p text:style-name="P4"><text:soft-page-break/>import ru.spb.nicetu.gwteditor.server.emf.utils.EDConstants;</text:p>
      <text:p text:style-name="P4">import ru.spb.nicetu.gwteditor.server.emf.validation.EDValidator;</text:p>
      <text:p text:style-name="P4"/>
      <text:p text:style-name="P4">/**</text:p>
      <text:p text:style-name="P4"><text:s/>* исполняемая команда для обработки emf-дерева. содержит вспомогательные методы обхода дерева</text:p>
      <text:p text:style-name="P4"><text:s/>* </text:p>
      <text:p text:style-name="P4"><text:s/>* @author eav</text:p>
      <text:p text:style-name="P4"><text:s/>*/</text:p>
      <text:p text:style-name="P4">public abstract class TreeCommand</text:p>
      <text:p text:style-name="P4"><text:s text:c="4"/>extends Command</text:p>
      <text:p text:style-name="P4">{</text:p>
      <text:p text:style-name="P4"><text:s text:c="4"/>public TreeCommand()</text:p>
      <text:p text:style-name="P4"><text:s text:c="4"/>{</text:p>
      <text:p text:style-name="P4"><text:s text:c="4"/>}</text:p>
      <text:p text:style-name="P4"/>
      <text:p text:style-name="P4"><text:s text:c="4"/>public TreeCommand(</text:p>
      <text:p text:style-name="P4"><text:s text:c="8"/>BinderWrapper parameters )</text:p>
      <text:p text:style-name="P4"><text:s text:c="4"/>{</text:p>
      <text:p text:style-name="P4"><text:s text:c="8"/>super( parameters );</text:p>
      <text:p text:style-name="P4"><text:s text:c="4"/>}</text:p>
      <text:p text:style-name="P4"/>
      <text:p text:style-name="P4"><text:s text:c="4"/>/**</text:p>
      <text:p text:style-name="P4"><text:s text:c="5"/>* спускается по дереву от заданного узла до нужного листа</text:p>
      <text:p text:style-name="P4"><text:s text:c="5"/>* </text:p>
      <text:p text:style-name="P4"><text:s text:c="5"/>* @param startObject узел, где начинается спуск</text:p>
      <text:p text:style-name="P4"><text:s text:c="5"/>* @param startIndex номер имени в пути, с которого начинается спуск</text:p>
      <text:p text:style-name="P4"><text:s text:c="5"/>* @param endIndex до какого номера спускаться</text:p>
      <text:p text:style-name="P4"><text:s text:c="5"/>* @param xsdClassNames полный путь к объекту</text:p>
      <text:p text:style-name="P4"><text:s text:c="5"/>* @return конечный объект</text:p>
      <text:p text:style-name="P4"><text:s text:c="5"/>* @throws EmptyObjectException</text:p>
      <text:p text:style-name="P4"><text:s text:c="5"/>*/</text:p>
      <text:p text:style-name="P4"><text:s text:c="4"/>public EObject descendToObject(</text:p>
      <text:p text:style-name="P4"><text:s text:c="8"/>EObject startObject,</text:p>
      <text:p text:style-name="P4"><text:s text:c="8"/>int startIndex,</text:p>
      <text:p text:style-name="P4"><text:s text:c="8"/>int endIndex,</text:p>
      <text:p text:style-name="P4"><text:s text:c="8"/>String[] xsdClassNames )</text:p>
      <text:p text:style-name="P4"><text:s text:c="8"/>throws EmptyObjectException</text:p>
      <text:p text:style-name="P4"><text:s text:c="4"/>{ // следим, чтобы endIndex не превышал xsdClassNames.length</text:p>
      <text:p text:style-name="P4"><text:s text:c="8"/>EObject treeClimber = startObject;</text:p>
      <text:p text:style-name="P4"><text:s text:c="8"/>EStructuralFeature step = null;</text:p>
      <text:p text:style-name="P4"/>
      <text:p text:style-name="P4"><text:s text:c="8"/>for ( int i = startIndex; i &lt; endIndex; i++ )</text:p>
      <text:p text:style-name="P4"><text:s text:c="8"/>{</text:p>
      <text:p text:style-name="P4"><text:s text:c="12"/>step = EClassHandler.getStructuralFeature( treeClimber, xsdClassNames[i] );</text:p>
      <text:p text:style-name="P4"/>
      <text:p text:style-name="P4"><text:s text:c="12"/>Object featureValue = treeClimber.eGet( step );</text:p>
      <text:p text:style-name="P4"><text:s text:c="12"/>if ( featureValue == null )</text:p>
      <text:p text:style-name="P4"><text:s text:c="12"/>{</text:p>
      <text:p text:style-name="P4"><text:s text:c="16"/>treeClimber = handleEmptyObject( treeClimber, step );</text:p>
      <text:p text:style-name="P4"><text:s text:c="12"/>}</text:p>
      <text:p text:style-name="P4"><text:s text:c="12"/>else</text:p>
      <text:p text:style-name="P4"><text:s text:c="12"/>{ // спускаемся дальше</text:p>
      <text:p text:style-name="P4"><text:s text:c="16"/>Object objectToCheck = featureValue;</text:p>
      <text:p text:style-name="P4"><text:s text:c="16"/>// проверяем, не особый ли это список(см. javaDoc)</text:p>
      <text:p text:style-name="P4"><text:s text:c="16"/>treeClimber = (EObject) EClassHandler.eListToSingleObjectStub( step, objectToCheck, xsdClassNames, i );</text:p>
      <text:p text:style-name="P4"><text:s text:c="16"/>if ( treeClimber == null )</text:p>
      <text:p text:style-name="P4"><text:s text:c="16"/>{ // список пуст, создаем новую запись.</text:p>
      <text:p text:style-name="P4"><text:s text:c="20"/>// todo убрать заглушку</text:p>
      <text:p text:style-name="P4"><text:s text:c="20"/>String name = step.getName();</text:p>
      <text:p text:style-name="P4"><text:s text:c="20"/>Assert.assertTrue( "invalid list feature " + name, "eSADoutGoodsLocation".equals( name ) );</text:p>
      <text:p text:style-name="P4"><text:s text:c="20"/>log.error( "EMPTY ESADoutGoodsLocation!!!" );</text:p>
      <text:p text:style-name="P4"><text:s text:c="20"/>EList list = (EList) objectToCheck;</text:p>
      <text:p text:style-name="P4"/>
      <text:p text:style-name="P4"><text:s text:c="20"/>EObject emptyChild = (EObject) EClassHandler.createObject( step );</text:p>
      <text:p text:style-name="P4"><text:s text:c="20"/>getRootWrapper().save( emptyChild );</text:p>
      <text:p text:style-name="P4"><text:s text:c="20"/>list.add( emptyChild );</text:p>
      <text:p text:style-name="P4"><text:s text:c="20"/>treeClimber = emptyChild;</text:p>
      <text:p text:style-name="P4"><text:s text:c="16"/>}</text:p>
      <text:p text:style-name="P4"><text:s text:c="12"/>}</text:p>
      <text:p text:style-name="P4"><text:s text:c="8"/>}</text:p>
      <text:p text:style-name="P4"><text:s text:c="8"/>return treeClimber;</text:p>
      <text:p text:style-name="P4"><text:s text:c="4"/>}</text:p>
      <text:p text:style-name="P4"/>
      <text:p text:style-name="P4"><text:s text:c="4"/>/**</text:p>
      <text:p text:style-name="P4"><text:s text:c="5"/>* явно инициализиурет список. неинициализированные списки валят {@link LazyInitializationException}</text:p>
      <text:p text:style-name="P4"><text:s text:c="5"/>* </text:p>
      <text:p text:style-name="P4"><text:s text:c="5"/>* @param startObject узел начала обхода</text:p>
      <text:p text:style-name="P4"><text:soft-page-break/><text:s text:c="5"/>* @param attributeNames путь к списку</text:p>
      <text:p text:style-name="P4"><text:s text:c="5"/>* @param startIndex позиция узла в пути</text:p>
      <text:p text:style-name="P4"><text:s text:c="5"/>*/</text:p>
      <text:p text:style-name="P4"><text:s text:c="4"/>private void initializeList(</text:p>
      <text:p text:style-name="P4"><text:s text:c="8"/>EObject startObject,</text:p>
      <text:p text:style-name="P4"><text:s text:c="8"/>String[] attributeNames,</text:p>
      <text:p text:style-name="P4"><text:s text:c="8"/>int startIndex )</text:p>
      <text:p text:style-name="P4"><text:s text:c="4"/>{</text:p>
      <text:p text:style-name="P4"><text:s text:c="8"/>int lastIndex = attributeNames.length - 1;</text:p>
      <text:p text:style-name="P4"><text:s text:c="8"/>try</text:p>
      <text:p text:style-name="P4"><text:s text:c="8"/>{</text:p>
      <text:p text:style-name="P4"><text:s text:c="12"/>// спускаемся по дереву до нужного листа</text:p>
      <text:p text:style-name="P4"><text:s text:c="12"/>EObject treeClimber = descendToObject( startObject, startIndex, lastIndex, attributeNames );</text:p>
      <text:p text:style-name="P4"/>
      <text:p text:style-name="P4"><text:s text:c="12"/>// смотрим, что в листе дерева</text:p>
      <text:p text:style-name="P4"><text:s text:c="12"/>EStructuralFeature step = EClassHandler.getStructuralFeature( treeClimber, attributeNames[lastIndex] );</text:p>
      <text:p text:style-name="P4"><text:s text:c="12"/>Object value = treeClimber.eGet( step );</text:p>
      <text:p text:style-name="P4"><text:s text:c="12"/>Assert.assertTrue( "invalid list field " + attributeNames[lastIndex], value instanceof EList );</text:p>
      <text:p text:style-name="P4"><text:s text:c="8"/>}</text:p>
      <text:p text:style-name="P4"><text:s text:c="8"/>catch ( EmptyObjectException e )</text:p>
      <text:p text:style-name="P4"><text:s text:c="8"/>{ // список отсутствует - значит не будет и валидироваться и не свалит ошибку</text:p>
      <text:p text:style-name="P4"><text:s text:c="12"/>System.out.println( "list " + attributeNames[lastIndex] + " is empty"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вытащить все значения всех полей, указнанных в наборе</text:p>
      <text:p text:style-name="P4"><text:s text:c="5"/>* </text:p>
      <text:p text:style-name="P4"><text:s text:c="5"/>* @param handler контейнер значений</text:p>
      <text:p text:style-name="P4"><text:s text:c="5"/>* @param root корневой объект для вытаскивания</text:p>
      <text:p text:style-name="P4"><text:s text:c="5"/>* @param startIndex позиция этого объекта в пути</text:p>
      <text:p text:style-name="P4"><text:s text:c="5"/>*/</text:p>
      <text:p text:style-name="P4"><text:s text:c="4"/>protected void extractMassValues(</text:p>
      <text:p text:style-name="P4"><text:s text:c="8"/>MassValuesValidationHandler handler,</text:p>
      <text:p text:style-name="P4"><text:s text:c="8"/>EObject root,</text:p>
      <text:p text:style-name="P4"><text:s text:c="8"/>int startIndex )</text:p>
      <text:p text:style-name="P4"><text:s text:c="4"/>{</text:p>
      <text:p text:style-name="P4"><text:s text:c="8"/>// вытаскиваем поля со значениями</text:p>
      <text:p text:style-name="P4"><text:s text:c="8"/>ArrayList&lt;String&gt; attributes = getFieldSet().getFieldsList();</text:p>
      <text:p text:style-name="P4"><text:s text:c="8"/>for ( int i = 0; i &lt; attributes.size(); i++ )</text:p>
      <text:p text:style-name="P4"><text:s text:c="8"/>{</text:p>
      <text:p text:style-name="P4"><text:s text:c="12"/>String[] attributeNames = attributes.get( i ).split( EDConstants.NAME_SPLITTER );</text:p>
      <text:p text:style-name="P4"/>
      <text:p text:style-name="P4"><text:s text:c="12"/>// разбираем дерево в поисках атрибута</text:p>
      <text:p text:style-name="P4"><text:s text:c="12"/>String value = getAttributeValue( root, attributeNames, startIndex );</text:p>
      <text:p text:style-name="P4"><text:s text:c="12"/>handler.getValues().add( value );</text:p>
      <text:p text:style-name="P4"><text:s text:c="8"/>}</text:p>
      <text:p text:style-name="P4"/>
      <text:p text:style-name="P4"><text:s text:c="8"/>// инициализируем явно списки</text:p>
      <text:p text:style-name="P4"><text:s text:c="8"/>ArrayList&lt;String&gt; tableRoots = getFieldSet().getTableRoots();</text:p>
      <text:p text:style-name="P4"><text:s text:c="8"/>for ( int i = 0; i &lt; tableRoots.size(); i++ )</text:p>
      <text:p text:style-name="P4"><text:s text:c="8"/>{</text:p>
      <text:p text:style-name="P4"><text:s text:c="12"/>String[] attributeNames = tableRoots.get( i ).split( EDConstants.NAME_SPLITTER );</text:p>
      <text:p text:style-name="P4"><text:s text:c="12"/>initializeList( root, attributeNames, startIndex );</text:p>
      <text:p text:style-name="P4"><text:s text:c="8"/>}</text:p>
      <text:p text:style-name="P4"/>
      <text:p text:style-name="P4"><text:s text:c="8"/>getRootWrapper().cleanDocument();</text:p>
      <text:p text:style-name="P4"/>
      <text:p text:style-name="P4"><text:s text:c="8"/>// валидируем полностью инициализированное дерево</text:p>
      <text:p text:style-name="P4"><text:s text:c="8"/>EDValidator validator = getRootWrapper().createCommonValidator( getRootWrapper().getRoot() );</text:p>
      <text:p text:style-name="P4"><text:s text:c="8"/>validator.applyValidation( handler, -1 );</text:p>
      <text:p text:style-name="P4"><text:s text:c="4"/>}</text:p>
      <text:p text:style-name="P4"/>
      <text:p text:style-name="P4"><text:s text:c="4"/>// todo оптимизировать для атрибутов одного объекта: при массовом получении</text:p>
      <text:p text:style-name="P4"><text:s text:c="4"/>// полей пробегать рекурсивно по дереву</text:p>
      <text:p text:style-name="P4"><text:s text:c="4"/>/**</text:p>
      <text:p text:style-name="P4"><text:s text:c="5"/>* получает значение атрибута, начиная обход имени атрибута с заданной позиции</text:p>
      <text:p text:style-name="P4"><text:s text:c="5"/>* </text:p>
      <text:p text:style-name="P4"><text:s text:c="5"/>* @param attributeNames полное имя атрибута массивом</text:p>
      <text:p text:style-name="P4"><text:s text:c="5"/>* @param startIndex позиция начала обхода</text:p>
      <text:p text:style-name="P4"><text:s text:c="5"/>* @return</text:p>
      <text:p text:style-name="P4"><text:s text:c="5"/>*/</text:p>
      <text:p text:style-name="P4"><text:s text:c="4"/>protected String getAttributeValue(</text:p>
      <text:p text:style-name="P4"><text:s text:c="8"/>EObject startObject,</text:p>
      <text:p text:style-name="P4"><text:s text:c="8"/>String[] attributeNames,</text:p>
      <text:p text:style-name="P4"><text:s text:c="8"/>int startIndex )</text:p>
      <text:p text:style-name="P4"><text:soft-page-break/><text:s text:c="4"/>{</text:p>
      <text:p text:style-name="P4"><text:s text:c="8"/>try</text:p>
      <text:p text:style-name="P4"><text:s text:c="8"/>{</text:p>
      <text:p text:style-name="P4"><text:s text:c="12"/>// спускаемся по дереву до нужного листа</text:p>
      <text:p text:style-name="P4"><text:s text:c="12"/>EObject treeClimber;</text:p>
      <text:p text:style-name="P4"/>
      <text:p text:style-name="P4"><text:s text:c="12"/>treeClimber = descendToObject( startObject, startIndex, attributeNames.length - 1, attributeNames );</text:p>
      <text:p text:style-name="P4"><text:s text:c="12"/>// смотрим, что в листе дерева</text:p>
      <text:p text:style-name="P4"><text:s text:c="12"/>String field = attributeNames[attributeNames.length - 1];</text:p>
      <text:p text:style-name="P4"><text:s text:c="12"/>EStructuralFeature step = EClassHandler.getStructuralFeature( treeClimber, field );</text:p>
      <text:p text:style-name="P4"><text:s text:c="12"/>Object value = treeClimber.eGet( step );</text:p>
      <text:p text:style-name="P4"><text:s text:c="12"/>Assert.assertFalse( "invalid field " + field, value instanceof EList );</text:p>
      <text:p text:style-name="P4"><text:s text:c="12"/>return EConverter.asString( step, value );</text:p>
      <text:p text:style-name="P4"><text:s text:c="8"/>}</text:p>
      <text:p text:style-name="P4"><text:s text:c="8"/>catch ( EmptyObjectException e )</text:p>
      <text:p text:style-name="P4"><text:s text:c="8"/>{ // путь обрывается</text:p>
      <text:p text:style-name="P4"><text:s text:c="12"/>return "";</text:p>
      <text:p text:style-name="P4"><text:s text:c="8"/>}</text:p>
      <text:p text:style-name="P4"><text:s text:c="4"/>}</text:p>
      <text:p text:style-name="P4"/>
      <text:p text:style-name="P4"><text:s text:c="4"/>protected GoodParameters getLastGoodParameters()</text:p>
      <text:p text:style-name="P4"><text:s text:c="4"/>{</text:p>
      <text:p text:style-name="P4"><text:s text:c="8"/>return getRootWrapper().getLastGoodParameters();</text:p>
      <text:p text:style-name="P4"><text:s text:c="4"/>}</text:p>
      <text:p text:style-name="P4"/>
      <text:p text:style-name="P4"><text:s text:c="4"/>protected ListParameters getLastListParameters()</text:p>
      <text:p text:style-name="P4"><text:s text:c="4"/>{</text:p>
      <text:p text:style-name="P4"><text:s text:c="8"/>return getRootWrapper().getLastListParameters();</text:p>
      <text:p text:style-name="P4"><text:s text:c="4"/>}</text:p>
      <text:p text:style-name="P4"/>
      <text:p text:style-name="P4"><text:s text:c="4"/>/**</text:p>
      <text:p text:style-name="P4"><text:s text:c="5"/>* что делать, если путь к объекту обрывается? по умолчанию создаем новый</text:p>
      <text:p text:style-name="P4"><text:s text:c="5"/>* </text:p>
      <text:p text:style-name="P4"><text:s text:c="5"/>* @param treeClimber на каком объекте обрывается путь</text:p>
      <text:p text:style-name="P4"><text:s text:c="5"/>* @param step куда присоединили</text:p>
      <text:p text:style-name="P4"><text:s text:c="5"/>* @return вновь созданный и присоединенный к дереву объект</text:p>
      <text:p text:style-name="P4"><text:s text:c="5"/>* @throws EmptyObjectException бросаем, если не хотим создавать новый объект</text:p>
      <text:p text:style-name="P4"><text:s text:c="5"/>*/</text:p>
      <text:p text:style-name="P4"><text:s text:c="4"/>protected EObject handleEmptyObject(</text:p>
      <text:p text:style-name="P4"><text:s text:c="8"/>EObject treeClimber,</text:p>
      <text:p text:style-name="P4"><text:s text:c="8"/>EStructuralFeature step )</text:p>
      <text:p text:style-name="P4"><text:s text:c="8"/>throws EmptyObjectException</text:p>
      <text:p text:style-name="P4"><text:s text:c="4"/>{</text:p>
      <text:p text:style-name="P4"><text:s text:c="8"/>Object emptyChild = EClassHandler.createObject( step );</text:p>
      <text:p text:style-name="P4"/>
      <text:p text:style-name="P4"><text:s text:c="8"/>log.error( "empty object created\t" + step.getName() );</text:p>
      <text:p text:style-name="P4"/>
      <text:p text:style-name="P4"><text:s text:c="8"/>treeClimber.eSet( step, emptyChild );</text:p>
      <text:p text:style-name="P4"><text:s text:c="8"/>treeClimber = (EObject) emptyChild;</text:p>
      <text:p text:style-name="P4"><text:s text:c="8"/>getRootWrapper().add( treeClimber );</text:p>
      <text:p text:style-name="P4"/>
      <text:p text:style-name="P4"><text:s text:c="8"/>return treeClimber;</text:p>
      <text:p text:style-name="P4"><text:s text:c="4"/>}</text:p>
      <text:p text:style-name="P4"/>
      <text:p text:style-name="P4"><text:s text:c="4"/>protected void setLastGoodParameters(</text:p>
      <text:p text:style-name="P4"><text:s text:c="8"/>GoodParameters lastGoodParameters )</text:p>
      <text:p text:style-name="P4"><text:s text:c="4"/>{</text:p>
      <text:p text:style-name="P4"><text:s text:c="8"/>getRootWrapper().setLastGoodParameters( lastGoodParameters );</text:p>
      <text:p text:style-name="P4"><text:s text:c="4"/>}</text:p>
      <text:p text:style-name="P4"/>
      <text:p text:style-name="P4"><text:s text:c="4"/>protected void setLastListParameters(</text:p>
      <text:p text:style-name="P4"><text:s text:c="8"/>ListParameters lastListParameters )</text:p>
      <text:p text:style-name="P4"><text:s text:c="4"/>{</text:p>
      <text:p text:style-name="P4"><text:s text:c="8"/>getRootWrapper().setLastListParameters( lastListParameters );</text:p>
      <text:p text:style-name="P4"><text:s text:c="4"/>}</text:p>
      <text:p text:style-name="P4">}</text:p>
      <text:p text:style-name="P4"/>
      <text:list xml:id="list558888643" text:continue-numbering="true" text:style-name="L2">
        <text:list-item>
          <text:p text:style-name="P1">Класс ru.spb.nicetu.gwteditor.server.emf.EDUserContext</text:p>
        </text:list-item>
      </text:list>
      <text:p text:style-name="P4"/>
      <text:p text:style-name="P4">package ru.spb.nicetu.gwteditor.server.emf;</text:p>
      <text:p text:style-name="P4"/>
      <text:p text:style-name="P4">import javax.naming.NamingException;</text:p>
      <text:p text:style-name="P4"/>
      <text:p text:style-name="P4">import junit.framework.Assert;</text:p>
      <text:p text:style-name="P4">import ru.spb.nicetu.commons.config.Constants;</text:p>
      <text:p text:style-name="P4">import ru.spb.nicetu.db.queries.DocumentsQuery;</text:p>
      <text:p text:style-name="P4">import ru.spb.nicetu.db.queries.EdeclarationQuery;</text:p>
      <text:p text:style-name="P4">import ru.spb.nicetu.db.schema.DocumentsEntity;</text:p>
      <text:p text:style-name="P4"><text:soft-page-break/>import ru.spb.nicetu.gwteditor.server.database.controllers.TeneoController;</text:p>
      <text:p text:style-name="P4">import ru.spb.nicetu.gwteditor.server.database.loader.DocLoader;</text:p>
      <text:p text:style-name="P4">import ru.spb.nicetu.gwteditor.server.database.loader.typeimpl.ELLoaderImpl;</text:p>
      <text:p text:style-name="P4">import ru.spb.nicetu.gwteditor.server.database.loader.typeimpl.GTDLoaderImpl;</text:p>
      <text:p text:style-name="P4">import ru.spb.nicetu.gwteditor.server.emf.rootprovider.CLRootWrapper;</text:p>
      <text:p text:style-name="P4">import ru.spb.nicetu.gwteditor.server.emf.rootprovider.DTSRootWrapper;</text:p>
      <text:p text:style-name="P4">import ru.spb.nicetu.gwteditor.server.emf.rootprovider.GTDRootWrapper;</text:p>
      <text:p text:style-name="P4">import ru.spb.nicetu.gwteditor.server.emf.rootprovider.InventoryRootWrapper;</text:p>
      <text:p text:style-name="P4">import ru.spb.nicetu.gwteditor.server.emf.rootprovider.KTSRootWrapper;</text:p>
      <text:p text:style-name="P4">import ru.spb.nicetu.gwteditor.server.emf.rootprovider.RootWrapper;</text:p>
      <text:p text:style-name="P4">import ru.spb.nicetu.gwteditor.server.emf.rootprovider.TSCardRootWrapper;</text:p>
      <text:p text:style-name="P4">import ru.spb.nicetu.gwteditor.server.emf.utils.EDConstants;</text:p>
      <text:p text:style-name="P4">import customs.ru.information.customs.documents.esa.dout._4._2._0.ESADoutType;</text:p>
      <text:p text:style-name="P4">import customs.ru.information.exchange.documents.error.list._4._2._0.ErrorListType;</text:p>
      <text:p text:style-name="P4"/>
      <text:p text:style-name="P4">/**</text:p>
      <text:p text:style-name="P4"><text:s/>* хранит все промежуточные данные для одного подключенного пользователя</text:p>
      <text:p text:style-name="P4"><text:s/>* </text:p>
      <text:p text:style-name="P4"><text:s/>* @author eav</text:p>
      <text:p text:style-name="P4"><text:s/>*/</text:p>
      <text:p text:style-name="P4">public class EDUserContext</text:p>
      <text:p text:style-name="P4"><text:s text:c="4"/>implements</text:p>
      <text:p text:style-name="P4"><text:s text:c="8"/>EDConstants</text:p>
      <text:p text:style-name="P4">{</text:p>
      <text:p text:style-name="P4"><text:s text:c="4"/>/**</text:p>
      <text:p text:style-name="P4"><text:s text:c="5"/>* идентификатор документа</text:p>
      <text:p text:style-name="P4"><text:s text:c="5"/>*/</text:p>
      <text:p text:style-name="P4"><text:s text:c="4"/>private String <text:s text:c="5"/>docId;</text:p>
      <text:p text:style-name="P4"/>
      <text:p text:style-name="P4"><text:s text:c="4"/>/**</text:p>
      <text:p text:style-name="P4"><text:s text:c="5"/>* загрузчик документов из clob'a</text:p>
      <text:p text:style-name="P4"><text:s text:c="5"/>*/</text:p>
      <text:p text:style-name="P4"><text:s text:c="4"/>private DocLoader <text:s text:c="2"/>docLoader;</text:p>
      <text:p text:style-name="P4"/>
      <text:p text:style-name="P4"><text:s text:c="4"/>/**</text:p>
      <text:p text:style-name="P4"><text:s text:c="5"/>* обертка документа</text:p>
      <text:p text:style-name="P4"><text:s text:c="5"/>*/</text:p>
      <text:p text:style-name="P4"><text:s text:c="4"/>private RootWrapper rootWrapper;</text:p>
      <text:p text:style-name="P4"/>
      <text:p text:style-name="P4"><text:s text:c="4"/>/**</text:p>
      <text:p text:style-name="P4"><text:s text:c="5"/>* идентификатор текущего пользователя</text:p>
      <text:p text:style-name="P4"><text:s text:c="5"/>*/</text:p>
      <text:p text:style-name="P4"><text:s text:c="4"/>private String <text:s text:c="5"/>userId;</text:p>
      <text:p text:style-name="P4"/>
      <text:p text:style-name="P4"><text:s text:c="4"/>public static ErrorListType getErrorListByDocId(</text:p>
      <text:p text:style-name="P4"><text:s text:c="8"/>String id )</text:p>
      <text:p text:style-name="P4"><text:s text:c="8"/>throws Exception</text:p>
      <text:p text:style-name="P4"><text:s text:c="4"/>{</text:p>
      <text:p text:style-name="P4"><text:s text:c="8"/>EdeclarationQuery query = new EdeclarationQuery();</text:p>
      <text:p text:style-name="P4"><text:s text:c="8"/>String errorList = query.getErrorList( id );</text:p>
      <text:p text:style-name="P4"><text:s text:c="8"/>query.close();</text:p>
      <text:p text:style-name="P4"/>
      <text:p text:style-name="P4"><text:s text:c="8"/>if ( errorList == null )</text:p>
      <text:p text:style-name="P4"><text:s text:c="8"/>{</text:p>
      <text:p text:style-name="P4"><text:s text:c="12"/>return null;</text:p>
      <text:p text:style-name="P4"><text:s text:c="8"/>}</text:p>
      <text:p text:style-name="P4"/>
      <text:p text:style-name="P4"><text:s text:c="8"/>ErrorListType errorListType = null;</text:p>
      <text:p text:style-name="P4"><text:s text:c="8"/>try</text:p>
      <text:p text:style-name="P4"><text:s text:c="8"/>{</text:p>
      <text:p text:style-name="P4"><text:s text:c="12"/>errorListType = (ErrorListType) DocLoader.loadRootFromStream( errorList.trim(), new ELLoaderImpl() );</text:p>
      <text:p text:style-name="P4"><text:s text:c="8"/>}</text:p>
      <text:p text:style-name="P4"><text:s text:c="8"/>catch ( Exception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8"/>return errorListType;</text:p>
      <text:p text:style-name="P4"><text:s text:c="4"/>}</text:p>
      <text:p text:style-name="P4"/>
      <text:p text:style-name="P4"><text:s text:c="4"/>public static ESADoutType getGtdByDocId(</text:p>
      <text:p text:style-name="P4"><text:s text:c="8"/>String documentID )</text:p>
      <text:p text:style-name="P4"><text:s text:c="4"/>{</text:p>
      <text:p text:style-name="P4"><text:s text:c="8"/>DocumentsEntity gtd = new DocumentsQuery().getSiblingDocById( Constants.ESADout, documentID );</text:p>
      <text:p text:style-name="P4"><text:s text:c="8"/>String xmldata = gtd.getXmldata();</text:p>
      <text:p text:style-name="P4"><text:s text:c="8"/>try</text:p>
      <text:p text:style-name="P4"><text:s text:c="8"/>{</text:p>
      <text:p text:style-name="P4"><text:s text:c="12"/>return (ESADoutType) DocLoader.loadRootFromStream( xmldata, new GTDLoaderImpl() );</text:p>
      <text:p text:style-name="P4"><text:s text:c="8"/>}</text:p>
      <text:p text:style-name="P4"><text:soft-page-break/><text:s text:c="8"/>catch ( Exception e )</text:p>
      <text:p text:style-name="P4"><text:s text:c="8"/>{</text:p>
      <text:p text:style-name="P4"><text:s text:c="12"/>e.printStackTrace();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получить от декларанта связанную с ктс гтд</text:p>
      <text:p text:style-name="P4"><text:s text:c="5"/>* </text:p>
      <text:p text:style-name="P4"><text:s text:c="5"/>* @param rootWrapper обертка ктс</text:p>
      <text:p text:style-name="P4"><text:s text:c="5"/>* @return корень гтд</text:p>
      <text:p text:style-name="P4"><text:s text:c="5"/>* @throws Exception</text:p>
      <text:p text:style-name="P4"><text:s text:c="5"/>*/</text:p>
      <text:p text:style-name="P4"><text:s text:c="4"/>public static ESADoutType getGTDbyKTSWrapper(</text:p>
      <text:p text:style-name="P4"><text:s text:c="8"/>KTSRootWrapper rootWrapper )</text:p>
      <text:p text:style-name="P4"><text:s text:c="8"/>throws Exception</text:p>
      <text:p text:style-name="P4"><text:s text:c="4"/>{</text:p>
      <text:p text:style-name="P4"><text:s text:c="8"/>return getGtdByDocId( rootWrapper.getRoot().getDocumentID() );</text:p>
      <text:p text:style-name="P4"><text:s text:c="4"/>}</text:p>
      <text:p text:style-name="P4"/>
      <text:p text:style-name="P4"><text:s text:c="4"/>public static void setErrorList(</text:p>
      <text:p text:style-name="P4"><text:s text:c="8"/>String errorList,</text:p>
      <text:p text:style-name="P4"><text:s text:c="8"/>String docId )</text:p>
      <text:p text:style-name="P4"><text:s text:c="4"/>{</text:p>
      <text:p text:style-name="P4"><text:s text:c="8"/>EdeclarationQuery query = new EdeclarationQuery();</text:p>
      <text:p text:style-name="P4"><text:s text:c="8"/>query.setErrorList( errorList, docId );</text:p>
      <text:p text:style-name="P4"><text:s text:c="8"/>query.close();</text:p>
      <text:p text:style-name="P4"><text:s text:c="4"/>}</text:p>
      <text:p text:style-name="P4"/>
      <text:p text:style-name="P4"><text:s text:c="4"/>public EDUserContext(</text:p>
      <text:p text:style-name="P4"><text:s text:c="8"/>String docId,</text:p>
      <text:p text:style-name="P4"><text:s text:c="8"/>String docType,</text:p>
      <text:p text:style-name="P4"><text:s text:c="8"/>String userSessionId,</text:p>
      <text:p text:style-name="P4"><text:s text:c="8"/>DocLoader docLoader )</text:p>
      <text:p text:style-name="P4"><text:s text:c="8"/>throws Exception</text:p>
      <text:p text:style-name="P4"><text:s text:c="4"/>{</text:p>
      <text:p text:style-name="P4"><text:s text:c="8"/>this.docId = docId;</text:p>
      <text:p text:style-name="P4"><text:s text:c="8"/>this.docLoader = docLoader;</text:p>
      <text:p text:style-name="P4"><text:s text:c="8"/>this.userId = userSessionId;</text:p>
      <text:p text:style-name="P4"><text:s text:c="8"/>this.rootWrapper = createRootWrapper( docType );</text:p>
      <text:p text:style-name="P4"/>
      <text:p text:style-name="P4"><text:s text:c="8"/>if ( rootWrapper.getRoot() == null</text:p>
      <text:p text:style-name="P4"><text:s text:c="8"/>// || docLoader instanceof TestLoader todo заполнять новые документы более полно - сейчас валится сохранение</text:p>
      <text:p text:style-name="P4"><text:s text:c="8"/>// недосозданных сложных объектов</text:p>
      <text:p text:style-name="P4"><text:s text:c="8"/>)</text:p>
      <text:p text:style-name="P4"><text:s text:c="8"/>{</text:p>
      <text:p text:style-name="P4"><text:s text:c="12"/>// документа в teneo нет. клиент зашел впервые</text:p>
      <text:p text:style-name="P4"><text:s text:c="12"/>rootWrapper.setRoot( docLoader.loadXML()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чистка корня (при выходе)</text:p>
      <text:p text:style-name="P4"><text:s text:c="5"/>*/</text:p>
      <text:p text:style-name="P4"><text:s text:c="4"/>public void cleanRoot()</text:p>
      <text:p text:style-name="P4"><text:s text:c="4"/>{</text:p>
      <text:p text:style-name="P4"><text:s text:c="8"/>try</text:p>
      <text:p text:style-name="P4"><text:s text:c="8"/>{</text:p>
      <text:p text:style-name="P4"><text:s text:c="12"/>rootWrapper.cleanRoot();</text:p>
      <text:p text:style-name="P4"><text:s text:c="8"/>}</text:p>
      <text:p text:style-name="P4"><text:s text:c="8"/>catch ( Exception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4"/>}</text:p>
      <text:p text:style-name="P4"/>
      <text:p text:style-name="P4"><text:s text:c="4"/>public String getDocId()</text:p>
      <text:p text:style-name="P4"><text:s text:c="4"/>{</text:p>
      <text:p text:style-name="P4"><text:s text:c="8"/>return docId;</text:p>
      <text:p text:style-name="P4"><text:s text:c="4"/>}</text:p>
      <text:p text:style-name="P4"/>
      <text:p text:style-name="P4"><text:s text:c="4"/>public RootWrapper getRootWrapper()</text:p>
      <text:p text:style-name="P4"><text:s text:c="4"/>{</text:p>
      <text:p text:style-name="P4"><text:s text:c="8"/>return rootWrapper;</text:p>
      <text:p text:style-name="P4"><text:s text:c="4"/>}</text:p>
      <text:p text:style-name="P4"/>
      <text:p text:style-name="P4"><text:s text:c="4"/>public String getUserId()</text:p>
      <text:p text:style-name="P4"><text:s text:c="4"/>{</text:p>
      <text:p text:style-name="P4"><text:soft-page-break/><text:s text:c="8"/>return userId;</text:p>
      <text:p text:style-name="P4"><text:s text:c="4"/>}</text:p>
      <text:p text:style-name="P4"/>
      <text:p text:style-name="P4"><text:s text:c="4"/>public void saveXML()</text:p>
      <text:p text:style-name="P4"><text:s text:c="4"/>{</text:p>
      <text:p text:style-name="P4"><text:s text:c="8"/>docLoader.saveXML( rootWrapper.getRoot() );</text:p>
      <text:p text:style-name="P4"><text:s text:c="4"/>}</text:p>
      <text:p text:style-name="P4"/>
      <text:p text:style-name="P4"><text:s text:c="4"/>public void setUserId(</text:p>
      <text:p text:style-name="P4"><text:s text:c="8"/>String userId )</text:p>
      <text:p text:style-name="P4"><text:s text:c="4"/>{</text:p>
      <text:p text:style-name="P4"><text:s text:c="8"/>this.userId = userId;</text:p>
      <text:p text:style-name="P4"><text:s text:c="4"/>}</text:p>
      <text:p text:style-name="P4"/>
      <text:p text:style-name="P4"><text:s text:c="4"/>/**</text:p>
      <text:p text:style-name="P4"><text:s text:c="5"/>* фабрика оберток</text:p>
      <text:p text:style-name="P4"><text:s text:c="5"/>* </text:p>
      <text:p text:style-name="P4"><text:s text:c="5"/>* @param docType тип документа</text:p>
      <text:p text:style-name="P4"><text:s text:c="5"/>* @return обертка</text:p>
      <text:p text:style-name="P4"><text:s text:c="5"/>* @throws NamingException не инициализировалось тенео</text:p>
      <text:p text:style-name="P4"><text:s text:c="5"/>*/</text:p>
      <text:p text:style-name="P4"><text:s text:c="4"/>private RootWrapper createRootWrapper(</text:p>
      <text:p text:style-name="P4"><text:s text:c="8"/>String docType )</text:p>
      <text:p text:style-name="P4"><text:s text:c="8"/>throws NamingException</text:p>
      <text:p text:style-name="P4"><text:s text:c="4"/>{</text:p>
      <text:p text:style-name="P4"><text:s text:c="8"/>// инициализируем доступ к бд, если подключаемся впервые</text:p>
      <text:p text:style-name="P4"><text:s text:c="8"/>TeneoController.init();</text:p>
      <text:p text:style-name="P4"/>
      <text:p text:style-name="P4"><text:s text:c="8"/>if ( GTD.equals( docType ) )</text:p>
      <text:p text:style-name="P4"><text:s text:c="8"/>{</text:p>
      <text:p text:style-name="P4"><text:s text:c="12"/>return new GTDRootWrapper( docId );</text:p>
      <text:p text:style-name="P4"><text:s text:c="8"/>}</text:p>
      <text:p text:style-name="P4"><text:s text:c="8"/>else if ( DTS.equals( docType ) )</text:p>
      <text:p text:style-name="P4"><text:s text:c="8"/>{</text:p>
      <text:p text:style-name="P4"><text:s text:c="12"/>return new DTSRootWrapper( docId );</text:p>
      <text:p text:style-name="P4"><text:s text:c="8"/>}</text:p>
      <text:p text:style-name="P4"><text:s text:c="8"/>else if ( INVENTORY.equals( docType ) )</text:p>
      <text:p text:style-name="P4"><text:s text:c="8"/>{</text:p>
      <text:p text:style-name="P4"><text:s text:c="12"/>return new InventoryRootWrapper( docId );</text:p>
      <text:p text:style-name="P4"><text:s text:c="8"/>}</text:p>
      <text:p text:style-name="P4"><text:s text:c="8"/>else if ( KTS.equals( docType ) )</text:p>
      <text:p text:style-name="P4"><text:s text:c="8"/>{</text:p>
      <text:p text:style-name="P4"><text:s text:c="12"/>return new KTSRootWrapper( docId );</text:p>
      <text:p text:style-name="P4"><text:s text:c="8"/>}</text:p>
      <text:p text:style-name="P4"><text:s text:c="8"/>else if ( TSCard.equals( docType ) )</text:p>
      <text:p text:style-name="P4"><text:s text:c="8"/>{</text:p>
      <text:p text:style-name="P4"><text:s text:c="12"/>return new TSCardRootWrapper( docId );</text:p>
      <text:p text:style-name="P4"><text:s text:c="8"/>}</text:p>
      <text:p text:style-name="P4"><text:s text:c="8"/>else if ( CL.equals( docType ) )</text:p>
      <text:p text:style-name="P4"><text:s text:c="8"/>{</text:p>
      <text:p text:style-name="P4"><text:s text:c="12"/>return new CLRootWrapper( docId );</text:p>
      <text:p text:style-name="P4"><text:s text:c="8"/>}</text:p>
      <text:p text:style-name="P4"/>
      <text:p text:style-name="P4"><text:s text:c="8"/>Assert.assertTrue( "no such doc dype " + docType, false );</text:p>
      <text:p text:style-name="P4"><text:s text:c="8"/>return null;</text:p>
      <text:p text:style-name="P4"><text:s text:c="4"/>}</text:p>
      <text:p text:style-name="P4">}</text:p>
      <text:p text:style-name="P4"/>
      <text:list xml:id="list571331236" text:continue-numbering="true" text:style-name="L2">
        <text:list-item>
          <text:p text:style-name="P1">Класс ru.spb.nicetu.gwteditor.server.emf.rootprovider.RootProvider</text:p>
        </text:list-item>
      </text:list>
      <text:p text:style-name="P4"/>
      <text:p text:style-name="P4">package ru.spb.nicetu.gwteditor.server.emf.rootprovider;</text:p>
      <text:p text:style-name="P4"/>
      <text:p text:style-name="P4">import java.util.HashMap;</text:p>
      <text:p text:style-name="P4"/>
      <text:p text:style-name="P4">import javax.servlet.http.HttpServletRequest;</text:p>
      <text:p text:style-name="P4">import javax.servlet.http.HttpSession;</text:p>
      <text:p text:style-name="P4"/>
      <text:p text:style-name="P4">import org.eclipse.emf.ecore.EObject;</text:p>
      <text:p text:style-name="P4"/>
      <text:p text:style-name="P4">import ru.spb.nicetu.gwteditor.client.logger.EDLogger;</text:p>
      <text:p text:style-name="P4">import ru.spb.nicetu.gwteditor.server.database.loader.DocLoader;</text:p>
      <text:p text:style-name="P4">import ru.spb.nicetu.gwteditor.server.emf.EDUserContext;</text:p>
      <text:p text:style-name="P4">import ru.spb.nicetu.gwteditor.server.logging.EDLoggerServer;</text:p>
      <text:p text:style-name="P4"/>
      <text:p text:style-name="P4">/**</text:p>
      <text:p text:style-name="P4"><text:s/>* класс, осуществляющий операции с оболочками корней документа</text:p>
      <text:p text:style-name="P4"><text:s/>* </text:p>
      <text:p text:style-name="P4"><text:s/>* @author eav</text:p>
      <text:p text:style-name="P4"><text:s/>*/</text:p>
      <text:p text:style-name="P4"><text:soft-page-break/>public abstract class RootProvider</text:p>
      <text:p text:style-name="P4">{</text:p>
      <text:p text:style-name="P4"><text:s text:c="4"/>public static final String <text:s text:c="11"/>GCBEAN <text:s text:c="5"/>= "GCBean";</text:p>
      <text:p text:style-name="P4"><text:s text:c="4"/>public static final String <text:s text:c="11"/>DOC_TYPE <text:s text:c="3"/>= "GWTdocumentType";</text:p>
      <text:p text:style-name="P4"><text:s text:c="4"/>public static final String <text:s text:c="11"/>CALLER <text:s text:c="5"/>= "GWTcaller";</text:p>
      <text:p text:style-name="P4"><text:s text:c="4"/>public static final String <text:s text:c="11"/>DOC_ID <text:s text:c="5"/>= "GWTdocumentId";</text:p>
      <text:p text:style-name="P4"/>
      <text:p text:style-name="P4"><text:s text:c="4"/>private static final Object <text:s text:c="10"/>syncronizer = new Object();</text:p>
      <text:p text:style-name="P4"/>
      <text:p text:style-name="P4"><text:s text:c="4"/>static HashMap&lt;String, EDUserContext&gt; users <text:s text:c="6"/>= new HashMap&lt;String, EDUserContext&gt;();</text:p>
      <text:p text:style-name="P4"/>
      <text:p text:style-name="P4"><text:s text:c="4"/>/**</text:p>
      <text:p text:style-name="P4"><text:s text:c="5"/>* @param userId</text:p>
      <text:p text:style-name="P4"><text:s text:c="5"/>* @return корень документа, предоставляемый пользователю</text:p>
      <text:p text:style-name="P4"><text:s text:c="5"/>*/</text:p>
      <text:p text:style-name="P4"><text:s text:c="4"/>public static EObject getCurrentRoot(</text:p>
      <text:p text:style-name="P4"><text:s text:c="8"/>String userId )</text:p>
      <text:p text:style-name="P4"><text:s text:c="4"/>{</text:p>
      <text:p text:style-name="P4"><text:s text:c="8"/>synchronized ( syncronizer )</text:p>
      <text:p text:style-name="P4"><text:s text:c="8"/>{</text:p>
      <text:p text:style-name="P4"><text:s text:c="12"/>return getCurrentWrapper( userId ).getRoot();</text:p>
      <text:p text:style-name="P4"><text:s text:c="8"/>}</text:p>
      <text:p text:style-name="P4"><text:s text:c="4"/>}</text:p>
      <text:p text:style-name="P4"/>
      <text:p text:style-name="P4"><text:s text:c="4"/>// todo закрыть</text:p>
      <text:p text:style-name="P4"><text:s text:c="4"/>public static RootWrapper getCurrentWrapper(</text:p>
      <text:p text:style-name="P4"><text:s text:c="8"/>String requestedSessionId )</text:p>
      <text:p text:style-name="P4"><text:s text:c="4"/>{</text:p>
      <text:p text:style-name="P4"><text:s text:c="8"/>return getUserContext( requestedSessionId ).getRootWrapper();</text:p>
      <text:p text:style-name="P4"><text:s text:c="4"/>}</text:p>
      <text:p text:style-name="P4"/>
      <text:p text:style-name="P4"><text:s text:c="4"/>public static EDUserContext getUserContext(</text:p>
      <text:p text:style-name="P4"><text:s text:c="8"/>String userId )</text:p>
      <text:p text:style-name="P4"><text:s text:c="4"/>{</text:p>
      <text:p text:style-name="P4"><text:s text:c="8"/>return users.get( userId );</text:p>
      <text:p text:style-name="P4"><text:s text:c="4"/>}</text:p>
      <text:p text:style-name="P4"/>
      <text:p text:style-name="P4"><text:s text:c="4"/>/**</text:p>
      <text:p text:style-name="P4"><text:s text:c="5"/>* закрытие сеанса работы пользователя</text:p>
      <text:p text:style-name="P4"><text:s text:c="5"/>* </text:p>
      <text:p text:style-name="P4"><text:s text:c="5"/>* @param threadLocalRequest</text:p>
      <text:p text:style-name="P4"><text:s text:c="5"/>*/</text:p>
      <text:p text:style-name="P4"><text:s text:c="4"/>public static void onClose(</text:p>
      <text:p text:style-name="P4"><text:s text:c="8"/>HttpServletRequest threadLocalRequest )</text:p>
      <text:p text:style-name="P4"><text:s text:c="4"/>{</text:p>
      <text:p text:style-name="P4"><text:s text:c="8"/>String requestedSessionId = threadLocalRequest.getSession().getId();</text:p>
      <text:p text:style-name="P4"/>
      <text:p text:style-name="P4"><text:s text:c="8"/>EDUserContext userContext = getUserContext( requestedSessionId );</text:p>
      <text:p text:style-name="P4"/>
      <text:p text:style-name="P4"><text:s text:c="8"/>if ( !EDLogger.DEBUG &amp;&amp; userContext != null )</text:p>
      <text:p text:style-name="P4"><text:s text:c="8"/>{</text:p>
      <text:p text:style-name="P4"><text:s text:c="12"/>// чистим teneo, если работаем со внешним средством</text:p>
      <text:p text:style-name="P4"><text:s text:c="12"/>userContext.cleanRoot();</text:p>
      <text:p text:style-name="P4"><text:s text:c="8"/>}</text:p>
      <text:p text:style-name="P4"/>
      <text:p text:style-name="P4"><text:s text:c="8"/>// избавляемся от мониторящего бина для этого пользователя</text:p>
      <text:p text:style-name="P4"><text:s text:c="8"/>threadLocalRequest.getSession( true ).removeAttribute( GCBEAN );</text:p>
      <text:p text:style-name="P4"/>
      <text:p text:style-name="P4"><text:s text:c="8"/>// избавляемся от данных пользователя</text:p>
      <text:p text:style-name="P4"><text:s text:c="8"/>users.remove( requestedSessionId );</text:p>
      <text:p text:style-name="P4"><text:s text:c="4"/>}</text:p>
      <text:p text:style-name="P4"/>
      <text:p text:style-name="P4"><text:s text:c="4"/>/**</text:p>
      <text:p text:style-name="P4"><text:s text:c="5"/>* получить документ для работы из основной базы</text:p>
      <text:p text:style-name="P4"><text:s text:c="5"/>* </text:p>
      <text:p text:style-name="P4"><text:s text:c="5"/>* @param httpSession нужно, чтобы различать клиентов</text:p>
      <text:p text:style-name="P4"><text:s text:c="5"/>* @param userId</text:p>
      <text:p text:style-name="P4"><text:s text:c="5"/>*/</text:p>
      <text:p text:style-name="P4"><text:s text:c="4"/>public static void onNewClient(</text:p>
      <text:p text:style-name="P4"><text:s text:c="8"/>final HttpSession httpSession,</text:p>
      <text:p text:style-name="P4"><text:s text:c="8"/>String userId )</text:p>
      <text:p text:style-name="P4"><text:s text:c="8"/>throws Exception</text:p>
      <text:p text:style-name="P4"><text:s text:c="4"/>{</text:p>
      <text:p text:style-name="P4"><text:s text:c="8"/>synchronized ( syncronizer )</text:p>
      <text:p text:style-name="P4"><text:s text:c="8"/>{</text:p>
      <text:p text:style-name="P4"><text:s text:c="12"/>System.out.println( "logged in " + userId );</text:p>
      <text:p text:style-name="P4"/>
      <text:p text:style-name="P4"><text:s text:c="12"/>String documentId = (String) httpSession.getAttribute( DOC_ID );</text:p>
      <text:p text:style-name="P4"><text:s text:c="12"/>String caller = (String) httpSession.getAttribute( CALLER );</text:p>
      <text:p text:style-name="P4"><text:s text:c="12"/>String docType = (String) httpSession.getAttribute( DOC_TYPE );</text:p>
      <text:p text:style-name="P4"><text:soft-page-break/></text:p>
      <text:p text:style-name="P4"><text:s text:c="12"/>EDUserContext userContext = findInMemory( documentId );</text:p>
      <text:p text:style-name="P4"><text:s text:c="12"/>if ( userContext == null )</text:p>
      <text:p text:style-name="P4"><text:s text:c="12"/>{</text:p>
      <text:p text:style-name="P4"><text:s text:c="16"/>// пользователь зашел впервые или в новой жизни =)</text:p>
      <text:p text:style-name="P4"><text:s text:c="16"/>DocLoader docLoader = DocLoader.getLoader( caller, documentId, userId, docType );</text:p>
      <text:p text:style-name="P4"><text:s text:c="16"/>userContext = new EDUserContext( documentId, docType, userId, docLoader )</text:p>
      <text:p text:style-name="P4"><text:s text:c="16"/>{</text:p>
      <text:p text:style-name="P4"><text:s text:c="20"/>@Override</text:p>
      <text:p text:style-name="P4"><text:s text:c="20"/>protected void finalize()</text:p>
      <text:p text:style-name="P4"><text:s text:c="24"/>throws Throwable</text:p>
      <text:p text:style-name="P4"><text:s text:c="20"/>{</text:p>
      <text:p text:style-name="P4"><text:s text:c="24"/>// вызовется при смерти сессии</text:p>
      <text:p text:style-name="P4"><text:s text:c="24"/>if ( !EDLogger.DEBUG )</text:p>
      <text:p text:style-name="P4"><text:s text:c="24"/>{</text:p>
      <text:p text:style-name="P4"><text:s text:c="28"/>cleanRoot();</text:p>
      <text:p text:style-name="P4"><text:s text:c="24"/>}</text:p>
      <text:p text:style-name="P4"><text:s text:c="24"/>users.remove( getUserId() );</text:p>
      <text:p text:style-name="P4"><text:s text:c="24"/>super.finalize();</text:p>
      <text:p text:style-name="P4"><text:s text:c="20"/>}</text:p>
      <text:p text:style-name="P4"><text:s text:c="16"/>};</text:p>
      <text:p text:style-name="P4"><text:s text:c="16"/>// регистрируем контекст в памяти</text:p>
      <text:p text:style-name="P4"><text:s text:c="16"/>users.put( userId, userContext );</text:p>
      <text:p text:style-name="P4"><text:s text:c="12"/>}</text:p>
      <text:p text:style-name="P4"><text:s text:c="12"/>else</text:p>
      <text:p text:style-name="P4"><text:s text:c="12"/>{</text:p>
      <text:p text:style-name="P4"><text:s text:c="16"/>// клиент вырубился аварийно, но сессия еще не протухла</text:p>
      <text:p text:style-name="P4"/>
      <text:p text:style-name="P4"><text:s text:c="16"/>// обновляем владельца</text:p>
      <text:p text:style-name="P4"><text:s text:c="16"/>userContext.setUserId( userId );</text:p>
      <text:p text:style-name="P4"><text:s text:c="16"/>users.remove( userContext );</text:p>
      <text:p text:style-name="P4"><text:s text:c="16"/>users.put( userId, userContext );</text:p>
      <text:p text:style-name="P4"><text:s text:c="12"/>}</text:p>
      <text:p text:style-name="P4"><text:s text:c="12"/>// регистрируем контекст в сессии текущего пользователя</text:p>
      <text:p text:style-name="P4"><text:s text:c="12"/>httpSession.setAttribute( GCBEAN, userContext );</text:p>
      <text:p text:style-name="P4"/>
      <text:p text:style-name="P4"><text:s text:c="12"/>EDLoggerServer.debug( "DocID = " + documentId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сохранение пользователем документа в клоб</text:p>
      <text:p text:style-name="P4"><text:s text:c="5"/>* </text:p>
      <text:p text:style-name="P4"><text:s text:c="5"/>* @param requestedSessionId</text:p>
      <text:p text:style-name="P4"><text:s text:c="5"/>*/</text:p>
      <text:p text:style-name="P4"><text:s text:c="4"/>public static void onSave(</text:p>
      <text:p text:style-name="P4"><text:s text:c="8"/>String requestedSessionId )</text:p>
      <text:p text:style-name="P4"><text:s text:c="4"/>{</text:p>
      <text:p text:style-name="P4"><text:s text:c="8"/>EDUserContext userContext = getUserContext( requestedSessionId );</text:p>
      <text:p text:style-name="P4"><text:s text:c="8"/>System.out.println( "saving to clob " + userContext.getDocId() );</text:p>
      <text:p text:style-name="P4"><text:s text:c="8"/>userContext.saveXML();</text:p>
      <text:p text:style-name="P4"><text:s text:c="4"/>}</text:p>
      <text:p text:style-name="P4"/>
      <text:p text:style-name="P4"><text:s text:c="4"/>private static EDUserContext findInMemory(</text:p>
      <text:p text:style-name="P4"><text:s text:c="8"/>String documentId )</text:p>
      <text:p text:style-name="P4"><text:s text:c="4"/>{</text:p>
      <text:p text:style-name="P4"><text:s text:c="8"/>for ( EDUserContext context : users.values() )</text:p>
      <text:p text:style-name="P4"><text:s text:c="8"/>{</text:p>
      <text:p text:style-name="P4"><text:s text:c="12"/>if ( context.getDocId().equals( documentId ) )</text:p>
      <text:p text:style-name="P4"><text:s text:c="12"/>{</text:p>
      <text:p text:style-name="P4"><text:s text:c="16"/>System.out.println( "root prepared form memory" );</text:p>
      <text:p text:style-name="P4"><text:s text:c="16"/>return context;</text:p>
      <text:p text:style-name="P4"><text:s text:c="12"/>}</text:p>
      <text:p text:style-name="P4"><text:s text:c="8"/>}</text:p>
      <text:p text:style-name="P4"><text:s text:c="8"/>return null;</text:p>
      <text:p text:style-name="P4"><text:s text:c="4"/>}</text:p>
      <text:p text:style-name="P4">}</text:p>
      <text:p text:style-name="P4"/>
      <text:list xml:id="list909941045" text:continue-numbering="true" text:style-name="L2">
        <text:list-item>
          <text:p text:style-name="P1">Класс ru.spb.nicetu.gwteditor.server.emf.rootprovider.RootWrapper</text:p>
        </text:list-item>
      </text:list>
      <text:p text:style-name="P4"/>
      <text:p text:style-name="P4">package ru.spb.nicetu.gwteditor.server.emf.rootprovider;</text:p>
      <text:p text:style-name="P4"/>
      <text:p text:style-name="P4">import java.util.ArrayList;</text:p>
      <text:p text:style-name="P4">import java.util.Iterator;</text:p>
      <text:p text:style-name="P4">import java.util.List;</text:p>
      <text:p text:style-name="P4"/>
      <text:p text:style-name="P4">import junit.framework.Assert;</text:p>
      <text:p text:style-name="P4"/>
      <text:p text:style-name="P4">import org.eclipse.emf.ecore.EObject;</text:p>
      <text:p text:style-name="P4"><text:soft-page-break/>import org.eclipse.emf.ecore.EStructuralFeature;</text:p>
      <text:p text:style-name="P4">import org.hibernate.Criteria;</text:p>
      <text:p text:style-name="P4">import org.hibernate.classic.Session;</text:p>
      <text:p text:style-name="P4">import org.hibernate.criterion.Restrictions;</text:p>
      <text:p text:style-name="P4"/>
      <text:p text:style-name="P4">import ru.spb.nicetu.gwteditor.client.binding.validation.ValidationHandler;</text:p>
      <text:p text:style-name="P4">import ru.spb.nicetu.gwteditor.client.listeners.gtd.gr44.carry.CarryParameters;</text:p>
      <text:p text:style-name="P4">import ru.spb.nicetu.gwteditor.server.database.controllers.TeneoController;</text:p>
      <text:p text:style-name="P4">import ru.spb.nicetu.gwteditor.server.emf.GarbageCollector;</text:p>
      <text:p text:style-name="P4">import ru.spb.nicetu.gwteditor.server.emf.command.goodslist.impl.GoodsList;</text:p>
      <text:p text:style-name="P4">import ru.spb.nicetu.gwteditor.server.emf.command.persistent.GoodParameters;</text:p>
      <text:p text:style-name="P4">import ru.spb.nicetu.gwteditor.server.emf.command.persistent.ListParameters;</text:p>
      <text:p text:style-name="P4">import ru.spb.nicetu.gwteditor.server.emf.utils.EClassHandler;</text:p>
      <text:p text:style-name="P4">import ru.spb.nicetu.gwteditor.server.emf.utils.EDConstants;</text:p>
      <text:p text:style-name="P4">import ru.spb.nicetu.gwteditor.server.emf.validation.CommonValidator;</text:p>
      <text:p text:style-name="P4">import ru.spb.nicetu.gwteditor.server.emf.validation.EDValidator;</text:p>
      <text:p text:style-name="P4">import ru.spb.nicetu.gwteditor.server.emf.validation.FeatureValidator;</text:p>
      <text:p text:style-name="P4">import ru.spb.nicetu.gwteditor.server.emf.validation.SimpleValidator;</text:p>
      <text:p text:style-name="P4">import ru.spb.nicetu.gwteditor.server.logic.Gr44CarryHandler;</text:p>
      <text:p text:style-name="P4"/>
      <text:p text:style-name="P4">/**</text:p>
      <text:p text:style-name="P4"><text:s/>* обертка корня документа, хранит данные, индивидуальные для каждого документа</text:p>
      <text:p text:style-name="P4"><text:s/>* </text:p>
      <text:p text:style-name="P4"><text:s/>* @param &lt;DocType&gt; тип корня документа</text:p>
      <text:p text:style-name="P4"><text:s/>*/</text:p>
      <text:p text:style-name="P4">public abstract class RootWrapper&lt;DocType extends EObject, GoodsType extends EObject&gt;</text:p>
      <text:p text:style-name="P4"><text:s text:c="4"/>implements</text:p>
      <text:p text:style-name="P4"><text:s text:c="8"/>EDConstants</text:p>
      <text:p text:style-name="P4">{</text:p>
      <text:p text:style-name="P4"><text:s text:c="4"/>/**</text:p>
      <text:p text:style-name="P4"><text:s text:c="5"/>* созданные, но не положенные в сессию объекты</text:p>
      <text:p text:style-name="P4"><text:s text:c="5"/>*/</text:p>
      <text:p text:style-name="P4"><text:s text:c="4"/>private GarbageCollector <text:s text:c="22"/>garbageCollector = new GarbageCollector( this );</text:p>
      <text:p text:style-name="P4"><text:s text:c="4"/>/**</text:p>
      <text:p text:style-name="P4"><text:s text:c="5"/>* идентификатор документа</text:p>
      <text:p text:style-name="P4"><text:s text:c="5"/>*/</text:p>
      <text:p text:style-name="P4"><text:s text:c="4"/>private String <text:s text:c="32"/>docId;</text:p>
      <text:p text:style-name="P4"><text:s text:c="4"/>/**</text:p>
      <text:p text:style-name="P4"><text:s text:c="5"/>* корень документа. будет загружен из сессии при первом обращении, согласно типу и идентификатору</text:p>
      <text:p text:style-name="P4"><text:s text:c="5"/>*/</text:p>
      <text:p text:style-name="P4"><text:s text:c="4"/>private DocType <text:s text:c="31"/>documentRoot <text:s text:c="4"/>= null;</text:p>
      <text:p text:style-name="P4"><text:s text:c="4"/>/**</text:p>
      <text:p text:style-name="P4"><text:s text:c="5"/>* реализация некоторых функций списка товаров</text:p>
      <text:p text:style-name="P4"><text:s text:c="5"/>*/</text:p>
      <text:p text:style-name="P4"><text:s text:c="4"/>private GoodsList&lt;DocType, GoodsType&gt; <text:s text:c="9"/>goodsListImpl;</text:p>
      <text:p text:style-name="P4"><text:s text:c="4"/>/**</text:p>
      <text:p text:style-name="P4"><text:s text:c="5"/>* последняя открытая сессия хибернейта</text:p>
      <text:p text:style-name="P4"><text:s text:c="5"/>*/</text:p>
      <text:p text:style-name="P4"><text:s text:c="4"/>private Session <text:s text:c="31"/>hibernateSession;</text:p>
      <text:p text:style-name="P4"><text:s text:c="4"/>/**</text:p>
      <text:p text:style-name="P4"><text:s text:c="5"/>* последний загруженный товар</text:p>
      <text:p text:style-name="P4"><text:s text:c="5"/>*/</text:p>
      <text:p text:style-name="P4"><text:s text:c="4"/>private GoodParameters&lt;GoodsType&gt; <text:s text:c="13"/>lastGoodParameters;</text:p>
      <text:p text:style-name="P4"><text:s text:c="4"/>/**</text:p>
      <text:p text:style-name="P4"><text:s text:c="5"/>* последний загруженный список</text:p>
      <text:p text:style-name="P4"><text:s text:c="5"/>*/</text:p>
      <text:p text:style-name="P4"><text:s text:c="4"/>private ListParameters <text:s text:c="24"/>lastListParameters;</text:p>
      <text:p text:style-name="P4"><text:s text:c="4"/>/**</text:p>
      <text:p text:style-name="P4"><text:s text:c="5"/>* перенос гр44 в гтд и ктс</text:p>
      <text:p text:style-name="P4"><text:s text:c="5"/>*/</text:p>
      <text:p text:style-name="P4"><text:s text:c="4"/>protected Gr44CarryHandler&lt;DocType, GoodsType&gt; gr44CarryHandler;</text:p>
      <text:p text:style-name="P4"/>
      <text:p text:style-name="P4"><text:s text:c="4"/>public RootWrapper(</text:p>
      <text:p text:style-name="P4"><text:s text:c="8"/>String docId )</text:p>
      <text:p text:style-name="P4"><text:s text:c="4"/>{</text:p>
      <text:p text:style-name="P4"><text:s text:c="8"/>this.docId = docId;</text:p>
      <text:p text:style-name="P4"><text:s text:c="8"/>documentRoot = retreiveDoc();</text:p>
      <text:p text:style-name="P4"><text:s text:c="8"/>goodsListImpl = getGoodsListInitailizer();</text:p>
      <text:p text:style-name="P4"><text:s text:c="4"/>}</text:p>
      <text:p text:style-name="P4"/>
      <text:p text:style-name="P4"><text:s text:c="4"/>public void add(</text:p>
      <text:p text:style-name="P4"><text:s text:c="8"/>EObject object )</text:p>
      <text:p text:style-name="P4"><text:s text:c="4"/>{</text:p>
      <text:p text:style-name="P4"><text:s text:c="8"/>garbageCollector.add( object );</text:p>
      <text:p text:style-name="P4"><text:s text:c="4"/>}</text:p>
      <text:p text:style-name="P4"/>
      <text:p text:style-name="P4"><text:s text:c="4"/>// todo выгести гтд и ктс в подклассы</text:p>
      <text:p text:style-name="P4"><text:s text:c="4"/>public void carry(</text:p>
      <text:p text:style-name="P4"><text:s text:c="8"/>CarryParameters carryParameters )</text:p>
      <text:p text:style-name="P4"><text:soft-page-break/><text:s text:c="4"/>{</text:p>
      <text:p text:style-name="P4"><text:s text:c="8"/>gr44CarryHandler.carry( carryParameters );</text:p>
      <text:p text:style-name="P4"><text:s text:c="4"/>}</text:p>
      <text:p text:style-name="P4"/>
      <text:p text:style-name="P4"><text:s text:c="4"/>public void cleanAndSave(</text:p>
      <text:p text:style-name="P4"><text:s text:c="8"/>EObject objectToEdit,</text:p>
      <text:p text:style-name="P4"><text:s text:c="8"/>ValidationHandler handler,</text:p>
      <text:p text:style-name="P4"><text:s text:c="8"/>int rowNumber )</text:p>
      <text:p text:style-name="P4"><text:s text:c="4"/>{</text:p>
      <text:p text:style-name="P4"><text:s text:c="8"/>EObject container = objectToEdit.eContainer();</text:p>
      <text:p text:style-name="P4"><text:s text:c="8"/>if ( container != null &amp;&amp; EClassHandler.isEmpty( objectToEdit ) )</text:p>
      <text:p text:style-name="P4"><text:s text:c="8"/>{</text:p>
      <text:p text:style-name="P4"><text:s text:c="12"/>System.out.println( "cleaning " + container );</text:p>
      <text:p text:style-name="P4"><text:s text:c="12"/>garbageCollector.saveValidationParams( handler, rowNumber );</text:p>
      <text:p text:style-name="P4"><text:s text:c="12"/>garbageCollector.cleanChildren( container );</text:p>
      <text:p text:style-name="P4"><text:s text:c="12"/>save( container, handler, rowNumber );</text:p>
      <text:p text:style-name="P4"><text:s text:c="12"/>garbageCollector.saveValidationParams( null, -1 );</text:p>
      <text:p text:style-name="P4"><text:s text:c="8"/>}</text:p>
      <text:p text:style-name="P4"><text:s text:c="8"/>else</text:p>
      <text:p text:style-name="P4"><text:s text:c="8"/>{</text:p>
      <text:p text:style-name="P4"><text:s text:c="12"/>save( objectToEdit );</text:p>
      <text:p text:style-name="P4"><text:s text:c="8"/>}</text:p>
      <text:p text:style-name="P4"><text:s text:c="4"/>}</text:p>
      <text:p text:style-name="P4"/>
      <text:p text:style-name="P4"><text:s text:c="4"/>public void cleanDocument()</text:p>
      <text:p text:style-name="P4"><text:s text:c="4"/>{</text:p>
      <text:p text:style-name="P4"><text:s text:c="8"/>garbageCollector.cleanDocument();</text:p>
      <text:p text:style-name="P4"><text:s text:c="4"/>}</text:p>
      <text:p text:style-name="P4"/>
      <text:p text:style-name="P4"><text:s text:c="4"/>public void cleanRoot()</text:p>
      <text:p text:style-name="P4"><text:s text:c="4"/>{</text:p>
      <text:p text:style-name="P4"><text:s text:c="8"/>if ( !hibernateSession.isOpen() )</text:p>
      <text:p text:style-name="P4"><text:s text:c="8"/>{</text:p>
      <text:p text:style-name="P4"><text:s text:c="12"/>openSession();</text:p>
      <text:p text:style-name="P4"><text:s text:c="8"/>}</text:p>
      <text:p text:style-name="P4"/>
      <text:p text:style-name="P4"><text:s text:c="8"/>hibernateSession.beginTransaction();</text:p>
      <text:p text:style-name="P4"><text:s text:c="8"/>Criteria crit = hibernateSession.createCriteria( getRootClass() ).add( Restrictions.eq( DOCUMENT_ID, docId ) );</text:p>
      <text:p text:style-name="P4"><text:s text:c="8"/>Iterator&lt;DocType&gt; iterator = crit.list().iterator();</text:p>
      <text:p text:style-name="P4"><text:s text:c="8"/>while ( iterator.hasNext() )</text:p>
      <text:p text:style-name="P4"><text:s text:c="8"/>{</text:p>
      <text:p text:style-name="P4"><text:s text:c="12"/>hibernateSession.delete( iterator.next() );</text:p>
      <text:p text:style-name="P4"><text:s text:c="8"/>}</text:p>
      <text:p text:style-name="P4"/>
      <text:p text:style-name="P4"><text:s text:c="8"/>hibernateSession.getTransaction().commit();</text:p>
      <text:p text:style-name="P4"/>
      <text:p text:style-name="P4"><text:s text:c="8"/>documentRoot = null;</text:p>
      <text:p text:style-name="P4"><text:s text:c="4"/>}</text:p>
      <text:p text:style-name="P4"/>
      <text:p text:style-name="P4"><text:s text:c="4"/>public CommonValidator createCommonValidator(</text:p>
      <text:p text:style-name="P4"><text:s text:c="8"/>EObject object )</text:p>
      <text:p text:style-name="P4"><text:s text:c="4"/>{</text:p>
      <text:p text:style-name="P4"><text:s text:c="8"/>return new CommonValidator( object, rootClassName() );</text:p>
      <text:p text:style-name="P4"><text:s text:c="4"/>}</text:p>
      <text:p text:style-name="P4"/>
      <text:p text:style-name="P4"><text:s text:c="4"/>public EDValidator createFeatureValidator(</text:p>
      <text:p text:style-name="P4"><text:s text:c="8"/>EObject objectToEdit,</text:p>
      <text:p text:style-name="P4"><text:s text:c="8"/>EStructuralFeature featureToSet,</text:p>
      <text:p text:style-name="P4"><text:s text:c="8"/>String fullFieldName )</text:p>
      <text:p text:style-name="P4"><text:s text:c="4"/>{</text:p>
      <text:p text:style-name="P4"><text:s text:c="8"/>return new FeatureValidator( objectToEdit, featureToSet, fullFieldName, rootClassName() );</text:p>
      <text:p text:style-name="P4"><text:s text:c="4"/>}</text:p>
      <text:p text:style-name="P4"/>
      <text:p text:style-name="P4"><text:s text:c="4"/>public SimpleValidator createSimpleValidator(</text:p>
      <text:p text:style-name="P4"><text:s text:c="8"/>EObject object )</text:p>
      <text:p text:style-name="P4"><text:s text:c="4"/>{</text:p>
      <text:p text:style-name="P4"><text:s text:c="8"/>return new SimpleValidator( object, rootClassName() );</text:p>
      <text:p text:style-name="P4"><text:s text:c="4"/>}</text:p>
      <text:p text:style-name="P4"/>
      <text:p text:style-name="P4"><text:s text:c="4"/>public void detach(</text:p>
      <text:p text:style-name="P4"><text:s text:c="8"/>EObject object )</text:p>
      <text:p text:style-name="P4"><text:s text:c="4"/>{</text:p>
      <text:p text:style-name="P4"><text:s text:c="8"/>garbageCollector.detach( object );</text:p>
      <text:p text:style-name="P4"><text:s text:c="4"/>}</text:p>
      <text:p text:style-name="P4"/>
      <text:p text:style-name="P4"><text:s text:c="4"/>public void finalizeDeletion()</text:p>
      <text:p text:style-name="P4"><text:s text:c="4"/>{</text:p>
      <text:p text:style-name="P4"><text:s text:c="8"/>Session session = getHibernateSession();</text:p>
      <text:p text:style-name="P4"><text:s text:c="8"/>if ( !session.isOpen() )</text:p>
      <text:p text:style-name="P4"><text:soft-page-break/><text:s text:c="8"/>{</text:p>
      <text:p text:style-name="P4"><text:s text:c="12"/>session = openSession();</text:p>
      <text:p text:style-name="P4"><text:s text:c="12"/>garbageCollector.finalizeDeletion( session );</text:p>
      <text:p text:style-name="P4"><text:s text:c="12"/>session.close();</text:p>
      <text:p text:style-name="P4"><text:s text:c="8"/>}</text:p>
      <text:p text:style-name="P4"><text:s text:c="8"/>else</text:p>
      <text:p text:style-name="P4"><text:s text:c="8"/>{</text:p>
      <text:p text:style-name="P4"><text:s text:c="12"/>garbageCollector.finalizeDeletion( session );</text:p>
      <text:p text:style-name="P4"><text:s text:c="8"/>}</text:p>
      <text:p text:style-name="P4"><text:s text:c="4"/>}</text:p>
      <text:p text:style-name="P4"/>
      <text:p text:style-name="P4"><text:s text:c="4"/>public GoodsList&lt;DocType, GoodsType&gt; getGoodsListImpl()</text:p>
      <text:p text:style-name="P4"><text:s text:c="4"/>{</text:p>
      <text:p text:style-name="P4"><text:s text:c="8"/>return goodsListImpl;</text:p>
      <text:p text:style-name="P4"><text:s text:c="4"/>}</text:p>
      <text:p text:style-name="P4"/>
      <text:p text:style-name="P4"><text:s text:c="4"/>/**</text:p>
      <text:p text:style-name="P4"><text:s text:c="5"/>* конкретная реализация обертки корня должна предоставить инициализатор обработчика списка товаров</text:p>
      <text:p text:style-name="P4"><text:s text:c="5"/>* </text:p>
      <text:p text:style-name="P4"><text:s text:c="5"/>* @return реализация обработчика списка товаров</text:p>
      <text:p text:style-name="P4"><text:s text:c="5"/>*/</text:p>
      <text:p text:style-name="P4"><text:s text:c="4"/>public abstract GoodsList&lt;DocType, GoodsType&gt; getGoodsListInitailizer();</text:p>
      <text:p text:style-name="P4"/>
      <text:p text:style-name="P4"><text:s text:c="4"/>public Session getHibernateSession()</text:p>
      <text:p text:style-name="P4"><text:s text:c="4"/>{</text:p>
      <text:p text:style-name="P4"><text:s text:c="8"/>return hibernateSession;</text:p>
      <text:p text:style-name="P4"><text:s text:c="4"/>}</text:p>
      <text:p text:style-name="P4"/>
      <text:p text:style-name="P4"><text:s text:c="4"/>public GoodParameters&lt;GoodsType&gt; getLastGoodParameters()</text:p>
      <text:p text:style-name="P4"><text:s text:c="4"/>{</text:p>
      <text:p text:style-name="P4"><text:s text:c="8"/>return lastGoodParameters;</text:p>
      <text:p text:style-name="P4"><text:s text:c="4"/>}</text:p>
      <text:p text:style-name="P4"/>
      <text:p text:style-name="P4"><text:s text:c="4"/>public ListParameters getLastListParameters()</text:p>
      <text:p text:style-name="P4"><text:s text:c="4"/>{</text:p>
      <text:p text:style-name="P4"><text:s text:c="8"/>return lastListParameters;</text:p>
      <text:p text:style-name="P4"><text:s text:c="4"/>}</text:p>
      <text:p text:style-name="P4"/>
      <text:p text:style-name="P4"><text:s text:c="4"/>/**</text:p>
      <text:p text:style-name="P4"><text:s text:c="5"/>* @return корень документа конкретного провайдера</text:p>
      <text:p text:style-name="P4"><text:s text:c="5"/>*/</text:p>
      <text:p text:style-name="P4"><text:s text:c="4"/>public DocType getRoot()</text:p>
      <text:p text:style-name="P4"><text:s text:c="4"/>{</text:p>
      <text:p text:style-name="P4"><text:s text:c="8"/>return documentRoot;</text:p>
      <text:p text:style-name="P4"><text:s text:c="4"/>}</text:p>
      <text:p text:style-name="P4"/>
      <text:p text:style-name="P4"><text:s text:c="4"/>/**</text:p>
      <text:p text:style-name="P4"><text:s text:c="5"/>* @return тип документа для построения запроса</text:p>
      <text:p text:style-name="P4"><text:s text:c="5"/>*/</text:p>
      <text:p text:style-name="P4"><text:s text:c="4"/>public abstract Class getRootClass();</text:p>
      <text:p text:style-name="P4"/>
      <text:p text:style-name="P4"><text:s text:c="4"/>public ArrayList&lt;String&gt; getSectionRows(</text:p>
      <text:p text:style-name="P4"><text:s text:c="8"/>String section )</text:p>
      <text:p text:style-name="P4"><text:s text:c="4"/>{</text:p>
      <text:p text:style-name="P4"><text:s text:c="8"/>return gr44CarryHandler.getSectionRows( section );</text:p>
      <text:p text:style-name="P4"><text:s text:c="4"/>}</text:p>
      <text:p text:style-name="P4"/>
      <text:p text:style-name="P4"><text:s text:c="4"/>public Session openSession()</text:p>
      <text:p text:style-name="P4"><text:s text:c="4"/>{</text:p>
      <text:p text:style-name="P4"><text:s text:c="8"/>hibernateSession = TeneoController.openSession();</text:p>
      <text:p text:style-name="P4"><text:s text:c="8"/>return hibernateSession;</text:p>
      <text:p text:style-name="P4"><text:s text:c="4"/>}</text:p>
      <text:p text:style-name="P4"/>
      <text:p text:style-name="P4"><text:s text:c="4"/>/**</text:p>
      <text:p text:style-name="P4"><text:s text:c="5"/>* специфическая для документа обработка нового товара</text:p>
      <text:p text:style-name="P4"><text:s text:c="5"/>* </text:p>
      <text:p text:style-name="P4"><text:s text:c="5"/>* @param good товар</text:p>
      <text:p text:style-name="P4"><text:s text:c="5"/>*/</text:p>
      <text:p text:style-name="P4"><text:s text:c="4"/>public void processNewGood(</text:p>
      <text:p text:style-name="P4"><text:s text:c="8"/>GoodsType good )</text:p>
      <text:p text:style-name="P4"><text:s text:c="4"/>{</text:p>
      <text:p text:style-name="P4"><text:s text:c="8"/>goodsListImpl.processNewGood( good );</text:p>
      <text:p text:style-name="P4"><text:s text:c="4"/>}</text:p>
      <text:p text:style-name="P4"/>
      <text:p text:style-name="P4"><text:s text:c="4"/>/**</text:p>
      <text:p text:style-name="P4"><text:s text:c="5"/>* @return имя корня документа - для валидации</text:p>
      <text:p text:style-name="P4"><text:s text:c="5"/>*/</text:p>
      <text:p text:style-name="P4"><text:s text:c="4"/>public abstract String rootClassName();</text:p>
      <text:p text:style-name="P4"/>
      <text:p text:style-name="P4"><text:soft-page-break/><text:s text:c="4"/>/**</text:p>
      <text:p text:style-name="P4"><text:s text:c="5"/>* отдает {@link GarbageCollector}-у объект на хранение</text:p>
      <text:p text:style-name="P4"><text:s text:c="5"/>* </text:p>
      <text:p text:style-name="P4"><text:s text:c="5"/>* @param object объект для сохранения</text:p>
      <text:p text:style-name="P4"><text:s text:c="5"/>*/</text:p>
      <text:p text:style-name="P4"><text:s text:c="4"/>public void save(</text:p>
      <text:p text:style-name="P4"><text:s text:c="8"/>EObject object )</text:p>
      <text:p text:style-name="P4"><text:s text:c="4"/>{</text:p>
      <text:p text:style-name="P4"><text:s text:c="8"/>save( object, null, -1 );</text:p>
      <text:p text:style-name="P4"><text:s text:c="4"/>}</text:p>
      <text:p text:style-name="P4"/>
      <text:p text:style-name="P4"><text:s text:c="4"/>/**</text:p>
      <text:p text:style-name="P4"><text:s text:c="5"/>* отдает {@link GarbageCollector}-у объект на хранение</text:p>
      <text:p text:style-name="P4"><text:s text:c="5"/>* </text:p>
      <text:p text:style-name="P4"><text:s text:c="5"/>* @param object объект для сохранения</text:p>
      <text:p text:style-name="P4"><text:s text:c="5"/>*/</text:p>
      <text:p text:style-name="P4"><text:s text:c="4"/>public void save(</text:p>
      <text:p text:style-name="P4"><text:s text:c="8"/>EObject object,</text:p>
      <text:p text:style-name="P4"><text:s text:c="8"/>ValidationHandler handler,</text:p>
      <text:p text:style-name="P4"><text:s text:c="8"/>int row )</text:p>
      <text:p text:style-name="P4"><text:s text:c="4"/>{</text:p>
      <text:p text:style-name="P4"><text:s text:c="8"/>Session session = getHibernateSession();</text:p>
      <text:p text:style-name="P4"><text:s text:c="8"/>if ( !session.isOpen() )</text:p>
      <text:p text:style-name="P4"><text:s text:c="8"/>{</text:p>
      <text:p text:style-name="P4"><text:s text:c="12"/>session = openSession();</text:p>
      <text:p text:style-name="P4"><text:s text:c="12"/>garbageCollector.safeSave( object, session, handler, row );</text:p>
      <text:p text:style-name="P4"><text:s text:c="12"/>session.close();</text:p>
      <text:p text:style-name="P4"><text:s text:c="8"/>}</text:p>
      <text:p text:style-name="P4"><text:s text:c="8"/>else</text:p>
      <text:p text:style-name="P4"><text:s text:c="8"/>{</text:p>
      <text:p text:style-name="P4"><text:s text:c="12"/>garbageCollector.safeSave( object, session, handler, row );</text:p>
      <text:p text:style-name="P4"><text:s text:c="8"/>}</text:p>
      <text:p text:style-name="P4"><text:s text:c="4"/>}</text:p>
      <text:p text:style-name="P4"/>
      <text:p text:style-name="P4"><text:s text:c="4"/>public void setLastGoodParameters(</text:p>
      <text:p text:style-name="P4"><text:s text:c="8"/>GoodParameters&lt;GoodsType&gt; lastGoodParameters )</text:p>
      <text:p text:style-name="P4"><text:s text:c="4"/>{</text:p>
      <text:p text:style-name="P4"><text:s text:c="8"/>this.lastGoodParameters = lastGoodParameters;</text:p>
      <text:p text:style-name="P4"><text:s text:c="4"/>}</text:p>
      <text:p text:style-name="P4"/>
      <text:p text:style-name="P4"><text:s text:c="4"/>public void setLastListParameters(</text:p>
      <text:p text:style-name="P4"><text:s text:c="8"/>ListParameters lastListParameters )</text:p>
      <text:p text:style-name="P4"><text:s text:c="4"/>{</text:p>
      <text:p text:style-name="P4"><text:s text:c="8"/>this.lastListParameters = lastListParameters;</text:p>
      <text:p text:style-name="P4"><text:s text:c="4"/>}</text:p>
      <text:p text:style-name="P4"/>
      <text:p text:style-name="P4"><text:s text:c="4"/>public void setRoot(</text:p>
      <text:p text:style-name="P4"><text:s text:c="8"/>DocType object )</text:p>
      <text:p text:style-name="P4"><text:s text:c="4"/>{</text:p>
      <text:p text:style-name="P4"><text:s text:c="8"/>documentRoot = object;</text:p>
      <text:p text:style-name="P4"><text:s text:c="8"/>EDValidator validator = createSimpleValidator( documentRoot );</text:p>
      <text:p text:style-name="P4"><text:s text:c="8"/>if ( validator.isSaveable() )</text:p>
      <text:p text:style-name="P4"><text:s text:c="8"/>{</text:p>
      <text:p text:style-name="P4"><text:s text:c="12"/>Assert.assertTrue( hibernateSession.isOpen() );</text:p>
      <text:p text:style-name="P4"><text:s text:c="12"/>save( documentRoot );</text:p>
      <text:p text:style-name="P4"><text:s text:c="8"/>}</text:p>
      <text:p text:style-name="P4"><text:s text:c="8"/>else</text:p>
      <text:p text:style-name="P4"><text:s text:c="8"/>{</text:p>
      <text:p text:style-name="P4"><text:s text:c="12"/>System.out.println( "root is not valid, cannot store in teneo"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@param docId</text:p>
      <text:p text:style-name="P4"><text:s text:c="5"/>* @return документ из hibernate</text:p>
      <text:p text:style-name="P4"><text:s text:c="5"/>*/</text:p>
      <text:p text:style-name="P4"><text:s text:c="4"/>private DocType retreiveDoc()</text:p>
      <text:p text:style-name="P4"><text:s text:c="4"/>{</text:p>
      <text:p text:style-name="P4"><text:s text:c="8"/>hibernateSession = TeneoController.openSession();</text:p>
      <text:p text:style-name="P4"><text:s text:c="8"/>DocType object = null;</text:p>
      <text:p text:style-name="P4"><text:s text:c="8"/>hibernateSession.beginTransaction();</text:p>
      <text:p text:style-name="P4"><text:s text:c="8"/>Criteria crit = hibernateSession.createCriteria( getRootClass() ).add( Restrictions.eq( DOCUMENT_ID, docId ) );</text:p>
      <text:p text:style-name="P4"><text:s text:c="8"/>List&lt;DocType&gt; list = crit.list();</text:p>
      <text:p text:style-name="P4"><text:s text:c="8"/>hibernateSession.getTransaction().commit();</text:p>
      <text:p text:style-name="P4"><text:s text:c="8"/>object = list.size() == 0 ? null : list.get( 0 );</text:p>
      <text:p text:style-name="P4"/>
      <text:p text:style-name="P4"><text:s text:c="8"/>if ( object != null )</text:p>
      <text:p text:style-name="P4"><text:s text:c="8"/>{</text:p>
      <text:p text:style-name="P4"><text:s text:c="12"/>System.out.println( "root prepared form teneo" );</text:p>
      <text:p text:style-name="P4"><text:soft-page-break/><text:s text:c="8"/>}</text:p>
      <text:p text:style-name="P4"><text:s text:c="8"/>else</text:p>
      <text:p text:style-name="P4"><text:s text:c="8"/>{</text:p>
      <text:p text:style-name="P4"><text:s text:c="12"/>System.err.println( "document not found id=" + docId );</text:p>
      <text:p text:style-name="P4"><text:s text:c="8"/>}</text:p>
      <text:p text:style-name="P4"/>
      <text:p text:style-name="P4"><text:s text:c="8"/>return object;</text:p>
      <text:p text:style-name="P4"><text:s text:c="4"/>}</text:p>
      <text:p text:style-name="P4"/>
      <text:p text:style-name="P4"><text:s text:c="4"/>/**</text:p>
      <text:p text:style-name="P4"><text:s text:c="5"/>* @return название документа, с которым работаем</text:p>
      <text:p text:style-name="P4"><text:s text:c="5"/>*/</text:p>
      <text:p text:style-name="P4"><text:s text:c="4"/>protected abstract String docName();</text:p>
      <text:p text:style-name="P4">}</text:p>
      <text:p text:style-name="P4"/>
      <text:list xml:id="list1475161963" text:continue-numbering="true" text:style-name="L2">
        <text:list-item>
          <text:p text:style-name="P1">Класс ru.spb.nicetu.gwteditor.server.emf.validation.EDValidator</text:p>
        </text:list-item>
      </text:list>
      <text:p text:style-name="P4"/>
      <text:p text:style-name="P4">package ru.spb.nicetu.gwteditor.server.emf.validation;</text:p>
      <text:p text:style-name="P4"/>
      <text:p text:style-name="P4">import java.util.List;</text:p>
      <text:p text:style-name="P4"/>
      <text:p text:style-name="P4">import org.eclipse.emf.common.util.Diagnostic;</text:p>
      <text:p text:style-name="P4">import org.eclipse.emf.ecore.EAttribute;</text:p>
      <text:p text:style-name="P4">import org.eclipse.emf.ecore.EModelElement;</text:p>
      <text:p text:style-name="P4">import org.eclipse.emf.ecore.EObject;</text:p>
      <text:p text:style-name="P4">import org.eclipse.emf.ecore.EReference;</text:p>
      <text:p text:style-name="P4">import org.eclipse.emf.ecore.EStructuralFeature;</text:p>
      <text:p text:style-name="P4">import org.eclipse.emf.ecore.util.EObjectValidator;</text:p>
      <text:p text:style-name="P4">import org.eclipse.emf.ecore.util.EcoreUtil;</text:p>
      <text:p text:style-name="P4"/>
      <text:p text:style-name="P4">import ru.spb.nicetu.gwteditor.client.binding.validation.ValidationHandler;</text:p>
      <text:p text:style-name="P4">import ru.spb.nicetu.gwteditor.client.binding.validation.ValidationResult;</text:p>
      <text:p text:style-name="P4">import ru.spb.nicetu.gwteditor.client.logger.EDLogger;</text:p>
      <text:p text:style-name="P4">import ru.spb.nicetu.gwteditor.server.emf.utils.EDConstants;</text:p>
      <text:p text:style-name="P4">import ru.spb.nicetu.gwteditor.server.emf.validation.classname.ClassNameBuilder;</text:p>
      <text:p text:style-name="P4">import ru.spb.nicetu.gwteditor.server.emf.validation.classname.ClassNameBuilderDebug;</text:p>
      <text:p text:style-name="P4">import ru.spb.nicetu.gwteditor.server.emf.validation.classname.ClassNameBuilderRelease;</text:p>
      <text:p text:style-name="P4"/>
      <text:p text:style-name="P4">/**</text:p>
      <text:p text:style-name="P4"><text:s/>* обобщенный валидатор. создается заново для каждого валидируемого объекта</text:p>
      <text:p text:style-name="P4"><text:s/>* </text:p>
      <text:p text:style-name="P4"><text:s/>* @author eav</text:p>
      <text:p text:style-name="P4"><text:s/>*/</text:p>
      <text:p text:style-name="P4">public abstract class EDValidator</text:p>
      <text:p text:style-name="P4">{</text:p>
      <text:p text:style-name="P4"><text:s text:c="4"/>/**</text:p>
      <text:p text:style-name="P4"><text:s text:c="5"/>* подлежит ли результат сохранению</text:p>
      <text:p text:style-name="P4"><text:s text:c="5"/>*/</text:p>
      <text:p text:style-name="P4"><text:s text:c="4"/>protected boolean <text:s text:c="14"/>isSaveable = true;</text:p>
      <text:p text:style-name="P4"/>
      <text:p text:style-name="P4"><text:s text:c="4"/>private String <text:s text:c="17"/>rootClassName;</text:p>
      <text:p text:style-name="P4"/>
      <text:p text:style-name="P4"><text:s text:c="4"/>/**</text:p>
      <text:p text:style-name="P4"><text:s text:c="5"/>* см. javaDoc {@link ClassNameBuilder}</text:p>
      <text:p text:style-name="P4"><text:s text:c="5"/>*/</text:p>
      <text:p text:style-name="P4"><text:s text:c="4"/>private static ClassNameBuilder classNameBuilder;</text:p>
      <text:p text:style-name="P4"><text:s text:c="4"/>static</text:p>
      <text:p text:style-name="P4"><text:s text:c="4"/>{</text:p>
      <text:p text:style-name="P4"><text:s text:c="8"/>if ( EDLogger.DEBUG )</text:p>
      <text:p text:style-name="P4"><text:s text:c="8"/>{</text:p>
      <text:p text:style-name="P4"><text:s text:c="12"/>classNameBuilder = new ClassNameBuilderDebug();</text:p>
      <text:p text:style-name="P4"><text:s text:c="8"/>}</text:p>
      <text:p text:style-name="P4"><text:s text:c="8"/>else</text:p>
      <text:p text:style-name="P4"><text:s text:c="8"/>{</text:p>
      <text:p text:style-name="P4"><text:s text:c="12"/>classNameBuilder = new ClassNameBuilderRelease();</text:p>
      <text:p text:style-name="P4"><text:s text:c="8"/>}</text:p>
      <text:p text:style-name="P4"><text:s text:c="4"/>}</text:p>
      <text:p text:style-name="P4"/>
      <text:p text:style-name="P4"><text:s text:c="4"/>public EDValidator(</text:p>
      <text:p text:style-name="P4"><text:s text:c="8"/>String rootClassName )</text:p>
      <text:p text:style-name="P4"><text:s text:c="4"/>{</text:p>
      <text:p text:style-name="P4"><text:s text:c="8"/>this.rootClassName = rootClassName;</text:p>
      <text:p text:style-name="P4"><text:s text:c="4"/>}</text:p>
      <text:p text:style-name="P4"/>
      <text:p text:style-name="P4"><text:s text:c="4"/>/**</text:p>
      <text:p text:style-name="P4"><text:s text:c="5"/>* сохранить результаты валидации для передачи клиенту</text:p>
      <text:p text:style-name="P4"><text:s text:c="5"/>* </text:p>
      <text:p text:style-name="P4"><text:s text:c="5"/>* @param handler обработчик результатов валидации</text:p>
      <text:p text:style-name="P4"><text:s text:c="5"/>* @param rowNumber номер строки(-1 - если нет строки)</text:p>
      <text:p text:style-name="P4"><text:soft-page-break/><text:s text:c="5"/>*/</text:p>
      <text:p text:style-name="P4"><text:s text:c="4"/>public abstract void applyValidation(</text:p>
      <text:p text:style-name="P4"><text:s text:c="8"/>ValidationHandler handler,</text:p>
      <text:p text:style-name="P4"><text:s text:c="8"/>int rowNumber );</text:p>
      <text:p text:style-name="P4"/>
      <text:p text:style-name="P4"><text:s text:c="4"/>public boolean isSaveable()</text:p>
      <text:p text:style-name="P4"><text:s text:c="4"/>{</text:p>
      <text:p text:style-name="P4"><text:s text:c="8"/>return isSaveable;</text:p>
      <text:p text:style-name="P4"><text:s text:c="4"/>}</text:p>
      <text:p text:style-name="P4"/>
      <text:p text:style-name="P4"><text:s text:c="4"/>/**</text:p>
      <text:p text:style-name="P4"><text:s text:c="5"/>* формирует полное имя класса по объекту</text:p>
      <text:p text:style-name="P4"><text:s text:c="5"/>* </text:p>
      <text:p text:style-name="P4"><text:s text:c="5"/>* @param eObject объект</text:p>
      <text:p text:style-name="P4"><text:s text:c="5"/>* @return полное имя класса</text:p>
      <text:p text:style-name="P4"><text:s text:c="5"/>*/</text:p>
      <text:p text:style-name="P4"><text:s text:c="4"/>private String getClassName(</text:p>
      <text:p text:style-name="P4"><text:s text:c="8"/>EObject eObject )</text:p>
      <text:p text:style-name="P4"><text:s text:c="4"/>{</text:p>
      <text:p text:style-name="P4"><text:s text:c="8"/>return classNameBuilder.getClassName( eObject, rootClassName );</text:p>
      <text:p text:style-name="P4"><text:s text:c="4"/>}</text:p>
      <text:p text:style-name="P4"/>
      <text:p text:style-name="P4"><text:s text:c="4"/>/**</text:p>
      <text:p text:style-name="P4"><text:s text:c="5"/>* создает сообщение по валидации для конкретной ошибки</text:p>
      <text:p text:style-name="P4"><text:s text:c="5"/>* </text:p>
      <text:p text:style-name="P4"><text:s text:c="5"/>* @param diag результаты диагностики</text:p>
      <text:p text:style-name="P4"><text:s text:c="5"/>* @param esf ошибочный атрибут</text:p>
      <text:p text:style-name="P4"><text:s text:c="5"/>* @param eObject ошибочный объект</text:p>
      <text:p text:style-name="P4"><text:s text:c="5"/>* @return сообщение по валидации</text:p>
      <text:p text:style-name="P4"><text:s text:c="5"/>*/</text:p>
      <text:p text:style-name="P4"><text:s text:c="4"/>protected ValidationResult createValidationResult(</text:p>
      <text:p text:style-name="P4"><text:s text:c="8"/>Diagnostic diag,</text:p>
      <text:p text:style-name="P4"><text:s text:c="8"/>EStructuralFeature esf,</text:p>
      <text:p text:style-name="P4"><text:s text:c="8"/>EObject eObject )</text:p>
      <text:p text:style-name="P4"><text:s text:c="4"/>{</text:p>
      <text:p text:style-name="P4"><text:s text:c="8"/>ValidationResult validationResult = new ValidationResult();</text:p>
      <text:p text:style-name="P4"/>
      <text:p text:style-name="P4"><text:s text:c="8"/>// заносим в ошибку описание поля из xsd</text:p>
      <text:p text:style-name="P4"><text:s text:c="8"/>EModelElement element =</text:p>
      <text:p text:style-name="P4"><text:s text:c="12"/>esf instanceof EAttribute ? ((EAttribute) esf).getEAttributeType() : ((EReference) esf).getEReferenceType();</text:p>
      <text:p text:style-name="P4"><text:s text:c="8"/>String fieldDesc = EcoreUtil.getDocumentation( element );</text:p>
      <text:p text:style-name="P4"><text:s text:c="8"/>validationResult.setFieldDescription( fieldDesc );</text:p>
      <text:p text:style-name="P4"/>
      <text:p text:style-name="P4"><text:s text:c="8"/>// заносим в ошибку описание ошибки</text:p>
      <text:p text:style-name="P4"><text:s text:c="8"/>boolean isComplex = diag.getChildren().size() == 1; // сложный объект</text:p>
      <text:p text:style-name="P4"><text:s text:c="8"/>String errorDesc = isComplex ? diag.getChildren().get( 0 ).getMessage() : diag.getMessage();</text:p>
      <text:p text:style-name="P4"><text:s text:c="8"/>validationResult.setErrorDescription( errorDesc );</text:p>
      <text:p text:style-name="P4"/>
      <text:p text:style-name="P4"><text:s text:c="8"/>// заносим в ошибку имя класса</text:p>
      <text:p text:style-name="P4"><text:s text:c="8"/>String className = getClassName( eObject ) + EDConstants.NAME_DELIMITER + esf.getName();</text:p>
      <text:p text:style-name="P4"><text:s text:c="8"/>validationResult.setClassName( className );</text:p>
      <text:p text:style-name="P4"/>
      <text:p text:style-name="P4"><text:s text:c="8"/>return validationResult;</text:p>
      <text:p text:style-name="P4"><text:s text:c="4"/>}</text:p>
      <text:p text:style-name="P4"/>
      <text:p text:style-name="P4"><text:s text:c="4"/>protected boolean disallowsSaving(</text:p>
      <text:p text:style-name="P4"><text:s text:c="8"/>int code,</text:p>
      <text:p text:style-name="P4"><text:s text:c="8"/>EStructuralFeature esf )</text:p>
      <text:p text:style-name="P4"><text:s text:c="4"/>{</text:p>
      <text:p text:style-name="P4"><text:s text:c="8"/>return code == EObjectValidator.EOBJECT__EVERY_MULTIPCITY_CONFORMS &amp;&amp; esf.isRequired() ||</text:p>
      <text:p text:style-name="P4"><text:s text:c="12"/>code == EObjectValidator.EOBJECT__EVERY_DATA_VALUE_CONFORMS;</text:p>
      <text:p text:style-name="P4"><text:s text:c="4"/>}</text:p>
      <text:p text:style-name="P4"/>
      <text:p text:style-name="P4"><text:s text:c="4"/>/**</text:p>
      <text:p text:style-name="P4"><text:s text:c="5"/>* выдает сообщение валидации по простому объекту</text:p>
      <text:p text:style-name="P4"><text:s text:c="5"/>* </text:p>
      <text:p text:style-name="P4"><text:s text:c="5"/>* @param diag полученная ранее диагностика</text:p>
      <text:p text:style-name="P4"><text:s text:c="5"/>* @param featureToCheck проверяемый объект</text:p>
      <text:p text:style-name="P4"><text:s text:c="5"/>*/</text:p>
      <text:p text:style-name="P4"><text:s text:c="4"/>protected void processDiagnosticChild(</text:p>
      <text:p text:style-name="P4"><text:s text:c="8"/>Diagnostic diag,</text:p>
      <text:p text:style-name="P4"><text:s text:c="8"/>EStructuralFeature featureToCheck )</text:p>
      <text:p text:style-name="P4"><text:s text:c="4"/>{</text:p>
      <text:p text:style-name="P4"><text:s text:c="8"/>// код диагностики</text:p>
      <text:p text:style-name="P4"><text:s text:c="8"/>int code = diag.getCode();</text:p>
      <text:p text:style-name="P4"/>
      <text:p text:style-name="P4"><text:s text:c="8"/>// информация об ошибках</text:p>
      <text:p text:style-name="P4"><text:s text:c="8"/>List invalidObjects = diag.getData();</text:p>
      <text:p text:style-name="P4"/>
      <text:p text:style-name="P4"><text:soft-page-break/><text:s text:c="8"/>if ( code == EObjectValidator.EOBJECT__EVERY_DATA_VALUE_CONFORMS ||</text:p>
      <text:p text:style-name="P4"><text:s text:c="12"/>code == EObjectValidator.EOBJECT__EVERY_KEY_UNIQUE ||</text:p>
      <text:p text:style-name="P4"><text:s text:c="12"/>code == EObjectValidator.EOBJECT__EVERY_MAP_ENTRY_UNIQUE ||</text:p>
      <text:p text:style-name="P4"><text:s text:c="12"/>code == EObjectValidator.EOBJECT__EVERY_PROXY_RESOLVES ||</text:p>
      <text:p text:style-name="P4"><text:s text:c="12"/>code == EObjectValidator.EOBJECT__EVERY_REFERENCE_IS_CONTAINED ||</text:p>
      <text:p text:style-name="P4"><text:s text:c="12"/>code == EObjectValidator.EOBJECT__EVERY_MULTIPCITY_CONFORMS )</text:p>
      <text:p text:style-name="P4"><text:s text:c="8"/>{</text:p>
      <text:p text:style-name="P4"><text:s text:c="12"/>// особые случаи</text:p>
      <text:p text:style-name="P4"><text:s text:c="12"/>EObject eObject = (EObject) invalidObjects.get( 0 );</text:p>
      <text:p text:style-name="P4"><text:s text:c="12"/>EStructuralFeature esf = (EStructuralFeature) invalidObjects.get( 1 );</text:p>
      <text:p text:style-name="P4"/>
      <text:p text:style-name="P4"><text:s text:c="12"/>updateResults( diag, featureToCheck, eObject, esf );</text:p>
      <text:p text:style-name="P4"/>
      <text:p text:style-name="P4"><text:s text:c="12"/>// проверяем на возможность сохранения</text:p>
      <text:p text:style-name="P4"><text:s text:c="12"/>isSaveable = !disallowsSaving( code, esf );</text:p>
      <text:p text:style-name="P4"><text:s text:c="8"/>}</text:p>
      <text:p text:style-name="P4"><text:s text:c="8"/>else</text:p>
      <text:p text:style-name="P4"><text:s text:c="8"/>{ // не особые случаи %)</text:p>
      <text:p text:style-name="P4"><text:s text:c="12"/>// todo а что делать?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зафиксировать ошибку - для каждого подтипа свой</text:p>
      <text:p text:style-name="P4"><text:s text:c="5"/>* </text:p>
      <text:p text:style-name="P4"><text:s text:c="5"/>* @param diag результаты диагностики</text:p>
      <text:p text:style-name="P4"><text:s text:c="5"/>* @param featureToCheck конкретный атрибут для проверки(м.б. неваожен, тогда null)</text:p>
      <text:p text:style-name="P4"><text:s text:c="5"/>* @param eObject объект для создания сообщения об ошибке</text:p>
      <text:p text:style-name="P4"><text:s text:c="5"/>* @param esf атрибут для создания сообщения об ошибке</text:p>
      <text:p text:style-name="P4"><text:s text:c="5"/>*/</text:p>
      <text:p text:style-name="P4"><text:s text:c="4"/>protected abstract void updateResults(</text:p>
      <text:p text:style-name="P4"><text:s text:c="8"/>Diagnostic diag,</text:p>
      <text:p text:style-name="P4"><text:s text:c="8"/>EStructuralFeature featureToCheck,</text:p>
      <text:p text:style-name="P4"><text:s text:c="8"/>EObject eObject,</text:p>
      <text:p text:style-name="P4"><text:s text:c="8"/>EStructuralFeature esf );</text:p>
      <text:p text:style-name="P4">}</text:p>
      <text:p text:style-name="P4"/>
      <text:list xml:id="list913921653" text:continue-numbering="true" text:style-name="L2">
        <text:list-item>
          <text:p text:style-name="P1">Класс ru.spb.nicetu.gwteditor.server.emf.GarbageCollector</text:p>
        </text:list-item>
      </text:list>
      <text:p text:style-name="P4"/>
      <text:p text:style-name="P4">package ru.spb.nicetu.gwteditor.server.emf;</text:p>
      <text:p text:style-name="P4"/>
      <text:p text:style-name="P4">import java.util.ArrayList;</text:p>
      <text:p text:style-name="P4">import java.util.Iterator;</text:p>
      <text:p text:style-name="P4">import java.util.List;</text:p>
      <text:p text:style-name="P4"/>
      <text:p text:style-name="P4">import org.apache.log4j.Level;</text:p>
      <text:p text:style-name="P4">import org.apache.log4j.Logger;</text:p>
      <text:p text:style-name="P4">import org.eclipse.emf.common.util.EList;</text:p>
      <text:p text:style-name="P4">import org.eclipse.emf.ecore.EObject;</text:p>
      <text:p text:style-name="P4">import org.eclipse.emf.ecore.EStructuralFeature;</text:p>
      <text:p text:style-name="P4">import org.hibernate.LockMode;</text:p>
      <text:p text:style-name="P4">import org.hibernate.StaleObjectStateException;</text:p>
      <text:p text:style-name="P4">import org.hibernate.TransientObjectException;</text:p>
      <text:p text:style-name="P4">import org.hibernate.classic.Session;</text:p>
      <text:p text:style-name="P4">import org.hibernate.exception.ConstraintViolationException;</text:p>
      <text:p text:style-name="P4"/>
      <text:p text:style-name="P4">import ru.spb.nicetu.gwteditor.client.binding.validation.ValidationHandler;</text:p>
      <text:p text:style-name="P4">import ru.spb.nicetu.gwteditor.server.emf.rootprovider.RootWrapper;</text:p>
      <text:p text:style-name="P4">import ru.spb.nicetu.gwteditor.server.emf.utils.EClassHandler;</text:p>
      <text:p text:style-name="P4">import ru.spb.nicetu.gwteditor.server.emf.validation.CommonValidator;</text:p>
      <text:p text:style-name="P4">import ru.spb.nicetu.gwteditor.server.emf.validation.EDValidator;</text:p>
      <text:p text:style-name="P4"/>
      <text:p text:style-name="P4">/**</text:p>
      <text:p text:style-name="P4"><text:s/>* созданные при сохранении пустые объекты</text:p>
      <text:p text:style-name="P4"><text:s/>*/</text:p>
      <text:p text:style-name="P4">public class GarbageCollector</text:p>
      <text:p text:style-name="P4"><text:s text:c="4"/>extends ArrayList&lt;EObject&gt;</text:p>
      <text:p text:style-name="P4">{</text:p>
      <text:p text:style-name="P4"><text:s text:c="4"/>private static final Logger log <text:s text:c="8"/>= Logger.getLogger( GarbageCollector.class );</text:p>
      <text:p text:style-name="P4"><text:s text:c="4"/>private RootWrapper <text:s text:c="8"/>rootWrapper;</text:p>
      <text:p text:style-name="P4"><text:s text:c="4"/>private ValidationHandler <text:s text:c="2"/>currentHandler;</text:p>
      <text:p text:style-name="P4"><text:s text:c="4"/>private int <text:s text:c="16"/>currentRow;</text:p>
      <text:p text:style-name="P4"><text:s text:c="4"/>private List&lt;EObject&gt; <text:s text:c="6"/>toBeDeleted = new ArrayList&lt;EObject&gt;();</text:p>
      <text:p text:style-name="P4"/>
      <text:p text:style-name="P4"><text:s text:c="4"/>public GarbageCollector(</text:p>
      <text:p text:style-name="P4"><text:s text:c="8"/>RootWrapper rootWrapper )</text:p>
      <text:p text:style-name="P4"><text:s text:c="4"/>{</text:p>
      <text:p text:style-name="P4"><text:s text:c="8"/>this.rootWrapper = rootWrapper;</text:p>
      <text:p text:style-name="P4"><text:s text:c="8"/>log.setLevel( Level.ALL );</text:p>
      <text:p text:style-name="P4"><text:soft-page-break/><text:s text:c="4"/>}</text:p>
      <text:p text:style-name="P4"/>
      <text:p text:style-name="P4"><text:s text:c="4"/>@Override</text:p>
      <text:p text:style-name="P4"><text:s text:c="4"/>public boolean add(</text:p>
      <text:p text:style-name="P4"><text:s text:c="8"/>EObject e )</text:p>
      <text:p text:style-name="P4"><text:s text:c="4"/>{</text:p>
      <text:p text:style-name="P4"><text:s text:c="8"/>if ( !contains( e ) )</text:p>
      <text:p text:style-name="P4"><text:s text:c="8"/>{ // записи уникальны</text:p>
      <text:p text:style-name="P4"><text:s text:c="12"/>super.add( e );</text:p>
      <text:p text:style-name="P4"><text:s text:c="8"/>}</text:p>
      <text:p text:style-name="P4"><text:s text:c="8"/>return true;</text:p>
      <text:p text:style-name="P4"><text:s text:c="4"/>}</text:p>
      <text:p text:style-name="P4"/>
      <text:p text:style-name="P4"><text:s text:c="4"/>/**</text:p>
      <text:p text:style-name="P4"><text:s text:c="5"/>* рекурсивно очищает потомков</text:p>
      <text:p text:style-name="P4"><text:s text:c="5"/>* </text:p>
      <text:p text:style-name="P4"><text:s text:c="5"/>* @param root узел начала очистки</text:p>
      <text:p text:style-name="P4"><text:s text:c="5"/>*/</text:p>
      <text:p text:style-name="P4"><text:s text:c="4"/>public void cleanChildren(</text:p>
      <text:p text:style-name="P4"><text:s text:c="8"/>EObject root )</text:p>
      <text:p text:style-name="P4"><text:s text:c="4"/>{</text:p>
      <text:p text:style-name="P4"><text:s text:c="8"/>Iterator&lt;EObject&gt; allContents = root.eContents().iterator();</text:p>
      <text:p text:style-name="P4"><text:s text:c="8"/>while ( allContents.hasNext() )</text:p>
      <text:p text:style-name="P4"><text:s text:c="8"/>{</text:p>
      <text:p text:style-name="P4"><text:s text:c="12"/>EObject child = allContents.next();</text:p>
      <text:p text:style-name="P4"><text:s text:c="12"/>if ( !removeChild( child ) )</text:p>
      <text:p text:style-name="P4"><text:s text:c="12"/>{ // потомок не пуст или обязателен, но его потомков можно попробовать удалить</text:p>
      <text:p text:style-name="P4"><text:s text:c="16"/>cleanChildren( child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чистим пустые объекты во всем документе</text:p>
      <text:p text:style-name="P4"><text:s text:c="5"/>*/</text:p>
      <text:p text:style-name="P4"><text:s text:c="4"/>public void cleanDocument()</text:p>
      <text:p text:style-name="P4"><text:s text:c="4"/>{</text:p>
      <text:p text:style-name="P4"><text:s text:c="8"/>synchronized ( log )</text:p>
      <text:p text:style-name="P4"><text:s text:c="8"/>{</text:p>
      <text:p text:style-name="P4"><text:s text:c="12"/>cleanChildren( rootWrapper.getRoot() );</text:p>
      <text:p text:style-name="P4"><text:s text:c="8"/>}</text:p>
      <text:p text:style-name="P4"><text:s text:c="4"/>}</text:p>
      <text:p text:style-name="P4"/>
      <text:p text:style-name="P4"><text:s text:c="4"/>public void detach(</text:p>
      <text:p text:style-name="P4"><text:s text:c="8"/>EObject object )</text:p>
      <text:p text:style-name="P4"><text:s text:c="4"/>{</text:p>
      <text:p text:style-name="P4"><text:s text:c="8"/>toBeDeleted.add( object );</text:p>
      <text:p text:style-name="P4"><text:s text:c="4"/>}</text:p>
      <text:p text:style-name="P4"/>
      <text:p text:style-name="P4"><text:s text:c="4"/>/**</text:p>
      <text:p text:style-name="P4"><text:s text:c="5"/>* удаляем, кого можем</text:p>
      <text:p text:style-name="P4"><text:s text:c="5"/>* </text:p>
      <text:p text:style-name="P4"><text:s text:c="5"/>* @param session</text:p>
      <text:p text:style-name="P4"><text:s text:c="5"/>*/</text:p>
      <text:p text:style-name="P4"><text:s text:c="4"/>public void finalizeDeletion(</text:p>
      <text:p text:style-name="P4"><text:s text:c="8"/>Session session )</text:p>
      <text:p text:style-name="P4"><text:s text:c="4"/>{</text:p>
      <text:p text:style-name="P4"><text:s text:c="8"/>for ( int i = toBeDeleted.size() - 1; i &gt; 0; i-- )</text:p>
      <text:p text:style-name="P4"><text:s text:c="8"/>{</text:p>
      <text:p text:style-name="P4"><text:s text:c="12"/>EObject object = toBeDeleted.get( i );</text:p>
      <text:p text:style-name="P4"><text:s text:c="12"/>try</text:p>
      <text:p text:style-name="P4"><text:s text:c="12"/>{</text:p>
      <text:p text:style-name="P4"><text:s text:c="16"/>try</text:p>
      <text:p text:style-name="P4"><text:s text:c="16"/>{</text:p>
      <text:p text:style-name="P4"><text:s text:c="20"/>session.lock( object, LockMode.NONE );</text:p>
      <text:p text:style-name="P4"><text:s text:c="16"/>}</text:p>
      <text:p text:style-name="P4"><text:s text:c="16"/>catch ( TransientObjectException e )</text:p>
      <text:p text:style-name="P4"><text:s text:c="16"/>{</text:p>
      <text:p text:style-name="P4"><text:s text:c="16"/>}</text:p>
      <text:p text:style-name="P4"><text:s text:c="16"/>session.delete( object );</text:p>
      <text:p text:style-name="P4"><text:s text:c="16"/>toBeDeleted.remove( object );</text:p>
      <text:p text:style-name="P4"><text:s text:c="12"/>}</text:p>
      <text:p text:style-name="P4"><text:s text:c="12"/>catch ( Exception e )</text:p>
      <text:p text:style-name="P4"><text:s text:c="12"/>{</text:p>
      <text:p text:style-name="P4"><text:s text:c="16"/>e.printStackTrace(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public void safeSave(</text:p>
      <text:p text:style-name="P4"><text:soft-page-break/><text:s text:c="8"/>EObject objectToSave,</text:p>
      <text:p text:style-name="P4"><text:s text:c="8"/>Session session,</text:p>
      <text:p text:style-name="P4"><text:s text:c="8"/>ValidationHandler handler,</text:p>
      <text:p text:style-name="P4"><text:s text:c="8"/>int row )</text:p>
      <text:p text:style-name="P4"><text:s text:c="4"/>{</text:p>
      <text:p text:style-name="P4"><text:s text:c="8"/>synchronized ( log )</text:p>
      <text:p text:style-name="P4"><text:s text:c="8"/>{</text:p>
      <text:p text:style-name="P4"><text:s text:c="12"/>EDValidator validator = rootWrapper.createCommonValidator( objectToSave );</text:p>
      <text:p text:style-name="P4"><text:s text:c="12"/>if ( validator.isSaveable() )</text:p>
      <text:p text:style-name="P4"><text:s text:c="12"/>{ // кладем в сессию</text:p>
      <text:p text:style-name="P4"><text:s text:c="16"/>save( objectToSave, session );</text:p>
      <text:p text:style-name="P4"><text:s text:c="12"/>}</text:p>
      <text:p text:style-name="P4"><text:s text:c="12"/>else if ( !session.contains( objectToSave ) )</text:p>
      <text:p text:style-name="P4"><text:s text:c="12"/>{ // кладем в свою коллекцию</text:p>
      <text:p text:style-name="P4"><text:s text:c="16"/>log.debug( "keeping " + objectToSave );</text:p>
      <text:p text:style-name="P4"><text:s text:c="16"/>add( objectToSave );</text:p>
      <text:p text:style-name="P4"><text:s text:c="12"/>}</text:p>
      <text:p text:style-name="P4"/>
      <text:p text:style-name="P4"><text:s text:c="12"/>if ( handler != null )</text:p>
      <text:p text:style-name="P4"><text:s text:c="12"/>{</text:p>
      <text:p text:style-name="P4"><text:s text:c="16"/>validator.applyValidation( handler, row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public void saveValidationParams(</text:p>
      <text:p text:style-name="P4"><text:s text:c="8"/>ValidationHandler handler,</text:p>
      <text:p text:style-name="P4"><text:s text:c="8"/>int row )</text:p>
      <text:p text:style-name="P4"><text:s text:c="4"/>{</text:p>
      <text:p text:style-name="P4"><text:s text:c="8"/>this.currentHandler = handler;</text:p>
      <text:p text:style-name="P4"><text:s text:c="8"/>this.currentRow = row;</text:p>
      <text:p text:style-name="P4"><text:s text:c="4"/>}</text:p>
      <text:p text:style-name="P4"/>
      <text:p text:style-name="P4"><text:s text:c="4"/>/**</text:p>
      <text:p text:style-name="P4"><text:s text:c="5"/>* @param object начало поиска</text:p>
      <text:p text:style-name="P4"><text:s text:c="5"/>* @return самый старший по иерархии объект для сохранения</text:p>
      <text:p text:style-name="P4"><text:s text:c="5"/>*/</text:p>
      <text:p text:style-name="P4"><text:s text:c="4"/>private EObject getBiggestObject(</text:p>
      <text:p text:style-name="P4"><text:s text:c="8"/>EObject eObject )</text:p>
      <text:p text:style-name="P4"><text:s text:c="4"/>{</text:p>
      <text:p text:style-name="P4"><text:s text:c="8"/>EStructuralFeature containingFeature = eObject.eContainingFeature();</text:p>
      <text:p text:style-name="P4"><text:s text:c="8"/>if ( containingFeature != null &amp;&amp; !containingFeature.isRequired() &amp;&amp; EClassHandler.isEmpty( eObject ) )</text:p>
      <text:p text:style-name="P4"><text:s text:c="8"/>{ // объект пуст и необязателен - удаляем и проверяем предка</text:p>
      <text:p text:style-name="P4"><text:s text:c="12"/>EObject container = eObject.eContainer();</text:p>
      <text:p text:style-name="P4"><text:s text:c="12"/>container.eUnset( containingFeature );</text:p>
      <text:p text:style-name="P4"><text:s text:c="12"/>log.debug( "cleansed " + eObject );</text:p>
      <text:p text:style-name="P4"><text:s text:c="12"/>remove( eObject );</text:p>
      <text:p text:style-name="P4"><text:s text:c="12"/>return getBiggestObject( container );</text:p>
      <text:p text:style-name="P4"><text:s text:c="8"/>}</text:p>
      <text:p text:style-name="P4"><text:s text:c="8"/>return eObject;</text:p>
      <text:p text:style-name="P4"><text:s text:c="4"/>}</text:p>
      <text:p text:style-name="P4"/>
      <text:p text:style-name="P4"><text:s text:c="4"/>/**</text:p>
      <text:p text:style-name="P4"><text:s text:c="5"/>* проверяет объект на пустоту и удаляет его от предка или из списка</text:p>
      <text:p text:style-name="P4"><text:s text:c="5"/>* </text:p>
      <text:p text:style-name="P4"><text:s text:c="5"/>* @param object объект для проверки</text:p>
      <text:p text:style-name="P4"><text:s text:c="5"/>* @return удален ли</text:p>
      <text:p text:style-name="P4"><text:s text:c="5"/>*/</text:p>
      <text:p text:style-name="P4"><text:s text:c="4"/>private boolean removeChild(</text:p>
      <text:p text:style-name="P4"><text:s text:c="8"/>EObject object )</text:p>
      <text:p text:style-name="P4"><text:s text:c="4"/>{</text:p>
      <text:p text:style-name="P4"><text:s text:c="8"/>EStructuralFeature containingFeature = object.eContainingFeature();</text:p>
      <text:p text:style-name="P4"><text:s text:c="8"/>if ( containingFeature != null &amp;&amp; !containingFeature.isRequired() &amp;&amp; EClassHandler.isEmpty( object ) )</text:p>
      <text:p text:style-name="P4"><text:s text:c="8"/>{</text:p>
      <text:p text:style-name="P4"><text:s text:c="12"/>if ( currentHandler != null )</text:p>
      <text:p text:style-name="P4"><text:s text:c="12"/>{ // восстанавливаем валидацию удаляемых объектов</text:p>
      <text:p text:style-name="P4"><text:s text:c="16"/>CommonValidator validator = rootWrapper.createCommonValidator( object );</text:p>
      <text:p text:style-name="P4"><text:s text:c="16"/>validator.clearValidation( currentHandler, currentRow );</text:p>
      <text:p text:style-name="P4"><text:s text:c="12"/>}</text:p>
      <text:p text:style-name="P4"/>
      <text:p text:style-name="P4"><text:s text:c="12"/>EObject container = object.eContainer();</text:p>
      <text:p text:style-name="P4"><text:s text:c="12"/>Object couldBeRemoved = container.eGet( containingFeature );</text:p>
      <text:p text:style-name="P4"><text:s text:c="12"/>if ( couldBeRemoved instanceof EList )</text:p>
      <text:p text:style-name="P4"><text:s text:c="12"/>{</text:p>
      <text:p text:style-name="P4"><text:s text:c="16"/>EList list = (EList) couldBeRemoved;</text:p>
      <text:p text:style-name="P4"><text:s text:c="16"/>list.remove( object );</text:p>
      <text:p text:style-name="P4"><text:s text:c="12"/>}</text:p>
      <text:p text:style-name="P4"><text:s text:c="12"/>else</text:p>
      <text:p text:style-name="P4"><text:soft-page-break/><text:s text:c="12"/>{</text:p>
      <text:p text:style-name="P4"><text:s text:c="16"/>container.eUnset( containingFeature );</text:p>
      <text:p text:style-name="P4"><text:s text:c="12"/>}</text:p>
      <text:p text:style-name="P4"><text:s text:c="12"/>remove( object );</text:p>
      <text:p text:style-name="P4"/>
      <text:p text:style-name="P4"><text:s text:c="12"/>// todo оптимизировать - делать проверку вместе с удалением</text:p>
      <text:p text:style-name="P4"><text:s text:c="12"/>log.debug( "removed " + containingFeature.getName() + " from " + container );</text:p>
      <text:p text:style-name="P4"><text:s text:c="12"/>// тут же сохраняем</text:p>
      <text:p text:style-name="P4"><text:s text:c="12"/>rootWrapper.save( container );</text:p>
      <text:p text:style-name="P4"/>
      <text:p text:style-name="P4"><text:s text:c="12"/>return true;</text:p>
      <text:p text:style-name="P4"><text:s text:c="8"/>}</text:p>
      <text:p text:style-name="P4"><text:s text:c="8"/>return false;</text:p>
      <text:p text:style-name="P4"><text:s text:c="4"/>}</text:p>
      <text:p text:style-name="P4"/>
      <text:p text:style-name="P4"><text:s text:c="4"/>private void save(</text:p>
      <text:p text:style-name="P4"><text:s text:c="8"/>EObject eObject,</text:p>
      <text:p text:style-name="P4"><text:s text:c="8"/>Session session )</text:p>
      <text:p text:style-name="P4"><text:s text:c="4"/>{</text:p>
      <text:p text:style-name="P4"><text:s text:c="8"/>log.debug( "trying to save object " + eObject );</text:p>
      <text:p text:style-name="P4"/>
      <text:p text:style-name="P4"><text:s text:c="8"/>try</text:p>
      <text:p text:style-name="P4"><text:s text:c="8"/>{</text:p>
      <text:p text:style-name="P4"><text:s text:c="12"/>session.beginTransaction();</text:p>
      <text:p text:style-name="P4"><text:s text:c="12"/>// находим самый большой объект для сохранения</text:p>
      <text:p text:style-name="P4"><text:s text:c="12"/>EObject objectToSave = getBiggestObject( eObject );</text:p>
      <text:p text:style-name="P4"><text:s text:c="12"/>log.debug( "got biggest object " + objectToSave );</text:p>
      <text:p text:style-name="P4"/>
      <text:p text:style-name="P4"><text:s text:c="12"/>List&lt;EObject&gt; toBeRemoved = new ArrayList&lt;EObject&gt;();</text:p>
      <text:p text:style-name="P4"><text:s text:c="12"/>// добираемся до первого сохраненного предка</text:p>
      <text:p text:style-name="P4"><text:s text:c="12"/>// while ( objectToSave != null &amp;&amp; contains( objectToSave ) )</text:p>
      <text:p text:style-name="P4"><text:s text:c="12"/>// {</text:p>
      <text:p text:style-name="P4"><text:s text:c="12"/>// toBeRemoved.add( objectToSave );</text:p>
      <text:p text:style-name="P4"><text:s text:c="12"/>// objectToSave = objectToSave.eContainer();</text:p>
      <text:p text:style-name="P4"><text:s text:c="12"/>// }</text:p>
      <text:p text:style-name="P4"><text:s text:c="12"/>if ( objectToSave != null )</text:p>
      <text:p text:style-name="P4"><text:s text:c="12"/>{</text:p>
      <text:p text:style-name="P4"><text:s text:c="16"/>// обновляем</text:p>
      <text:p text:style-name="P4"><text:s text:c="16"/>log.debug( "saving " + objectToSave );</text:p>
      <text:p text:style-name="P4"/>
      <text:p text:style-name="P4"><text:s text:c="16"/>finalizeDeletion( session );</text:p>
      <text:p text:style-name="P4"/>
      <text:p text:style-name="P4"><text:s text:c="16"/>session.saveOrUpdate( objectToSave );</text:p>
      <text:p text:style-name="P4"><text:s text:c="16"/>log.debug( "[OK]: object saved successfully" );</text:p>
      <text:p text:style-name="P4"><text:s text:c="16"/>// больше за сохраненными не следим - этим займется хибернейт</text:p>
      <text:p text:style-name="P4"><text:s text:c="16"/>for ( int i = toBeRemoved.size() - 1; i &gt; 0; i-- )</text:p>
      <text:p text:style-name="P4"><text:s text:c="16"/>{ // todo убрать по возможности</text:p>
      <text:p text:style-name="P4"><text:s text:c="20"/>EObject object = toBeRemoved.get( i );</text:p>
      <text:p text:style-name="P4"><text:s text:c="20"/>if ( !session.contains( object ) )</text:p>
      <text:p text:style-name="P4"><text:s text:c="20"/>{</text:p>
      <text:p text:style-name="P4"><text:s text:c="24"/>session.merge( object );</text:p>
      <text:p text:style-name="P4"><text:s text:c="20"/>}</text:p>
      <text:p text:style-name="P4"><text:s text:c="16"/>}</text:p>
      <text:p text:style-name="P4"><text:s text:c="16"/>removeAll( toBeRemoved );</text:p>
      <text:p text:style-name="P4"><text:s text:c="16"/>session.getTransaction().commit();</text:p>
      <text:p text:style-name="P4"><text:s text:c="12"/>}</text:p>
      <text:p text:style-name="P4"><text:s text:c="12"/>else</text:p>
      <text:p text:style-name="P4"><text:s text:c="12"/>{ // добрались до корня</text:p>
      <text:p text:style-name="P4"><text:s text:c="16"/>saveRoot( session, eObject );</text:p>
      <text:p text:style-name="P4"><text:s text:c="12"/>}</text:p>
      <text:p text:style-name="P4"><text:s text:c="8"/>}</text:p>
      <text:p text:style-name="P4"><text:s text:c="8"/>catch ( ConstraintViolationException e )</text:p>
      <text:p text:style-name="P4"><text:s text:c="8"/>{ // документ в базе еще не валялся</text:p>
      <text:p text:style-name="P4"><text:s text:c="12"/>session.getTransaction().rollback();</text:p>
      <text:p text:style-name="P4"><text:s text:c="8"/>}</text:p>
      <text:p text:style-name="P4"><text:s text:c="8"/>catch ( TransientObjectException e )</text:p>
      <text:p text:style-name="P4"><text:s text:c="8"/>{// надо сохранять объект верхнего уровня, в данном случае - корень</text:p>
      <text:p text:style-name="P4"><text:s text:c="12"/>session.getTransaction().rollback();</text:p>
      <text:p text:style-name="P4"><text:s text:c="12"/>saveRoot( session, eObject );</text:p>
      <text:p text:style-name="P4"><text:s text:c="8"/>}</text:p>
      <text:p text:style-name="P4"><text:s text:c="8"/>catch ( StaleObjectStateException e )</text:p>
      <text:p text:style-name="P4"><text:s text:c="8"/>{// строка была обновлена в другой транзакции, надо забить и попытаться сохранить корень</text:p>
      <text:p text:style-name="P4"><text:s text:c="12"/>session.getTransaction().rollback();</text:p>
      <text:p text:style-name="P4"><text:s text:c="12"/>saveRoot( session, eObject );</text:p>
      <text:p text:style-name="P4"><text:s text:c="8"/>}</text:p>
      <text:p text:style-name="P4"><text:s text:c="8"/>catch ( Exception e )</text:p>
      <text:p text:style-name="P4"><text:s text:c="8"/>{// неизвестный и неожиданный эксепшн</text:p>
      <text:p text:style-name="P4"><text:s text:c="12"/>e.printStackTrace();</text:p>
      <text:p text:style-name="P4"><text:s text:c="12"/>session.getTransaction().rollback();</text:p>
      <text:p text:style-name="P4"><text:s text:c="12"/>saveRoot( session, eObject );</text:p>
      <text:p text:style-name="P4"><text:soft-page-break/><text:s text:c="8"/>}</text:p>
      <text:p text:style-name="P4"><text:s text:c="4"/>}</text:p>
      <text:p text:style-name="P4"/>
      <text:p text:style-name="P4"><text:s text:c="4"/>private void saveRoot(</text:p>
      <text:p text:style-name="P4"><text:s text:c="8"/>Session session,</text:p>
      <text:p text:style-name="P4"><text:s text:c="8"/>EObject object )</text:p>
      <text:p text:style-name="P4"><text:s text:c="4"/>{</text:p>
      <text:p text:style-name="P4"><text:s text:c="8"/>EObject currentRoot = rootWrapper.getRoot();</text:p>
      <text:p text:style-name="P4"><text:s text:c="8"/>EDValidator validator = rootWrapper.createSimpleValidator( currentRoot );</text:p>
      <text:p text:style-name="P4"><text:s text:c="8"/>if ( validator.isSaveable() )</text:p>
      <text:p text:style-name="P4"><text:s text:c="8"/>{</text:p>
      <text:p text:style-name="P4"><text:s text:c="12"/>session.beginTransaction();</text:p>
      <text:p text:style-name="P4"><text:s text:c="12"/>try</text:p>
      <text:p text:style-name="P4"><text:s text:c="12"/>{</text:p>
      <text:p text:style-name="P4"><text:s text:c="16"/>session.saveOrUpdate( currentRoot );</text:p>
      <text:p text:style-name="P4"><text:s text:c="16"/>session.getTransaction().commit();</text:p>
      <text:p text:style-name="P4"><text:s text:c="16"/>// после успешного сохранения все ранее несохраненные объекты легли в бд</text:p>
      <text:p text:style-name="P4"><text:s text:c="16"/>clear();</text:p>
      <text:p text:style-name="P4"><text:s text:c="16"/>log.debug( "[OK]: root has been saved" );</text:p>
      <text:p text:style-name="P4"><text:s text:c="12"/>}</text:p>
      <text:p text:style-name="P4"><text:s text:c="12"/>catch ( Exception e )</text:p>
      <text:p text:style-name="P4"><text:s text:c="12"/>{</text:p>
      <text:p text:style-name="P4"><text:s text:c="16"/>log.error( "[ERR]: root has not been saved:", e );</text:p>
      <text:p text:style-name="P4"><text:s text:c="16"/>session.getTransaction().rollback();</text:p>
      <text:p text:style-name="P4"><text:s text:c="16"/>// сохраним как-нибудь потом</text:p>
      <text:p text:style-name="P4"><text:s text:c="16"/>add( object );</text:p>
      <text:p text:style-name="P4"><text:s text:c="12"/>}</text:p>
      <text:p text:style-name="P4"><text:s text:c="8"/>}</text:p>
      <text:p text:style-name="P4"><text:s text:c="8"/>else</text:p>
      <text:p text:style-name="P4"><text:s text:c="8"/>{</text:p>
      <text:p text:style-name="P4"><text:s text:c="12"/>log.error( "[INF]: root is not saveable. try next time" );</text:p>
      <text:p text:style-name="P4"><text:s text:c="12"/>// сохраним как-нибудь потом</text:p>
      <text:p text:style-name="P4"><text:s text:c="12"/>add( object );</text:p>
      <text:p text:style-name="P4"><text:s text:c="8"/>}</text:p>
      <text:p text:style-name="P4"><text:s text:c="4"/>}</text:p>
      <text:p text:style-name="P4">}</text:p>
      <text:p text:style-name="P4"/>
      <text:h text:style-name="Heading_20_2" text:outline-level="2">Проект Markup2JCodeConverter</text:h>
      <text:list xml:id="list1353810049" text:style-name="L3">
        <text:list-item>
          <text:p text:style-name="P2">Класс ru.spb.nic.converter.M2JC</text:p>
        </text:list-item>
      </text:list>
      <text:p text:style-name="P4"/>
      <text:p text:style-name="P4">package ru.spb.nic.converter;</text:p>
      <text:p text:style-name="P4"/>
      <text:p text:style-name="P4">import java.io.File;</text:p>
      <text:p text:style-name="P4">import java.io.FileInputStream;</text:p>
      <text:p text:style-name="P4">import java.io.IOException;</text:p>
      <text:p text:style-name="P4"/>
      <text:p text:style-name="P4">import org.xml.sax.InputSource;</text:p>
      <text:p text:style-name="P4">import org.xml.sax.SAXException;</text:p>
      <text:p text:style-name="P4"/>
      <text:p text:style-name="P4">import ru.spb.nic.converter.visitor.NodeVisitor;</text:p>
      <text:p text:style-name="P4"/>
      <text:p text:style-name="P4">public abstract class M2JC</text:p>
      <text:p text:style-name="P4"><text:s text:c="4"/>implements</text:p>
      <text:p text:style-name="P4"><text:s text:c="8"/>ConverterConstants</text:p>
      <text:p text:style-name="P4">{</text:p>
      <text:p text:style-name="P4"><text:s text:c="4"/>public static void main(</text:p>
      <text:p text:style-name="P4"><text:s text:c="8"/>String[] args )</text:p>
      <text:p text:style-name="P4"><text:s text:c="4"/>{</text:p>
      <text:p text:style-name="P4"><text:s text:c="8"/>if ( args.length &gt; 0 &amp;&amp; args[0].equals( "test" ) )</text:p>
      <text:p text:style-name="P4"><text:s text:c="8"/>{</text:p>
      <text:p text:style-name="P4"><text:s text:c="12"/>NodeVisitor.testing = true;</text:p>
      <text:p text:style-name="P4"><text:s text:c="8"/>}</text:p>
      <text:p text:style-name="P4"><text:s text:c="8"/>try</text:p>
      <text:p text:style-name="P4"><text:s text:c="8"/>{</text:p>
      <text:p text:style-name="P4"><text:s text:c="12"/>// готовим информацию о полях</text:p>
      <text:p text:style-name="P4"><text:s text:c="12"/>BuildModel.buildAll();</text:p>
      <text:p text:style-name="P4"/>
      <text:p text:style-name="P4"><text:s text:c="12"/>System.out.println( "Loading Markup Files..." );</text:p>
      <text:p text:style-name="P4"/>
      <text:p text:style-name="P4"><text:s text:c="12"/>// обарабатываем папки</text:p>
      <text:p text:style-name="P4"><text:s text:c="12"/>parseFolder( "inventory", false );</text:p>
      <text:p text:style-name="P4"><text:s text:c="12"/>parseFolder( "gtd", false );</text:p>
      <text:p text:style-name="P4"><text:s text:c="12"/>parseFolder( "gtd/goodslist", true );</text:p>
      <text:p text:style-name="P4"><text:s text:c="12"/>parseFolder( "dts", false );</text:p>
      <text:p text:style-name="P4"><text:s text:c="12"/>parseFolder( "dts/goodslist", true );</text:p>
      <text:p text:style-name="P4"><text:s text:c="12"/>parseFolder( "kts", false );</text:p>
      <text:p text:style-name="P4"><text:soft-page-break/><text:s text:c="12"/>parseFolder( "kts/goodslist", true );</text:p>
      <text:p text:style-name="P4"><text:s text:c="12"/>parseFolder( "tscard", false );</text:p>
      <text:p text:style-name="P4"><text:s text:c="12"/>parseFolder( "components_list", false );</text:p>
      <text:p text:style-name="P4"/>
      <text:p text:style-name="P4"><text:s text:c="12"/>// сохраняем все, что нагенерировал NodeVisitor</text:p>
      <text:p text:style-name="P4"><text:s text:c="12"/>NodeVisitor.save( pathToProject + _pathToClientClasses, pathToProject + _pathToServerClasses );</text:p>
      <text:p text:style-name="P4"><text:s text:c="8"/>}</text:p>
      <text:p text:style-name="P4"><text:s text:c="8"/>catch ( Throwable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бработать все файлы в заданной подпапке</text:p>
      <text:p text:style-name="P4"><text:s text:c="5"/>* </text:p>
      <text:p text:style-name="P4"><text:s text:c="5"/>* @param subFolderName путь к подпапке</text:p>
      <text:p text:style-name="P4"><text:s text:c="5"/>* @param isGoodsList принадлежит ли к списку товаров</text:p>
      <text:p text:style-name="P4"><text:s text:c="5"/>* @throws IOException</text:p>
      <text:p text:style-name="P4"><text:s text:c="5"/>* @throws SAXException</text:p>
      <text:p text:style-name="P4"><text:s text:c="5"/>*/</text:p>
      <text:p text:style-name="P4"><text:s text:c="4"/>private static void parseFolder(</text:p>
      <text:p text:style-name="P4"><text:s text:c="8"/>String subFolderName,</text:p>
      <text:p text:style-name="P4"><text:s text:c="8"/>boolean isGoodsList )</text:p>
      <text:p text:style-name="P4"><text:s text:c="8"/>throws SAXException,</text:p>
      <text:p text:style-name="P4"><text:s text:c="12"/>IOException</text:p>
      <text:p text:style-name="P4"><text:s text:c="4"/>{</text:p>
      <text:p text:style-name="P4"><text:s text:c="8"/>System.out.println( "Parsing folder " + subFolderName );</text:p>
      <text:p text:style-name="P4"/>
      <text:p text:style-name="P4"><text:s text:c="8"/>String path = pathToProject + _pathToMarkup + subFolderName;</text:p>
      <text:p text:style-name="P4"><text:s text:c="8"/>File f = new File( path );</text:p>
      <text:p text:style-name="P4"><text:s text:c="8"/>File[] files = f.listFiles();</text:p>
      <text:p text:style-name="P4"><text:s text:c="8"/>for ( File file : files )</text:p>
      <text:p text:style-name="P4"><text:s text:c="8"/>{</text:p>
      <text:p text:style-name="P4"><text:s text:c="12"/>String name = file.getName();</text:p>
      <text:p text:style-name="P4"><text:s text:c="12"/>if ( !name.startsWith( "GTD" ) &amp;&amp; !name.startsWith( "DTS" ) &amp;&amp; !name.startsWith( "inventory" ) &amp;&amp;</text:p>
      <text:p text:style-name="P4"><text:s text:c="16"/>!name.startsWith( "KTS" ) &amp;&amp; !name.startsWith( "TSCard" ) &amp;&amp; !name.startsWith( "componentsList" ) )</text:p>
      <text:p text:style-name="P4"><text:s text:c="12"/>{</text:p>
      <text:p text:style-name="P4"><text:s text:c="16"/>System.out.println( "Неверный формат имени файла: " + name );</text:p>
      <text:p text:style-name="P4"><text:s text:c="12"/>}</text:p>
      <text:p text:style-name="P4"><text:s text:c="12"/>else</text:p>
      <text:p text:style-name="P4"><text:s text:c="12"/>{</text:p>
      <text:p text:style-name="P4"><text:s text:c="16"/>FileInputStream fis = new FileInputStream( file );</text:p>
      <text:p text:style-name="P4"><text:s text:c="16"/>InputSource document = new InputSource( fis );</text:p>
      <text:p text:style-name="P4"/>
      <text:p text:style-name="P4"><text:s text:c="16"/>int lastIndexOf = name.lastIndexOf( '.' );</text:p>
      <text:p text:style-name="P4"><text:s text:c="16"/>String className = EDStringUtils.capitalize( name.substring( 0, lastIndexOf ) );</text:p>
      <text:p text:style-name="P4"/>
      <text:p text:style-name="P4"><text:s text:c="16"/>System.out.println( "&gt; Loading " + name );</text:p>
      <text:p text:style-name="P4"/>
      <text:p text:style-name="P4"><text:s text:c="16"/>NodeVisitor.start( document, className, subFolderName, isGoodsList );</text:p>
      <text:p text:style-name="P4"/>
      <text:p text:style-name="P4"><text:s text:c="16"/>System.out.println( "&gt; Loading Complete\n" )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/>
      <text:list xml:id="list525902263" text:continue-numbering="true" text:style-name="L3">
        <text:list-item>
          <text:p text:style-name="P2">Класс ru.spb.nic.converter.BuildModel</text:p>
        </text:list-item>
      </text:list>
      <text:p text:style-name="P4"/>
      <text:p text:style-name="P4">package ru.spb.nic.converter;</text:p>
      <text:p text:style-name="P4"/>
      <text:p text:style-name="P4">import java.io.File;</text:p>
      <text:p text:style-name="P4">import java.io.FileWriter;</text:p>
      <text:p text:style-name="P4">import java.io.IOException;</text:p>
      <text:p text:style-name="P4">import java.io.InputStream;</text:p>
      <text:p text:style-name="P4">import java.io.OutputStream;</text:p>
      <text:p text:style-name="P4">import java.util.Arrays;</text:p>
      <text:p text:style-name="P4">import java.util.Comparator;</text:p>
      <text:p text:style-name="P4">import java.util.Enumeration;</text:p>
      <text:p text:style-name="P4">import java.util.Properties;</text:p>
      <text:p text:style-name="P4"/>
      <text:p text:style-name="P4">import org.eclipse.emf.common.util.EList;</text:p>
      <text:p text:style-name="P4">import org.eclipse.emf.ecore.EAttribute;</text:p>
      <text:p text:style-name="P4">import org.eclipse.emf.ecore.EClass;</text:p>
      <text:p text:style-name="P4">import org.eclipse.emf.ecore.EDataType;</text:p>
      <text:p text:style-name="P4"><text:soft-page-break/>import org.eclipse.emf.ecore.EStructuralFeature;</text:p>
      <text:p text:style-name="P4">import org.eclipse.emf.ecore.impl.EAttributeImpl;</text:p>
      <text:p text:style-name="P4">import org.eclipse.emf.ecore.impl.EReferenceImpl;</text:p>
      <text:p text:style-name="P4">import org.eclipse.emf.ecore.util.BasicExtendedMetaData;</text:p>
      <text:p text:style-name="P4">import org.eclipse.emf.ecore.util.EcoreUtil;</text:p>
      <text:p text:style-name="P4">import org.eclipse.emf.ecore.util.ExtendedMetaData;</text:p>
      <text:p text:style-name="P4"/>
      <text:p text:style-name="P4">public class BuildModel</text:p>
      <text:p text:style-name="P4">{</text:p>
      <text:p text:style-name="P4"><text:s text:c="4"/>// private static File destination=new File("linkModel.properties");</text:p>
      <text:p text:style-name="P4"/>
      <text:p text:style-name="P4"><text:s text:c="4"/>private static Properties <text:s/>names <text:s text:c="10"/>= new Properties();</text:p>
      <text:p text:style-name="P4"><text:s text:c="4"/>private static Properties <text:s/>annotations <text:s text:c="4"/>= new Properties();</text:p>
      <text:p text:style-name="P4"/>
      <text:p text:style-name="P4"><text:s text:c="4"/>public static final String NAME_DELIMITER <text:s/>= ".";</text:p>
      <text:p text:style-name="P4"><text:s text:c="4"/>public static final String NAME_SPLITTER <text:s text:c="2"/>= "\\" + NAME_DELIMITER;</text:p>
      <text:p text:style-name="P4"><text:s text:c="4"/>public static final String ID_DELIMITER <text:s text:c="3"/>= ":";</text:p>
      <text:p text:style-name="P4"><text:s text:c="4"/>public static final String CLASS_DELIMITER = ";";</text:p>
      <text:p text:style-name="P4"/>
      <text:p text:style-name="P4"><text:s text:c="4"/>public static final String ROOT_PATH <text:s text:c="6"/>= "";</text:p>
      <text:p text:style-name="P4"><text:s text:c="4"/>public static final String ROOT_CLASS <text:s text:c="5"/>= "";</text:p>
      <text:p text:style-name="P4"/>
      <text:p text:style-name="P4"><text:s text:c="4"/>public static void build(</text:p>
      <text:p text:style-name="P4"><text:s text:c="8"/>EClass docRoot )</text:p>
      <text:p text:style-name="P4"><text:s text:c="8"/>throws Throwable</text:p>
      <text:p text:style-name="P4"><text:s text:c="4"/>{</text:p>
      <text:p text:style-name="P4"><text:s text:c="8"/>fillNames( docRoot, ROOT_PATH, ROOT_CLASS );</text:p>
      <text:p text:style-name="P4"><text:s text:c="4"/>}</text:p>
      <text:p text:style-name="P4"/>
      <text:p text:style-name="P4"><text:s text:c="4"/>public static void fillNames(</text:p>
      <text:p text:style-name="P4"><text:s text:c="8"/>EClass parent,</text:p>
      <text:p text:style-name="P4"><text:s text:c="8"/>String path,</text:p>
      <text:p text:style-name="P4"><text:s text:c="8"/>String classes )</text:p>
      <text:p text:style-name="P4"><text:s text:c="4"/>{</text:p>
      <text:p text:style-name="P4"><text:s text:c="8"/>EList&lt;EStructuralFeature&gt; list = parent.getEAllStructuralFeatures();</text:p>
      <text:p text:style-name="P4"><text:s text:c="8"/>for ( int i = 0; i &lt; list.size(); i++ )</text:p>
      <text:p text:style-name="P4"><text:s text:c="8"/>{</text:p>
      <text:p text:style-name="P4"><text:s text:c="12"/>EStructuralFeature feature = list.get( i );</text:p>
      <text:p text:style-name="P4"><text:s text:c="12"/>if ( feature instanceof EReferenceImpl )</text:p>
      <text:p text:style-name="P4"><text:s text:c="12"/>{</text:p>
      <text:p text:style-name="P4"><text:s text:c="16"/>EClass reference = ((EReferenceImpl) feature).getEReferenceType();</text:p>
      <text:p text:style-name="P4"/>
      <text:p text:style-name="P4"><text:s text:c="16"/>String subClasses = classes;</text:p>
      <text:p text:style-name="P4"><text:s text:c="16"/>if ( !ROOT_CLASS.equals( subClasses ) )</text:p>
      <text:p text:style-name="P4"><text:s text:c="16"/>{</text:p>
      <text:p text:style-name="P4"><text:s text:c="20"/>subClasses += CLASS_DELIMITER;</text:p>
      <text:p text:style-name="P4"><text:s text:c="16"/>}</text:p>
      <text:p text:style-name="P4"><text:s text:c="16"/>subClasses += getClassName( reference );</text:p>
      <text:p text:style-name="P4"/>
      <text:p text:style-name="P4"><text:s text:c="16"/>String subPath;</text:p>
      <text:p text:style-name="P4"><text:s text:c="16"/>if ( ROOT_PATH.equals( path ) )</text:p>
      <text:p text:style-name="P4"><text:s text:c="16"/>{</text:p>
      <text:p text:style-name="P4"><text:s text:c="20"/>subPath = feature.getName();</text:p>
      <text:p text:style-name="P4"><text:s text:c="16"/>}</text:p>
      <text:p text:style-name="P4"><text:s text:c="16"/>else</text:p>
      <text:p text:style-name="P4"><text:s text:c="16"/>{</text:p>
      <text:p text:style-name="P4"><text:s text:c="20"/>subPath = path + NAME_DELIMITER + feature.getName();</text:p>
      <text:p text:style-name="P4"><text:s text:c="16"/>}</text:p>
      <text:p text:style-name="P4"/>
      <text:p text:style-name="P4"><text:s text:c="16"/>// if(feature.getEType().equals(elistClass)){</text:p>
      <text:p text:style-name="P4"><text:s text:c="16"/>names.put( subPath, classes );</text:p>
      <text:p text:style-name="P4"><text:s text:c="16"/>// }</text:p>
      <text:p text:style-name="P4"><text:s text:c="16"/>fillNames( reference, subPath, subClasses );</text:p>
      <text:p text:style-name="P4"/>
      <text:p text:style-name="P4"><text:s text:c="12"/>}</text:p>
      <text:p text:style-name="P4"><text:s text:c="12"/>else if ( feature instanceof EAttributeImpl )</text:p>
      <text:p text:style-name="P4"><text:s text:c="12"/>{</text:p>
      <text:p text:style-name="P4"><text:s text:c="16"/>String attrName = feature.getName();</text:p>
      <text:p text:style-name="P4"><text:s text:c="16"/>String tmp = path;</text:p>
      <text:p text:style-name="P4"><text:s text:c="16"/>if ( !ROOT_PATH.equals( path ) )</text:p>
      <text:p text:style-name="P4"><text:s text:c="16"/>{</text:p>
      <text:p text:style-name="P4"><text:s text:c="20"/>tmp = tmp + NAME_DELIMITER;</text:p>
      <text:p text:style-name="P4"><text:s text:c="16"/>}</text:p>
      <text:p text:style-name="P4"><text:s text:c="16"/>names.put( tmp + attrName, classes );</text:p>
      <text:p text:style-name="P4"><text:s text:c="16"/>String documentation = EcoreUtil.getDocumentation( feature );</text:p>
      <text:p text:style-name="P4"><text:s text:c="16"/>annotations.put( (tmp + attrName).replace( '.', '_' ), documentation == null ? "" : documentation );</text:p>
      <text:p text:style-name="P4"><text:s text:c="16"/>// System.out.println(tmp+attrName+" = "+ classes);</text:p>
      <text:p text:style-name="P4"><text:s text:c="12"/>}</text:p>
      <text:p text:style-name="P4"/>
      <text:p text:style-name="P4"><text:soft-page-break/><text:s text:c="8"/>}</text:p>
      <text:p text:style-name="P4"><text:s text:c="4"/>}</text:p>
      <text:p text:style-name="P4"/>
      <text:p text:style-name="P4"><text:s text:c="4"/>public static String getClassName(</text:p>
      <text:p text:style-name="P4"><text:s text:c="8"/>EClass c )</text:p>
      <text:p text:style-name="P4"><text:s text:c="4"/>{</text:p>
      <text:p text:style-name="P4"><text:s text:c="8"/>String packageName = c.getEPackage().getClass().getName();</text:p>
      <text:p text:style-name="P4"><text:s text:c="8"/>packageName = packageName.substring( 0, packageName.lastIndexOf( '.' ) );</text:p>
      <text:p text:style-name="P4"><text:s text:c="8"/>return packageName + "." + c.getName() + "Impl";</text:p>
      <text:p text:style-name="P4"><text:s text:c="4"/>}</text:p>
      <text:p text:style-name="P4"/>
      <text:p text:style-name="P4"><text:s text:c="4"/>public static Properties getNames()</text:p>
      <text:p text:style-name="P4"><text:s text:c="4"/>{</text:p>
      <text:p text:style-name="P4"><text:s text:c="8"/>return names;</text:p>
      <text:p text:style-name="P4"><text:s text:c="4"/>}</text:p>
      <text:p text:style-name="P4"/>
      <text:p text:style-name="P4"><text:s text:c="4"/>public static Properties getAnnotations()</text:p>
      <text:p text:style-name="P4"><text:s text:c="4"/>{</text:p>
      <text:p text:style-name="P4"><text:s text:c="8"/>return annotations;</text:p>
      <text:p text:style-name="P4"><text:s text:c="4"/>}</text:p>
      <text:p text:style-name="P4"/>
      <text:p text:style-name="P4"><text:s text:c="4"/>public static void store(</text:p>
      <text:p text:style-name="P4"><text:s text:c="8"/>OutputStream out,</text:p>
      <text:p text:style-name="P4"><text:s text:c="8"/>String comments )</text:p>
      <text:p text:style-name="P4"><text:s text:c="8"/>throws IOException</text:p>
      <text:p text:style-name="P4"><text:s text:c="4"/>{</text:p>
      <text:p text:style-name="P4"><text:s text:c="8"/>names.store( out, comments );</text:p>
      <text:p text:style-name="P4"><text:s text:c="4"/>}</text:p>
      <text:p text:style-name="P4"/>
      <text:p text:style-name="P4"><text:s text:c="4"/>public static void goodStore(</text:p>
      <text:p text:style-name="P4"><text:s text:c="8"/>Properties names,</text:p>
      <text:p text:style-name="P4"><text:s text:c="8"/>FileWriter out )</text:p>
      <text:p text:style-name="P4"><text:s text:c="8"/>throws IOException</text:p>
      <text:p text:style-name="P4"><text:s text:c="4"/>{</text:p>
      <text:p text:style-name="P4"><text:s text:c="8"/>Object[] al = new Object[names.size()];</text:p>
      <text:p text:style-name="P4"><text:s text:c="8"/>Enumeration&lt;Object&gt; en = names.keys();</text:p>
      <text:p text:style-name="P4"><text:s text:c="8"/>int i = 0;</text:p>
      <text:p text:style-name="P4"><text:s text:c="8"/>while ( en.hasMoreElements() )</text:p>
      <text:p text:style-name="P4"><text:s text:c="8"/>{</text:p>
      <text:p text:style-name="P4"><text:s text:c="12"/>al[i++] = en.nextElement();</text:p>
      <text:p text:style-name="P4"><text:s text:c="8"/>}</text:p>
      <text:p text:style-name="P4"><text:s text:c="8"/>Comparator comparator = new Comparator()</text:p>
      <text:p text:style-name="P4"><text:s text:c="8"/>{</text:p>
      <text:p text:style-name="P4"><text:s text:c="12"/>public int compare(</text:p>
      <text:p text:style-name="P4"><text:s text:c="16"/>Object o1,</text:p>
      <text:p text:style-name="P4"><text:s text:c="16"/>Object o2 )</text:p>
      <text:p text:style-name="P4"><text:s text:c="12"/>{</text:p>
      <text:p text:style-name="P4"><text:s text:c="16"/>String s1 = (String) o1, s2 = (String) o2;</text:p>
      <text:p text:style-name="P4"><text:s text:c="16"/>if ( o1 == null )</text:p>
      <text:p text:style-name="P4"><text:s text:c="16"/>{</text:p>
      <text:p text:style-name="P4"><text:s text:c="20"/>return -1;</text:p>
      <text:p text:style-name="P4"><text:s text:c="16"/>}</text:p>
      <text:p text:style-name="P4"><text:s text:c="16"/>if ( o2 == null )</text:p>
      <text:p text:style-name="P4"><text:s text:c="16"/>{</text:p>
      <text:p text:style-name="P4"><text:s text:c="20"/>return 1;</text:p>
      <text:p text:style-name="P4"><text:s text:c="16"/>}</text:p>
      <text:p text:style-name="P4"><text:s text:c="16"/>return s1.compareTo( s2 );</text:p>
      <text:p text:style-name="P4"><text:s text:c="12"/>}</text:p>
      <text:p text:style-name="P4"><text:s text:c="8"/>};</text:p>
      <text:p text:style-name="P4"><text:s text:c="8"/>Arrays.sort( al, comparator );</text:p>
      <text:p text:style-name="P4"><text:s text:c="8"/>for ( Object key : al )</text:p>
      <text:p text:style-name="P4"><text:s text:c="8"/>{</text:p>
      <text:p text:style-name="P4"><text:s text:c="12"/>out.write( key + "=" + names.get( key ) + "\n" );</text:p>
      <text:p text:style-name="P4"><text:s text:c="8"/>}</text:p>
      <text:p text:style-name="P4"><text:s text:c="4"/>}</text:p>
      <text:p text:style-name="P4"/>
      <text:p text:style-name="P4"><text:s text:c="4"/>public static void load(</text:p>
      <text:p text:style-name="P4"><text:s text:c="8"/>InputStream inStream )</text:p>
      <text:p text:style-name="P4"><text:s text:c="8"/>throws IOException</text:p>
      <text:p text:style-name="P4"><text:s text:c="4"/>{</text:p>
      <text:p text:style-name="P4"><text:s text:c="8"/>names.load( inStream );</text:p>
      <text:p text:style-name="P4"><text:s text:c="4"/>}</text:p>
      <text:p text:style-name="P4"/>
      <text:p text:style-name="P4"><text:s text:c="4"/>public static void main(</text:p>
      <text:p text:style-name="P4"><text:s text:c="8"/>String[] args )</text:p>
      <text:p text:style-name="P4"><text:s text:c="4"/>{</text:p>
      <text:p text:style-name="P4"><text:s text:c="8"/>try</text:p>
      <text:p text:style-name="P4"><text:s text:c="8"/>{</text:p>
      <text:p text:style-name="P4"><text:s text:c="12"/>String projectPath = "../..";</text:p>
      <text:p text:style-name="P4"><text:s text:c="12"/>if ( args.length &gt; 0 )</text:p>
      <text:p text:style-name="P4"><text:soft-page-break/><text:s text:c="12"/>{</text:p>
      <text:p text:style-name="P4"><text:s text:c="16"/>projectPath = args[0];</text:p>
      <text:p text:style-name="P4"><text:s text:c="12"/>}</text:p>
      <text:p text:style-name="P4"><text:s text:c="12"/>buildAll();</text:p>
      <text:p text:style-name="P4"><text:s text:c="12"/>// FileOutputStream out = new</text:p>
      <text:p text:style-name="P4"><text:s text:c="12"/>// FileOutputStream("linkModel.properties");</text:p>
      <text:p text:style-name="P4"><text:s text:c="12"/>File linkModel = new File( projectPath + "/Project/EDGWT/src/linkModel.properties" );</text:p>
      <text:p text:style-name="P4"/>
      <text:p text:style-name="P4"><text:s text:c="12"/>if ( canWrite( linkModel ) )</text:p>
      <text:p text:style-name="P4"><text:s text:c="12"/>{</text:p>
      <text:p text:style-name="P4"><text:s text:c="16"/>FileWriter out = new FileWriter( linkModel );</text:p>
      <text:p text:style-name="P4"><text:s text:c="16"/>goodStore( getNames(), out );</text:p>
      <text:p text:style-name="P4"><text:s text:c="16"/>System.gc();</text:p>
      <text:p text:style-name="P4"><text:s text:c="16"/>out.flush();</text:p>
      <text:p text:style-name="P4"><text:s text:c="16"/>out.close();</text:p>
      <text:p text:style-name="P4"><text:s text:c="12"/>}</text:p>
      <text:p text:style-name="P4"><text:s text:c="12"/>else</text:p>
      <text:p text:style-name="P4"><text:s text:c="12"/>{</text:p>
      <text:p text:style-name="P4"><text:s text:c="16"/>System.out.println( "skipped:" + linkModel.getCanonicalPath() );</text:p>
      <text:p text:style-name="P4"><text:s text:c="12"/>}</text:p>
      <text:p text:style-name="P4"><text:s text:c="8"/>}</text:p>
      <text:p text:style-name="P4"><text:s text:c="8"/>catch ( Throwable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@throws Throwable</text:p>
      <text:p text:style-name="P4"><text:s text:c="5"/>*/</text:p>
      <text:p text:style-name="P4"><text:s text:c="4"/>public static void buildAll()</text:p>
      <text:p text:style-name="P4"><text:s text:c="8"/>throws Throwable</text:p>
      <text:p text:style-name="P4"><text:s text:c="4"/>{</text:p>
      <text:p text:style-name="P4"><text:s text:c="8"/>build( customs.ru.information.customs.documents.esa.dout._4._2._0._0Package.eINSTANCE.getDocumentRoot() );</text:p>
      <text:p text:style-name="P4"><text:s text:c="8"/>build( customs.ru.information.customs.documents.dt.sout._4._2._0._0Package.eINSTANCE.getDocumentRoot() );</text:p>
      <text:p text:style-name="P4"><text:s text:c="8"/>build( customs.ru.information.customs.documents.goods.component.list._4._2._0._0Package.eINSTANCE</text:p>
      <text:p text:style-name="P4"><text:s text:c="105"/>.getDocumentRoot() );</text:p>
      <text:p text:style-name="P4"><text:s text:c="8"/>build( customs.ru.information.customs.documents.inventory._4._2._0._0Package.eINSTANCE.getDocumentRoot() );</text:p>
      <text:p text:style-name="P4"><text:s text:c="8"/>build( customs.ru.information.customs.documents.kt.sout._4._2._0._0Package.eINSTANCE.getDocumentRoot() );</text:p>
      <text:p text:style-name="P4"><text:s text:c="8"/>build( customs.ru.information.customs.documents.transport.mean.card.out._4._2._0._0Package.eINSTANCE</text:p>
      <text:p text:style-name="P4"><text:s text:c="108"/>.getDocumentRoot() );</text:p>
      <text:p text:style-name="P4"><text:s text:c="8"/>System.gc();</text:p>
      <text:p text:style-name="P4"><text:s text:c="4"/>}</text:p>
      <text:p text:style-name="P4"/>
      <text:p text:style-name="P4"><text:s text:c="4"/>private static boolean canWrite(</text:p>
      <text:p text:style-name="P4"><text:s text:c="8"/>File linkModel )</text:p>
      <text:p text:style-name="P4"><text:s text:c="4"/>{</text:p>
      <text:p text:style-name="P4"><text:s text:c="8"/>return linkModel.canWrite() || !linkModel.exists();</text:p>
      <text:p text:style-name="P4"><text:s text:c="4"/>}</text:p>
      <text:p text:style-name="P4"/>
      <text:p text:style-name="P4"><text:s text:c="4"/>public static int getLengthOfFiled(</text:p>
      <text:p text:style-name="P4"><text:s text:c="8"/>String name )</text:p>
      <text:p text:style-name="P4"><text:s text:c="8"/>throws Exception</text:p>
      <text:p text:style-name="P4"><text:s text:c="4"/>{</text:p>
      <text:p text:style-name="P4"><text:s text:c="8"/>String[] names = name.split( NAME_SPLITTER );</text:p>
      <text:p text:style-name="P4"><text:s text:c="8"/>EClass root = getRootClass( names[0] );</text:p>
      <text:p text:style-name="P4"><text:s text:c="8"/>EClass current = root;</text:p>
      <text:p text:style-name="P4"><text:s text:c="8"/>for ( int i = 1; i &lt; names.length - 1; i++ )</text:p>
      <text:p text:style-name="P4"><text:s text:c="8"/>{</text:p>
      <text:p text:style-name="P4"><text:s text:c="12"/>EStructuralFeature feature = current.getEStructuralFeature( names[i] );</text:p>
      <text:p text:style-name="P4"><text:s text:c="12"/>if ( feature == null )</text:p>
      <text:p text:style-name="P4"><text:s text:c="12"/>{</text:p>
      <text:p text:style-name="P4"><text:s text:c="16"/>throw new Exception( "Cann't find feature:" + names[i] );</text:p>
      <text:p text:style-name="P4"><text:s text:c="12"/>}</text:p>
      <text:p text:style-name="P4"><text:s text:c="12"/>current = ((EReferenceImpl) feature).getEReferenceType();</text:p>
      <text:p text:style-name="P4"><text:s text:c="8"/>}</text:p>
      <text:p text:style-name="P4"><text:s text:c="8"/>EStructuralFeature feature = current.getEStructuralFeature( names[names.length - 1] );// get</text:p>
      <text:p text:style-name="P4"><text:s text:c="8"/>// attribute</text:p>
      <text:p text:style-name="P4"><text:s text:c="8"/>System.out.println( "FIELD:" + name );</text:p>
      <text:p text:style-name="P4"><text:s text:c="8"/>EDataType eDataType = ((EAttribute) feature).getEAttributeType();</text:p>
      <text:p text:style-name="P4"><text:s text:c="8"/>ExtendedMetaData emd = new BasicExtendedMetaData( Util.getResourceSet().getPackageRegistry() );</text:p>
      <text:p text:style-name="P4"><text:soft-page-break/><text:s text:c="8"/>return emd.getMaxLengthFacet( eDataType );</text:p>
      <text:p text:style-name="P4"><text:s text:c="4"/>}</text:p>
      <text:p text:style-name="P4"/>
      <text:p text:style-name="P4"><text:s text:c="4"/>private static EClass getRootClass(</text:p>
      <text:p text:style-name="P4"><text:s text:c="8"/>String root )</text:p>
      <text:p text:style-name="P4"><text:s text:c="8"/>throws Exception</text:p>
      <text:p text:style-name="P4"><text:s text:c="4"/>{</text:p>
      <text:p text:style-name="P4"><text:s text:c="8"/>EClass rootObj;</text:p>
      <text:p text:style-name="P4"><text:s text:c="8"/>if ( "eSADout".equals( root ) )</text:p>
      <text:p text:style-name="P4"><text:s text:c="8"/>{</text:p>
      <text:p text:style-name="P4"><text:s text:c="12"/>rootObj = customs.ru.information.customs.documents.esa.dout._4._2._0._0Package.eINSTANCE.getESADoutType();</text:p>
      <text:p text:style-name="P4"><text:s text:c="8"/>}</text:p>
      <text:p text:style-name="P4"><text:s text:c="8"/>else if ( "dTSout".equals( root ) )</text:p>
      <text:p text:style-name="P4"><text:s text:c="8"/>{</text:p>
      <text:p text:style-name="P4"><text:s text:c="12"/>rootObj = customs.ru.information.customs.documents.dt.sout._4._2._0._0Package.eINSTANCE.getDTSoutType();</text:p>
      <text:p text:style-name="P4"><text:s text:c="8"/>}</text:p>
      <text:p text:style-name="P4"><text:s text:c="8"/>else if ( "goodsComponentList".equals( root ) )</text:p>
      <text:p text:style-name="P4"><text:s text:c="8"/>{</text:p>
      <text:p text:style-name="P4"><text:s text:c="12"/>rootObj =</text:p>
      <text:p text:style-name="P4"><text:s text:c="22"/>customs.ru.information.customs.documents.goods.component.list._4._2._0._0Package.eINSTANCE</text:p>
      <text:p text:style-name="P4"><text:s text:c="112"/>.getGoodsComponentListType();</text:p>
      <text:p text:style-name="P4"><text:s text:c="8"/>}</text:p>
      <text:p text:style-name="P4"><text:s text:c="8"/>else if ( "inventory".equals( root ) )</text:p>
      <text:p text:style-name="P4"><text:s text:c="8"/>{</text:p>
      <text:p text:style-name="P4"><text:s text:c="12"/>rootObj =</text:p>
      <text:p text:style-name="P4"><text:s text:c="22"/>customs.ru.information.customs.documents.inventory._4._2._0._0Package.eINSTANCE</text:p>
      <text:p text:style-name="P4"><text:s text:c="101"/>.getInventoryType();</text:p>
      <text:p text:style-name="P4"><text:s text:c="8"/>}</text:p>
      <text:p text:style-name="P4"><text:s text:c="8"/>else if ( "kTSout".equals( root ) )</text:p>
      <text:p text:style-name="P4"><text:s text:c="8"/>{</text:p>
      <text:p text:style-name="P4"><text:s text:c="12"/>rootObj = customs.ru.information.customs.documents.kt.sout._4._2._0._0Package.eINSTANCE.getKTSoutType();</text:p>
      <text:p text:style-name="P4"><text:s text:c="8"/>}</text:p>
      <text:p text:style-name="P4"><text:s text:c="8"/>else if ( "transportMeanCardOut".equals( root ) )</text:p>
      <text:p text:style-name="P4"><text:s text:c="8"/>{</text:p>
      <text:p text:style-name="P4"><text:s text:c="12"/>rootObj =</text:p>
      <text:p text:style-name="P4"><text:s text:c="22"/>customs.ru.information.customs.documents.transport.mean.card.out._4._2._0._0Package.eINSTANCE</text:p>
      <text:p text:style-name="P4"><text:s text:c="115"/>.getTransportMeanCardOutType();</text:p>
      <text:p text:style-name="P4"><text:s text:c="8"/>}</text:p>
      <text:p text:style-name="P4"><text:s text:c="8"/>else</text:p>
      <text:p text:style-name="P4"><text:s text:c="8"/>{</text:p>
      <text:p text:style-name="P4"><text:s text:c="12"/>throw new Exception( "Doesn't resolve root class with root:" + root );</text:p>
      <text:p text:style-name="P4"><text:s text:c="8"/>}</text:p>
      <text:p text:style-name="P4"><text:s text:c="8"/>return rootObj;</text:p>
      <text:p text:style-name="P4"><text:s text:c="4"/>}</text:p>
      <text:p text:style-name="P4">}</text:p>
      <text:p text:style-name="P4"/>
      <text:list xml:id="list234237947" text:continue-numbering="true" text:style-name="L3">
        <text:list-item>
          <text:p text:style-name="P2">Класс ru.spb.nic.converter.visitor.NodeVisitor</text:p>
        </text:list-item>
      </text:list>
      <text:p text:style-name="P4"/>
      <text:p text:style-name="P4">package ru.spb.nic.converter.visitor;</text:p>
      <text:p text:style-name="P4"/>
      <text:p text:style-name="P4">import java.io.FileOutputStream;</text:p>
      <text:p text:style-name="P4">import java.io.IOException;</text:p>
      <text:p text:style-name="P4">import java.util.HashMap;</text:p>
      <text:p text:style-name="P4"/>
      <text:p text:style-name="P4">import org.w3c.dom.Document;</text:p>
      <text:p text:style-name="P4">import org.w3c.dom.Node;</text:p>
      <text:p text:style-name="P4">import org.xml.sax.InputSource;</text:p>
      <text:p text:style-name="P4">import org.xml.sax.SAXException;</text:p>
      <text:p text:style-name="P4"/>
      <text:p text:style-name="P4">import ru.spb.nic.converter.templates.EDFunction;</text:p>
      <text:p text:style-name="P4">import ru.spb.nic.converter.templates.editor.EDFieldSet;</text:p>
      <text:p text:style-name="P4">import ru.spb.nic.converter.templates.editor.EDMessageSet;</text:p>
      <text:p text:style-name="P4">import ru.spb.nic.converter.templates.editor.EDPage;</text:p>
      <text:p text:style-name="P4">import ru.spb.nic.converter.visitor.attributes.handlers.AttributeHandler;</text:p>
      <text:p text:style-name="P4">import ru.spb.nic.converter.visitor.controls.ControlVisitor;</text:p>
      <text:p text:style-name="P4">import ru.spb.nic.converter.visitor.controls.SelectVisitor;</text:p>
      <text:p text:style-name="P4">import ru.spb.nic.converter.visitor.exception.TextException;</text:p>
      <text:p text:style-name="P4">import ru.spb.nic.converter.visitor.exception.TextVisitor;</text:p>
      <text:p text:style-name="P4"/>
      <text:p text:style-name="P4">import com.sun.org.apache.xerces.internal.parsers.DOMParser;</text:p>
      <text:p text:style-name="P4"><text:soft-page-break/></text:p>
      <text:p text:style-name="P4">/**</text:p>
      <text:p text:style-name="P4"><text:s/>* обработчик узлов html-parser'a, производит первичную обработку, предок всех специальных обработчиков</text:p>
      <text:p text:style-name="P4"><text:s/>* </text:p>
      <text:p text:style-name="P4"><text:s/>* @author eav</text:p>
      <text:p text:style-name="P4"><text:s/>*/</text:p>
      <text:p text:style-name="P4">public abstract class NodeVisitor</text:p>
      <text:p text:style-name="P4">{</text:p>
      <text:p text:style-name="P4"><text:s text:c="4"/>/**</text:p>
      <text:p text:style-name="P4"><text:s text:c="5"/>* генерировать ли доп.код для тестирования todo избавиться от скриптовых ошибок</text:p>
      <text:p text:style-name="P4"><text:s text:c="5"/>*/</text:p>
      <text:p text:style-name="P4"><text:s text:c="4"/>public static boolean <text:s text:c="22"/>testing <text:s text:c="10"/>= false;</text:p>
      <text:p text:style-name="P4"/>
      <text:p text:style-name="P4"><text:s text:c="4"/>public static final String <text:s text:c="17"/>FIELDS_PROPERTIES = "fields.properties";</text:p>
      <text:p text:style-name="P4"/>
      <text:p text:style-name="P4"><text:s text:c="4"/>/**</text:p>
      <text:p text:style-name="P4"><text:s text:c="5"/>* обработчики атрибутов тела</text:p>
      <text:p text:style-name="P4"><text:s text:c="5"/>*/</text:p>
      <text:p text:style-name="P4"><text:s text:c="4"/>protected HashMap&lt;String, AttributeHandler&gt; handlers <text:s text:c="9"/>= new HashMap&lt;String, AttributeHandler&gt;();</text:p>
      <text:p text:style-name="P4"/>
      <text:p text:style-name="P4"><text:s text:c="4"/>/**</text:p>
      <text:p text:style-name="P4"><text:s text:c="5"/>* сгенерированные файлы</text:p>
      <text:p text:style-name="P4"><text:s text:c="5"/>*/</text:p>
      <text:p text:style-name="P4"><text:s text:c="4"/>protected static FileContainer <text:s text:c="13"/>fileContainer <text:s text:c="4"/>= new FileContainer();</text:p>
      <text:p text:style-name="P4"/>
      <text:p text:style-name="P4"><text:s text:c="4"/>/**</text:p>
      <text:p text:style-name="P4"><text:s text:c="5"/>* прочитать все предусмотренные атрибуты для данного типа узла и применить их в функции, которую строим</text:p>
      <text:p text:style-name="P4"><text:s text:c="5"/>* </text:p>
      <text:p text:style-name="P4"><text:s text:c="5"/>* @param node узел</text:p>
      <text:p text:style-name="P4"><text:s text:c="5"/>* @param functionToInsertCode страница, которую строим</text:p>
      <text:p text:style-name="P4"><text:s text:c="5"/>*/</text:p>
      <text:p text:style-name="P4"><text:s text:c="4"/>protected void handleAttributes(</text:p>
      <text:p text:style-name="P4"><text:s text:c="8"/>Node node,</text:p>
      <text:p text:style-name="P4"><text:s text:c="8"/>EDFunction functionToInsertCode )</text:p>
      <text:p text:style-name="P4"><text:s text:c="4"/>{</text:p>
      <text:p text:style-name="P4"><text:s text:c="8"/>for ( String key : handlers.keySet() )</text:p>
      <text:p text:style-name="P4"><text:s text:c="8"/>{</text:p>
      <text:p text:style-name="P4"><text:s text:c="12"/>if ( node.getAttributes().getNamedItem( key ) != null )</text:p>
      <text:p text:style-name="P4"><text:s text:c="12"/>{</text:p>
      <text:p text:style-name="P4"><text:s text:c="16"/>AttributeHandler handler = handlers.get( key );</text:p>
      <text:p text:style-name="P4"><text:s text:c="16"/>handler.handle( node, functionToInsertCode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запускает обработку документа</text:p>
      <text:p text:style-name="P4"><text:s text:c="5"/>* </text:p>
      <text:p text:style-name="P4"><text:s text:c="5"/>* @param document что обрабатываем</text:p>
      <text:p text:style-name="P4"><text:s text:c="5"/>* @param className как называется</text:p>
      <text:p text:style-name="P4"><text:s text:c="5"/>* @param subFolderName в какую подпапку сохраняем</text:p>
      <text:p text:style-name="P4"><text:s text:c="5"/>* @param isGoodsList относится ли к списку товаров</text:p>
      <text:p text:style-name="P4"><text:s text:c="5"/>*/</text:p>
      <text:p text:style-name="P4"><text:s text:c="4"/>public static void start(</text:p>
      <text:p text:style-name="P4"><text:s text:c="8"/>InputSource document,</text:p>
      <text:p text:style-name="P4"><text:s text:c="8"/>String className,</text:p>
      <text:p text:style-name="P4"><text:s text:c="8"/>String subFolderName,</text:p>
      <text:p text:style-name="P4"><text:s text:c="8"/>boolean isGoodsList )</text:p>
      <text:p text:style-name="P4"><text:s text:c="8"/>throws SAXException,</text:p>
      <text:p text:style-name="P4"><text:s text:c="12"/>IOException</text:p>
      <text:p text:style-name="P4"><text:s text:c="4"/>{</text:p>
      <text:p text:style-name="P4"><text:s text:c="8"/>DOMParser parser = new DOMParser();</text:p>
      <text:p text:style-name="P4"/>
      <text:p text:style-name="P4"><text:s text:c="8"/>parser.parse( document );</text:p>
      <text:p text:style-name="P4"><text:s text:c="8"/>Document doc = parser.getDocument();</text:p>
      <text:p text:style-name="P4"><text:s text:c="8"/>Node html = doc.getChildNodes().item( 0 );</text:p>
      <text:p text:style-name="P4"><text:s text:c="8"/>Node body = html.getChildNodes().item( 1 );</text:p>
      <text:p text:style-name="P4"/>
      <text:p text:style-name="P4"><text:s text:c="8"/>// создаем набор сообщений</text:p>
      <text:p text:style-name="P4"><text:s text:c="8"/>EDMessageSet messageSet = new EDMessageSet( className );</text:p>
      <text:p text:style-name="P4"><text:s text:c="8"/>messageSet.setSubFolderName( subFolderName );</text:p>
      <text:p text:style-name="P4"><text:s text:c="8"/>fileContainer.addMessageSet( className, messageSet );</text:p>
      <text:p text:style-name="P4"/>
      <text:p text:style-name="P4"><text:s text:c="8"/>// создаем набор полей</text:p>
      <text:p text:style-name="P4"><text:s text:c="8"/>EDFieldSet fieldSet = new EDFieldSet( className );</text:p>
      <text:p text:style-name="P4"><text:s text:c="8"/>fieldSet.setSubFolderName( subFolderName );</text:p>
      <text:p text:style-name="P4"><text:s text:c="8"/>fileContainer.addFieldSet( className, fieldSet );</text:p>
      <text:p text:style-name="P4"><text:soft-page-break/></text:p>
      <text:p text:style-name="P4"><text:s text:c="8"/>// страничку создадим позже</text:p>
      <text:p text:style-name="P4"/>
      <text:p text:style-name="P4"><text:s text:c="8"/>// обрабатываем исходный код странички</text:p>
      <text:p text:style-name="P4"><text:s text:c="8"/>BodyVisitor visitor = new BodyVisitor( isGoodsList, subFolderName );</text:p>
      <text:p text:style-name="P4"><text:s text:c="8"/>visitor.visit( className, body );</text:p>
      <text:p text:style-name="P4"><text:s text:c="4"/>}</text:p>
      <text:p text:style-name="P4"/>
      <text:p text:style-name="P4"><text:s text:c="4"/>/**</text:p>
      <text:p text:style-name="P4"><text:s text:c="5"/>* сохраняет все созданные файлы</text:p>
      <text:p text:style-name="P4"><text:s text:c="5"/>* </text:p>
      <text:p text:style-name="P4"><text:s text:c="5"/>* @throws IOException</text:p>
      <text:p text:style-name="P4"><text:s text:c="5"/>*/</text:p>
      <text:p text:style-name="P4"><text:s text:c="4"/>public static void save(</text:p>
      <text:p text:style-name="P4"><text:s text:c="8"/>String clientPath,</text:p>
      <text:p text:style-name="P4"><text:s text:c="8"/>String fieldSetPath )</text:p>
      <text:p text:style-name="P4"><text:s text:c="8"/>throws IOException</text:p>
      <text:p text:style-name="P4"><text:s text:c="4"/>{</text:p>
      <text:p text:style-name="P4"><text:s text:c="8"/>fileContainer.save( clientPath, fieldSetPath );</text:p>
      <text:p text:style-name="P4"/>
      <text:p text:style-name="P4"><text:s text:c="8"/>if ( testing )</text:p>
      <text:p text:style-name="P4"><text:s text:c="8"/>{</text:p>
      <text:p text:style-name="P4"><text:s text:c="12"/>FileOutputStream fileOutputStream = new FileOutputStream( FIELDS_PROPERTIES );</text:p>
      <text:p text:style-name="P4"><text:s text:c="12"/>ControlVisitor.presentFields.store( fileOutputStream, "" );</text:p>
      <text:p text:style-name="P4"/>
      <text:p text:style-name="P4"><text:s text:c="12"/>fileOutputStream = new FileOutputStream( DisclosureVisitor.DISCLOSURED_FIELDS );</text:p>
      <text:p text:style-name="P4"><text:s text:c="12"/>DisclosureVisitor.disclosuredFields.store( fileOutputStream, "" );</text:p>
      <text:p text:style-name="P4"/>
      <text:p text:style-name="P4"><text:s text:c="12"/>fileOutputStream = new FileOutputStream( SelectVisitor.LISTBOXES );</text:p>
      <text:p text:style-name="P4"><text:s text:c="12"/>SelectVisitor.listBoxes.store( fileOutputStream, ""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бработать узел и его потомков</text:p>
      <text:p text:style-name="P4"><text:s text:c="5"/>* </text:p>
      <text:p text:style-name="P4"><text:s text:c="5"/>* @param className имя класса</text:p>
      <text:p text:style-name="P4"><text:s text:c="5"/>* @param node узел для обработки</text:p>
      <text:p text:style-name="P4"><text:s text:c="5"/>*/</text:p>
      <text:p text:style-name="P4"><text:s text:c="4"/>public void visit(</text:p>
      <text:p text:style-name="P4"><text:s text:c="8"/>String className,</text:p>
      <text:p text:style-name="P4"><text:s text:c="8"/>Node node )</text:p>
      <text:p text:style-name="P4"><text:s text:c="4"/>{</text:p>
      <text:p text:style-name="P4"><text:s text:c="8"/>process( className, node );</text:p>
      <text:p text:style-name="P4"/>
      <text:p text:style-name="P4"><text:s text:c="8"/>visitChildren( className, node );</text:p>
      <text:p text:style-name="P4"><text:s text:c="4"/>}</text:p>
      <text:p text:style-name="P4"/>
      <text:p text:style-name="P4"><text:s text:c="4"/>/**</text:p>
      <text:p text:style-name="P4"><text:s text:c="5"/>* обойти узлы-потомки</text:p>
      <text:p text:style-name="P4"><text:s text:c="5"/>* </text:p>
      <text:p text:style-name="P4"><text:s text:c="5"/>* @param className какую страницу обрабатываем</text:p>
      <text:p text:style-name="P4"><text:s text:c="5"/>* @param node узел для обхода потомков</text:p>
      <text:p text:style-name="P4"><text:s text:c="5"/>*/</text:p>
      <text:p text:style-name="P4"><text:s text:c="4"/>protected void visitChildren(</text:p>
      <text:p text:style-name="P4"><text:s text:c="8"/>String className,</text:p>
      <text:p text:style-name="P4"><text:s text:c="8"/>Node node )</text:p>
      <text:p text:style-name="P4"><text:s text:c="4"/>{</text:p>
      <text:p text:style-name="P4"><text:s text:c="8"/>for ( int i = 0; i &lt; node.getChildNodes().getLength(); ++i )</text:p>
      <text:p text:style-name="P4"><text:s text:c="8"/>{</text:p>
      <text:p text:style-name="P4"><text:s text:c="12"/>Node child = node.getChildNodes().item( i );</text:p>
      <text:p text:style-name="P4"><text:s text:c="12"/>try</text:p>
      <text:p text:style-name="P4"><text:s text:c="12"/>{</text:p>
      <text:p text:style-name="P4"><text:s text:c="16"/>TextVisitor.checkNode( child );</text:p>
      <text:p text:style-name="P4"/>
      <text:p text:style-name="P4"><text:s text:c="16"/>NodeVisitor childVisitor = getVisitor( child );</text:p>
      <text:p text:style-name="P4"><text:s text:c="16"/>childVisitor.visit( className, child );</text:p>
      <text:p text:style-name="P4"><text:s text:c="12"/>}</text:p>
      <text:p text:style-name="P4"><text:s text:c="12"/>catch ( TextException e )</text:p>
      <text:p text:style-name="P4"><text:s text:c="12"/>{</text:p>
      <text:p text:style-name="P4"><text:s text:c="16"/>e.getTextVisitor().visit( className, child 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получить из хранилища посетителя для данного типа узла</text:p>
      <text:p text:style-name="P4"><text:s text:c="5"/>* </text:p>
      <text:p text:style-name="P4"><text:s text:c="5"/>* @param child узел</text:p>
      <text:p text:style-name="P4"><text:s text:c="5"/>* @return искомый посетитель</text:p>
      <text:p text:style-name="P4"><text:soft-page-break/><text:s text:c="5"/>*/</text:p>
      <text:p text:style-name="P4"><text:s text:c="4"/>protected abstract NodeVisitor getVisitor(</text:p>
      <text:p text:style-name="P4"><text:s text:c="8"/>Node child );</text:p>
      <text:p text:style-name="P4"/>
      <text:p text:style-name="P4"><text:s text:c="4"/>/**</text:p>
      <text:p text:style-name="P4"><text:s text:c="5"/>* специфическая обработка</text:p>
      <text:p text:style-name="P4"><text:s text:c="5"/>* </text:p>
      <text:p text:style-name="P4"><text:s text:c="5"/>* @param className имя класса</text:p>
      <text:p text:style-name="P4"><text:s text:c="5"/>* @param node узел</text:p>
      <text:p text:style-name="P4"><text:s text:c="5"/>*/</text:p>
      <text:p text:style-name="P4"><text:s text:c="4"/>public abstract void process(</text:p>
      <text:p text:style-name="P4"><text:s text:c="8"/>String className,</text:p>
      <text:p text:style-name="P4"><text:s text:c="8"/>Node node );</text:p>
      <text:p text:style-name="P4"/>
      <text:p text:style-name="P4"><text:s text:c="4"/>public static EDPage findPage(</text:p>
      <text:p text:style-name="P4"><text:s text:c="8"/>EDFunction function )</text:p>
      <text:p text:style-name="P4"><text:s text:c="4"/>{</text:p>
      <text:p text:style-name="P4"><text:s text:c="8"/>return fileContainer.findPage( function );</text:p>
      <text:p text:style-name="P4"><text:s text:c="4"/>}</text:p>
      <text:p text:style-name="P4">}</text:p>
      <text:p text:style-name="P4"/>
      <text:list xml:id="list1805798535" text:continue-numbering="true" text:style-name="L3">
        <text:list-item>
          <text:p text:style-name="P2">Класс ru.spb.nic.converter.visitor.FileContainer</text:p>
        </text:list-item>
      </text:list>
      <text:p text:style-name="P4"/>
      <text:p text:style-name="P4">package ru.spb.nic.converter.visitor;</text:p>
      <text:p text:style-name="P4"/>
      <text:p text:style-name="P4">import java.io.File;</text:p>
      <text:p text:style-name="P4">import java.io.FileOutputStream;</text:p>
      <text:p text:style-name="P4">import java.io.IOException;</text:p>
      <text:p text:style-name="P4">import java.util.HashMap;</text:p>
      <text:p text:style-name="P4"/>
      <text:p text:style-name="P4">import junit.framework.Assert;</text:p>
      <text:p text:style-name="P4">import ru.spb.nic.converter.ConverterConstants;</text:p>
      <text:p text:style-name="P4">import ru.spb.nic.converter.templates.EDClass;</text:p>
      <text:p text:style-name="P4">import ru.spb.nic.converter.templates.EDCompilationUnit;</text:p>
      <text:p text:style-name="P4">import ru.spb.nic.converter.templates.EDFunction;</text:p>
      <text:p text:style-name="P4">import ru.spb.nic.converter.templates.editor.EDFieldSet;</text:p>
      <text:p text:style-name="P4">import ru.spb.nic.converter.templates.editor.EDMessageSet;</text:p>
      <text:p text:style-name="P4">import ru.spb.nic.converter.templates.editor.EDPage;</text:p>
      <text:p text:style-name="P4"/>
      <text:p text:style-name="P4">/**</text:p>
      <text:p text:style-name="P4"><text:s/>* содержит сгенерированные файлы</text:p>
      <text:p text:style-name="P4"><text:s/>* </text:p>
      <text:p text:style-name="P4"><text:s/>* @author eav</text:p>
      <text:p text:style-name="P4"><text:s/>*/</text:p>
      <text:p text:style-name="P4">public class FileContainer</text:p>
      <text:p text:style-name="P4"><text:s text:c="4"/>implements</text:p>
      <text:p text:style-name="P4"><text:s text:c="8"/>ConverterConstants</text:p>
      <text:p text:style-name="P4">{</text:p>
      <text:p text:style-name="P4"><text:s text:c="4"/>/**</text:p>
      <text:p text:style-name="P4"><text:s text:c="5"/>* @param file файл</text:p>
      <text:p text:style-name="P4"><text:s text:c="5"/>* @return подлежит ли записи</text:p>
      <text:p text:style-name="P4"><text:s text:c="5"/>*/</text:p>
      <text:p text:style-name="P4"><text:s text:c="4"/>private static boolean canWrite(</text:p>
      <text:p text:style-name="P4"><text:s text:c="8"/>File file )</text:p>
      <text:p text:style-name="P4"><text:s text:c="4"/>{</text:p>
      <text:p text:style-name="P4"><text:s text:c="8"/>return file.canWrite() || !file.exists();</text:p>
      <text:p text:style-name="P4"><text:s text:c="4"/>}</text:p>
      <text:p text:style-name="P4"/>
      <text:p text:style-name="P4"><text:s text:c="4"/>/**</text:p>
      <text:p text:style-name="P4"><text:s text:c="5"/>* создает файл и заполняет его содержимым</text:p>
      <text:p text:style-name="P4"><text:s text:c="5"/>* </text:p>
      <text:p text:style-name="P4"><text:s text:c="5"/>* @param fClass создаваемый файл</text:p>
      <text:p text:style-name="P4"><text:s text:c="5"/>* @param content его содержимое</text:p>
      <text:p text:style-name="P4"><text:s text:c="5"/>* @param charsetName кодировка</text:p>
      <text:p text:style-name="P4"><text:s text:c="5"/>* @throws IOException неожиданность</text:p>
      <text:p text:style-name="P4"><text:s text:c="5"/>*/</text:p>
      <text:p text:style-name="P4"><text:s text:c="4"/>private static void createAndWriteFile(</text:p>
      <text:p text:style-name="P4"><text:s text:c="8"/>File fClass,</text:p>
      <text:p text:style-name="P4"><text:s text:c="8"/>String content,</text:p>
      <text:p text:style-name="P4"><text:s text:c="8"/>String charsetName )</text:p>
      <text:p text:style-name="P4"><text:s text:c="8"/>throws IOException</text:p>
      <text:p text:style-name="P4"><text:s text:c="4"/>{</text:p>
      <text:p text:style-name="P4"><text:s text:c="8"/>if ( canWrite( fClass ) )</text:p>
      <text:p text:style-name="P4"><text:s text:c="8"/>{</text:p>
      <text:p text:style-name="P4"><text:s text:c="12"/>fClass.delete();</text:p>
      <text:p text:style-name="P4"><text:s text:c="12"/>fClass.createNewFile();</text:p>
      <text:p text:style-name="P4"><text:s text:c="12"/>FileOutputStream oStream = new FileOutputStream( fClass );</text:p>
      <text:p text:style-name="P4"><text:s text:c="12"/>oStream.write( content.getBytes( charsetName ) );</text:p>
      <text:p text:style-name="P4"><text:s text:c="12"/>oStream.close();</text:p>
      <text:p text:style-name="P4"><text:soft-page-break/><text:s text:c="8"/>}</text:p>
      <text:p text:style-name="P4"><text:s text:c="8"/>else</text:p>
      <text:p text:style-name="P4"><text:s text:c="8"/>{</text:p>
      <text:p text:style-name="P4"><text:s text:c="12"/>System.out.println( "File is locked!!! " + fClass.getName()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созданные странички</text:p>
      <text:p text:style-name="P4"><text:s text:c="5"/>*/</text:p>
      <text:p text:style-name="P4"><text:s text:c="4"/>HashMap&lt;String, EDPage&gt; <text:s text:c="6"/>pages <text:s text:c="6"/>= new HashMap&lt;String, EDPage&gt;();</text:p>
      <text:p text:style-name="P4"/>
      <text:p text:style-name="P4"><text:s text:c="4"/>/**</text:p>
      <text:p text:style-name="P4"><text:s text:c="5"/>* созданные наборы полей</text:p>
      <text:p text:style-name="P4"><text:s text:c="5"/>*/</text:p>
      <text:p text:style-name="P4"><text:s text:c="4"/>HashMap&lt;String, EDFieldSet&gt; <text:s text:c="2"/>fieldSets <text:s text:c="2"/>= new HashMap&lt;String, EDFieldSet&gt;();</text:p>
      <text:p text:style-name="P4"/>
      <text:p text:style-name="P4"><text:s text:c="4"/>/**</text:p>
      <text:p text:style-name="P4"><text:s text:c="5"/>* созданные наборы сообщений</text:p>
      <text:p text:style-name="P4"><text:s text:c="5"/>*/</text:p>
      <text:p text:style-name="P4"><text:s text:c="4"/>HashMap&lt;String, EDMessageSet&gt; messageSets = new HashMap&lt;String, EDMessageSet&gt;();</text:p>
      <text:p text:style-name="P4"/>
      <text:p text:style-name="P4"><text:s text:c="4"/>public void addFieldSet(</text:p>
      <text:p text:style-name="P4"><text:s text:c="8"/>String className,</text:p>
      <text:p text:style-name="P4"><text:s text:c="8"/>EDFieldSet fieldSet )</text:p>
      <text:p text:style-name="P4"><text:s text:c="4"/>{</text:p>
      <text:p text:style-name="P4"><text:s text:c="8"/>fieldSets.put( className, fieldSet );</text:p>
      <text:p text:style-name="P4"><text:s text:c="4"/>}</text:p>
      <text:p text:style-name="P4"/>
      <text:p text:style-name="P4"><text:s text:c="4"/>public void addMessageSet(</text:p>
      <text:p text:style-name="P4"><text:s text:c="8"/>String className,</text:p>
      <text:p text:style-name="P4"><text:s text:c="8"/>EDMessageSet messageSet )</text:p>
      <text:p text:style-name="P4"><text:s text:c="4"/>{</text:p>
      <text:p text:style-name="P4"><text:s text:c="8"/>messageSets.put( className, messageSet );</text:p>
      <text:p text:style-name="P4"><text:s text:c="4"/>}</text:p>
      <text:p text:style-name="P4"/>
      <text:p text:style-name="P4"><text:s text:c="4"/>public void addPage(</text:p>
      <text:p text:style-name="P4"><text:s text:c="8"/>String className,</text:p>
      <text:p text:style-name="P4"><text:s text:c="8"/>EDPage currentPage )</text:p>
      <text:p text:style-name="P4"><text:s text:c="4"/>{</text:p>
      <text:p text:style-name="P4"><text:s text:c="8"/>pages.put( className, currentPage );</text:p>
      <text:p text:style-name="P4"><text:s text:c="4"/>}</text:p>
      <text:p text:style-name="P4"/>
      <text:p text:style-name="P4"><text:s text:c="4"/>public EDPage findPage(</text:p>
      <text:p text:style-name="P4"><text:s text:c="8"/>EDFunction function )</text:p>
      <text:p text:style-name="P4"><text:s text:c="4"/>{</text:p>
      <text:p text:style-name="P4"><text:s text:c="8"/>for ( EDPage page : pages.values() )</text:p>
      <text:p text:style-name="P4"><text:s text:c="8"/>{</text:p>
      <text:p text:style-name="P4"><text:s text:c="12"/>if ( page.contains( function ) )</text:p>
      <text:p text:style-name="P4"><text:s text:c="12"/>{</text:p>
      <text:p text:style-name="P4"><text:s text:c="16"/>return page;</text:p>
      <text:p text:style-name="P4"><text:s text:c="12"/>}</text:p>
      <text:p text:style-name="P4"><text:s text:c="8"/>}</text:p>
      <text:p text:style-name="P4"><text:s text:c="8"/>Assert.assertTrue( "no such function " + function, false );</text:p>
      <text:p text:style-name="P4"><text:s text:c="8"/>return null;</text:p>
      <text:p text:style-name="P4"><text:s text:c="4"/>}</text:p>
      <text:p text:style-name="P4"/>
      <text:p text:style-name="P4"><text:s text:c="4"/>public EDFieldSet getFieldSet(</text:p>
      <text:p text:style-name="P4"><text:s text:c="8"/>String className )</text:p>
      <text:p text:style-name="P4"><text:s text:c="4"/>{</text:p>
      <text:p text:style-name="P4"><text:s text:c="8"/>return fieldSets.get( className );</text:p>
      <text:p text:style-name="P4"><text:s text:c="4"/>}</text:p>
      <text:p text:style-name="P4"/>
      <text:p text:style-name="P4"><text:s text:c="4"/>public EDMessageSet getMessageSet(</text:p>
      <text:p text:style-name="P4"><text:s text:c="8"/>String className )</text:p>
      <text:p text:style-name="P4"><text:s text:c="4"/>{</text:p>
      <text:p text:style-name="P4"><text:s text:c="8"/>return messageSets.get( className );</text:p>
      <text:p text:style-name="P4"><text:s text:c="4"/>}</text:p>
      <text:p text:style-name="P4"/>
      <text:p text:style-name="P4"><text:s text:c="4"/>public EDClass getPage(</text:p>
      <text:p text:style-name="P4"><text:s text:c="8"/>String className )</text:p>
      <text:p text:style-name="P4"><text:s text:c="4"/>{</text:p>
      <text:p text:style-name="P4"><text:s text:c="8"/>return pages.get( className );</text:p>
      <text:p text:style-name="P4"><text:s text:c="4"/>}</text:p>
      <text:p text:style-name="P4"/>
      <text:p text:style-name="P4"><text:s text:c="4"/>public void save(</text:p>
      <text:p text:style-name="P4"><text:s text:c="8"/>String clientPath,</text:p>
      <text:p text:style-name="P4"><text:s text:c="8"/>String fieldSetPath )</text:p>
      <text:p text:style-name="P4"><text:s text:c="4"/>{</text:p>
      <text:p text:style-name="P4"><text:s text:c="8"/>System.out.println( "&gt;Saving..." );</text:p>
      <text:p text:style-name="P4"><text:soft-page-break/><text:s text:c="8"/>try</text:p>
      <text:p text:style-name="P4"><text:s text:c="8"/>{</text:p>
      <text:p text:style-name="P4"><text:s text:c="12"/>File file;</text:p>
      <text:p text:style-name="P4"><text:s text:c="12"/>String fileName;</text:p>
      <text:p text:style-name="P4"><text:s text:c="12"/>for ( EDCompilationUnit edClass : pages.values() )</text:p>
      <text:p text:style-name="P4"><text:s text:c="12"/>{</text:p>
      <text:p text:style-name="P4"><text:s text:c="16"/>fileName = clientPath + edClass.getSubFolderName() + PATH_DELIMITER + edClass.getName() + ".java";</text:p>
      <text:p text:style-name="P4"><text:s text:c="16"/>System.out.println( fileName );</text:p>
      <text:p text:style-name="P4"><text:s text:c="16"/>file = new File( fileName );</text:p>
      <text:p text:style-name="P4"><text:s text:c="16"/>createAndWriteFile( file, edClass.toString(), "cp1251" );</text:p>
      <text:p text:style-name="P4"><text:s text:c="12"/>}</text:p>
      <text:p text:style-name="P4"/>
      <text:p text:style-name="P4"><text:s text:c="12"/>for ( EDCompilationUnit edClass : fieldSets.values() )</text:p>
      <text:p text:style-name="P4"><text:s text:c="12"/>{</text:p>
      <text:p text:style-name="P4"><text:s text:c="16"/>fileName = fieldSetPath + edClass.getName() + ".java";</text:p>
      <text:p text:style-name="P4"><text:s text:c="16"/>// System.out.println( fileName );</text:p>
      <text:p text:style-name="P4"><text:s text:c="16"/>file = new File( fileName );</text:p>
      <text:p text:style-name="P4"><text:s text:c="16"/>createAndWriteFile( file, edClass.toString(), "cp1251" );</text:p>
      <text:p text:style-name="P4"><text:s text:c="12"/>}</text:p>
      <text:p text:style-name="P4"/>
      <text:p text:style-name="P4"><text:s text:c="12"/>for ( EDMessageSet messageSet : messageSets.values() )</text:p>
      <text:p text:style-name="P4"><text:s text:c="12"/>{</text:p>
      <text:p text:style-name="P4"><text:s text:c="16"/>// сохраняем интерфейс</text:p>
      <text:p text:style-name="P4"><text:s text:c="16"/>fileName = clientPath + messageSet.getSubFolderName() + PATH_DELIMITER + messageSet.getName() + ".java";</text:p>
      <text:p text:style-name="P4"><text:s text:c="16"/>// System.out.println( fileName );</text:p>
      <text:p text:style-name="P4"><text:s text:c="16"/>file = new File( fileName );</text:p>
      <text:p text:style-name="P4"><text:s text:c="16"/>createAndWriteFile( file, messageSet.getInterface().toString(), "cp1251" );</text:p>
      <text:p text:style-name="P4"/>
      <text:p text:style-name="P4"><text:s text:c="16"/>// сохраняем сообщения</text:p>
      <text:p text:style-name="P4"><text:s text:c="16"/>fileName =</text:p>
      <text:p text:style-name="P4"><text:s text:c="20"/>clientPath + messageSet.getSubFolderName() + PATH_DELIMITER + messageSet.getName() + ".properties";</text:p>
      <text:p text:style-name="P4"><text:s text:c="16"/>// System.out.println( fileName );</text:p>
      <text:p text:style-name="P4"><text:s text:c="16"/>file = new File( fileName );</text:p>
      <text:p text:style-name="P4"><text:s text:c="16"/>createAndWriteFile( file, messageSet.getProperties().toString(), "utf8" );</text:p>
      <text:p text:style-name="P4"><text:s text:c="12"/>}</text:p>
      <text:p text:style-name="P4"><text:s text:c="8"/>}</text:p>
      <text:p text:style-name="P4"><text:s text:c="8"/>catch ( IOException e )</text:p>
      <text:p text:style-name="P4"><text:s text:c="8"/>{</text:p>
      <text:p text:style-name="P4"><text:s text:c="12"/>e.printStackTrace();</text:p>
      <text:p text:style-name="P4"><text:s text:c="8"/>}</text:p>
      <text:p text:style-name="P4"><text:s text:c="4"/>}</text:p>
      <text:p text:style-name="P4">}</text:p>
      <text:p text:style-name="P4"/>
      <text:list xml:id="list1850351909" text:continue-numbering="true" text:style-name="L3">
        <text:list-item>
          <text:p text:style-name="P2">Класс ru.spb.nic.converter.templates.EDClass</text:p>
        </text:list-item>
      </text:list>
      <text:p text:style-name="P4"/>
      <text:p text:style-name="P4">package ru.spb.nic.converter.templates;</text:p>
      <text:p text:style-name="P4"/>
      <text:p text:style-name="P4">import java.util.ArrayList;</text:p>
      <text:p text:style-name="P4">import java.util.Collection;</text:p>
      <text:p text:style-name="P4">import java.util.Iterator;</text:p>
      <text:p text:style-name="P4">import java.util.List;</text:p>
      <text:p text:style-name="P4"/>
      <text:p text:style-name="P4">import junit.framework.Assert;</text:p>
      <text:p text:style-name="P4">import ru.spb.nic.converter.NameProvider;</text:p>
      <text:p text:style-name="P4"/>
      <text:p text:style-name="P4">/**</text:p>
      <text:p text:style-name="P4"><text:s/>* шаблон класса</text:p>
      <text:p text:style-name="P4"><text:s/>*/</text:p>
      <text:p text:style-name="P4">public abstract class EDClass</text:p>
      <text:p text:style-name="P4"><text:s text:c="4"/>extends EDCompilationUnit</text:p>
      <text:p text:style-name="P4">{</text:p>
      <text:p text:style-name="P4"><text:s text:c="4"/>/**</text:p>
      <text:p text:style-name="P4"><text:s text:c="5"/>* атрибуты</text:p>
      <text:p text:style-name="P4"><text:s text:c="5"/>*/</text:p>
      <text:p text:style-name="P4"><text:s text:c="4"/>private final Collection&lt;EDAttribute&gt; attributes <text:s text:c="3"/>= new ArrayList&lt;EDAttribute&gt;( 0 );</text:p>
      <text:p text:style-name="P4"/>
      <text:p text:style-name="P4"><text:s text:c="4"/>/**</text:p>
      <text:p text:style-name="P4"><text:s text:c="5"/>* предок, если он есть</text:p>
      <text:p text:style-name="P4"><text:s text:c="5"/>*/</text:p>
      <text:p text:style-name="P4"><text:s text:c="4"/>protected EDClassName <text:s text:c="16"/>extendedClass = null;</text:p>
      <text:p text:style-name="P4"/>
      <text:p text:style-name="P4"><text:s text:c="4"/>/**</text:p>
      <text:p text:style-name="P4"><text:s text:c="5"/>* функции</text:p>
      <text:p text:style-name="P4"><text:s text:c="5"/>*/</text:p>
      <text:p text:style-name="P4"><text:s text:c="4"/>final List&lt;EDFunction&gt; <text:s text:c="15"/>functions <text:s text:c="4"/>= new ArrayList&lt;EDFunction&gt;( 0 );</text:p>
      <text:p text:style-name="P4"/>
      <text:p text:style-name="P4"><text:soft-page-break/><text:s text:c="4"/>/**</text:p>
      <text:p text:style-name="P4"><text:s text:c="5"/>* интерфейсы, реализуемые классом</text:p>
      <text:p text:style-name="P4"><text:s text:c="5"/>*/</text:p>
      <text:p text:style-name="P4"><text:s text:c="4"/>private final Collection&lt;EDClassName&gt; implementz <text:s text:c="3"/>= new ArrayList&lt;EDClassName&gt;( 0 );</text:p>
      <text:p text:style-name="P4"/>
      <text:p text:style-name="P4"><text:s text:c="4"/>// todo возможно, следует установить связь в обратную сторону!</text:p>
      <text:p text:style-name="P4"><text:s text:c="4"/>/**</text:p>
      <text:p text:style-name="P4"><text:s text:c="5"/>* "Хозяин" данного класса, в том случае, когда он - вложенный</text:p>
      <text:p text:style-name="P4"><text:s text:c="5"/>*/</text:p>
      <text:p text:style-name="P4"><text:s text:c="4"/>private final EDCompilationUnit <text:s text:c="6"/>masterClass <text:s text:c="2"/>= null;</text:p>
      <text:p text:style-name="P4"/>
      <text:p text:style-name="P4"><text:s text:c="4"/>public EDClass(</text:p>
      <text:p text:style-name="P4"><text:s text:c="8"/>EDClassName className )</text:p>
      <text:p text:style-name="P4"><text:s text:c="4"/>{</text:p>
      <text:p text:style-name="P4"><text:s text:c="8"/>super( className );</text:p>
      <text:p text:style-name="P4"/>
      <text:p text:style-name="P4"><text:s text:c="8"/>// добавляем пустой PUBLIC констуктор без параметров</text:p>
      <text:p text:style-name="P4"><text:s text:c="8"/>EDSignature constructorSignature =</text:p>
      <text:p text:style-name="P4"><text:s text:c="12"/>new EDSignature( new EDAccessSpecifier( EDAccessSpecifier.PUBLIC ), false, false, className, null,</text:p>
      <text:p text:style-name="P4"><text:s text:c="16"/>new ArrayList&lt;EDParameter&gt;( 0 ) );</text:p>
      <text:p text:style-name="P4"><text:s text:c="8"/>functions.add( new EDFunction( constructorSignature ) );</text:p>
      <text:p text:style-name="P4"><text:s text:c="4"/>}</text:p>
      <text:p text:style-name="P4"/>
      <text:p text:style-name="P4"><text:s text:c="4"/>public EDClass(</text:p>
      <text:p text:style-name="P4"><text:s text:c="8"/>EDClassName className,</text:p>
      <text:p text:style-name="P4"><text:s text:c="8"/>EDClassName parentClassName )</text:p>
      <text:p text:style-name="P4"><text:s text:c="4"/>{</text:p>
      <text:p text:style-name="P4"><text:s text:c="8"/>this( className );</text:p>
      <text:p text:style-name="P4"><text:s text:c="8"/>extendedClass = parentClassName;</text:p>
      <text:p text:style-name="P4"><text:s text:c="8"/>addImport( extendedClass );</text:p>
      <text:p text:style-name="P4"><text:s text:c="4"/>}</text:p>
      <text:p text:style-name="P4"/>
      <text:p text:style-name="P4"><text:s text:c="4"/>/**</text:p>
      <text:p text:style-name="P4"><text:s text:c="5"/>* создаем класс с указанием только строковых имен</text:p>
      <text:p text:style-name="P4"><text:s text:c="5"/>* </text:p>
      <text:p text:style-name="P4"><text:s text:c="5"/>* @param className имя класса</text:p>
      <text:p text:style-name="P4"><text:s text:c="5"/>* @param parentPackageName имя пакета родителя</text:p>
      <text:p text:style-name="P4"><text:s text:c="5"/>* @param parentName имя родителя</text:p>
      <text:p text:style-name="P4"><text:s text:c="5"/>*/</text:p>
      <text:p text:style-name="P4"><text:s text:c="4"/>public EDClass(</text:p>
      <text:p text:style-name="P4"><text:s text:c="8"/>String className,</text:p>
      <text:p text:style-name="P4"><text:s text:c="8"/>String parentPackageName,</text:p>
      <text:p text:style-name="P4"><text:s text:c="8"/>String parentName )</text:p>
      <text:p text:style-name="P4"><text:s text:c="4"/>{</text:p>
      <text:p text:style-name="P4"><text:s text:c="8"/>this( new EDClassName( className ) );</text:p>
      <text:p text:style-name="P4"><text:s text:c="8"/>extendedClass = new EDClassName( parentPackageName, parentName );</text:p>
      <text:p text:style-name="P4"><text:s text:c="8"/>addImport( extendedClass );</text:p>
      <text:p text:style-name="P4"><text:s text:c="4"/>}</text:p>
      <text:p text:style-name="P4"/>
      <text:p text:style-name="P4"><text:s text:c="4"/>public void addAttribute(</text:p>
      <text:p text:style-name="P4"><text:s text:c="8"/>EDAttribute attribute )</text:p>
      <text:p text:style-name="P4"><text:s text:c="4"/>{</text:p>
      <text:p text:style-name="P4"><text:s text:c="8"/>attributes.add( attribute );</text:p>
      <text:p text:style-name="P4"><text:s text:c="4"/>}</text:p>
      <text:p text:style-name="P4"/>
      <text:p text:style-name="P4"><text:s text:c="4"/>/**</text:p>
      <text:p text:style-name="P4"><text:s text:c="5"/>* добавляет в класс функцию</text:p>
      <text:p text:style-name="P4"><text:s text:c="5"/>* </text:p>
      <text:p text:style-name="P4"><text:s text:c="5"/>* @param function функция для добавления в класс</text:p>
      <text:p text:style-name="P4"><text:s text:c="5"/>*/</text:p>
      <text:p text:style-name="P4"><text:s text:c="4"/>public void addFunction(</text:p>
      <text:p text:style-name="P4"><text:s text:c="8"/>EDFunction function )</text:p>
      <text:p text:style-name="P4"><text:s text:c="4"/>{</text:p>
      <text:p text:style-name="P4"><text:s text:c="8"/>functions.add( function );</text:p>
      <text:p text:style-name="P4"><text:s text:c="4"/>}</text:p>
      <text:p text:style-name="P4"/>
      <text:p text:style-name="P4"><text:s text:c="4"/>public boolean contains(</text:p>
      <text:p text:style-name="P4"><text:s text:c="8"/>EDFunction function )</text:p>
      <text:p text:style-name="P4"><text:s text:c="4"/>{</text:p>
      <text:p text:style-name="P4"><text:s text:c="8"/>return functions.contains( function );</text:p>
      <text:p text:style-name="P4"><text:s text:c="4"/>}</text:p>
      <text:p text:style-name="P4"/>
      <text:p text:style-name="P4"><text:s text:c="4"/>/*</text:p>
      <text:p text:style-name="P4"><text:s text:c="5"/>* (non-Javadoc)</text:p>
      <text:p text:style-name="P4"><text:s text:c="5"/>* </text:p>
      <text:p text:style-name="P4"><text:s text:c="5"/>* @see java.lang.Object#equals(java.lang.Object)</text:p>
      <text:p text:style-name="P4"><text:s text:c="5"/>*/</text:p>
      <text:p text:style-name="P4"><text:s text:c="4"/>@Override</text:p>
      <text:p text:style-name="P4"><text:s text:c="4"/>public boolean equals(</text:p>
      <text:p text:style-name="P4"><text:soft-page-break/><text:s text:c="8"/>Object obj )</text:p>
      <text:p text:style-name="P4"><text:s text:c="4"/>{</text:p>
      <text:p text:style-name="P4"><text:s text:c="8"/>if ( this == obj )</text:p>
      <text:p text:style-name="P4"><text:s text:c="8"/>{</text:p>
      <text:p text:style-name="P4"><text:s text:c="12"/>return true;</text:p>
      <text:p text:style-name="P4"><text:s text:c="8"/>}</text:p>
      <text:p text:style-name="P4"><text:s text:c="8"/>if ( obj == null )</text:p>
      <text:p text:style-name="P4"><text:s text:c="8"/>{</text:p>
      <text:p text:style-name="P4"><text:s text:c="12"/>return false;</text:p>
      <text:p text:style-name="P4"><text:s text:c="8"/>}</text:p>
      <text:p text:style-name="P4"><text:s text:c="8"/>if ( getClass() != obj.getClass() )</text:p>
      <text:p text:style-name="P4"><text:s text:c="8"/>{</text:p>
      <text:p text:style-name="P4"><text:s text:c="12"/>return false;</text:p>
      <text:p text:style-name="P4"><text:s text:c="8"/>}</text:p>
      <text:p text:style-name="P4"><text:s text:c="8"/>final EDClass other = (EDClass) obj;</text:p>
      <text:p text:style-name="P4"><text:s text:c="8"/>if ( attributes == null )</text:p>
      <text:p text:style-name="P4"><text:s text:c="8"/>{</text:p>
      <text:p text:style-name="P4"><text:s text:c="12"/>if ( other.attributes != null )</text:p>
      <text:p text:style-name="P4"><text:s text:c="12"/>{</text:p>
      <text:p text:style-name="P4"><text:s text:c="16"/>return false;</text:p>
      <text:p text:style-name="P4"><text:s text:c="12"/>}</text:p>
      <text:p text:style-name="P4"><text:s text:c="8"/>}</text:p>
      <text:p text:style-name="P4"><text:s text:c="8"/>else if ( !attributes.equals( other.attributes ) )</text:p>
      <text:p text:style-name="P4"><text:s text:c="8"/>{</text:p>
      <text:p text:style-name="P4"><text:s text:c="12"/>return false;</text:p>
      <text:p text:style-name="P4"><text:s text:c="8"/>}</text:p>
      <text:p text:style-name="P4"><text:s text:c="8"/>if ( extendedClass == null )</text:p>
      <text:p text:style-name="P4"><text:s text:c="8"/>{</text:p>
      <text:p text:style-name="P4"><text:s text:c="12"/>if ( other.extendedClass != null )</text:p>
      <text:p text:style-name="P4"><text:s text:c="12"/>{</text:p>
      <text:p text:style-name="P4"><text:s text:c="16"/>return false;</text:p>
      <text:p text:style-name="P4"><text:s text:c="12"/>}</text:p>
      <text:p text:style-name="P4"><text:s text:c="8"/>}</text:p>
      <text:p text:style-name="P4"><text:s text:c="8"/>else if ( !extendedClass.equals( other.extendedClass ) )</text:p>
      <text:p text:style-name="P4"><text:s text:c="8"/>{</text:p>
      <text:p text:style-name="P4"><text:s text:c="12"/>return false;</text:p>
      <text:p text:style-name="P4"><text:s text:c="8"/>}</text:p>
      <text:p text:style-name="P4"><text:s text:c="8"/>if ( functions == null )</text:p>
      <text:p text:style-name="P4"><text:s text:c="8"/>{</text:p>
      <text:p text:style-name="P4"><text:s text:c="12"/>if ( other.functions != null )</text:p>
      <text:p text:style-name="P4"><text:s text:c="12"/>{</text:p>
      <text:p text:style-name="P4"><text:s text:c="16"/>return false;</text:p>
      <text:p text:style-name="P4"><text:s text:c="12"/>}</text:p>
      <text:p text:style-name="P4"><text:s text:c="8"/>}</text:p>
      <text:p text:style-name="P4"><text:s text:c="8"/>else if ( !functions.equals( other.functions ) )</text:p>
      <text:p text:style-name="P4"><text:s text:c="8"/>{</text:p>
      <text:p text:style-name="P4"><text:s text:c="12"/>return false;</text:p>
      <text:p text:style-name="P4"><text:s text:c="8"/>}</text:p>
      <text:p text:style-name="P4"><text:s text:c="8"/>if ( implementz == null )</text:p>
      <text:p text:style-name="P4"><text:s text:c="8"/>{</text:p>
      <text:p text:style-name="P4"><text:s text:c="12"/>if ( other.implementz != null )</text:p>
      <text:p text:style-name="P4"><text:s text:c="12"/>{</text:p>
      <text:p text:style-name="P4"><text:s text:c="16"/>return false;</text:p>
      <text:p text:style-name="P4"><text:s text:c="12"/>}</text:p>
      <text:p text:style-name="P4"><text:s text:c="8"/>}</text:p>
      <text:p text:style-name="P4"><text:s text:c="8"/>else if ( !implementz.equals( other.implementz ) )</text:p>
      <text:p text:style-name="P4"><text:s text:c="8"/>{</text:p>
      <text:p text:style-name="P4"><text:s text:c="12"/>return false;</text:p>
      <text:p text:style-name="P4"><text:s text:c="8"/>}</text:p>
      <text:p text:style-name="P4"><text:s text:c="8"/>if ( masterClass == null )</text:p>
      <text:p text:style-name="P4"><text:s text:c="8"/>{</text:p>
      <text:p text:style-name="P4"><text:s text:c="12"/>if ( other.masterClass != null )</text:p>
      <text:p text:style-name="P4"><text:s text:c="12"/>{</text:p>
      <text:p text:style-name="P4"><text:s text:c="16"/>return false;</text:p>
      <text:p text:style-name="P4"><text:s text:c="12"/>}</text:p>
      <text:p text:style-name="P4"><text:s text:c="8"/>}</text:p>
      <text:p text:style-name="P4"><text:s text:c="8"/>else if ( !masterClass.equals( other.masterClass ) )</text:p>
      <text:p text:style-name="P4"><text:s text:c="8"/>{</text:p>
      <text:p text:style-name="P4"><text:s text:c="12"/>return false;</text:p>
      <text:p text:style-name="P4"><text:s text:c="8"/>}</text:p>
      <text:p text:style-name="P4"><text:s text:c="8"/>return true;</text:p>
      <text:p text:style-name="P4"><text:s text:c="4"/>}</text:p>
      <text:p text:style-name="P4"/>
      <text:p text:style-name="P4"><text:s text:c="4"/>public EDAttribute getAttributeByName(</text:p>
      <text:p text:style-name="P4"><text:s text:c="8"/>String name )</text:p>
      <text:p text:style-name="P4"><text:s text:c="4"/>{</text:p>
      <text:p text:style-name="P4"><text:s text:c="8"/>for ( EDAttribute attribute : attributes )</text:p>
      <text:p text:style-name="P4"><text:s text:c="8"/>{</text:p>
      <text:p text:style-name="P4"><text:s text:c="12"/>if ( attribute.getName().equals( name ) )</text:p>
      <text:p text:style-name="P4"><text:s text:c="12"/>{</text:p>
      <text:p text:style-name="P4"><text:s text:c="16"/>return attribute;</text:p>
      <text:p text:style-name="P4"><text:soft-page-break/><text:s text:c="12"/>}</text:p>
      <text:p text:style-name="P4"><text:s text:c="8"/>}</text:p>
      <text:p text:style-name="P4"><text:s text:c="8"/>return null;</text:p>
      <text:p text:style-name="P4"><text:s text:c="4"/>}</text:p>
      <text:p text:style-name="P4"/>
      <text:p text:style-name="P4"><text:s text:c="4"/>public EDAttribute getAttributeByType(</text:p>
      <text:p text:style-name="P4"><text:s text:c="8"/>EDClassName type )</text:p>
      <text:p text:style-name="P4"><text:s text:c="4"/>{</text:p>
      <text:p text:style-name="P4"><text:s text:c="8"/>for ( EDAttribute attribute : attributes )</text:p>
      <text:p text:style-name="P4"><text:s text:c="8"/>{</text:p>
      <text:p text:style-name="P4"><text:s text:c="12"/>if ( attribute.getType().equals( type ) )</text:p>
      <text:p text:style-name="P4"><text:s text:c="12"/>{</text:p>
      <text:p text:style-name="P4"><text:s text:c="16"/>return attribute;</text:p>
      <text:p text:style-name="P4"><text:s text:c="12"/>}</text:p>
      <text:p text:style-name="P4"><text:s text:c="8"/>}</text:p>
      <text:p text:style-name="P4"><text:s text:c="8"/>return null;</text:p>
      <text:p text:style-name="P4"><text:s text:c="4"/>}</text:p>
      <text:p text:style-name="P4"/>
      <text:p text:style-name="P4"><text:s text:c="4"/>public Collection&lt;EDAttribute&gt; getAttributes()</text:p>
      <text:p text:style-name="P4"><text:s text:c="4"/>{</text:p>
      <text:p text:style-name="P4"><text:s text:c="8"/>return attributes;</text:p>
      <text:p text:style-name="P4"><text:s text:c="4"/>}</text:p>
      <text:p text:style-name="P4"/>
      <text:p text:style-name="P4"><text:s text:c="4"/>/**</text:p>
      <text:p text:style-name="P4"><text:s text:c="5"/>* @return конструктор класса</text:p>
      <text:p text:style-name="P4"><text:s text:c="5"/>*/</text:p>
      <text:p text:style-name="P4"><text:s text:c="4"/>public EDFunction getConstructor()</text:p>
      <text:p text:style-name="P4"><text:s text:c="4"/>{</text:p>
      <text:p text:style-name="P4"><text:s text:c="8"/>return functions.get( 0 );</text:p>
      <text:p text:style-name="P4"><text:s text:c="4"/>}</text:p>
      <text:p text:style-name="P4"/>
      <text:p text:style-name="P4"><text:s text:c="4"/>public EDClassName getExtendedClass()</text:p>
      <text:p text:style-name="P4"><text:s text:c="4"/>{</text:p>
      <text:p text:style-name="P4"><text:s text:c="8"/>return extendedClass;</text:p>
      <text:p text:style-name="P4"><text:s text:c="4"/>}</text:p>
      <text:p text:style-name="P4"/>
      <text:p text:style-name="P4"><text:s text:c="4"/>public EDFunction getFunctionBySignature(</text:p>
      <text:p text:style-name="P4"><text:s text:c="8"/>EDSignature signature )</text:p>
      <text:p text:style-name="P4"><text:s text:c="4"/>{</text:p>
      <text:p text:style-name="P4"><text:s text:c="8"/>for ( EDFunction function : functions )</text:p>
      <text:p text:style-name="P4"><text:s text:c="8"/>{</text:p>
      <text:p text:style-name="P4"><text:s text:c="12"/>if ( signature.equals( function.getSignature() ) )</text:p>
      <text:p text:style-name="P4"><text:s text:c="12"/>{</text:p>
      <text:p text:style-name="P4"><text:s text:c="16"/>return function;</text:p>
      <text:p text:style-name="P4"><text:s text:c="12"/>}</text:p>
      <text:p text:style-name="P4"><text:s text:c="8"/>}</text:p>
      <text:p text:style-name="P4"><text:s text:c="8"/>Assert.assertTrue( false );</text:p>
      <text:p text:style-name="P4"><text:s text:c="8"/>return null;</text:p>
      <text:p text:style-name="P4"><text:s text:c="4"/>}</text:p>
      <text:p text:style-name="P4"/>
      <text:p text:style-name="P4"><text:s text:c="4"/>public EDCompilationUnit getMasterClass()</text:p>
      <text:p text:style-name="P4"><text:s text:c="4"/>{</text:p>
      <text:p text:style-name="P4"><text:s text:c="8"/>return masterClass;</text:p>
      <text:p text:style-name="P4"><text:s text:c="4"/>}</text:p>
      <text:p text:style-name="P4"/>
      <text:p text:style-name="P4"><text:s text:c="4"/>public NameProvider getNameProvider()</text:p>
      <text:p text:style-name="P4"><text:s text:c="4"/>{</text:p>
      <text:p text:style-name="P4"><text:s text:c="8"/>return nameProvider;</text:p>
      <text:p text:style-name="P4"><text:s text:c="4"/>}</text:p>
      <text:p text:style-name="P4"/>
      <text:p text:style-name="P4"><text:s text:c="4"/>public void removeFunction(</text:p>
      <text:p text:style-name="P4"><text:s text:c="8"/>EDFunction function )</text:p>
      <text:p text:style-name="P4"><text:s text:c="4"/>{</text:p>
      <text:p text:style-name="P4"><text:s text:c="8"/>functions.remove( function );</text:p>
      <text:p text:style-name="P4"><text:s text:c="4"/>}</text:p>
      <text:p text:style-name="P4"/>
      <text:p text:style-name="P4"><text:s text:c="4"/>public void setExtendedClass(</text:p>
      <text:p text:style-name="P4"><text:s text:c="8"/>EDClassName extendedClass )</text:p>
      <text:p text:style-name="P4"><text:s text:c="4"/>{</text:p>
      <text:p text:style-name="P4"><text:s text:c="8"/>this.extendedClass = extendedClass;</text:p>
      <text:p text:style-name="P4"><text:s text:c="4"/>}</text:p>
      <text:p text:style-name="P4"/>
      <text:p text:style-name="P4"><text:s text:c="4"/>/*</text:p>
      <text:p text:style-name="P4"><text:s text:c="5"/>* (non-Javadoc)</text:p>
      <text:p text:style-name="P4"><text:s text:c="5"/>* </text:p>
      <text:p text:style-name="P4"><text:s text:c="5"/>* @see ru.spb.nic.converter.templates.EDFile#toString()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oft-page-break/><text:s text:c="8"/>String res = "package " + getPackageName() + ";\n\n";</text:p>
      <text:p text:style-name="P4"/>
      <text:p text:style-name="P4"><text:s text:c="8"/>// импортируемые классы</text:p>
      <text:p text:style-name="P4"><text:s text:c="8"/>if ( imports.size() != 0 )</text:p>
      <text:p text:style-name="P4"><text:s text:c="8"/>{</text:p>
      <text:p text:style-name="P4"><text:s text:c="12"/>for ( EDClassName className : imports )</text:p>
      <text:p text:style-name="P4"><text:s text:c="12"/>{</text:p>
      <text:p text:style-name="P4"><text:s text:c="16"/>res += "import " + className.getFullClassName() + ";\n";</text:p>
      <text:p text:style-name="P4"><text:s text:c="12"/>}</text:p>
      <text:p text:style-name="P4"/>
      <text:p text:style-name="P4"><text:s text:c="12"/>res += "\n";</text:p>
      <text:p text:style-name="P4"><text:s text:c="8"/>}</text:p>
      <text:p text:style-name="P4"/>
      <text:p text:style-name="P4"><text:s text:c="8"/>// заголовок класса</text:p>
      <text:p text:style-name="P4"><text:s text:c="8"/>res += accessSpecifier + "class " + unitName + "\n";</text:p>
      <text:p text:style-name="P4"/>
      <text:p text:style-name="P4"><text:s text:c="8"/>// расширяемый класс</text:p>
      <text:p text:style-name="P4"><text:s text:c="8"/>if ( extendedClass != null )</text:p>
      <text:p text:style-name="P4"><text:s text:c="8"/>{</text:p>
      <text:p text:style-name="P4"><text:s text:c="12"/>res += " <text:s text:c="3"/>extends " + extendedClass + "\n";</text:p>
      <text:p text:style-name="P4"><text:s text:c="8"/>}</text:p>
      <text:p text:style-name="P4"/>
      <text:p text:style-name="P4"><text:s text:c="8"/>// реализуемые интерфейсы</text:p>
      <text:p text:style-name="P4"><text:s text:c="8"/>if ( implementz.size() != 0 )</text:p>
      <text:p text:style-name="P4"><text:s text:c="8"/>{</text:p>
      <text:p text:style-name="P4"><text:s text:c="12"/>res += " <text:s text:c="3"/>implements\n";</text:p>
      <text:p text:style-name="P4"/>
      <text:p text:style-name="P4"><text:s text:c="12"/>for ( Iterator&lt;EDClassName&gt; it = implementz.iterator(); it.hasNext(); )</text:p>
      <text:p text:style-name="P4"><text:s text:c="12"/>{</text:p>
      <text:p text:style-name="P4"><text:s text:c="16"/>EDClassName className = it.next();</text:p>
      <text:p text:style-name="P4"><text:s text:c="16"/>res += " <text:s text:c="7"/>" + className + (it.hasNext() ? "," : "") + "\n";</text:p>
      <text:p text:style-name="P4"><text:s text:c="12"/>}</text:p>
      <text:p text:style-name="P4"><text:s text:c="8"/>}</text:p>
      <text:p text:style-name="P4"/>
      <text:p text:style-name="P4"><text:s text:c="8"/>// тело класса</text:p>
      <text:p text:style-name="P4"><text:s text:c="8"/>res += "{\n";</text:p>
      <text:p text:style-name="P4"/>
      <text:p text:style-name="P4"><text:s text:c="8"/>// атрибуты</text:p>
      <text:p text:style-name="P4"><text:s text:c="8"/>for ( EDAttribute attribute : attributes )</text:p>
      <text:p text:style-name="P4"><text:s text:c="8"/>{</text:p>
      <text:p text:style-name="P4"><text:s text:c="12"/>attribute.setIndent( 4 );</text:p>
      <text:p text:style-name="P4"><text:s text:c="12"/>res += attribute;</text:p>
      <text:p text:style-name="P4"><text:s text:c="8"/>}</text:p>
      <text:p text:style-name="P4"/>
      <text:p text:style-name="P4"><text:s text:c="8"/>// методы</text:p>
      <text:p text:style-name="P4"><text:s text:c="8"/>for ( EDFunction function : functions )</text:p>
      <text:p text:style-name="P4"><text:s text:c="8"/>{</text:p>
      <text:p text:style-name="P4"><text:s text:c="12"/>function.setIndent( 4 );</text:p>
      <text:p text:style-name="P4"><text:s text:c="12"/>res += "\n" + function;</text:p>
      <text:p text:style-name="P4"><text:s text:c="8"/>}</text:p>
      <text:p text:style-name="P4"/>
      <text:p text:style-name="P4"><text:s text:c="8"/>// конец тела класса</text:p>
      <text:p text:style-name="P4"><text:s text:c="8"/>res += "}\n";</text:p>
      <text:p text:style-name="P4"/>
      <text:p text:style-name="P4"><text:s text:c="8"/>return res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23T02:10:31</meta:creation-date>
    <meta:generator>OpenOffice.org/3.0$Linux OpenOffice.org_project/300m9$Build-9358</meta:generator>
    <dc:date>2009-01-23T02:58:47</dc:date>
    <dc:creator>Андрей Ерёменок</dc:creator>
    <meta:editing-duration>PT00H48M17S</meta:editing-duration>
    <meta:editing-cycles>66</meta:editing-cycles>
    <meta:document-statistic meta:table-count="0" meta:image-count="0" meta:object-count="0" meta:page-count="70" meta:paragraph-count="4893" meta:word-count="14045" meta:character-count="155791"/>
    <meta:user-defined meta:name="Поле 1"/>
    <meta:user-defined meta:name="Поле 2"/>
    <meta:user-defined meta:name="Поле 3"/>
    <meta:user-defined meta:name="Поле 4"/>
  </office:meta>
</office:document-meta>
</file>